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TERFAZ" table:style-name="ta1">
        <table:shapes>
          <draw:frame draw:z-index="0" draw:style-name="gr1" draw:text-style-name="P1" svg:width="6.2988in" svg:height="3.5429in" svg:x="5.3228in" svg:y="0.1783in">
            <draw:object draw:notify-on-update-of-ranges="OPERATIVO.F3:OPERATIVO.F302 OPERATIVO.C3:OPERATIVO.C302 OPERATIVO.F3:OPERATIVO.F302 OPERATIVO.D3:OPERATIVO.D302 OPERATIVO.F3:OPERATIVO.F302 OPERATIVO.E3:OPERATIVO.E302 OPERATIVO.K3:OPERATIVO.K12 OPERATIVO.L3:OPERATIVO.L12 OPERATIVO.K3:OPERATIVO.K12 OPERATIVO.M3:OPERATIVO.M12 OPERATIVO.K3:OPERATIVO.K12 OPERATIVO.N3:OPERATIVO.N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rror</text:p>
          </table:table-cell>
        </table:table-row>
        <table:table-row table:style-name="ro1"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4095" calcext:value-type="float">
            <text:p>1.4095</text:p>
          </table:table-cell>
          <table:table-cell table:style-name="ce2" table:formula="of:=[.C3]/[.B3]" office:value-type="float" office:value="1.4095" calcext:value-type="float">
            <text:p>1.4095</text:p>
          </table:table-cell>
          <table:table-cell table:style-name="ce3" table:formula="of:=SQRT(SUM([OPERATIVO.Q4:.S12]))" office:value-type="float" office:value="0.0103927272617721" calcext:value-type="float">
            <text:p>0.010392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mbiar valor de k2, presionar F9 y anotar error obtenido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etir hasta minimizar el error.</text:p>
          </table:table-cell>
          <table:table-cell table:number-columns-repeated="4"/>
        </table:table-row>
      </table:table>
      <table:table table:name="OPERATIVO" table:style-name="ta1">
        <table:table-column table:style-name="co1" table:number-columns-repeated="19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7" table:number-rows-spanned="1">
            <text:p>Simulacion por Incrementos</text:p>
          </table:table-cell>
          <table:covered-table-cell table:number-columns-repeated="6"/>
          <table:table-cell/>
          <table:table-cell table:style-name="ce5" office:value-type="string" calcext:value-type="string" table:number-columns-spanned="5" table:number-rows-spanned="1">
            <text:p>Concentraciones Experimentale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K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SR</text:p>
          </table:table-cell>
          <table:table-cell table:style-name="ce1" office:value-type="string" calcext:value-type="string">
            <text:p>Rcon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RSR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1" office:value-type="string" calcext:value-type="string">
            <text:p>Rc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SR</text:p>
          </table:table-cell>
          <table:table-cell table:style-name="ce1" office:value-type="string" calcext:value-type="string">
            <text:p>R</text:p>
          </table:table-cell>
          <table:table-cell/>
          <table:table-cell table:style-name="ce9" office:value-type="string" calcext:value-type="string" table:number-columns-spanned="3" table:number-rows-spanned="1">
            <text:p>Errores</text:p>
          </table:table-cell>
          <table:covered-table-cell table:number-columns-repeated="2" table:style-name="ce10"/>
        </table:table-row>
        <table:table-row table:style-name="ro1">
          <table:table-cell/>
          <table:table-cell table:formula="of:=[INTERFAZ.D3]" office:value-type="float" office:value="1.4095" calcext:value-type="float">
            <text:p>1.4095</text:p>
          </table:table-cell>
          <table:table-cell table:formula="of:=[INTERFAZ.A3]"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I3]*(-1)*[.C3]/([.C3]+[.$B$3]*[.D3])" office:value-type="float" office:value="-0.001" calcext:value-type="float">
            <text:p>-0.001</text:p>
          </table:table-cell>
          <table:table-cell table:formula="of:=[.I3]*[.D3]/([.C3]/[.$B$3]+[.D3])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/>
          <table:table-cell table:style-name="ce7" table:formula="of:=0.3-[.O3]" office:value-type="float" office:value="0" calcext:value-type="float">
            <text:p>0.000</text:p>
          </table:table-cell>
          <table:table-cell table:style-name="ce7" office:value-type="float" office:value="0.15" calcext:value-type="float">
            <text:p>0.15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3" calcext:value-type="float">
            <text:p>0.300</text:p>
          </table:table-cell>
          <table:table-cell/>
          <table:table-cell table:style-name="ce1" office:value-type="string" calcext:value-type="string">
            <text:p>eX2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eP2</text:p>
          </table:table-cell>
        </table:table-row>
        <table:table-row table:style-name="ro1">
          <table:table-cell table:number-columns-repeated="2"/>
          <table:table-cell table:formula="of:=[.C3]+[.G3]" office:value-type="float" office:value="0.149" calcext:value-type="float">
            <text:p>0.149</text:p>
          </table:table-cell>
          <table:table-cell table:formula="of:=[.D3]-[.G3]-[.H3]" office:value-type="float" office:value="0.001" calcext:value-type="float">
            <text:p>0.001</text:p>
          </table:table-cell>
          <table:table-cell table:formula="of:=[.E3]+[.H3]" office:value-type="float" office:value="0" calcext:value-type="float">
            <text:p>0</text:p>
          </table:table-cell>
          <table:table-cell table:formula="of:=[.F3]+[.I3]" office:value-type="float" office:value="0.001" calcext:value-type="float">
            <text:p>0.001</text:p>
          </table:table-cell>
          <table:table-cell table:formula="of:=[.I4]*(-1)*[.C4]/([.C4]+[.$B$3]*[.D4])" office:value-type="float" office:value="-0.000990628916391584" calcext:value-type="float">
            <text:p>-0.0009906289</text:p>
          </table:table-cell>
          <table:table-cell table:formula="of:=[.I4]*[.D4]/([.C4]/[.$B$3]+[.D4])" office:value-type="float" office:value="0.00000937108360841569" calcext:value-type="float">
            <text:p>9.37108360841569E-006</text:p>
          </table:table-cell>
          <table:table-cell table:formula="of:=[.H3]-[.G3]" office:value-type="float" office:value="0.001" calcext:value-type="float">
            <text:p>0.001</text:p>
          </table:table-cell>
          <table:table-cell/>
          <table:table-cell table:style-name="ce7" table:formula="of:=0.3-[.O4]" office:value-type="float" office:value="0.033" calcext:value-type="float">
            <text:p>0.033</text:p>
          </table:table-cell>
          <table:table-cell table:style-name="ce7" office:value-type="float" office:value="0.121" calcext:value-type="float">
            <text:p>0.121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03" calcext:value-type="float">
            <text:p>0.003</text:p>
          </table:table-cell>
          <table:table-cell table:style-name="ce7" office:value-type="float" office:value="0.267" calcext:value-type="float">
            <text:p>0.267</text:p>
          </table:table-cell>
          <table:table-cell/>
          <table:table-cell table:formula="of:=POWER([.L4]-[.C36];2)" office:value-type="float" office:value="0.0000000000144412591496411" calcext:value-type="float">
            <text:p>1.44412591496411E-011</text:p>
          </table:table-cell>
          <table:table-cell table:formula="of:=POWER([.M4]-[.D36];2)" office:value-type="float" office:value="0.00000403045909042897" calcext:value-type="float">
            <text:p>4.03045909042897E-006</text:p>
          </table:table-cell>
          <table:table-cell table:formula="of:=POWER([.N4]-[.E36];2)" office:value-type="float" office:value="0.00000100761477260724" calcext:value-type="float">
            <text:p>1.00761477260724E-006</text:p>
          </table:table-cell>
        </table:table-row>
        <table:table-row table:style-name="ro1">
          <table:table-cell table:number-columns-repeated="2"/>
          <table:table-cell table:formula="of:=[.C4]+[.G4]" office:value-type="float" office:value="0.148009371083608" calcext:value-type="float">
            <text:p>0.1480093711</text:p>
          </table:table-cell>
          <table:table-cell table:formula="of:=[.D4]-[.G4]-[.H4]" office:value-type="float" office:value="0.00198125783278317" calcext:value-type="float">
            <text:p>0.0019812578</text:p>
          </table:table-cell>
          <table:table-cell table:formula="of:=[.E4]+[.H4]" office:value-type="float" office:value="0.00000937108360841569" calcext:value-type="float">
            <text:p>9.37108360841569E-006</text:p>
          </table:table-cell>
          <table:table-cell table:formula="of:=[.F4]+[.I4]" office:value-type="float" office:value="0.002" calcext:value-type="float">
            <text:p>0.002</text:p>
          </table:table-cell>
          <table:table-cell table:formula="of:=[.I5]*(-1)*[.C5]/([.C5]+[.$B$3]*[.D5])" office:value-type="float" office:value="-0.000981481785605192" calcext:value-type="float">
            <text:p>-0.0009814818</text:p>
          </table:table-cell>
          <table:table-cell table:formula="of:=[.I5]*[.D5]/([.C5]/[.$B$3]+[.D5])" office:value-type="float" office:value="0.0000185182143948078" calcext:value-type="float">
            <text:p>1.85182143948078E-005</text:p>
          </table:table-cell>
          <table:table-cell table:formula="of:=[.H4]-[.G4]" office:value-type="float" office:value="0.001" calcext:value-type="float">
            <text:p>0.001</text:p>
          </table:table-cell>
          <table:table-cell/>
          <table:table-cell table:style-name="ce7" table:formula="of:=0.3-[.O5]" office:value-type="float" office:value="0.0890000000000001" calcext:value-type="float">
            <text:p>0.089</text:p>
          </table:table-cell>
          <table:table-cell table:style-name="ce7" office:value-type="float" office:value="0.087" calcext:value-type="float">
            <text:p>0.087</text:p>
          </table:table-cell>
          <table:table-cell table:style-name="ce7" office:value-type="float" office:value="0.038" calcext:value-type="float">
            <text:p>0.038</text:p>
          </table:table-cell>
          <table:table-cell table:style-name="ce7" office:value-type="float" office:value="0.026" calcext:value-type="float">
            <text:p>0.026</text:p>
          </table:table-cell>
          <table:table-cell table:style-name="ce7" office:value-type="float" office:value="0.211" calcext:value-type="float">
            <text:p>0.211</text:p>
          </table:table-cell>
          <table:table-cell/>
          <table:table-cell table:formula="of:=POWER([.L5]-[.C92];2)" office:value-type="float" office:value="0.0000109428648329863" calcext:value-type="float">
            <text:p>1.09428648329863E-005</text:p>
          </table:table-cell>
          <table:table-cell table:formula="of:=POWER([.M5]-[.D92];2)" office:value-type="float" office:value="0.0000315394588283237" calcext:value-type="float">
            <text:p>3.15394588283237E-005</text:p>
          </table:table-cell>
          <table:table-cell table:formula="of:=POWER([.N5]-[.E92];2)" office:value-type="float" office:value="0.0000109428648329855" calcext:value-type="float">
            <text:p>1.09428648329855E-005</text:p>
          </table:table-cell>
        </table:table-row>
        <table:table-row table:style-name="ro1">
          <table:table-cell table:number-columns-repeated="2"/>
          <table:table-cell table:formula="of:=[.C5]+[.G5]" office:value-type="float" office:value="0.147027889298003" calcext:value-type="float">
            <text:p>0.1470278893</text:p>
          </table:table-cell>
          <table:table-cell table:formula="of:=[.D5]-[.G5]-[.H5]" office:value-type="float" office:value="0.00294422140399355" calcext:value-type="float">
            <text:p>0.0029442214</text:p>
          </table:table-cell>
          <table:table-cell table:formula="of:=[.E5]+[.H5]" office:value-type="float" office:value="0.0000278892980032235" calcext:value-type="float">
            <text:p>2.78892980032235E-005</text:p>
          </table:table-cell>
          <table:table-cell table:formula="of:=[.F5]+[.I5]" office:value-type="float" office:value="0.003" calcext:value-type="float">
            <text:p>0.003</text:p>
          </table:table-cell>
          <table:table-cell table:formula="of:=[.I6]*(-1)*[.C6]/([.C6]+[.$B$3]*[.D6])" office:value-type="float" office:value="-0.000972549667280402" calcext:value-type="float">
            <text:p>-0.0009725497</text:p>
          </table:table-cell>
          <table:table-cell table:formula="of:=[.I6]*[.D6]/([.C6]/[.$B$3]+[.D6])" office:value-type="float" office:value="0.0000274503327195978" calcext:value-type="float">
            <text:p>2.74503327195978E-005</text:p>
          </table:table-cell>
          <table:table-cell table:formula="of:=[.H5]-[.G5]" office:value-type="float" office:value="0.001" calcext:value-type="float">
            <text:p>0.001</text:p>
          </table:table-cell>
          <table:table-cell/>
          <table:table-cell table:style-name="ce7" table:formula="of:=0.3-[.O6]" office:value-type="float" office:value="0.11" calcext:value-type="float">
            <text:p>0.110</text:p>
          </table:table-cell>
          <table:table-cell table:style-name="ce7" office:value-type="float" office:value="0.072" calcext:value-type="float">
            <text:p>0.072</text:p>
          </table:table-cell>
          <table:table-cell table:style-name="ce7" office:value-type="float" office:value="0.046" calcext:value-type="float">
            <text:p>0.046</text:p>
          </table:table-cell>
          <table:table-cell table:style-name="ce7" office:value-type="float" office:value="0.032" calcext:value-type="float">
            <text:p>0.032</text:p>
          </table:table-cell>
          <table:table-cell table:style-name="ce7" office:value-type="float" office:value="0.19" calcext:value-type="float">
            <text:p>0.190</text:p>
          </table:table-cell>
          <table:table-cell/>
          <table:table-cell table:formula="of:=POWER([.L6]-[.C113];2)" office:value-type="float" office:value="0.00000000826079961218307" calcext:value-type="float">
            <text:p>8.26079961218307E-009</text:p>
          </table:table-cell>
          <table:table-cell table:formula="of:=POWER([.M6]-[.D113];2)" office:value-type="float" office:value="0.0000000330431984488155" calcext:value-type="float">
            <text:p>0.000000033</text:p>
          </table:table-cell>
          <table:table-cell table:formula="of:=POWER([.N6]-[.E113];2)" office:value-type="float" office:value="0.00000000826079961221082" calcext:value-type="float">
            <text:p>8.26079961221082E-009</text:p>
          </table:table-cell>
        </table:table-row>
        <table:table-row table:style-name="ro1">
          <table:table-cell table:number-columns-repeated="2"/>
          <table:table-cell table:formula="of:=[.C6]+[.G6]" office:value-type="float" office:value="0.146055339630723" calcext:value-type="float">
            <text:p>0.1460553396</text:p>
          </table:table-cell>
          <table:table-cell table:formula="of:=[.D6]-[.G6]-[.H6]" office:value-type="float" office:value="0.00388932073855436" calcext:value-type="float">
            <text:p>0.0038893207</text:p>
          </table:table-cell>
          <table:table-cell table:formula="of:=[.E6]+[.H6]" office:value-type="float" office:value="0.0000553396307228213" calcext:value-type="float">
            <text:p>5.53396307228213E-005</text:p>
          </table:table-cell>
          <table:table-cell table:formula="of:=[.F6]+[.I6]" office:value-type="float" office:value="0.004" calcext:value-type="float">
            <text:p>0.004</text:p>
          </table:table-cell>
          <table:table-cell table:formula="of:=[.I7]*(-1)*[.C7]/([.C7]+[.$B$3]*[.D7])" office:value-type="float" office:value="-0.000963824113041307" calcext:value-type="float">
            <text:p>-0.0009638241</text:p>
          </table:table-cell>
          <table:table-cell table:formula="of:=[.I7]*[.D7]/([.C7]/[.$B$3]+[.D7])" office:value-type="float" office:value="0.0000361758869586931" calcext:value-type="float">
            <text:p>3.61758869586931E-005</text:p>
          </table:table-cell>
          <table:table-cell table:formula="of:=[.H6]-[.G6]" office:value-type="float" office:value="0.001" calcext:value-type="float">
            <text:p>0.001</text:p>
          </table:table-cell>
          <table:table-cell/>
          <table:table-cell table:style-name="ce7" table:formula="of:=0.3-[.O7]" office:value-type="float" office:value="0.13" calcext:value-type="float">
            <text:p>0.130</text:p>
          </table:table-cell>
          <table:table-cell table:style-name="ce7" office:value-type="float" office:value="0.062" calcext:value-type="float">
            <text:p>0.062</text:p>
          </table:table-cell>
          <table:table-cell table:style-name="ce7" office:value-type="float" office:value="0.046" calcext:value-type="float">
            <text:p>0.046</text:p>
          </table:table-cell>
          <table:table-cell table:style-name="ce7" office:value-type="float" office:value="0.042" calcext:value-type="float">
            <text:p>0.042</text:p>
          </table:table-cell>
          <table:table-cell table:style-name="ce7" office:value-type="float" office:value="0.17" calcext:value-type="float">
            <text:p>0.170</text:p>
          </table:table-cell>
          <table:table-cell/>
          <table:table-cell table:formula="of:=POWER([.L7]-[.C133];2)" office:value-type="float" office:value="0.00000000513170404881706" calcext:value-type="float">
            <text:p>5.13170404881706E-009</text:p>
          </table:table-cell>
          <table:table-cell table:formula="of:=POWER([.M7]-[.D133];2)" office:value-type="float" office:value="0.0000000205268161952384" calcext:value-type="float">
            <text:p>2.05268161952384E-008</text:p>
          </table:table-cell>
          <table:table-cell table:formula="of:=POWER([.N7]-[.E133];2)" office:value-type="float" office:value="0.00000000513170404880414" calcext:value-type="float">
            <text:p>5.13170404880414E-009</text:p>
          </table:table-cell>
        </table:table-row>
        <table:table-row table:style-name="ro1">
          <table:table-cell table:number-columns-repeated="2"/>
          <table:table-cell table:formula="of:=[.C7]+[.G7]" office:value-type="float" office:value="0.145091515517681" calcext:value-type="float">
            <text:p>0.1450915155</text:p>
          </table:table-cell>
          <table:table-cell table:formula="of:=[.D7]-[.G7]-[.H7]" office:value-type="float" office:value="0.00481696896463697" calcext:value-type="float">
            <text:p>0.004816969</text:p>
          </table:table-cell>
          <table:table-cell table:formula="of:=[.E7]+[.H7]" office:value-type="float" office:value="0.0000915155176815144" calcext:value-type="float">
            <text:p>9.15155176815144E-005</text:p>
          </table:table-cell>
          <table:table-cell table:formula="of:=[.F7]+[.I7]" office:value-type="float" office:value="0.005" calcext:value-type="float">
            <text:p>0.005</text:p>
          </table:table-cell>
          <table:table-cell table:formula="of:=[.I8]*(-1)*[.C8]/([.C8]+[.$B$3]*[.D8])" office:value-type="float" office:value="-0.000955297132174254" calcext:value-type="float">
            <text:p>-0.0009552971</text:p>
          </table:table-cell>
          <table:table-cell table:formula="of:=[.I8]*[.D8]/([.C8]/[.$B$3]+[.D8])" office:value-type="float" office:value="0.0000447028678257466" calcext:value-type="float">
            <text:p>4.47028678257466E-005</text:p>
          </table:table-cell>
          <table:table-cell table:formula="of:=[.H7]-[.G7]" office:value-type="float" office:value="0.001" calcext:value-type="float">
            <text:p>0.001</text:p>
          </table:table-cell>
          <table:table-cell/>
          <table:table-cell table:style-name="ce7" table:formula="of:=0.3-[.O8]" office:value-type="float" office:value="0.149" calcext:value-type="float">
            <text:p>0.149</text:p>
          </table:table-cell>
          <table:table-cell table:style-name="ce7" office:value-type="float" office:value="0.053" calcext:value-type="float">
            <text:p>0.053</text:p>
          </table:table-cell>
          <table:table-cell table:style-name="ce7" office:value-type="float" office:value="0.046" calcext:value-type="float">
            <text:p>0.046</text:p>
          </table:table-cell>
          <table:table-cell table:style-name="ce7" office:value-type="float" office:value="0.052" calcext:value-type="float">
            <text:p>0.052</text:p>
          </table:table-cell>
          <table:table-cell table:style-name="ce7" office:value-type="float" office:value="0.151" calcext:value-type="float">
            <text:p>0.151</text:p>
          </table:table-cell>
          <table:table-cell/>
          <table:table-cell table:formula="of:=POWER([.L8]-[.C152];2)" office:value-type="float" office:value="0.00000000122412326760407" calcext:value-type="float">
            <text:p>1.22412326760407E-009</text:p>
          </table:table-cell>
          <table:table-cell table:formula="of:=POWER([.M8]-[.D152];2)" office:value-type="float" office:value="0.000000864946601031848" calcext:value-type="float">
            <text:p>8.64946601031848E-007</text:p>
          </table:table-cell>
          <table:table-cell table:formula="of:=POWER([.N8]-[.E152];2)" office:value-type="float" office:value="0.00000000122412326759776" calcext:value-type="float">
            <text:p>1.22412326759776E-009</text:p>
          </table:table-cell>
        </table:table-row>
        <table:table-row table:style-name="ro1">
          <table:table-cell table:number-columns-repeated="2"/>
          <table:table-cell table:formula="of:=[.C8]+[.G8]" office:value-type="float" office:value="0.144136218385507" calcext:value-type="float">
            <text:p>0.1441362184</text:p>
          </table:table-cell>
          <table:table-cell table:formula="of:=[.D8]-[.G8]-[.H8]" office:value-type="float" office:value="0.00572756322898548" calcext:value-type="float">
            <text:p>0.0057275632</text:p>
          </table:table-cell>
          <table:table-cell table:formula="of:=[.E8]+[.H8]" office:value-type="float" office:value="0.000136218385507261" calcext:value-type="float">
            <text:p>0.0001362184</text:p>
          </table:table-cell>
          <table:table-cell table:formula="of:=[.F8]+[.I8]" office:value-type="float" office:value="0.006" calcext:value-type="float">
            <text:p>0.006</text:p>
          </table:table-cell>
          <table:table-cell table:formula="of:=[.I9]*(-1)*[.C9]/([.C9]+[.$B$3]*[.D9])" office:value-type="float" office:value="-0.000946961160189935" calcext:value-type="float">
            <text:p>-0.0009469612</text:p>
          </table:table-cell>
          <table:table-cell table:formula="of:=[.I9]*[.D9]/([.C9]/[.$B$3]+[.D9])" office:value-type="float" office:value="0.0000530388398100649" calcext:value-type="float">
            <text:p>5.30388398100649E-005</text:p>
          </table:table-cell>
          <table:table-cell table:formula="of:=[.H8]-[.G8]" office:value-type="float" office:value="0.001" calcext:value-type="float">
            <text:p>0.001</text:p>
          </table:table-cell>
          <table:table-cell/>
          <table:table-cell table:style-name="ce7" table:formula="of:=0.3-[.O9]" office:value-type="float" office:value="0.166" calcext:value-type="float">
            <text:p>0.166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office:value-type="float" office:value="0.045" calcext:value-type="float">
            <text:p>0.045</text:p>
          </table:table-cell>
          <table:table-cell table:style-name="ce7" office:value-type="float" office:value="0.06" calcext:value-type="float">
            <text:p>0.060</text:p>
          </table:table-cell>
          <table:table-cell table:style-name="ce7" office:value-type="float" office:value="0.134" calcext:value-type="float">
            <text:p>0.134</text:p>
          </table:table-cell>
          <table:table-cell/>
          <table:table-cell table:formula="of:=POWER([.L9]-[.C169];2)" office:value-type="float" office:value="0.00000210930060758992" calcext:value-type="float">
            <text:p>2.10930060758992E-006</text:p>
          </table:table-cell>
          <table:table-cell table:formula="of:=POWER([.M9]-[.D169];2)" office:value-type="float" office:value="0.00000362782985481987" calcext:value-type="float">
            <text:p>3.62782985481987E-006</text:p>
          </table:table-cell>
          <table:table-cell table:formula="of:=POWER([.N9]-[.E169];2)" office:value-type="float" office:value="0.0000021093006075902" calcext:value-type="float">
            <text:p>2.1093006075902E-006</text:p>
          </table:table-cell>
        </table:table-row>
        <table:table-row table:style-name="ro1">
          <table:table-cell table:number-columns-repeated="2"/>
          <table:table-cell table:formula="of:=[.C9]+[.G9]" office:value-type="float" office:value="0.143189257225317" calcext:value-type="float">
            <text:p>0.1431892572</text:p>
          </table:table-cell>
          <table:table-cell table:formula="of:=[.D9]-[.G9]-[.H9]" office:value-type="float" office:value="0.00662148554936535" calcext:value-type="float">
            <text:p>0.0066214855</text:p>
          </table:table-cell>
          <table:table-cell table:formula="of:=[.E9]+[.H9]" office:value-type="float" office:value="0.000189257225317326" calcext:value-type="float">
            <text:p>0.0001892572</text:p>
          </table:table-cell>
          <table:table-cell table:formula="of:=[.F9]+[.I9]" office:value-type="float" office:value="0.007" calcext:value-type="float">
            <text:p>0.007</text:p>
          </table:table-cell>
          <table:table-cell table:formula="of:=[.I10]*(-1)*[.C10]/([.C10]+[.$B$3]*[.D10])" office:value-type="float" office:value="-0.000938809029987476" calcext:value-type="float">
            <text:p>-0.000938809</text:p>
          </table:table-cell>
          <table:table-cell table:formula="of:=[.I10]*[.D10]/([.C10]/[.$B$3]+[.D10])" office:value-type="float" office:value="0.0000611909700125242" calcext:value-type="float">
            <text:p>0.000061191</text:p>
          </table:table-cell>
          <table:table-cell table:formula="of:=[.H9]-[.G9]" office:value-type="float" office:value="0.001" calcext:value-type="float">
            <text:p>0.001</text:p>
          </table:table-cell>
          <table:table-cell/>
          <table:table-cell table:style-name="ce7" table:formula="of:=0.3-[.O10]" office:value-type="float" office:value="0.209" calcext:value-type="float">
            <text:p>0.209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37" calcext:value-type="float">
            <text:p>0.037</text:p>
          </table:table-cell>
          <table:table-cell table:style-name="ce7" office:value-type="float" office:value="0.086" calcext:value-type="float">
            <text:p>0.086</text:p>
          </table:table-cell>
          <table:table-cell table:style-name="ce7" office:value-type="float" office:value="0.091" calcext:value-type="float">
            <text:p>0.091</text:p>
          </table:table-cell>
          <table:table-cell/>
          <table:table-cell table:formula="of:=POWER([.L10]-[.C212];2)" office:value-type="float" office:value="0.00000174671766973512" calcext:value-type="float">
            <text:p>1.74671766973512E-006</text:p>
          </table:table-cell>
          <table:table-cell table:formula="of:=POWER([.M10]-[.D212];2)" office:value-type="float" office:value="0.00000698687067894121" calcext:value-type="float">
            <text:p>6.98687067894121E-006</text:p>
          </table:table-cell>
          <table:table-cell table:formula="of:=POWER([.N10]-[.E212];2)" office:value-type="float" office:value="0.00000174671766973539" calcext:value-type="float">
            <text:p>1.74671766973539E-006</text:p>
          </table:table-cell>
        </table:table-row>
        <table:table-row table:style-name="ro1">
          <table:table-cell table:number-columns-repeated="2"/>
          <table:table-cell table:formula="of:=[.C10]+[.G10]" office:value-type="float" office:value="0.14225044819533" calcext:value-type="float">
            <text:p>0.1422504482</text:p>
          </table:table-cell>
          <table:table-cell table:formula="of:=[.D10]-[.G10]-[.H10]" office:value-type="float" office:value="0.0074991036093403" calcext:value-type="float">
            <text:p>0.0074991036</text:p>
          </table:table-cell>
          <table:table-cell table:formula="of:=[.E10]+[.H10]" office:value-type="float" office:value="0.00025044819532985" calcext:value-type="float">
            <text:p>0.0002504482</text:p>
          </table:table-cell>
          <table:table-cell table:formula="of:=[.F10]+[.I10]" office:value-type="float" office:value="0.008" calcext:value-type="float">
            <text:p>0.008</text:p>
          </table:table-cell>
          <table:table-cell table:formula="of:=[.I11]*(-1)*[.C11]/([.C11]+[.$B$3]*[.D11])" office:value-type="float" office:value="-0.000930833945369586" calcext:value-type="float">
            <text:p>-0.0009308339</text:p>
          </table:table-cell>
          <table:table-cell table:formula="of:=[.I11]*[.D11]/([.C11]/[.$B$3]+[.D11])" office:value-type="float" office:value="0.0000691660546304137" calcext:value-type="float">
            <text:p>6.91660546304137E-005</text:p>
          </table:table-cell>
          <table:table-cell table:formula="of:=[.H10]-[.G10]" office:value-type="float" office:value="0.001" calcext:value-type="float">
            <text:p>0.001</text:p>
          </table:table-cell>
          <table:table-cell/>
          <table:table-cell table:style-name="ce7" table:formula="of:=0.3-[.O11]" office:value-type="float" office:value="0.212" calcext:value-type="float">
            <text:p>0.212</text:p>
          </table:table-cell>
          <table:table-cell table:style-name="ce7" office:value-type="float" office:value="0.027" calcext:value-type="float">
            <text:p>0.027</text:p>
          </table:table-cell>
          <table:table-cell table:style-name="ce7" office:value-type="float" office:value="0.035" calcext:value-type="float">
            <text:p>0.035</text:p>
          </table:table-cell>
          <table:table-cell table:number-columns-repeated="2" table:style-name="ce7" office:value-type="float" office:value="0.088" calcext:value-type="float">
            <text:p>0.088</text:p>
          </table:table-cell>
          <table:table-cell/>
          <table:table-cell table:formula="of:=POWER([.L11]-[.C215];2)" office:value-type="float" office:value="0.0000000476864623053337" calcext:value-type="float">
            <text:p>4.76864623053337E-008</text:p>
          </table:table-cell>
          <table:table-cell table:formula="of:=POWER([.M11]-[.D215];2)" office:value-type="float" office:value="0.00000206423505744662" calcext:value-type="float">
            <text:p>2.06423505744662E-006</text:p>
          </table:table-cell>
          <table:table-cell table:formula="of:=POWER([.N11]-[.E215];2)" office:value-type="float" office:value="0.00000148443106641805" calcext:value-type="float">
            <text:p>1.48443106641805E-006</text:p>
          </table:table-cell>
        </table:table-row>
        <table:table-row table:style-name="ro1">
          <table:table-cell table:number-columns-repeated="2"/>
          <table:table-cell table:formula="of:=[.C11]+[.G11]" office:value-type="float" office:value="0.14131961424996" calcext:value-type="float">
            <text:p>0.1413196142</text:p>
          </table:table-cell>
          <table:table-cell table:formula="of:=[.D11]-[.G11]-[.H11]" office:value-type="float" office:value="0.00836077150007947" calcext:value-type="float">
            <text:p>0.0083607715</text:p>
          </table:table-cell>
          <table:table-cell table:formula="of:=[.E11]+[.H11]" office:value-type="float" office:value="0.000319614249960264" calcext:value-type="float">
            <text:p>0.0003196142</text:p>
          </table:table-cell>
          <table:table-cell table:formula="of:=[.F11]+[.I11]" office:value-type="float" office:value="0.009" calcext:value-type="float">
            <text:p>0.009</text:p>
          </table:table-cell>
          <table:table-cell table:formula="of:=[.I12]*(-1)*[.C12]/([.C12]+[.$B$3]*[.D12])" office:value-type="float" office:value="-0.0009230294566854" calcext:value-type="float">
            <text:p>-0.0009230295</text:p>
          </table:table-cell>
          <table:table-cell table:formula="of:=[.I12]*[.D12]/([.C12]/[.$B$3]+[.D12])" office:value-type="float" office:value="0.0000769705433145997" calcext:value-type="float">
            <text:p>7.69705433145997E-005</text:p>
          </table:table-cell>
          <table:table-cell table:formula="of:=[.H11]-[.G11]" office:value-type="float" office:value="0.001" calcext:value-type="float">
            <text:p>0.001</text:p>
          </table:table-cell>
          <table:table-cell/>
          <table:table-cell table:style-name="ce8" table:formula="of:=0.3-[.O12]" office:value-type="float" office:value="0.251" calcext:value-type="float">
            <text:p>0.251</text:p>
          </table:table-cell>
          <table:table-cell table:style-name="ce8" office:value-type="float" office:value="0.016" calcext:value-type="float">
            <text:p>0.016</text:p>
          </table:table-cell>
          <table:table-cell table:style-name="ce8" office:value-type="float" office:value="0.017" calcext:value-type="float">
            <text:p>0.017</text:p>
          </table:table-cell>
          <table:table-cell table:style-name="ce8" office:value-type="float" office:value="0.117" calcext:value-type="float">
            <text:p>0.117</text:p>
          </table:table-cell>
          <table:table-cell table:style-name="ce8" office:value-type="float" office:value="0.049" calcext:value-type="float">
            <text:p>0.049</text:p>
          </table:table-cell>
          <table:table-cell/>
          <table:table-cell table:style-name="ce6" table:formula="of:=POWER([.L12]-[.C254];2)" office:value-type="float" office:value="0.00000444577726581293" calcext:value-type="float">
            <text:p>4.44577726581293E-006</text:p>
          </table:table-cell>
          <table:table-cell table:style-name="ce6" table:formula="of:=POWER([.M12]-[.D254];2)" office:value-type="float" office:value="0.0000177831090632504" calcext:value-type="float">
            <text:p>1.77831090632504E-005</text:p>
          </table:table-cell>
          <table:table-cell table:style-name="ce6" table:formula="of:=POWER([.N12]-[.E254];2)" office:value-type="float" office:value="0.00000444577726581244" calcext:value-type="float">
            <text:p>4.44577726581244E-006</text:p>
          </table:table-cell>
        </table:table-row>
        <table:table-row table:style-name="ro1">
          <table:table-cell table:number-columns-repeated="2"/>
          <table:table-cell table:formula="of:=[.C12]+[.G12]" office:value-type="float" office:value="0.140396584793275" calcext:value-type="float">
            <text:p>0.1403965848</text:p>
          </table:table-cell>
          <table:table-cell table:formula="of:=[.D12]-[.G12]-[.H12]" office:value-type="float" office:value="0.00920683041345028" calcext:value-type="float">
            <text:p>0.0092068304</text:p>
          </table:table-cell>
          <table:table-cell table:formula="of:=[.E12]+[.H12]" office:value-type="float" office:value="0.000396584793274863" calcext:value-type="float">
            <text:p>0.0003965848</text:p>
          </table:table-cell>
          <table:table-cell table:formula="of:=[.F12]+[.I12]" office:value-type="float" office:value="0.01" calcext:value-type="float">
            <text:p>0.01</text:p>
          </table:table-cell>
          <table:table-cell table:formula="of:=[.I13]*(-1)*[.C13]/([.C13]+[.$B$3]*[.D13])" office:value-type="float" office:value="-0.000915389438401751" calcext:value-type="float">
            <text:p>-0.0009153894</text:p>
          </table:table-cell>
          <table:table-cell table:formula="of:=[.I13]*[.D13]/([.C13]/[.$B$3]+[.D13])" office:value-type="float" office:value="0.0000846105615982495" calcext:value-type="float">
            <text:p>8.46105615982495E-005</text:p>
          </table:table-cell>
          <table:table-cell table:formula="of:=[.H12]-[.G1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]+[.G13]" office:value-type="float" office:value="0.139481195354873" calcext:value-type="float">
            <text:p>0.1394811954</text:p>
          </table:table-cell>
          <table:table-cell table:formula="of:=[.D13]-[.G13]-[.H13]" office:value-type="float" office:value="0.0100376092902538" calcext:value-type="float">
            <text:p>0.0100376093</text:p>
          </table:table-cell>
          <table:table-cell table:formula="of:=[.E13]+[.H13]" office:value-type="float" office:value="0.000481195354873113" calcext:value-type="float">
            <text:p>0.0004811954</text:p>
          </table:table-cell>
          <table:table-cell table:formula="of:=[.F13]+[.I13]" office:value-type="float" office:value="0.011" calcext:value-type="float">
            <text:p>0.011</text:p>
          </table:table-cell>
          <table:table-cell table:formula="of:=[.I14]*(-1)*[.C14]/([.C14]+[.$B$3]*[.D14])" office:value-type="float" office:value="-0.000907908068424879" calcext:value-type="float">
            <text:p>-0.0009079081</text:p>
          </table:table-cell>
          <table:table-cell table:formula="of:=[.I14]*[.D14]/([.C14]/[.$B$3]+[.D14])" office:value-type="float" office:value="0.0000920919315751214" calcext:value-type="float">
            <text:p>9.20919315751214E-005</text:p>
          </table:table-cell>
          <table:table-cell table:formula="of:=[.H13]-[.G1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]+[.G14]" office:value-type="float" office:value="0.138573287286448" calcext:value-type="float">
            <text:p>0.1385732873</text:p>
          </table:table-cell>
          <table:table-cell table:formula="of:=[.D14]-[.G14]-[.H14]" office:value-type="float" office:value="0.0108534254271035" calcext:value-type="float">
            <text:p>0.0108534254</text:p>
          </table:table-cell>
          <table:table-cell table:formula="of:=[.E14]+[.H14]" office:value-type="float" office:value="0.000573287286448234" calcext:value-type="float">
            <text:p>0.0005732873</text:p>
          </table:table-cell>
          <table:table-cell table:formula="of:=[.F14]+[.I14]" office:value-type="float" office:value="0.012" calcext:value-type="float">
            <text:p>0.012</text:p>
          </table:table-cell>
          <table:table-cell table:formula="of:=[.I15]*(-1)*[.C15]/([.C15]+[.$B$3]*[.D15])" office:value-type="float" office:value="-0.000900579809013277" calcext:value-type="float">
            <text:p>-0.0009005798</text:p>
          </table:table-cell>
          <table:table-cell table:formula="of:=[.I15]*[.D15]/([.C15]/[.$B$3]+[.D15])" office:value-type="float" office:value="0.000099420190986723" calcext:value-type="float">
            <text:p>9.9420190986723E-005</text:p>
          </table:table-cell>
          <table:table-cell table:formula="of:=[.H14]-[.G1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]+[.G15]" office:value-type="float" office:value="0.137672707477435" calcext:value-type="float">
            <text:p>0.1376727075</text:p>
          </table:table-cell>
          <table:table-cell table:formula="of:=[.D15]-[.G15]-[.H15]" office:value-type="float" office:value="0.0116545850451301" calcext:value-type="float">
            <text:p>0.011654585</text:p>
          </table:table-cell>
          <table:table-cell table:formula="of:=[.E15]+[.H15]" office:value-type="float" office:value="0.000672707477434957" calcext:value-type="float">
            <text:p>0.0006727075</text:p>
          </table:table-cell>
          <table:table-cell table:formula="of:=[.F15]+[.I15]" office:value-type="float" office:value="0.013" calcext:value-type="float">
            <text:p>0.013</text:p>
          </table:table-cell>
          <table:table-cell table:formula="of:=[.I16]*(-1)*[.C16]/([.C16]+[.$B$3]*[.D16])" office:value-type="float" office:value="-0.000893399389138867" calcext:value-type="float">
            <text:p>-0.0008933994</text:p>
          </table:table-cell>
          <table:table-cell table:formula="of:=[.I16]*[.D16]/([.C16]/[.$B$3]+[.D16])" office:value-type="float" office:value="0.000106600610861132" calcext:value-type="float">
            <text:p>0.0001066006</text:p>
          </table:table-cell>
          <table:table-cell table:formula="of:=[.H15]-[.G1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]+[.G16]" office:value-type="float" office:value="0.136779308088296" calcext:value-type="float">
            <text:p>0.1367793081</text:p>
          </table:table-cell>
          <table:table-cell table:formula="of:=[.D16]-[.G16]-[.H16]" office:value-type="float" office:value="0.0124413838234078" calcext:value-type="float">
            <text:p>0.0124413838</text:p>
          </table:table-cell>
          <table:table-cell table:formula="of:=[.E16]+[.H16]" office:value-type="float" office:value="0.00077930808829609" calcext:value-type="float">
            <text:p>0.0007793081</text:p>
          </table:table-cell>
          <table:table-cell table:formula="of:=[.F16]+[.I16]" office:value-type="float" office:value="0.014" calcext:value-type="float">
            <text:p>0.014</text:p>
          </table:table-cell>
          <table:table-cell table:formula="of:=[.I17]*(-1)*[.C17]/([.C17]+[.$B$3]*[.D17])" office:value-type="float" office:value="-0.000886361788168314" calcext:value-type="float">
            <text:p>-0.0008863618</text:p>
          </table:table-cell>
          <table:table-cell table:formula="of:=[.I17]*[.D17]/([.C17]/[.$B$3]+[.D17])" office:value-type="float" office:value="0.000113638211831686" calcext:value-type="float">
            <text:p>0.0001136382</text:p>
          </table:table-cell>
          <table:table-cell table:formula="of:=[.H16]-[.G1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]+[.G17]" office:value-type="float" office:value="0.135892946300128" calcext:value-type="float">
            <text:p>0.1358929463</text:p>
          </table:table-cell>
          <table:table-cell table:formula="of:=[.D17]-[.G17]-[.H17]" office:value-type="float" office:value="0.0132141073997445" calcext:value-type="float">
            <text:p>0.0132141074</text:p>
          </table:table-cell>
          <table:table-cell table:formula="of:=[.E17]+[.H17]" office:value-type="float" office:value="0.000892946300127776" calcext:value-type="float">
            <text:p>0.0008929463</text:p>
          </table:table-cell>
          <table:table-cell table:formula="of:=[.F17]+[.I17]" office:value-type="float" office:value="0.015" calcext:value-type="float">
            <text:p>0.015</text:p>
          </table:table-cell>
          <table:table-cell table:formula="of:=[.I18]*(-1)*[.C18]/([.C18]+[.$B$3]*[.D18])" office:value-type="float" office:value="-0.000879462220749189" calcext:value-type="float">
            <text:p>-0.0008794622</text:p>
          </table:table-cell>
          <table:table-cell table:formula="of:=[.I18]*[.D18]/([.C18]/[.$B$3]+[.D18])" office:value-type="float" office:value="0.000120537779250811" calcext:value-type="float">
            <text:p>0.0001205378</text:p>
          </table:table-cell>
          <table:table-cell table:formula="of:=[.H17]-[.G1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]+[.G18]" office:value-type="float" office:value="0.135013484079379" calcext:value-type="float">
            <text:p>0.1350134841</text:p>
          </table:table-cell>
          <table:table-cell table:formula="of:=[.D18]-[.G18]-[.H18]" office:value-type="float" office:value="0.0139730318412428" calcext:value-type="float">
            <text:p>0.0139730318</text:p>
          </table:table-cell>
          <table:table-cell table:formula="of:=[.E18]+[.H18]" office:value-type="float" office:value="0.00101348407937859" calcext:value-type="float">
            <text:p>0.0010134841</text:p>
          </table:table-cell>
          <table:table-cell table:formula="of:=[.F18]+[.I18]" office:value-type="float" office:value="0.016" calcext:value-type="float">
            <text:p>0.016</text:p>
          </table:table-cell>
          <table:table-cell table:formula="of:=[.I19]*(-1)*[.C19]/([.C19]+[.$B$3]*[.D19])" office:value-type="float" office:value="-0.000872696122797195" calcext:value-type="float">
            <text:p>-0.0008726961</text:p>
          </table:table-cell>
          <table:table-cell table:formula="of:=[.I19]*[.D19]/([.C19]/[.$B$3]+[.D19])" office:value-type="float" office:value="0.000127303877202805" calcext:value-type="float">
            <text:p>0.0001273039</text:p>
          </table:table-cell>
          <table:table-cell table:formula="of:=[.H18]-[.G1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]+[.G19]" office:value-type="float" office:value="0.134140787956581" calcext:value-type="float">
            <text:p>0.134140788</text:p>
          </table:table-cell>
          <table:table-cell table:formula="of:=[.D19]-[.G19]-[.H19]" office:value-type="float" office:value="0.0147184240868372" calcext:value-type="float">
            <text:p>0.0147184241</text:p>
          </table:table-cell>
          <table:table-cell table:formula="of:=[.E19]+[.H19]" office:value-type="float" office:value="0.00114078795658139" calcext:value-type="float">
            <text:p>0.001140788</text:p>
          </table:table-cell>
          <table:table-cell table:formula="of:=[.F19]+[.I19]" office:value-type="float" office:value="0.017" calcext:value-type="float">
            <text:p>0.017</text:p>
          </table:table-cell>
          <table:table-cell table:formula="of:=[.I20]*(-1)*[.C20]/([.C20]+[.$B$3]*[.D20])" office:value-type="float" office:value="-0.000866059138490799" calcext:value-type="float">
            <text:p>-0.0008660591</text:p>
          </table:table-cell>
          <table:table-cell table:formula="of:=[.I20]*[.D20]/([.C20]/[.$B$3]+[.D20])" office:value-type="float" office:value="0.0001339408615092" calcext:value-type="float">
            <text:p>0.0001339409</text:p>
          </table:table-cell>
          <table:table-cell table:formula="of:=[.H19]-[.G1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]+[.G20]" office:value-type="float" office:value="0.133274728818091" calcext:value-type="float">
            <text:p>0.1332747288</text:p>
          </table:table-cell>
          <table:table-cell table:formula="of:=[.D20]-[.G20]-[.H20]" office:value-type="float" office:value="0.0154505423638188" calcext:value-type="float">
            <text:p>0.0154505424</text:p>
          </table:table-cell>
          <table:table-cell table:formula="of:=[.E20]+[.H20]" office:value-type="float" office:value="0.00127472881809059" calcext:value-type="float">
            <text:p>0.0012747288</text:p>
          </table:table-cell>
          <table:table-cell table:formula="of:=[.F20]+[.I20]" office:value-type="float" office:value="0.018" calcext:value-type="float">
            <text:p>0.018</text:p>
          </table:table-cell>
          <table:table-cell table:formula="of:=[.I21]*(-1)*[.C21]/([.C21]+[.$B$3]*[.D21])" office:value-type="float" office:value="-0.000859547108188763" calcext:value-type="float">
            <text:p>-0.0008595471</text:p>
          </table:table-cell>
          <table:table-cell table:formula="of:=[.I21]*[.D21]/([.C21]/[.$B$3]+[.D21])" office:value-type="float" office:value="0.000140452891811236" calcext:value-type="float">
            <text:p>0.0001404529</text:p>
          </table:table-cell>
          <table:table-cell table:formula="of:=[.H20]-[.G2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]+[.G21]" office:value-type="float" office:value="0.132415181709902" calcext:value-type="float">
            <text:p>0.1324151817</text:p>
          </table:table-cell>
          <table:table-cell table:formula="of:=[.D21]-[.G21]-[.H21]" office:value-type="float" office:value="0.0161696365801963" calcext:value-type="float">
            <text:p>0.0161696366</text:p>
          </table:table-cell>
          <table:table-cell table:formula="of:=[.E21]+[.H21]" office:value-type="float" office:value="0.00141518170990183" calcext:value-type="float">
            <text:p>0.0014151817</text:p>
          </table:table-cell>
          <table:table-cell table:formula="of:=[.F21]+[.I21]" office:value-type="float" office:value="0.019" calcext:value-type="float">
            <text:p>0.019</text:p>
          </table:table-cell>
          <table:table-cell table:formula="of:=[.I22]*(-1)*[.C22]/([.C22]+[.$B$3]*[.D22])" office:value-type="float" office:value="-0.000853156057194077" calcext:value-type="float">
            <text:p>-0.0008531561</text:p>
          </table:table-cell>
          <table:table-cell table:formula="of:=[.I22]*[.D22]/([.C22]/[.$B$3]+[.D22])" office:value-type="float" office:value="0.000146843942805923" calcext:value-type="float">
            <text:p>0.0001468439</text:p>
          </table:table-cell>
          <table:table-cell table:formula="of:=[.H21]-[.G2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]+[.G22]" office:value-type="float" office:value="0.131562025652708" calcext:value-type="float">
            <text:p>0.1315620257</text:p>
          </table:table-cell>
          <table:table-cell table:formula="of:=[.D22]-[.G22]-[.H22]" office:value-type="float" office:value="0.0168759486945845" calcext:value-type="float">
            <text:p>0.0168759487</text:p>
          </table:table-cell>
          <table:table-cell table:formula="of:=[.E22]+[.H22]" office:value-type="float" office:value="0.00156202565270775" calcext:value-type="float">
            <text:p>0.0015620257</text:p>
          </table:table-cell>
          <table:table-cell table:formula="of:=[.F22]+[.I22]" office:value-type="float" office:value="0.02" calcext:value-type="float">
            <text:p>0.02</text:p>
          </table:table-cell>
          <table:table-cell table:formula="of:=[.I23]*(-1)*[.C23]/([.C23]+[.$B$3]*[.D23])" office:value-type="float" office:value="-0.000846882185295077" calcext:value-type="float">
            <text:p>-0.0008468822</text:p>
          </table:table-cell>
          <table:table-cell table:formula="of:=[.I23]*[.D23]/([.C23]/[.$B$3]+[.D23])" office:value-type="float" office:value="0.000153117814704922" calcext:value-type="float">
            <text:p>0.0001531178</text:p>
          </table:table-cell>
          <table:table-cell table:formula="of:=[.H22]-[.G2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]+[.G23]" office:value-type="float" office:value="0.130715143467413" calcext:value-type="float">
            <text:p>0.1307151435</text:p>
          </table:table-cell>
          <table:table-cell table:formula="of:=[.D23]-[.G23]-[.H23]" office:value-type="float" office:value="0.0175697130651747" calcext:value-type="float">
            <text:p>0.0175697131</text:p>
          </table:table-cell>
          <table:table-cell table:formula="of:=[.E23]+[.H23]" office:value-type="float" office:value="0.00171514346741267" calcext:value-type="float">
            <text:p>0.0017151435</text:p>
          </table:table-cell>
          <table:table-cell table:formula="of:=[.F23]+[.I23]" office:value-type="float" office:value="0.021" calcext:value-type="float">
            <text:p>0.021</text:p>
          </table:table-cell>
          <table:table-cell table:formula="of:=[.I24]*(-1)*[.C24]/([.C24]+[.$B$3]*[.D24])" office:value-type="float" office:value="-0.000840721857020963" calcext:value-type="float">
            <text:p>-0.0008407219</text:p>
          </table:table-cell>
          <table:table-cell table:formula="of:=[.I24]*[.D24]/([.C24]/[.$B$3]+[.D24])" office:value-type="float" office:value="0.000159278142979036" calcext:value-type="float">
            <text:p>0.0001592781</text:p>
          </table:table-cell>
          <table:table-cell table:formula="of:=[.H23]-[.G2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]+[.G24]" office:value-type="float" office:value="0.129874421610392" calcext:value-type="float">
            <text:p>0.1298744216</text:p>
          </table:table-cell>
          <table:table-cell table:formula="of:=[.D24]-[.G24]-[.H24]" office:value-type="float" office:value="0.0182511567792166" calcext:value-type="float">
            <text:p>0.0182511568</text:p>
          </table:table-cell>
          <table:table-cell table:formula="of:=[.E24]+[.H24]" office:value-type="float" office:value="0.00187442161039171" calcext:value-type="float">
            <text:p>0.0018744216</text:p>
          </table:table-cell>
          <table:table-cell table:formula="of:=[.F24]+[.I24]" office:value-type="float" office:value="0.022" calcext:value-type="float">
            <text:p>0.022</text:p>
          </table:table-cell>
          <table:table-cell table:formula="of:=[.I25]*(-1)*[.C25]/([.C25]+[.$B$3]*[.D25])" office:value-type="float" office:value="-0.000834671592554702" calcext:value-type="float">
            <text:p>-0.0008346716</text:p>
          </table:table-cell>
          <table:table-cell table:formula="of:=[.I25]*[.D25]/([.C25]/[.$B$3]+[.D25])" office:value-type="float" office:value="0.000165328407445298" calcext:value-type="float">
            <text:p>0.0001653284</text:p>
          </table:table-cell>
          <table:table-cell table:formula="of:=[.H24]-[.G2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]+[.G25]" office:value-type="float" office:value="0.129039750017837" calcext:value-type="float">
            <text:p>0.12903975</text:p>
          </table:table-cell>
          <table:table-cell table:formula="of:=[.D25]-[.G25]-[.H25]" office:value-type="float" office:value="0.018920499964326" calcext:value-type="float">
            <text:p>0.0189205</text:p>
          </table:table-cell>
          <table:table-cell table:formula="of:=[.E25]+[.H25]" office:value-type="float" office:value="0.00203975001783701" calcext:value-type="float">
            <text:p>0.00203975</text:p>
          </table:table-cell>
          <table:table-cell table:formula="of:=[.F25]+[.I25]" office:value-type="float" office:value="0.023" calcext:value-type="float">
            <text:p>0.023</text:p>
          </table:table-cell>
          <table:table-cell table:formula="of:=[.I26]*(-1)*[.C26]/([.C26]+[.$B$3]*[.D26])" office:value-type="float" office:value="-0.000828728059251522" calcext:value-type="float">
            <text:p>-0.0008287281</text:p>
          </table:table-cell>
          <table:table-cell table:formula="of:=[.I26]*[.D26]/([.C26]/[.$B$3]+[.D26])" office:value-type="float" office:value="0.000171271940748478" calcext:value-type="float">
            <text:p>0.0001712719</text:p>
          </table:table-cell>
          <table:table-cell table:formula="of:=[.H25]-[.G2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]+[.G26]" office:value-type="float" office:value="0.128211021958585" calcext:value-type="float">
            <text:p>0.128211022</text:p>
          </table:table-cell>
          <table:table-cell table:formula="of:=[.D26]-[.G26]-[.H26]" office:value-type="float" office:value="0.019577956082829" calcext:value-type="float">
            <text:p>0.0195779561</text:p>
          </table:table-cell>
          <table:table-cell table:formula="of:=[.E26]+[.H26]" office:value-type="float" office:value="0.00221102195858549" calcext:value-type="float">
            <text:p>0.002211022</text:p>
          </table:table-cell>
          <table:table-cell table:formula="of:=[.F26]+[.I26]" office:value-type="float" office:value="0.024" calcext:value-type="float">
            <text:p>0.024</text:p>
          </table:table-cell>
          <table:table-cell table:formula="of:=[.I27]*(-1)*[.C27]/([.C27]+[.$B$3]*[.D27])" office:value-type="float" office:value="-0.000822888063715834" calcext:value-type="float">
            <text:p>-0.0008228881</text:p>
          </table:table-cell>
          <table:table-cell table:formula="of:=[.I27]*[.D27]/([.C27]/[.$B$3]+[.D27])" office:value-type="float" office:value="0.000177111936284166" calcext:value-type="float">
            <text:p>0.0001771119</text:p>
          </table:table-cell>
          <table:table-cell table:formula="of:=[.H26]-[.G2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]+[.G27]" office:value-type="float" office:value="0.12738813389487" calcext:value-type="float">
            <text:p>0.1273881339</text:p>
          </table:table-cell>
          <table:table-cell table:formula="of:=[.D27]-[.G27]-[.H27]" office:value-type="float" office:value="0.0202237322102607" calcext:value-type="float">
            <text:p>0.0202237322</text:p>
          </table:table-cell>
          <table:table-cell table:formula="of:=[.E27]+[.H27]" office:value-type="float" office:value="0.00238813389486965" calcext:value-type="float">
            <text:p>0.0023881339</text:p>
          </table:table-cell>
          <table:table-cell table:formula="of:=[.F27]+[.I27]" office:value-type="float" office:value="0.025" calcext:value-type="float">
            <text:p>0.025</text:p>
          </table:table-cell>
          <table:table-cell table:formula="of:=[.I28]*(-1)*[.C28]/([.C28]+[.$B$3]*[.D28])" office:value-type="float" office:value="-0.000817148544393612" calcext:value-type="float">
            <text:p>-0.0008171485</text:p>
          </table:table-cell>
          <table:table-cell table:formula="of:=[.I28]*[.D28]/([.C28]/[.$B$3]+[.D28])" office:value-type="float" office:value="0.000182851455606388" calcext:value-type="float">
            <text:p>0.0001828515</text:p>
          </table:table-cell>
          <table:table-cell table:formula="of:=[.H27]-[.G2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]+[.G28]" office:value-type="float" office:value="0.126570985350476" calcext:value-type="float">
            <text:p>0.1265709854</text:p>
          </table:table-cell>
          <table:table-cell table:formula="of:=[.D28]-[.G28]-[.H28]" office:value-type="float" office:value="0.0208580292990479" calcext:value-type="float">
            <text:p>0.0208580293</text:p>
          </table:table-cell>
          <table:table-cell table:formula="of:=[.E28]+[.H28]" office:value-type="float" office:value="0.00257098535047604" calcext:value-type="float">
            <text:p>0.0025709854</text:p>
          </table:table-cell>
          <table:table-cell table:formula="of:=[.F28]+[.I28]" office:value-type="float" office:value="0.026" calcext:value-type="float">
            <text:p>0.026</text:p>
          </table:table-cell>
          <table:table-cell table:formula="of:=[.I29]*(-1)*[.C29]/([.C29]+[.$B$3]*[.D29])" office:value-type="float" office:value="-0.000811506564641044" calcext:value-type="float">
            <text:p>-0.0008115066</text:p>
          </table:table-cell>
          <table:table-cell table:formula="of:=[.I29]*[.D29]/([.C29]/[.$B$3]+[.D29])" office:value-type="float" office:value="0.000188493435358956" calcext:value-type="float">
            <text:p>0.0001884934</text:p>
          </table:table-cell>
          <table:table-cell table:formula="of:=[.H28]-[.G2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]+[.G29]" office:value-type="float" office:value="0.125759478785835" calcext:value-type="float">
            <text:p>0.1257594788</text:p>
          </table:table-cell>
          <table:table-cell table:formula="of:=[.D29]-[.G29]-[.H29]" office:value-type="float" office:value="0.02148104242833" calcext:value-type="float">
            <text:p>0.0214810424</text:p>
          </table:table-cell>
          <table:table-cell table:formula="of:=[.E29]+[.H29]" office:value-type="float" office:value="0.002759478785835" calcext:value-type="float">
            <text:p>0.0027594788</text:p>
          </table:table-cell>
          <table:table-cell table:formula="of:=[.F29]+[.I29]" office:value-type="float" office:value="0.027" calcext:value-type="float">
            <text:p>0.027</text:p>
          </table:table-cell>
          <table:table-cell table:formula="of:=[.I30]*(-1)*[.C30]/([.C30]+[.$B$3]*[.D30])" office:value-type="float" office:value="-0.000805959306233649" calcext:value-type="float">
            <text:p>-0.0008059593</text:p>
          </table:table-cell>
          <table:table-cell table:formula="of:=[.I30]*[.D30]/([.C30]/[.$B$3]+[.D30])" office:value-type="float" office:value="0.000194040693766351" calcext:value-type="float">
            <text:p>0.0001940407</text:p>
          </table:table-cell>
          <table:table-cell table:formula="of:=[.H29]-[.G2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0]+[.G30]" office:value-type="float" office:value="0.124953519479601" calcext:value-type="float">
            <text:p>0.1249535195</text:p>
          </table:table-cell>
          <table:table-cell table:formula="of:=[.D30]-[.G30]-[.H30]" office:value-type="float" office:value="0.0220929610407973" calcext:value-type="float">
            <text:p>0.022092961</text:p>
          </table:table-cell>
          <table:table-cell table:formula="of:=[.E30]+[.H30]" office:value-type="float" office:value="0.00295351947960135" calcext:value-type="float">
            <text:p>0.0029535195</text:p>
          </table:table-cell>
          <table:table-cell table:formula="of:=[.F30]+[.I30]" office:value-type="float" office:value="0.028" calcext:value-type="float">
            <text:p>0.028</text:p>
          </table:table-cell>
          <table:table-cell table:formula="of:=[.I31]*(-1)*[.C31]/([.C31]+[.$B$3]*[.D31])" office:value-type="float" office:value="-0.000800504063283152" calcext:value-type="float">
            <text:p>-0.0008005041</text:p>
          </table:table-cell>
          <table:table-cell table:formula="of:=[.I31]*[.D31]/([.C31]/[.$B$3]+[.D31])" office:value-type="float" office:value="0.000199495936716849" calcext:value-type="float">
            <text:p>0.0001994959</text:p>
          </table:table-cell>
          <table:table-cell table:formula="of:=[.H30]-[.G3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1]+[.G31]" office:value-type="float" office:value="0.124153015416318" calcext:value-type="float">
            <text:p>0.1241530154</text:p>
          </table:table-cell>
          <table:table-cell table:formula="of:=[.D31]-[.G31]-[.H31]" office:value-type="float" office:value="0.0226939691673636" calcext:value-type="float">
            <text:p>0.0226939692</text:p>
          </table:table-cell>
          <table:table-cell table:formula="of:=[.E31]+[.H31]" office:value-type="float" office:value="0.0031530154163182" calcext:value-type="float">
            <text:p>0.0031530154</text:p>
          </table:table-cell>
          <table:table-cell table:formula="of:=[.F31]+[.I31]" office:value-type="float" office:value="0.029" calcext:value-type="float">
            <text:p>0.029</text:p>
          </table:table-cell>
          <table:table-cell table:formula="of:=[.I32]*(-1)*[.C32]/([.C32]+[.$B$3]*[.D32])" office:value-type="float" office:value="-0.00079513823653215" calcext:value-type="float">
            <text:p>-0.0007951382</text:p>
          </table:table-cell>
          <table:table-cell table:formula="of:=[.I32]*[.D32]/([.C32]/[.$B$3]+[.D32])" office:value-type="float" office:value="0.00020486176346785" calcext:value-type="float">
            <text:p>0.0002048618</text:p>
          </table:table-cell>
          <table:table-cell table:formula="of:=[.H31]-[.G3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2]+[.G32]" office:value-type="float" office:value="0.123357877179786" calcext:value-type="float">
            <text:p>0.1233578772</text:p>
          </table:table-cell>
          <table:table-cell table:formula="of:=[.D32]-[.G32]-[.H32]" office:value-type="float" office:value="0.0232842456404279" calcext:value-type="float">
            <text:p>0.0232842456</text:p>
          </table:table-cell>
          <table:table-cell table:formula="of:=[.E32]+[.H32]" office:value-type="float" office:value="0.00335787717978605" calcext:value-type="float">
            <text:p>0.0033578772</text:p>
          </table:table-cell>
          <table:table-cell table:formula="of:=[.F32]+[.I32]" office:value-type="float" office:value="0.03" calcext:value-type="float">
            <text:p>0.03</text:p>
          </table:table-cell>
          <table:table-cell table:formula="of:=[.I33]*(-1)*[.C33]/([.C33]+[.$B$3]*[.D33])" office:value-type="float" office:value="-0.000789859327999143" calcext:value-type="float">
            <text:p>-0.0007898593</text:p>
          </table:table-cell>
          <table:table-cell table:formula="of:=[.I33]*[.D33]/([.C33]/[.$B$3]+[.D33])" office:value-type="float" office:value="0.000210140672000857" calcext:value-type="float">
            <text:p>0.0002101407</text:p>
          </table:table-cell>
          <table:table-cell table:formula="of:=[.H32]-[.G3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3]+[.G33]" office:value-type="float" office:value="0.122568017851787" calcext:value-type="float">
            <text:p>0.1225680179</text:p>
          </table:table-cell>
          <table:table-cell table:formula="of:=[.D33]-[.G33]-[.H33]" office:value-type="float" office:value="0.0238639642964262" calcext:value-type="float">
            <text:p>0.0238639643</text:p>
          </table:table-cell>
          <table:table-cell table:formula="of:=[.E33]+[.H33]" office:value-type="float" office:value="0.0035680178517869" calcext:value-type="float">
            <text:p>0.0035680179</text:p>
          </table:table-cell>
          <table:table-cell table:formula="of:=[.F33]+[.I33]" office:value-type="float" office:value="0.031" calcext:value-type="float">
            <text:p>0.031</text:p>
          </table:table-cell>
          <table:table-cell table:formula="of:=[.I34]*(-1)*[.C34]/([.C34]+[.$B$3]*[.D34])" office:value-type="float" office:value="-0.000784664935948763" calcext:value-type="float">
            <text:p>-0.0007846649</text:p>
          </table:table-cell>
          <table:table-cell table:formula="of:=[.I34]*[.D34]/([.C34]/[.$B$3]+[.D34])" office:value-type="float" office:value="0.000215335064051237" calcext:value-type="float">
            <text:p>0.0002153351</text:p>
          </table:table-cell>
          <table:table-cell table:formula="of:=[.H33]-[.G3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4]+[.G34]" office:value-type="float" office:value="0.121783352915838" calcext:value-type="float">
            <text:p>0.1217833529</text:p>
          </table:table-cell>
          <table:table-cell table:formula="of:=[.D34]-[.G34]-[.H34]" office:value-type="float" office:value="0.0244332941683237" calcext:value-type="float">
            <text:p>0.0244332942</text:p>
          </table:table-cell>
          <table:table-cell table:formula="of:=[.E34]+[.H34]" office:value-type="float" office:value="0.00378335291583814" calcext:value-type="float">
            <text:p>0.0037833529</text:p>
          </table:table-cell>
          <table:table-cell table:formula="of:=[.F34]+[.I34]" office:value-type="float" office:value="0.032" calcext:value-type="float">
            <text:p>0.032</text:p>
          </table:table-cell>
          <table:table-cell table:formula="of:=[.I35]*(-1)*[.C35]/([.C35]+[.$B$3]*[.D35])" office:value-type="float" office:value="-0.000779552750164097" calcext:value-type="float">
            <text:p>-0.0007795528</text:p>
          </table:table-cell>
          <table:table-cell table:formula="of:=[.I35]*[.D35]/([.C35]/[.$B$3]+[.D35])" office:value-type="float" office:value="0.000220447249835904" calcext:value-type="float">
            <text:p>0.0002204472</text:p>
          </table:table-cell>
          <table:table-cell table:formula="of:=[.H34]-[.G3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5]+[.G35]" office:value-type="float" office:value="0.121003800165674" calcext:value-type="float">
            <text:p>0.1210038002</text:p>
          </table:table-cell>
          <table:table-cell table:formula="of:=[.D35]-[.G35]-[.H35]" office:value-type="float" office:value="0.0249923996686519" calcext:value-type="float">
            <text:p>0.0249923997</text:p>
          </table:table-cell>
          <table:table-cell table:formula="of:=[.E35]+[.H35]" office:value-type="float" office:value="0.00400380016567405" calcext:value-type="float">
            <text:p>0.0040038002</text:p>
          </table:table-cell>
          <table:table-cell table:formula="of:=[.F35]+[.I35]" office:value-type="float" office:value="0.033" calcext:value-type="float">
            <text:p>0.033</text:p>
          </table:table-cell>
          <table:table-cell table:formula="of:=[.I36]*(-1)*[.C36]/([.C36]+[.$B$3]*[.D36])" office:value-type="float" office:value="-0.000774520547499882" calcext:value-type="float">
            <text:p>-0.0007745205</text:p>
          </table:table-cell>
          <table:table-cell table:formula="of:=[.I36]*[.D36]/([.C36]/[.$B$3]+[.D36])" office:value-type="float" office:value="0.000225479452500118" calcext:value-type="float">
            <text:p>0.0002254795</text:p>
          </table:table-cell>
          <table:table-cell table:formula="of:=[.H35]-[.G3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6]+[.G36]" office:value-type="float" office:value="0.120229279618174" calcext:value-type="float">
            <text:p>0.1202292796</text:p>
          </table:table-cell>
          <table:table-cell table:formula="of:=[.D36]-[.G36]-[.H36]" office:value-type="float" office:value="0.0255414407636517" calcext:value-type="float">
            <text:p>0.0255414408</text:p>
          </table:table-cell>
          <table:table-cell table:formula="of:=[.E36]+[.H36]" office:value-type="float" office:value="0.00422927961817416" calcext:value-type="float">
            <text:p>0.0042292796</text:p>
          </table:table-cell>
          <table:table-cell table:formula="of:=[.F36]+[.I36]" office:value-type="float" office:value="0.034" calcext:value-type="float">
            <text:p>0.034</text:p>
          </table:table-cell>
          <table:table-cell table:formula="of:=[.I37]*(-1)*[.C37]/([.C37]+[.$B$3]*[.D37])" office:value-type="float" office:value="-0.000769566187697057" calcext:value-type="float">
            <text:p>-0.0007695662</text:p>
          </table:table-cell>
          <table:table-cell table:formula="of:=[.I37]*[.D37]/([.C37]/[.$B$3]+[.D37])" office:value-type="float" office:value="0.000230433812302943" calcext:value-type="float">
            <text:p>0.0002304338</text:p>
          </table:table-cell>
          <table:table-cell table:formula="of:=[.H36]-[.G3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7]+[.G37]" office:value-type="float" office:value="0.119459713430477" calcext:value-type="float">
            <text:p>0.1194597134</text:p>
          </table:table-cell>
          <table:table-cell table:formula="of:=[.D37]-[.G37]-[.H37]" office:value-type="float" office:value="0.0260805731390458" calcext:value-type="float">
            <text:p>0.0260805731</text:p>
          </table:table-cell>
          <table:table-cell table:formula="of:=[.E37]+[.H37]" office:value-type="float" office:value="0.00445971343047711" calcext:value-type="float">
            <text:p>0.0044597134</text:p>
          </table:table-cell>
          <table:table-cell table:formula="of:=[.F37]+[.I37]" office:value-type="float" office:value="0.035" calcext:value-type="float">
            <text:p>0.035</text:p>
          </table:table-cell>
          <table:table-cell table:formula="of:=[.I38]*(-1)*[.C38]/([.C38]+[.$B$3]*[.D38])" office:value-type="float" office:value="-0.000764687609440674" calcext:value-type="float">
            <text:p>-0.0007646876</text:p>
          </table:table-cell>
          <table:table-cell table:formula="of:=[.I38]*[.D38]/([.C38]/[.$B$3]+[.D38])" office:value-type="float" office:value="0.000235312390559326" calcext:value-type="float">
            <text:p>0.0002353124</text:p>
          </table:table-cell>
          <table:table-cell table:formula="of:=[.H37]-[.G3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8]+[.G38]" office:value-type="float" office:value="0.118695025821036" calcext:value-type="float">
            <text:p>0.1186950258</text:p>
          </table:table-cell>
          <table:table-cell table:formula="of:=[.D38]-[.G38]-[.H38]" office:value-type="float" office:value="0.0266099483579271" calcext:value-type="float">
            <text:p>0.0266099484</text:p>
          </table:table-cell>
          <table:table-cell table:formula="of:=[.E38]+[.H38]" office:value-type="float" office:value="0.00469502582103643" calcext:value-type="float">
            <text:p>0.0046950258</text:p>
          </table:table-cell>
          <table:table-cell table:formula="of:=[.F38]+[.I38]" office:value-type="float" office:value="0.036" calcext:value-type="float">
            <text:p>0.036</text:p>
          </table:table-cell>
          <table:table-cell table:formula="of:=[.I39]*(-1)*[.C39]/([.C39]+[.$B$3]*[.D39])" office:value-type="float" office:value="-0.00075988282664464" calcext:value-type="float">
            <text:p>-0.0007598828</text:p>
          </table:table-cell>
          <table:table-cell table:formula="of:=[.I39]*[.D39]/([.C39]/[.$B$3]+[.D39])" office:value-type="float" office:value="0.00024011717335536" calcext:value-type="float">
            <text:p>0.0002401172</text:p>
          </table:table-cell>
          <table:table-cell table:formula="of:=[.H38]-[.G3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9]+[.G39]" office:value-type="float" office:value="0.117935142994392" calcext:value-type="float">
            <text:p>0.117935143</text:p>
          </table:table-cell>
          <table:table-cell table:formula="of:=[.D39]-[.G39]-[.H39]" office:value-type="float" office:value="0.0271297140112164" calcext:value-type="float">
            <text:p>0.027129714</text:p>
          </table:table-cell>
          <table:table-cell table:formula="of:=[.E39]+[.H39]" office:value-type="float" office:value="0.00493514299439179" calcext:value-type="float">
            <text:p>0.004935143</text:p>
          </table:table-cell>
          <table:table-cell table:formula="of:=[.F39]+[.I39]" office:value-type="float" office:value="0.037" calcext:value-type="float">
            <text:p>0.037</text:p>
          </table:table-cell>
          <table:table-cell table:formula="of:=[.I40]*(-1)*[.C40]/([.C40]+[.$B$3]*[.D40])" office:value-type="float" office:value="-0.000755149924947984" calcext:value-type="float">
            <text:p>-0.0007551499</text:p>
          </table:table-cell>
          <table:table-cell table:formula="of:=[.I40]*[.D40]/([.C40]/[.$B$3]+[.D40])" office:value-type="float" office:value="0.000244850075052016" calcext:value-type="float">
            <text:p>0.0002448501</text:p>
          </table:table-cell>
          <table:table-cell table:formula="of:=[.H39]-[.G3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0]+[.G40]" office:value-type="float" office:value="0.117179993069444" calcext:value-type="float">
            <text:p>0.1171799931</text:p>
          </table:table-cell>
          <table:table-cell table:formula="of:=[.D40]-[.G40]-[.H40]" office:value-type="float" office:value="0.0276400138611124" calcext:value-type="float">
            <text:p>0.0276400139</text:p>
          </table:table-cell>
          <table:table-cell table:formula="of:=[.E40]+[.H40]" office:value-type="float" office:value="0.00517999306944381" calcext:value-type="float">
            <text:p>0.0051799931</text:p>
          </table:table-cell>
          <table:table-cell table:formula="of:=[.F40]+[.I40]" office:value-type="float" office:value="0.038" calcext:value-type="float">
            <text:p>0.038</text:p>
          </table:table-cell>
          <table:table-cell table:formula="of:=[.I41]*(-1)*[.C41]/([.C41]+[.$B$3]*[.D41])" office:value-type="float" office:value="-0.000750487058408578" calcext:value-type="float">
            <text:p>-0.0007504871</text:p>
          </table:table-cell>
          <table:table-cell table:formula="of:=[.I41]*[.D41]/([.C41]/[.$B$3]+[.D41])" office:value-type="float" office:value="0.000249512941591423" calcext:value-type="float">
            <text:p>0.0002495129</text:p>
          </table:table-cell>
          <table:table-cell table:formula="of:=[.H40]-[.G4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1]+[.G41]" office:value-type="float" office:value="0.116429506011035" calcext:value-type="float">
            <text:p>0.116429506</text:p>
          </table:table-cell>
          <table:table-cell table:formula="of:=[.D41]-[.G41]-[.H41]" office:value-type="float" office:value="0.0281409879779295" calcext:value-type="float">
            <text:p>0.028140988</text:p>
          </table:table-cell>
          <table:table-cell table:formula="of:=[.E41]+[.H41]" office:value-type="float" office:value="0.00542950601103523" calcext:value-type="float">
            <text:p>0.005429506</text:p>
          </table:table-cell>
          <table:table-cell table:formula="of:=[.F41]+[.I41]" office:value-type="float" office:value="0.039" calcext:value-type="float">
            <text:p>0.039</text:p>
          </table:table-cell>
          <table:table-cell table:formula="of:=[.I42]*(-1)*[.C42]/([.C42]+[.$B$3]*[.D42])" office:value-type="float" office:value="-0.000745892446381263" calcext:value-type="float">
            <text:p>-0.0007458924</text:p>
          </table:table-cell>
          <table:table-cell table:formula="of:=[.I42]*[.D42]/([.C42]/[.$B$3]+[.D42])" office:value-type="float" office:value="0.000254107553618737" calcext:value-type="float">
            <text:p>0.0002541076</text:p>
          </table:table-cell>
          <table:table-cell table:formula="of:=[.H41]-[.G4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2]+[.G42]" office:value-type="float" office:value="0.115683613564654" calcext:value-type="float">
            <text:p>0.1156836136</text:p>
          </table:table-cell>
          <table:table-cell table:formula="of:=[.D42]-[.G42]-[.H42]" office:value-type="float" office:value="0.0286327728706921" calcext:value-type="float">
            <text:p>0.0286327729</text:p>
          </table:table-cell>
          <table:table-cell table:formula="of:=[.E42]+[.H42]" office:value-type="float" office:value="0.00568361356465397" calcext:value-type="float">
            <text:p>0.0056836136</text:p>
          </table:table-cell>
          <table:table-cell table:formula="of:=[.F42]+[.I42]" office:value-type="float" office:value="0.04" calcext:value-type="float">
            <text:p>0.04</text:p>
          </table:table-cell>
          <table:table-cell table:formula="of:=[.I43]*(-1)*[.C43]/([.C43]+[.$B$3]*[.D43])" office:value-type="float" office:value="-0.000741364370568359" calcext:value-type="float">
            <text:p>-0.0007413644</text:p>
          </table:table-cell>
          <table:table-cell table:formula="of:=[.I43]*[.D43]/([.C43]/[.$B$3]+[.D43])" office:value-type="float" office:value="0.000258635629431641" calcext:value-type="float">
            <text:p>0.0002586356</text:p>
          </table:table-cell>
          <table:table-cell table:formula="of:=[.H42]-[.G4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3]+[.G43]" office:value-type="float" office:value="0.114942249194086" calcext:value-type="float">
            <text:p>0.1149422492</text:p>
          </table:table-cell>
          <table:table-cell table:formula="of:=[.D43]-[.G43]-[.H43]" office:value-type="float" office:value="0.0291155016118288" calcext:value-type="float">
            <text:p>0.0291155016</text:p>
          </table:table-cell>
          <table:table-cell table:formula="of:=[.E43]+[.H43]" office:value-type="float" office:value="0.00594224919408561" calcext:value-type="float">
            <text:p>0.0059422492</text:p>
          </table:table-cell>
          <table:table-cell table:formula="of:=[.F43]+[.I43]" office:value-type="float" office:value="0.041" calcext:value-type="float">
            <text:p>0.041</text:p>
          </table:table-cell>
          <table:table-cell table:formula="of:=[.I44]*(-1)*[.C44]/([.C44]+[.$B$3]*[.D44])" office:value-type="float" office:value="-0.000736901172231393" calcext:value-type="float">
            <text:p>-0.0007369012</text:p>
          </table:table-cell>
          <table:table-cell table:formula="of:=[.I44]*[.D44]/([.C44]/[.$B$3]+[.D44])" office:value-type="float" office:value="0.000263098827768607" calcext:value-type="float">
            <text:p>0.0002630988</text:p>
          </table:table-cell>
          <table:table-cell table:formula="of:=[.H43]-[.G4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4]+[.G44]" office:value-type="float" office:value="0.114205348021854" calcext:value-type="float">
            <text:p>0.114205348</text:p>
          </table:table-cell>
          <table:table-cell table:formula="of:=[.D44]-[.G44]-[.H44]" office:value-type="float" office:value="0.0295893039562916" calcext:value-type="float">
            <text:p>0.029589304</text:p>
          </table:table-cell>
          <table:table-cell table:formula="of:=[.E44]+[.H44]" office:value-type="float" office:value="0.00620534802185422" calcext:value-type="float">
            <text:p>0.006205348</text:p>
          </table:table-cell>
          <table:table-cell table:formula="of:=[.F44]+[.I44]" office:value-type="float" office:value="0.042" calcext:value-type="float">
            <text:p>0.042</text:p>
          </table:table-cell>
          <table:table-cell table:formula="of:=[.I45]*(-1)*[.C45]/([.C45]+[.$B$3]*[.D45])" office:value-type="float" office:value="-0.000732501249553742" calcext:value-type="float">
            <text:p>-0.0007325012</text:p>
          </table:table-cell>
          <table:table-cell table:formula="of:=[.I45]*[.D45]/([.C45]/[.$B$3]+[.D45])" office:value-type="float" office:value="0.000267498750446258" calcext:value-type="float">
            <text:p>0.0002674988</text:p>
          </table:table-cell>
          <table:table-cell table:formula="of:=[.H44]-[.G4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5]+[.G45]" office:value-type="float" office:value="0.1134728467723" calcext:value-type="float">
            <text:p>0.1134728468</text:p>
          </table:table-cell>
          <table:table-cell table:formula="of:=[.D45]-[.G45]-[.H45]" office:value-type="float" office:value="0.030054306455399" calcext:value-type="float">
            <text:p>0.0300543065</text:p>
          </table:table-cell>
          <table:table-cell table:formula="of:=[.E45]+[.H45]" office:value-type="float" office:value="0.00647284677230048" calcext:value-type="float">
            <text:p>0.0064728468</text:p>
          </table:table-cell>
          <table:table-cell table:formula="of:=[.F45]+[.I45]" office:value-type="float" office:value="0.043" calcext:value-type="float">
            <text:p>0.043</text:p>
          </table:table-cell>
          <table:table-cell table:formula="of:=[.I46]*(-1)*[.C46]/([.C46]+[.$B$3]*[.D46])" office:value-type="float" office:value="-0.000728163055144611" calcext:value-type="float">
            <text:p>-0.0007281631</text:p>
          </table:table-cell>
          <table:table-cell table:formula="of:=[.I46]*[.D46]/([.C46]/[.$B$3]+[.D46])" office:value-type="float" office:value="0.000271836944855389" calcext:value-type="float">
            <text:p>0.0002718369</text:p>
          </table:table-cell>
          <table:table-cell table:formula="of:=[.H45]-[.G4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6]+[.G46]" office:value-type="float" office:value="0.112744683717156" calcext:value-type="float">
            <text:p>0.1127446837</text:p>
          </table:table-cell>
          <table:table-cell table:formula="of:=[.D46]-[.G46]-[.H46]" office:value-type="float" office:value="0.0305106325656883" calcext:value-type="float">
            <text:p>0.0305106326</text:p>
          </table:table-cell>
          <table:table-cell table:formula="of:=[.E46]+[.H46]" office:value-type="float" office:value="0.00674468371715587" calcext:value-type="float">
            <text:p>0.0067446837</text:p>
          </table:table-cell>
          <table:table-cell table:formula="of:=[.F46]+[.I46]" office:value-type="float" office:value="0.044" calcext:value-type="float">
            <text:p>0.044</text:p>
          </table:table-cell>
          <table:table-cell table:formula="of:=[.I47]*(-1)*[.C47]/([.C47]+[.$B$3]*[.D47])" office:value-type="float" office:value="-0.00072388509367549" calcext:value-type="float">
            <text:p>-0.0007238851</text:p>
          </table:table-cell>
          <table:table-cell table:formula="of:=[.I47]*[.D47]/([.C47]/[.$B$3]+[.D47])" office:value-type="float" office:value="0.000276114906324511" calcext:value-type="float">
            <text:p>0.0002761149</text:p>
          </table:table-cell>
          <table:table-cell table:formula="of:=[.H46]-[.G4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7]+[.G47]" office:value-type="float" office:value="0.11202079862348" calcext:value-type="float">
            <text:p>0.1120207986</text:p>
          </table:table-cell>
          <table:table-cell table:formula="of:=[.D47]-[.G47]-[.H47]" office:value-type="float" office:value="0.0309584027530392" calcext:value-type="float">
            <text:p>0.0309584028</text:p>
          </table:table-cell>
          <table:table-cell table:formula="of:=[.E47]+[.H47]" office:value-type="float" office:value="0.00702079862348038" calcext:value-type="float">
            <text:p>0.0070207986</text:p>
          </table:table-cell>
          <table:table-cell table:formula="of:=[.F47]+[.I47]" office:value-type="float" office:value="0.045" calcext:value-type="float">
            <text:p>0.045</text:p>
          </table:table-cell>
          <table:table-cell table:formula="of:=[.I48]*(-1)*[.C48]/([.C48]+[.$B$3]*[.D48])" office:value-type="float" office:value="-0.000719665919640832" calcext:value-type="float">
            <text:p>-0.0007196659</text:p>
          </table:table-cell>
          <table:table-cell table:formula="of:=[.I48]*[.D48]/([.C48]/[.$B$3]+[.D48])" office:value-type="float" office:value="0.000280334080359169" calcext:value-type="float">
            <text:p>0.0002803341</text:p>
          </table:table-cell>
          <table:table-cell table:formula="of:=[.H47]-[.G4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8]+[.G48]" office:value-type="float" office:value="0.111301132703839" calcext:value-type="float">
            <text:p>0.1113011327</text:p>
          </table:table-cell>
          <table:table-cell table:formula="of:=[.D48]-[.G48]-[.H48]" office:value-type="float" office:value="0.0313977345923209" calcext:value-type="float">
            <text:p>0.0313977346</text:p>
          </table:table-cell>
          <table:table-cell table:formula="of:=[.E48]+[.H48]" office:value-type="float" office:value="0.00730113270383954" calcext:value-type="float">
            <text:p>0.0073011327</text:p>
          </table:table-cell>
          <table:table-cell table:formula="of:=[.F48]+[.I48]" office:value-type="float" office:value="0.046" calcext:value-type="float">
            <text:p>0.046</text:p>
          </table:table-cell>
          <table:table-cell table:formula="of:=[.I49]*(-1)*[.C49]/([.C49]+[.$B$3]*[.D49])" office:value-type="float" office:value="-0.000715504135235324" calcext:value-type="float">
            <text:p>-0.0007155041</text:p>
          </table:table-cell>
          <table:table-cell table:formula="of:=[.I49]*[.D49]/([.C49]/[.$B$3]+[.D49])" office:value-type="float" office:value="0.000284495864764677" calcext:value-type="float">
            <text:p>0.0002844959</text:p>
          </table:table-cell>
          <table:table-cell table:formula="of:=[.H48]-[.G4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49]+[.G49]" office:value-type="float" office:value="0.110585628568604" calcext:value-type="float">
            <text:p>0.1105856286</text:p>
          </table:table-cell>
          <table:table-cell table:formula="of:=[.D49]-[.G49]-[.H49]" office:value-type="float" office:value="0.0318287428627916" calcext:value-type="float">
            <text:p>0.0318287429</text:p>
          </table:table-cell>
          <table:table-cell table:formula="of:=[.E49]+[.H49]" office:value-type="float" office:value="0.00758562856860422" calcext:value-type="float">
            <text:p>0.0075856286</text:p>
          </table:table-cell>
          <table:table-cell table:formula="of:=[.F49]+[.I49]" office:value-type="float" office:value="0.047" calcext:value-type="float">
            <text:p>0.047</text:p>
          </table:table-cell>
          <table:table-cell table:formula="of:=[.I50]*(-1)*[.C50]/([.C50]+[.$B$3]*[.D50])" office:value-type="float" office:value="-0.000711398388340623" calcext:value-type="float">
            <text:p>-0.0007113984</text:p>
          </table:table-cell>
          <table:table-cell table:formula="of:=[.I50]*[.D50]/([.C50]/[.$B$3]+[.D50])" office:value-type="float" office:value="0.000288601611659377" calcext:value-type="float">
            <text:p>0.0002886016</text:p>
          </table:table-cell>
          <table:table-cell table:formula="of:=[.H49]-[.G4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0]+[.G50]" office:value-type="float" office:value="0.109874230180264" calcext:value-type="float">
            <text:p>0.1098742302</text:p>
          </table:table-cell>
          <table:table-cell table:formula="of:=[.D50]-[.G50]-[.H50]" office:value-type="float" office:value="0.0322515396394728" calcext:value-type="float">
            <text:p>0.0322515396</text:p>
          </table:table-cell>
          <table:table-cell table:formula="of:=[.E50]+[.H50]" office:value-type="float" office:value="0.0078742301802636" calcext:value-type="float">
            <text:p>0.0078742302</text:p>
          </table:table-cell>
          <table:table-cell table:formula="of:=[.F50]+[.I50]" office:value-type="float" office:value="0.048" calcext:value-type="float">
            <text:p>0.048</text:p>
          </table:table-cell>
          <table:table-cell table:formula="of:=[.I51]*(-1)*[.C51]/([.C51]+[.$B$3]*[.D51])" office:value-type="float" office:value="-0.00070734737061495" calcext:value-type="float">
            <text:p>-0.0007073474</text:p>
          </table:table-cell>
          <table:table-cell table:formula="of:=[.I51]*[.D51]/([.C51]/[.$B$3]+[.D51])" office:value-type="float" office:value="0.000292652629385051" calcext:value-type="float">
            <text:p>0.0002926526</text:p>
          </table:table-cell>
          <table:table-cell table:formula="of:=[.H50]-[.G5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1]+[.G51]" office:value-type="float" office:value="0.109166882809649" calcext:value-type="float">
            <text:p>0.1091668828</text:p>
          </table:table-cell>
          <table:table-cell table:formula="of:=[.D51]-[.G51]-[.H51]" office:value-type="float" office:value="0.0326662343807027" calcext:value-type="float">
            <text:p>0.0326662344</text:p>
          </table:table-cell>
          <table:table-cell table:formula="of:=[.E51]+[.H51]" office:value-type="float" office:value="0.00816688280964865" calcext:value-type="float">
            <text:p>0.0081668828</text:p>
          </table:table-cell>
          <table:table-cell table:formula="of:=[.F51]+[.I51]" office:value-type="float" office:value="0.049" calcext:value-type="float">
            <text:p>0.049</text:p>
          </table:table-cell>
          <table:table-cell table:formula="of:=[.I52]*(-1)*[.C52]/([.C52]+[.$B$3]*[.D52])" office:value-type="float" office:value="-0.000703349815679378" calcext:value-type="float">
            <text:p>-0.0007033498</text:p>
          </table:table-cell>
          <table:table-cell table:formula="of:=[.I52]*[.D52]/([.C52]/[.$B$3]+[.D52])" office:value-type="float" office:value="0.000296650184320622" calcext:value-type="float">
            <text:p>0.0002966502</text:p>
          </table:table-cell>
          <table:table-cell table:formula="of:=[.H51]-[.G5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2]+[.G52]" office:value-type="float" office:value="0.108463532993969" calcext:value-type="float">
            <text:p>0.108463533</text:p>
          </table:table-cell>
          <table:table-cell table:formula="of:=[.D52]-[.G52]-[.H52]" office:value-type="float" office:value="0.0330729340120615" calcext:value-type="float">
            <text:p>0.033072934</text:p>
          </table:table-cell>
          <table:table-cell table:formula="of:=[.E52]+[.H52]" office:value-type="float" office:value="0.00846353299396927" calcext:value-type="float">
            <text:p>0.008463533</text:p>
          </table:table-cell>
          <table:table-cell table:formula="of:=[.F52]+[.I52]" office:value-type="float" office:value="0.05" calcext:value-type="float">
            <text:p>0.05</text:p>
          </table:table-cell>
          <table:table-cell table:formula="of:=[.I53]*(-1)*[.C53]/([.C53]+[.$B$3]*[.D53])" office:value-type="float" office:value="-0.000699404497395084" calcext:value-type="float">
            <text:p>-0.0006994045</text:p>
          </table:table-cell>
          <table:table-cell table:formula="of:=[.I53]*[.D53]/([.C53]/[.$B$3]+[.D53])" office:value-type="float" office:value="0.000300595502604916" calcext:value-type="float">
            <text:p>0.0003005955</text:p>
          </table:table-cell>
          <table:table-cell table:formula="of:=[.H52]-[.G5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3]+[.G53]" office:value-type="float" office:value="0.107764128496574" calcext:value-type="float">
            <text:p>0.1077641285</text:p>
          </table:table-cell>
          <table:table-cell table:formula="of:=[.D53]-[.G53]-[.H53]" office:value-type="float" office:value="0.0334717430068516" calcext:value-type="float">
            <text:p>0.033471743</text:p>
          </table:table-cell>
          <table:table-cell table:formula="of:=[.E53]+[.H53]" office:value-type="float" office:value="0.00876412849657419" calcext:value-type="float">
            <text:p>0.0087641285</text:p>
          </table:table-cell>
          <table:table-cell table:formula="of:=[.F53]+[.I53]" office:value-type="float" office:value="0.051" calcext:value-type="float">
            <text:p>0.051</text:p>
          </table:table-cell>
          <table:table-cell table:formula="of:=[.I54]*(-1)*[.C54]/([.C54]+[.$B$3]*[.D54])" office:value-type="float" office:value="-0.000695510228226208" calcext:value-type="float">
            <text:p>-0.0006955102</text:p>
          </table:table-cell>
          <table:table-cell table:formula="of:=[.I54]*[.D54]/([.C54]/[.$B$3]+[.D54])" office:value-type="float" office:value="0.000304489771773792" calcext:value-type="float">
            <text:p>0.0003044898</text:p>
          </table:table-cell>
          <table:table-cell table:formula="of:=[.H53]-[.G5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4]+[.G54]" office:value-type="float" office:value="0.107068618268348" calcext:value-type="float">
            <text:p>0.1070686183</text:p>
          </table:table-cell>
          <table:table-cell table:formula="of:=[.D54]-[.G54]-[.H54]" office:value-type="float" office:value="0.033862763463304" calcext:value-type="float">
            <text:p>0.0338627635</text:p>
          </table:table-cell>
          <table:table-cell table:formula="of:=[.E54]+[.H54]" office:value-type="float" office:value="0.00906861826834798" calcext:value-type="float">
            <text:p>0.0090686183</text:p>
          </table:table-cell>
          <table:table-cell table:formula="of:=[.F54]+[.I54]" office:value-type="float" office:value="0.052" calcext:value-type="float">
            <text:p>0.052</text:p>
          </table:table-cell>
          <table:table-cell table:formula="of:=[.I55]*(-1)*[.C55]/([.C55]+[.$B$3]*[.D55])" office:value-type="float" office:value="-0.000691665857683343" calcext:value-type="float">
            <text:p>-0.0006916659</text:p>
          </table:table-cell>
          <table:table-cell table:formula="of:=[.I55]*[.D55]/([.C55]/[.$B$3]+[.D55])" office:value-type="float" office:value="0.000308334142316658" calcext:value-type="float">
            <text:p>0.0003083341</text:p>
          </table:table-cell>
          <table:table-cell table:formula="of:=[.H54]-[.G5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5]+[.G55]" office:value-type="float" office:value="0.106376952410665" calcext:value-type="float">
            <text:p>0.1063769524</text:p>
          </table:table-cell>
          <table:table-cell table:formula="of:=[.D55]-[.G55]-[.H55]" office:value-type="float" office:value="0.0342460951786707" calcext:value-type="float">
            <text:p>0.0342460952</text:p>
          </table:table-cell>
          <table:table-cell table:formula="of:=[.E55]+[.H55]" office:value-type="float" office:value="0.00937695241066464" calcext:value-type="float">
            <text:p>0.0093769524</text:p>
          </table:table-cell>
          <table:table-cell table:formula="of:=[.F55]+[.I55]" office:value-type="float" office:value="0.053" calcext:value-type="float">
            <text:p>0.053</text:p>
          </table:table-cell>
          <table:table-cell table:formula="of:=[.I56]*(-1)*[.C56]/([.C56]+[.$B$3]*[.D56])" office:value-type="float" office:value="-0.000687870270842985" calcext:value-type="float">
            <text:p>-0.0006878703</text:p>
          </table:table-cell>
          <table:table-cell table:formula="of:=[.I56]*[.D56]/([.C56]/[.$B$3]+[.D56])" office:value-type="float" office:value="0.000312129729157015" calcext:value-type="float">
            <text:p>0.0003121297</text:p>
          </table:table-cell>
          <table:table-cell table:formula="of:=[.H55]-[.G5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6]+[.G56]" office:value-type="float" office:value="0.105689082139822" calcext:value-type="float">
            <text:p>0.1056890821</text:p>
          </table:table-cell>
          <table:table-cell table:formula="of:=[.D56]-[.G56]-[.H56]" office:value-type="float" office:value="0.0346218357203567" calcext:value-type="float">
            <text:p>0.0346218357</text:p>
          </table:table-cell>
          <table:table-cell table:formula="of:=[.E56]+[.H56]" office:value-type="float" office:value="0.00968908213982165" calcext:value-type="float">
            <text:p>0.0096890821</text:p>
          </table:table-cell>
          <table:table-cell table:formula="of:=[.F56]+[.I56]" office:value-type="float" office:value="0.054" calcext:value-type="float">
            <text:p>0.054</text:p>
          </table:table-cell>
          <table:table-cell table:formula="of:=[.I57]*(-1)*[.C57]/([.C57]+[.$B$3]*[.D57])" office:value-type="float" office:value="-0.000684122386938616" calcext:value-type="float">
            <text:p>-0.0006841224</text:p>
          </table:table-cell>
          <table:table-cell table:formula="of:=[.I57]*[.D57]/([.C57]/[.$B$3]+[.D57])" office:value-type="float" office:value="0.000315877613061384" calcext:value-type="float">
            <text:p>0.0003158776</text:p>
          </table:table-cell>
          <table:table-cell table:formula="of:=[.H56]-[.G5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7]+[.G57]" office:value-type="float" office:value="0.105004959752883" calcext:value-type="float">
            <text:p>0.1050049598</text:p>
          </table:table-cell>
          <table:table-cell table:formula="of:=[.D57]-[.G57]-[.H57]" office:value-type="float" office:value="0.0349900804942339" calcext:value-type="float">
            <text:p>0.0349900805</text:p>
          </table:table-cell>
          <table:table-cell table:formula="of:=[.E57]+[.H57]" office:value-type="float" office:value="0.010004959752883" calcext:value-type="float">
            <text:p>0.0100049598</text:p>
          </table:table-cell>
          <table:table-cell table:formula="of:=[.F57]+[.I57]" office:value-type="float" office:value="0.055" calcext:value-type="float">
            <text:p>0.055</text:p>
          </table:table-cell>
          <table:table-cell table:formula="of:=[.I58]*(-1)*[.C58]/([.C58]+[.$B$3]*[.D58])" office:value-type="float" office:value="-0.000680421158019332" calcext:value-type="float">
            <text:p>-0.0006804212</text:p>
          </table:table-cell>
          <table:table-cell table:formula="of:=[.I58]*[.D58]/([.C58]/[.$B$3]+[.D58])" office:value-type="float" office:value="0.000319578841980668" calcext:value-type="float">
            <text:p>0.0003195788</text:p>
          </table:table-cell>
          <table:table-cell table:formula="of:=[.H57]-[.G5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8]+[.G58]" office:value-type="float" office:value="0.104324538594864" calcext:value-type="float">
            <text:p>0.1043245386</text:p>
          </table:table-cell>
          <table:table-cell table:formula="of:=[.D58]-[.G58]-[.H58]" office:value-type="float" office:value="0.0353509228102726" calcext:value-type="float">
            <text:p>0.0353509228</text:p>
          </table:table-cell>
          <table:table-cell table:formula="of:=[.E58]+[.H58]" office:value-type="float" office:value="0.0103245385948637" calcext:value-type="float">
            <text:p>0.0103245386</text:p>
          </table:table-cell>
          <table:table-cell table:formula="of:=[.F58]+[.I58]" office:value-type="float" office:value="0.056" calcext:value-type="float">
            <text:p>0.056</text:p>
          </table:table-cell>
          <table:table-cell table:formula="of:=[.I59]*(-1)*[.C59]/([.C59]+[.$B$3]*[.D59])" office:value-type="float" office:value="-0.000676765567672236" calcext:value-type="float">
            <text:p>-0.0006767656</text:p>
          </table:table-cell>
          <table:table-cell table:formula="of:=[.I59]*[.D59]/([.C59]/[.$B$3]+[.D59])" office:value-type="float" office:value="0.000323234432327765" calcext:value-type="float">
            <text:p>0.0003232344</text:p>
          </table:table-cell>
          <table:table-cell table:formula="of:=[.H58]-[.G5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59]+[.G59]" office:value-type="float" office:value="0.103647773027191" calcext:value-type="float">
            <text:p>0.103647773</text:p>
          </table:table-cell>
          <table:table-cell table:formula="of:=[.D59]-[.G59]-[.H59]" office:value-type="float" office:value="0.0357044539456171" calcext:value-type="float">
            <text:p>0.0357044539</text:p>
          </table:table-cell>
          <table:table-cell table:formula="of:=[.E59]+[.H59]" office:value-type="float" office:value="0.0106477730271915" calcext:value-type="float">
            <text:p>0.010647773</text:p>
          </table:table-cell>
          <table:table-cell table:formula="of:=[.F59]+[.I59]" office:value-type="float" office:value="0.057" calcext:value-type="float">
            <text:p>0.057</text:p>
          </table:table-cell>
          <table:table-cell table:formula="of:=[.I60]*(-1)*[.C60]/([.C60]+[.$B$3]*[.D60])" office:value-type="float" office:value="-0.000673154629805033" calcext:value-type="float">
            <text:p>-0.0006731546</text:p>
          </table:table-cell>
          <table:table-cell table:formula="of:=[.I60]*[.D60]/([.C60]/[.$B$3]+[.D60])" office:value-type="float" office:value="0.000326845370194967" calcext:value-type="float">
            <text:p>0.0003268454</text:p>
          </table:table-cell>
          <table:table-cell table:formula="of:=[.H59]-[.G5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0]+[.G60]" office:value-type="float" office:value="0.102974618397386" calcext:value-type="float">
            <text:p>0.1029746184</text:p>
          </table:table-cell>
          <table:table-cell table:formula="of:=[.D60]-[.G60]-[.H60]" office:value-type="float" office:value="0.0360507632052271" calcext:value-type="float">
            <text:p>0.0360507632</text:p>
          </table:table-cell>
          <table:table-cell table:formula="of:=[.E60]+[.H60]" office:value-type="float" office:value="0.0109746183973864" calcext:value-type="float">
            <text:p>0.0109746184</text:p>
          </table:table-cell>
          <table:table-cell table:formula="of:=[.F60]+[.I60]" office:value-type="float" office:value="0.058" calcext:value-type="float">
            <text:p>0.058</text:p>
          </table:table-cell>
          <table:table-cell table:formula="of:=[.I61]*(-1)*[.C61]/([.C61]+[.$B$3]*[.D61])" office:value-type="float" office:value="-0.000669587387485503" calcext:value-type="float">
            <text:p>-0.0006695874</text:p>
          </table:table-cell>
          <table:table-cell table:formula="of:=[.I61]*[.D61]/([.C61]/[.$B$3]+[.D61])" office:value-type="float" office:value="0.000330412612514498" calcext:value-type="float">
            <text:p>0.0003304126</text:p>
          </table:table-cell>
          <table:table-cell table:formula="of:=[.H60]-[.G6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1]+[.G61]" office:value-type="float" office:value="0.102305031009901" calcext:value-type="float">
            <text:p>0.102305031</text:p>
          </table:table-cell>
          <table:table-cell table:formula="of:=[.D61]-[.G61]-[.H61]" office:value-type="float" office:value="0.0363899379801981" calcext:value-type="float">
            <text:p>0.036389938</text:p>
          </table:table-cell>
          <table:table-cell table:formula="of:=[.E61]+[.H61]" office:value-type="float" office:value="0.0113050310099009" calcext:value-type="float">
            <text:p>0.011305031</text:p>
          </table:table-cell>
          <table:table-cell table:formula="of:=[.F61]+[.I61]" office:value-type="float" office:value="0.0590000000000001" calcext:value-type="float">
            <text:p>0.059</text:p>
          </table:table-cell>
          <table:table-cell table:formula="of:=[.I62]*(-1)*[.C62]/([.C62]+[.$B$3]*[.D62])" office:value-type="float" office:value="-0.000666062911834718" calcext:value-type="float">
            <text:p>-0.0006660629</text:p>
          </table:table-cell>
          <table:table-cell table:formula="of:=[.I62]*[.D62]/([.C62]/[.$B$3]+[.D62])" office:value-type="float" office:value="0.000333937088165283" calcext:value-type="float">
            <text:p>0.0003339371</text:p>
          </table:table-cell>
          <table:table-cell table:formula="of:=[.H61]-[.G6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2]+[.G62]" office:value-type="float" office:value="0.101638968098066" calcext:value-type="float">
            <text:p>0.1016389681</text:p>
          </table:table-cell>
          <table:table-cell table:formula="of:=[.D62]-[.G62]-[.H62]" office:value-type="float" office:value="0.0367220638038676" calcext:value-type="float">
            <text:p>0.0367220638</text:p>
          </table:table-cell>
          <table:table-cell table:formula="of:=[.E62]+[.H62]" office:value-type="float" office:value="0.0116389680980662" calcext:value-type="float">
            <text:p>0.0116389681</text:p>
          </table:table-cell>
          <table:table-cell table:formula="of:=[.F62]+[.I62]" office:value-type="float" office:value="0.06" calcext:value-type="float">
            <text:p>0.06</text:p>
          </table:table-cell>
          <table:table-cell table:formula="of:=[.I63]*(-1)*[.C63]/([.C63]+[.$B$3]*[.D63])" office:value-type="float" office:value="-0.000662580300971111" calcext:value-type="float">
            <text:p>-0.0006625803</text:p>
          </table:table-cell>
          <table:table-cell table:formula="of:=[.I63]*[.D63]/([.C63]/[.$B$3]+[.D63])" office:value-type="float" office:value="0.00033741969902889" calcext:value-type="float">
            <text:p>0.0003374197</text:p>
          </table:table-cell>
          <table:table-cell table:formula="of:=[.H62]-[.G6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3]+[.G63]" office:value-type="float" office:value="0.100976387797095" calcext:value-type="float">
            <text:p>0.1009763878</text:p>
          </table:table-cell>
          <table:table-cell table:formula="of:=[.D63]-[.G63]-[.H63]" office:value-type="float" office:value="0.0370472244058098" calcext:value-type="float">
            <text:p>0.0370472244</text:p>
          </table:table-cell>
          <table:table-cell table:formula="of:=[.E63]+[.H63]" office:value-type="float" office:value="0.0119763877970951" calcext:value-type="float">
            <text:p>0.0119763878</text:p>
          </table:table-cell>
          <table:table-cell table:formula="of:=[.F63]+[.I63]" office:value-type="float" office:value="0.0610000000000001" calcext:value-type="float">
            <text:p>0.061</text:p>
          </table:table-cell>
          <table:table-cell table:formula="of:=[.I64]*(-1)*[.C64]/([.C64]+[.$B$3]*[.D64])" office:value-type="float" office:value="-0.000659138679002627" calcext:value-type="float">
            <text:p>-0.0006591387</text:p>
          </table:table-cell>
          <table:table-cell table:formula="of:=[.I64]*[.D64]/([.C64]/[.$B$3]+[.D64])" office:value-type="float" office:value="0.000340861320997374" calcext:value-type="float">
            <text:p>0.0003408613</text:p>
          </table:table-cell>
          <table:table-cell table:formula="of:=[.H63]-[.G6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4]+[.G64]" office:value-type="float" office:value="0.100317249118092" calcext:value-type="float">
            <text:p>0.1003172491</text:p>
          </table:table-cell>
          <table:table-cell table:formula="of:=[.D64]-[.G64]-[.H64]" office:value-type="float" office:value="0.0373655017638151" calcext:value-type="float">
            <text:p>0.0373655018</text:p>
          </table:table-cell>
          <table:table-cell table:formula="of:=[.E64]+[.H64]" office:value-type="float" office:value="0.0123172491180925" calcext:value-type="float">
            <text:p>0.0123172491</text:p>
          </table:table-cell>
          <table:table-cell table:formula="of:=[.F64]+[.I64]" office:value-type="float" office:value="0.062" calcext:value-type="float">
            <text:p>0.062</text:p>
          </table:table-cell>
          <table:table-cell table:formula="of:=[.I65]*(-1)*[.C65]/([.C65]+[.$B$3]*[.D65])" office:value-type="float" office:value="-0.000655737195064402" calcext:value-type="float">
            <text:p>-0.0006557372</text:p>
          </table:table-cell>
          <table:table-cell table:formula="of:=[.I65]*[.D65]/([.C65]/[.$B$3]+[.D65])" office:value-type="float" office:value="0.000344262804935598" calcext:value-type="float">
            <text:p>0.0003442628</text:p>
          </table:table-cell>
          <table:table-cell table:formula="of:=[.H64]-[.G6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5]+[.G65]" office:value-type="float" office:value="0.099661511923028" calcext:value-type="float">
            <text:p>0.0996615119</text:p>
          </table:table-cell>
          <table:table-cell table:formula="of:=[.D65]-[.G65]-[.H65]" office:value-type="float" office:value="0.0376769761539439" calcext:value-type="float">
            <text:p>0.0376769762</text:p>
          </table:table-cell>
          <table:table-cell table:formula="of:=[.E65]+[.H65]" office:value-type="float" office:value="0.0126615119230281" calcext:value-type="float">
            <text:p>0.0126615119</text:p>
          </table:table-cell>
          <table:table-cell table:formula="of:=[.F65]+[.I65]" office:value-type="float" office:value="0.063" calcext:value-type="float">
            <text:p>0.063</text:p>
          </table:table-cell>
          <table:table-cell table:formula="of:=[.I66]*(-1)*[.C66]/([.C66]+[.$B$3]*[.D66])" office:value-type="float" office:value="-0.00065237502239955" calcext:value-type="float">
            <text:p>-0.000652375</text:p>
          </table:table-cell>
          <table:table-cell table:formula="of:=[.I66]*[.D66]/([.C66]/[.$B$3]+[.D66])" office:value-type="float" office:value="0.00034762497760045" calcext:value-type="float">
            <text:p>0.000347625</text:p>
          </table:table-cell>
          <table:table-cell table:formula="of:=[.H65]-[.G6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6]+[.G66]" office:value-type="float" office:value="0.0990091369006284" calcext:value-type="float">
            <text:p>0.0990091369</text:p>
          </table:table-cell>
          <table:table-cell table:formula="of:=[.D66]-[.G66]-[.H66]" office:value-type="float" office:value="0.037981726198743" calcext:value-type="float">
            <text:p>0.0379817262</text:p>
          </table:table-cell>
          <table:table-cell table:formula="of:=[.E66]+[.H66]" office:value-type="float" office:value="0.0130091369006285" calcext:value-type="float">
            <text:p>0.0130091369</text:p>
          </table:table-cell>
          <table:table-cell table:formula="of:=[.F66]+[.I66]" office:value-type="float" office:value="0.064" calcext:value-type="float">
            <text:p>0.064</text:p>
          </table:table-cell>
          <table:table-cell table:formula="of:=[.I67]*(-1)*[.C67]/([.C67]+[.$B$3]*[.D67])" office:value-type="float" office:value="-0.00064905135748079" calcext:value-type="float">
            <text:p>-0.0006490514</text:p>
          </table:table-cell>
          <table:table-cell table:formula="of:=[.I67]*[.D67]/([.C67]/[.$B$3]+[.D67])" office:value-type="float" office:value="0.00035094864251921" calcext:value-type="float">
            <text:p>0.0003509486</text:p>
          </table:table-cell>
          <table:table-cell table:formula="of:=[.H66]-[.G6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7]+[.G67]" office:value-type="float" office:value="0.0983600855431476" calcext:value-type="float">
            <text:p>0.0983600855</text:p>
          </table:table-cell>
          <table:table-cell table:formula="of:=[.D67]-[.G67]-[.H67]" office:value-type="float" office:value="0.0382798289137046" calcext:value-type="float">
            <text:p>0.0382798289</text:p>
          </table:table-cell>
          <table:table-cell table:formula="of:=[.E67]+[.H67]" office:value-type="float" office:value="0.0133600855431477" calcext:value-type="float">
            <text:p>0.0133600855</text:p>
          </table:table-cell>
          <table:table-cell table:formula="of:=[.F67]+[.I67]" office:value-type="float" office:value="0.065" calcext:value-type="float">
            <text:p>0.065</text:p>
          </table:table-cell>
          <table:table-cell table:formula="of:=[.I68]*(-1)*[.C68]/([.C68]+[.$B$3]*[.D68])" office:value-type="float" office:value="-0.000645765419170787" calcext:value-type="float">
            <text:p>-0.0006457654</text:p>
          </table:table-cell>
          <table:table-cell table:formula="of:=[.I68]*[.D68]/([.C68]/[.$B$3]+[.D68])" office:value-type="float" office:value="0.000354234580829214" calcext:value-type="float">
            <text:p>0.0003542346</text:p>
          </table:table-cell>
          <table:table-cell table:formula="of:=[.H67]-[.G6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8]+[.G68]" office:value-type="float" office:value="0.0977143201239769" calcext:value-type="float">
            <text:p>0.0977143201</text:p>
          </table:table-cell>
          <table:table-cell table:formula="of:=[.D68]-[.G68]-[.H68]" office:value-type="float" office:value="0.0385713597520461" calcext:value-type="float">
            <text:p>0.0385713598</text:p>
          </table:table-cell>
          <table:table-cell table:formula="of:=[.E68]+[.H68]" office:value-type="float" office:value="0.013714320123977" calcext:value-type="float">
            <text:p>0.0137143201</text:p>
          </table:table-cell>
          <table:table-cell table:formula="of:=[.F68]+[.I68]" office:value-type="float" office:value="0.066" calcext:value-type="float">
            <text:p>0.066</text:p>
          </table:table-cell>
          <table:table-cell table:formula="of:=[.I69]*(-1)*[.C69]/([.C69]+[.$B$3]*[.D69])" office:value-type="float" office:value="-0.000642516447919192" calcext:value-type="float">
            <text:p>-0.0006425164</text:p>
          </table:table-cell>
          <table:table-cell table:formula="of:=[.I69]*[.D69]/([.C69]/[.$B$3]+[.D69])" office:value-type="float" office:value="0.000357483552080809" calcext:value-type="float">
            <text:p>0.0003574836</text:p>
          </table:table-cell>
          <table:table-cell table:formula="of:=[.H68]-[.G6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69]+[.G69]" office:value-type="float" office:value="0.0970718036760577" calcext:value-type="float">
            <text:p>0.0970718037</text:p>
          </table:table-cell>
          <table:table-cell table:formula="of:=[.D69]-[.G69]-[.H69]" office:value-type="float" office:value="0.0388563926478845" calcext:value-type="float">
            <text:p>0.0388563926</text:p>
          </table:table-cell>
          <table:table-cell table:formula="of:=[.E69]+[.H69]" office:value-type="float" office:value="0.0140718036760578" calcext:value-type="float">
            <text:p>0.0140718037</text:p>
          </table:table-cell>
          <table:table-cell table:formula="of:=[.F69]+[.I69]" office:value-type="float" office:value="0.067" calcext:value-type="float">
            <text:p>0.067</text:p>
          </table:table-cell>
          <table:table-cell table:formula="of:=[.I70]*(-1)*[.C70]/([.C70]+[.$B$3]*[.D70])" office:value-type="float" office:value="-0.000639303704994516" calcext:value-type="float">
            <text:p>-0.0006393037</text:p>
          </table:table-cell>
          <table:table-cell table:formula="of:=[.I70]*[.D70]/([.C70]/[.$B$3]+[.D70])" office:value-type="float" office:value="0.000360696295005485" calcext:value-type="float">
            <text:p>0.0003606963</text:p>
          </table:table-cell>
          <table:table-cell table:formula="of:=[.H69]-[.G6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0]+[.G70]" office:value-type="float" office:value="0.0964324999710631" calcext:value-type="float">
            <text:p>0.0964325</text:p>
          </table:table-cell>
          <table:table-cell table:formula="of:=[.D70]-[.G70]-[.H70]" office:value-type="float" office:value="0.0391350000578735" calcext:value-type="float">
            <text:p>0.0391350001</text:p>
          </table:table-cell>
          <table:table-cell table:formula="of:=[.E70]+[.H70]" office:value-type="float" office:value="0.0144324999710632" calcext:value-type="float">
            <text:p>0.0144325</text:p>
          </table:table-cell>
          <table:table-cell table:formula="of:=[.F70]+[.I70]" office:value-type="float" office:value="0.068" calcext:value-type="float">
            <text:p>0.068</text:p>
          </table:table-cell>
          <table:table-cell table:formula="of:=[.I71]*(-1)*[.C71]/([.C71]+[.$B$3]*[.D71])" office:value-type="float" office:value="-0.000636126471749038" calcext:value-type="float">
            <text:p>-0.0006361265</text:p>
          </table:table-cell>
          <table:table-cell table:formula="of:=[.I71]*[.D71]/([.C71]/[.$B$3]+[.D71])" office:value-type="float" office:value="0.000363873528250963" calcext:value-type="float">
            <text:p>0.0003638735</text:p>
          </table:table-cell>
          <table:table-cell table:formula="of:=[.H70]-[.G7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1]+[.G71]" office:value-type="float" office:value="0.0957963734993141" calcext:value-type="float">
            <text:p>0.0957963735</text:p>
          </table:table-cell>
          <table:table-cell table:formula="of:=[.D71]-[.G71]-[.H71]" office:value-type="float" office:value="0.0394072530013716" calcext:value-type="float">
            <text:p>0.039407253</text:p>
          </table:table-cell>
          <table:table-cell table:formula="of:=[.E71]+[.H71]" office:value-type="float" office:value="0.0147963734993142" calcext:value-type="float">
            <text:p>0.0147963735</text:p>
          </table:table-cell>
          <table:table-cell table:formula="of:=[.F71]+[.I71]" office:value-type="float" office:value="0.0690000000000001" calcext:value-type="float">
            <text:p>0.069</text:p>
          </table:table-cell>
          <table:table-cell table:formula="of:=[.I72]*(-1)*[.C72]/([.C72]+[.$B$3]*[.D72])" office:value-type="float" office:value="-0.000632984048915098" calcext:value-type="float">
            <text:p>-0.000632984</text:p>
          </table:table-cell>
          <table:table-cell table:formula="of:=[.I72]*[.D72]/([.C72]/[.$B$3]+[.D72])" office:value-type="float" office:value="0.000367015951084903" calcext:value-type="float">
            <text:p>0.000367016</text:p>
          </table:table-cell>
          <table:table-cell table:formula="of:=[.H71]-[.G7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2]+[.G72]" office:value-type="float" office:value="0.095163389450399" calcext:value-type="float">
            <text:p>0.0951633895</text:p>
          </table:table-cell>
          <table:table-cell table:formula="of:=[.D72]-[.G72]-[.H72]" office:value-type="float" office:value="0.0396732210992018" calcext:value-type="float">
            <text:p>0.0396732211</text:p>
          </table:table-cell>
          <table:table-cell table:formula="of:=[.E72]+[.H72]" office:value-type="float" office:value="0.0151633894503991" calcext:value-type="float">
            <text:p>0.0151633895</text:p>
          </table:table-cell>
          <table:table-cell table:formula="of:=[.F72]+[.I72]" office:value-type="float" office:value="0.07" calcext:value-type="float">
            <text:p>0.07</text:p>
          </table:table-cell>
          <table:table-cell table:formula="of:=[.I73]*(-1)*[.C73]/([.C73]+[.$B$3]*[.D73])" office:value-type="float" office:value="-0.00062987575593119" calcext:value-type="float">
            <text:p>-0.0006298758</text:p>
          </table:table-cell>
          <table:table-cell table:formula="of:=[.I73]*[.D73]/([.C73]/[.$B$3]+[.D73])" office:value-type="float" office:value="0.000370124244068811" calcext:value-type="float">
            <text:p>0.0003701242</text:p>
          </table:table-cell>
          <table:table-cell table:formula="of:=[.H72]-[.G7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3]+[.G73]" office:value-type="float" office:value="0.0945335136944678" calcext:value-type="float">
            <text:p>0.0945335137</text:p>
          </table:table-cell>
          <table:table-cell table:formula="of:=[.D73]-[.G73]-[.H73]" office:value-type="float" office:value="0.0399329726110642" calcext:value-type="float">
            <text:p>0.0399329726</text:p>
          </table:table-cell>
          <table:table-cell table:formula="of:=[.E73]+[.H73]" office:value-type="float" office:value="0.0155335136944679" calcext:value-type="float">
            <text:p>0.0155335137</text:p>
          </table:table-cell>
          <table:table-cell table:formula="of:=[.F73]+[.I73]" office:value-type="float" office:value="0.0710000000000001" calcext:value-type="float">
            <text:p>0.071</text:p>
          </table:table-cell>
          <table:table-cell table:formula="of:=[.I74]*(-1)*[.C74]/([.C74]+[.$B$3]*[.D74])" office:value-type="float" office:value="-0.000626800930296373" calcext:value-type="float">
            <text:p>-0.0006268009</text:p>
          </table:table-cell>
          <table:table-cell table:formula="of:=[.I74]*[.D74]/([.C74]/[.$B$3]+[.D74])" office:value-type="float" office:value="0.000373199069703628" calcext:value-type="float">
            <text:p>0.0003731991</text:p>
          </table:table-cell>
          <table:table-cell table:formula="of:=[.H73]-[.G7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4]+[.G74]" office:value-type="float" office:value="0.0939067127641714" calcext:value-type="float">
            <text:p>0.0939067128</text:p>
          </table:table-cell>
          <table:table-cell table:formula="of:=[.D74]-[.G74]-[.H74]" office:value-type="float" office:value="0.0401865744716569" calcext:value-type="float">
            <text:p>0.0401865745</text:p>
          </table:table-cell>
          <table:table-cell table:formula="of:=[.E74]+[.H74]" office:value-type="float" office:value="0.0159067127641716" calcext:value-type="float">
            <text:p>0.0159067128</text:p>
          </table:table-cell>
          <table:table-cell table:formula="of:=[.F74]+[.I74]" office:value-type="float" office:value="0.072" calcext:value-type="float">
            <text:p>0.072</text:p>
          </table:table-cell>
          <table:table-cell table:formula="of:=[.I75]*(-1)*[.C75]/([.C75]+[.$B$3]*[.D75])" office:value-type="float" office:value="-0.000623758926951601" calcext:value-type="float">
            <text:p>-0.0006237589</text:p>
          </table:table-cell>
          <table:table-cell table:formula="of:=[.I75]*[.D75]/([.C75]/[.$B$3]+[.D75])" office:value-type="float" office:value="0.0003762410730484" calcext:value-type="float">
            <text:p>0.0003762411</text:p>
          </table:table-cell>
          <table:table-cell table:formula="of:=[.H74]-[.G7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5]+[.G75]" office:value-type="float" office:value="0.0932829538372198" calcext:value-type="float">
            <text:p>0.0932829538</text:p>
          </table:table-cell>
          <table:table-cell table:formula="of:=[.D75]-[.G75]-[.H75]" office:value-type="float" office:value="0.0404340923255601" calcext:value-type="float">
            <text:p>0.0404340923</text:p>
          </table:table-cell>
          <table:table-cell table:formula="of:=[.E75]+[.H75]" office:value-type="float" office:value="0.01628295383722" calcext:value-type="float">
            <text:p>0.0162829538</text:p>
          </table:table-cell>
          <table:table-cell table:formula="of:=[.F75]+[.I75]" office:value-type="float" office:value="0.0730000000000001" calcext:value-type="float">
            <text:p>0.073</text:p>
          </table:table-cell>
          <table:table-cell table:formula="of:=[.I76]*(-1)*[.C76]/([.C76]+[.$B$3]*[.D76])" office:value-type="float" office:value="-0.000620749117686654" calcext:value-type="float">
            <text:p>-0.0006207491</text:p>
          </table:table-cell>
          <table:table-cell table:formula="of:=[.I76]*[.D76]/([.C76]/[.$B$3]+[.D76])" office:value-type="float" office:value="0.000379250882313346" calcext:value-type="float">
            <text:p>0.0003792509</text:p>
          </table:table-cell>
          <table:table-cell table:formula="of:=[.H75]-[.G7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6]+[.G76]" office:value-type="float" office:value="0.0926622047195332" calcext:value-type="float">
            <text:p>0.0926622047</text:p>
          </table:table-cell>
          <table:table-cell table:formula="of:=[.D76]-[.G76]-[.H76]" office:value-type="float" office:value="0.0406755905609334" calcext:value-type="float">
            <text:p>0.0406755906</text:p>
          </table:table-cell>
          <table:table-cell table:formula="of:=[.E76]+[.H76]" office:value-type="float" office:value="0.0166622047195333" calcext:value-type="float">
            <text:p>0.0166622047</text:p>
          </table:table-cell>
          <table:table-cell table:formula="of:=[.F76]+[.I76]" office:value-type="float" office:value="0.0740000000000001" calcext:value-type="float">
            <text:p>0.074</text:p>
          </table:table-cell>
          <table:table-cell table:formula="of:=[.I77]*(-1)*[.C77]/([.C77]+[.$B$3]*[.D77])" office:value-type="float" office:value="-0.000617770890571422" calcext:value-type="float">
            <text:p>-0.0006177709</text:p>
          </table:table-cell>
          <table:table-cell table:formula="of:=[.I77]*[.D77]/([.C77]/[.$B$3]+[.D77])" office:value-type="float" office:value="0.000382229109428578" calcext:value-type="float">
            <text:p>0.0003822291</text:p>
          </table:table-cell>
          <table:table-cell table:formula="of:=[.H76]-[.G7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7]+[.G77]" office:value-type="float" office:value="0.0920444338289618" calcext:value-type="float">
            <text:p>0.0920444338</text:p>
          </table:table-cell>
          <table:table-cell table:formula="of:=[.D77]-[.G77]-[.H77]" office:value-type="float" office:value="0.0409111323420763" calcext:value-type="float">
            <text:p>0.0409111323</text:p>
          </table:table-cell>
          <table:table-cell table:formula="of:=[.E77]+[.H77]" office:value-type="float" office:value="0.0170444338289619" calcext:value-type="float">
            <text:p>0.0170444338</text:p>
          </table:table-cell>
          <table:table-cell table:formula="of:=[.F77]+[.I77]" office:value-type="float" office:value="0.0750000000000001" calcext:value-type="float">
            <text:p>0.075</text:p>
          </table:table-cell>
          <table:table-cell table:formula="of:=[.I78]*(-1)*[.C78]/([.C78]+[.$B$3]*[.D78])" office:value-type="float" office:value="-0.000614823649410365" calcext:value-type="float">
            <text:p>-0.0006148236</text:p>
          </table:table-cell>
          <table:table-cell table:formula="of:=[.I78]*[.D78]/([.C78]/[.$B$3]+[.D78])" office:value-type="float" office:value="0.000385176350589635" calcext:value-type="float">
            <text:p>0.0003851764</text:p>
          </table:table-cell>
          <table:table-cell table:formula="of:=[.H77]-[.G7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8]+[.G78]" office:value-type="float" office:value="0.0914296101795514" calcext:value-type="float">
            <text:p>0.0914296102</text:p>
          </table:table-cell>
          <table:table-cell table:formula="of:=[.D78]-[.G78]-[.H78]" office:value-type="float" office:value="0.041140779640897" calcext:value-type="float">
            <text:p>0.0411407796</text:p>
          </table:table-cell>
          <table:table-cell table:formula="of:=[.E78]+[.H78]" office:value-type="float" office:value="0.0174296101795515" calcext:value-type="float">
            <text:p>0.0174296102</text:p>
          </table:table-cell>
          <table:table-cell table:formula="of:=[.F78]+[.I78]" office:value-type="float" office:value="0.0760000000000001" calcext:value-type="float">
            <text:p>0.076</text:p>
          </table:table-cell>
          <table:table-cell table:formula="of:=[.I79]*(-1)*[.C79]/([.C79]+[.$B$3]*[.D79])" office:value-type="float" office:value="-0.000611906813219036" calcext:value-type="float">
            <text:p>-0.0006119068</text:p>
          </table:table-cell>
          <table:table-cell table:formula="of:=[.I79]*[.D79]/([.C79]/[.$B$3]+[.D79])" office:value-type="float" office:value="0.000388093186780965" calcext:value-type="float">
            <text:p>0.0003880932</text:p>
          </table:table-cell>
          <table:table-cell table:formula="of:=[.H78]-[.G7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79]+[.G79]" office:value-type="float" office:value="0.0908177033663324" calcext:value-type="float">
            <text:p>0.0908177034</text:p>
          </table:table-cell>
          <table:table-cell table:formula="of:=[.D79]-[.G79]-[.H79]" office:value-type="float" office:value="0.0413645932673351" calcext:value-type="float">
            <text:p>0.0413645933</text:p>
          </table:table-cell>
          <table:table-cell table:formula="of:=[.E79]+[.H79]" office:value-type="float" office:value="0.0178177033663325" calcext:value-type="float">
            <text:p>0.0178177034</text:p>
          </table:table-cell>
          <table:table-cell table:formula="of:=[.F79]+[.I79]" office:value-type="float" office:value="0.0770000000000001" calcext:value-type="float">
            <text:p>0.077</text:p>
          </table:table-cell>
          <table:table-cell table:formula="of:=[.I80]*(-1)*[.C80]/([.C80]+[.$B$3]*[.D80])" office:value-type="float" office:value="-0.000609019815721624" calcext:value-type="float">
            <text:p>-0.0006090198</text:p>
          </table:table-cell>
          <table:table-cell table:formula="of:=[.I80]*[.D80]/([.C80]/[.$B$3]+[.D80])" office:value-type="float" office:value="0.000390980184278376" calcext:value-type="float">
            <text:p>0.0003909802</text:p>
          </table:table-cell>
          <table:table-cell table:formula="of:=[.H79]-[.G7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0]+[.G80]" office:value-type="float" office:value="0.0902086835506107" calcext:value-type="float">
            <text:p>0.0902086836</text:p>
          </table:table-cell>
          <table:table-cell table:formula="of:=[.D80]-[.G80]-[.H80]" office:value-type="float" office:value="0.0415826328987783" calcext:value-type="float">
            <text:p>0.0415826329</text:p>
          </table:table-cell>
          <table:table-cell table:formula="of:=[.E80]+[.H80]" office:value-type="float" office:value="0.0182086835506109" calcext:value-type="float">
            <text:p>0.0182086836</text:p>
          </table:table-cell>
          <table:table-cell table:formula="of:=[.F80]+[.I80]" office:value-type="float" office:value="0.0780000000000001" calcext:value-type="float">
            <text:p>0.078</text:p>
          </table:table-cell>
          <table:table-cell table:formula="of:=[.I81]*(-1)*[.C81]/([.C81]+[.$B$3]*[.D81])" office:value-type="float" office:value="-0.000606162104868516" calcext:value-type="float">
            <text:p>-0.0006061621</text:p>
          </table:table-cell>
          <table:table-cell table:formula="of:=[.I81]*[.D81]/([.C81]/[.$B$3]+[.D81])" office:value-type="float" office:value="0.000393837895131484" calcext:value-type="float">
            <text:p>0.0003938379</text:p>
          </table:table-cell>
          <table:table-cell table:formula="of:=[.H80]-[.G8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1]+[.G81]" office:value-type="float" office:value="0.0896025214457422" calcext:value-type="float">
            <text:p>0.0896025214</text:p>
          </table:table-cell>
          <table:table-cell table:formula="of:=[.D81]-[.G81]-[.H81]" office:value-type="float" office:value="0.0417949571085154" calcext:value-type="float">
            <text:p>0.0417949571</text:p>
          </table:table-cell>
          <table:table-cell table:formula="of:=[.E81]+[.H81]" office:value-type="float" office:value="0.0186025214457423" calcext:value-type="float">
            <text:p>0.0186025214</text:p>
          </table:table-cell>
          <table:table-cell table:formula="of:=[.F81]+[.I81]" office:value-type="float" office:value="0.0790000000000001" calcext:value-type="float">
            <text:p>0.079</text:p>
          </table:table-cell>
          <table:table-cell table:formula="of:=[.I82]*(-1)*[.C82]/([.C82]+[.$B$3]*[.D82])" office:value-type="float" office:value="-0.000603333142372937" calcext:value-type="float">
            <text:p>-0.0006033331</text:p>
          </table:table-cell>
          <table:table-cell table:formula="of:=[.I82]*[.D82]/([.C82]/[.$B$3]+[.D82])" office:value-type="float" office:value="0.000396666857627064" calcext:value-type="float">
            <text:p>0.0003966669</text:p>
          </table:table-cell>
          <table:table-cell table:formula="of:=[.H81]-[.G8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2]+[.G82]" office:value-type="float" office:value="0.0889991883033693" calcext:value-type="float">
            <text:p>0.0889991883</text:p>
          </table:table-cell>
          <table:table-cell table:formula="of:=[.D82]-[.G82]-[.H82]" office:value-type="float" office:value="0.0420016233932612" calcext:value-type="float">
            <text:p>0.0420016234</text:p>
          </table:table-cell>
          <table:table-cell table:formula="of:=[.E82]+[.H82]" office:value-type="float" office:value="0.0189991883033694" calcext:value-type="float">
            <text:p>0.0189991883</text:p>
          </table:table-cell>
          <table:table-cell table:formula="of:=[.F82]+[.I82]" office:value-type="float" office:value="0.0800000000000001" calcext:value-type="float">
            <text:p>0.08</text:p>
          </table:table-cell>
          <table:table-cell table:formula="of:=[.I83]*(-1)*[.C83]/([.C83]+[.$B$3]*[.D83])" office:value-type="float" office:value="-0.000600532403265784" calcext:value-type="float">
            <text:p>-0.0006005324</text:p>
          </table:table-cell>
          <table:table-cell table:formula="of:=[.I83]*[.D83]/([.C83]/[.$B$3]+[.D83])" office:value-type="float" office:value="0.000399467596734216" calcext:value-type="float">
            <text:p>0.0003994676</text:p>
          </table:table-cell>
          <table:table-cell table:formula="of:=[.H82]-[.G8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3]+[.G83]" office:value-type="float" office:value="0.0883986559001035" calcext:value-type="float">
            <text:p>0.0883986559</text:p>
          </table:table-cell>
          <table:table-cell table:formula="of:=[.D83]-[.G83]-[.H83]" office:value-type="float" office:value="0.0422026881997928" calcext:value-type="float">
            <text:p>0.0422026882</text:p>
          </table:table-cell>
          <table:table-cell table:formula="of:=[.E83]+[.H83]" office:value-type="float" office:value="0.0193986559001036" calcext:value-type="float">
            <text:p>0.0193986559</text:p>
          </table:table-cell>
          <table:table-cell table:formula="of:=[.F83]+[.I83]" office:value-type="float" office:value="0.0810000000000001" calcext:value-type="float">
            <text:p>0.081</text:p>
          </table:table-cell>
          <table:table-cell table:formula="of:=[.I84]*(-1)*[.C84]/([.C84]+[.$B$3]*[.D84])" office:value-type="float" office:value="-0.000597759375467821" calcext:value-type="float">
            <text:p>-0.0005977594</text:p>
          </table:table-cell>
          <table:table-cell table:formula="of:=[.I84]*[.D84]/([.C84]/[.$B$3]+[.D84])" office:value-type="float" office:value="0.00040224062453218" calcext:value-type="float">
            <text:p>0.0004022406</text:p>
          </table:table-cell>
          <table:table-cell table:formula="of:=[.H83]-[.G8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4]+[.G84]" office:value-type="float" office:value="0.0878008965246357" calcext:value-type="float">
            <text:p>0.0878008965</text:p>
          </table:table-cell>
          <table:table-cell table:formula="of:=[.D84]-[.G84]-[.H84]" office:value-type="float" office:value="0.0423982069507284" calcext:value-type="float">
            <text:p>0.042398207</text:p>
          </table:table-cell>
          <table:table-cell table:formula="of:=[.E84]+[.H84]" office:value-type="float" office:value="0.0198008965246358" calcext:value-type="float">
            <text:p>0.0198008965</text:p>
          </table:table-cell>
          <table:table-cell table:formula="of:=[.F84]+[.I84]" office:value-type="float" office:value="0.0820000000000001" calcext:value-type="float">
            <text:p>0.082</text:p>
          </table:table-cell>
          <table:table-cell table:formula="of:=[.I85]*(-1)*[.C85]/([.C85]+[.$B$3]*[.D85])" office:value-type="float" office:value="-0.000595013559378407" calcext:value-type="float">
            <text:p>-0.0005950136</text:p>
          </table:table-cell>
          <table:table-cell table:formula="of:=[.I85]*[.D85]/([.C85]/[.$B$3]+[.D85])" office:value-type="float" office:value="0.000404986440621593" calcext:value-type="float">
            <text:p>0.0004049864</text:p>
          </table:table-cell>
          <table:table-cell table:formula="of:=[.H84]-[.G8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5]+[.G85]" office:value-type="float" office:value="0.0872058829652573" calcext:value-type="float">
            <text:p>0.087205883</text:p>
          </table:table-cell>
          <table:table-cell table:formula="of:=[.D85]-[.G85]-[.H85]" office:value-type="float" office:value="0.0425882340694853" calcext:value-type="float">
            <text:p>0.0425882341</text:p>
          </table:table-cell>
          <table:table-cell table:formula="of:=[.E85]+[.H85]" office:value-type="float" office:value="0.0202058829652574" calcext:value-type="float">
            <text:p>0.020205883</text:p>
          </table:table-cell>
          <table:table-cell table:formula="of:=[.F85]+[.I85]" office:value-type="float" office:value="0.0830000000000001" calcext:value-type="float">
            <text:p>0.083</text:p>
          </table:table-cell>
          <table:table-cell table:formula="of:=[.I86]*(-1)*[.C86]/([.C86]+[.$B$3]*[.D86])" office:value-type="float" office:value="-0.000592294467480044" calcext:value-type="float">
            <text:p>-0.0005922945</text:p>
          </table:table-cell>
          <table:table-cell table:formula="of:=[.I86]*[.D86]/([.C86]/[.$B$3]+[.D86])" office:value-type="float" office:value="0.000407705532519956" calcext:value-type="float">
            <text:p>0.0004077055</text:p>
          </table:table-cell>
          <table:table-cell table:formula="of:=[.H85]-[.G8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6]+[.G86]" office:value-type="float" office:value="0.0866135884977772" calcext:value-type="float">
            <text:p>0.0866135885</text:p>
          </table:table-cell>
          <table:table-cell table:formula="of:=[.D86]-[.G86]-[.H86]" office:value-type="float" office:value="0.0427728230044454" calcext:value-type="float">
            <text:p>0.042772823</text:p>
          </table:table-cell>
          <table:table-cell table:formula="of:=[.E86]+[.H86]" office:value-type="float" office:value="0.0206135884977773" calcext:value-type="float">
            <text:p>0.0206135885</text:p>
          </table:table-cell>
          <table:table-cell table:formula="of:=[.F86]+[.I86]" office:value-type="float" office:value="0.0840000000000001" calcext:value-type="float">
            <text:p>0.084</text:p>
          </table:table-cell>
          <table:table-cell table:formula="of:=[.I87]*(-1)*[.C87]/([.C87]+[.$B$3]*[.D87])" office:value-type="float" office:value="-0.00058960162395799" calcext:value-type="float">
            <text:p>-0.0005896016</text:p>
          </table:table-cell>
          <table:table-cell table:formula="of:=[.I87]*[.D87]/([.C87]/[.$B$3]+[.D87])" office:value-type="float" office:value="0.00041039837604201" calcext:value-type="float">
            <text:p>0.0004103984</text:p>
          </table:table-cell>
          <table:table-cell table:formula="of:=[.H86]-[.G8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7]+[.G87]" office:value-type="float" office:value="0.0860239868738192" calcext:value-type="float">
            <text:p>0.0860239869</text:p>
          </table:table-cell>
          <table:table-cell table:formula="of:=[.D87]-[.G87]-[.H87]" office:value-type="float" office:value="0.0429520262523613" calcext:value-type="float">
            <text:p>0.0429520263</text:p>
          </table:table-cell>
          <table:table-cell table:formula="of:=[.E87]+[.H87]" office:value-type="float" office:value="0.0210239868738194" calcext:value-type="float">
            <text:p>0.0210239869</text:p>
          </table:table-cell>
          <table:table-cell table:formula="of:=[.F87]+[.I87]" office:value-type="float" office:value="0.0850000000000001" calcext:value-type="float">
            <text:p>0.085</text:p>
          </table:table-cell>
          <table:table-cell table:formula="of:=[.I88]*(-1)*[.C88]/([.C88]+[.$B$3]*[.D88])" office:value-type="float" office:value="-0.000586934564334288" calcext:value-type="float">
            <text:p>-0.0005869346</text:p>
          </table:table-cell>
          <table:table-cell table:formula="of:=[.I88]*[.D88]/([.C88]/[.$B$3]+[.D88])" office:value-type="float" office:value="0.000413065435665712" calcext:value-type="float">
            <text:p>0.0004130654</text:p>
          </table:table-cell>
          <table:table-cell table:formula="of:=[.H87]-[.G8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8]+[.G88]" office:value-type="float" office:value="0.085437052309485" calcext:value-type="float">
            <text:p>0.0854370523</text:p>
          </table:table-cell>
          <table:table-cell table:formula="of:=[.D88]-[.G88]-[.H88]" office:value-type="float" office:value="0.0431258953810299" calcext:value-type="float">
            <text:p>0.0431258954</text:p>
          </table:table-cell>
          <table:table-cell table:formula="of:=[.E88]+[.H88]" office:value-type="float" office:value="0.0214370523094851" calcext:value-type="float">
            <text:p>0.0214370523</text:p>
          </table:table-cell>
          <table:table-cell table:formula="of:=[.F88]+[.I88]" office:value-type="float" office:value="0.0860000000000001" calcext:value-type="float">
            <text:p>0.086</text:p>
          </table:table-cell>
          <table:table-cell table:formula="of:=[.I89]*(-1)*[.C89]/([.C89]+[.$B$3]*[.D89])" office:value-type="float" office:value="-0.000584292835115545" calcext:value-type="float">
            <text:p>-0.0005842928</text:p>
          </table:table-cell>
          <table:table-cell table:formula="of:=[.I89]*[.D89]/([.C89]/[.$B$3]+[.D89])" office:value-type="float" office:value="0.000415707164884456" calcext:value-type="float">
            <text:p>0.0004157072</text:p>
          </table:table-cell>
          <table:table-cell table:formula="of:=[.H88]-[.G8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9]+[.G89]" office:value-type="float" office:value="0.0848527594743694" calcext:value-type="float">
            <text:p>0.0848527595</text:p>
          </table:table-cell>
          <table:table-cell table:formula="of:=[.D89]-[.G89]-[.H89]" office:value-type="float" office:value="0.043294481051261" calcext:value-type="float">
            <text:p>0.0432944811</text:p>
          </table:table-cell>
          <table:table-cell table:formula="of:=[.E89]+[.H89]" office:value-type="float" office:value="0.0218527594743695" calcext:value-type="float">
            <text:p>0.0218527595</text:p>
          </table:table-cell>
          <table:table-cell table:formula="of:=[.F89]+[.I89]" office:value-type="float" office:value="0.0870000000000001" calcext:value-type="float">
            <text:p>0.087</text:p>
          </table:table-cell>
          <table:table-cell table:formula="of:=[.I90]*(-1)*[.C90]/([.C90]+[.$B$3]*[.D90])" office:value-type="float" office:value="-0.000581675993453864" calcext:value-type="float">
            <text:p>-0.000581676</text:p>
          </table:table-cell>
          <table:table-cell table:formula="of:=[.I90]*[.D90]/([.C90]/[.$B$3]+[.D90])" office:value-type="float" office:value="0.000418324006546136" calcext:value-type="float">
            <text:p>0.000418324</text:p>
          </table:table-cell>
          <table:table-cell table:formula="of:=[.H89]-[.G8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0]+[.G90]" office:value-type="float" office:value="0.0842710834809155" calcext:value-type="float">
            <text:p>0.0842710835</text:p>
          </table:table-cell>
          <table:table-cell table:formula="of:=[.D90]-[.G90]-[.H90]" office:value-type="float" office:value="0.0434578330381687" calcext:value-type="float">
            <text:p>0.043457833</text:p>
          </table:table-cell>
          <table:table-cell table:formula="of:=[.E90]+[.H90]" office:value-type="float" office:value="0.0222710834809157" calcext:value-type="float">
            <text:p>0.0222710835</text:p>
          </table:table-cell>
          <table:table-cell table:formula="of:=[.F90]+[.I90]" office:value-type="float" office:value="0.0880000000000001" calcext:value-type="float">
            <text:p>0.088</text:p>
          </table:table-cell>
          <table:table-cell table:formula="of:=[.I91]*(-1)*[.C91]/([.C91]+[.$B$3]*[.D91])" office:value-type="float" office:value="-0.000579083606820349" calcext:value-type="float">
            <text:p>-0.0005790836</text:p>
          </table:table-cell>
          <table:table-cell table:formula="of:=[.I91]*[.D91]/([.C91]/[.$B$3]+[.D91])" office:value-type="float" office:value="0.000420916393179651" calcext:value-type="float">
            <text:p>0.0004209164</text:p>
          </table:table-cell>
          <table:table-cell table:formula="of:=[.H90]-[.G9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1]+[.G91]" office:value-type="float" office:value="0.0836919998740952" calcext:value-type="float">
            <text:p>0.0836919999</text:p>
          </table:table-cell>
          <table:table-cell table:formula="of:=[.D91]-[.G91]-[.H91]" office:value-type="float" office:value="0.0436160002518094" calcext:value-type="float">
            <text:p>0.0436160003</text:p>
          </table:table-cell>
          <table:table-cell table:formula="of:=[.E91]+[.H91]" office:value-type="float" office:value="0.0226919998740953" calcext:value-type="float">
            <text:p>0.0226919999</text:p>
          </table:table-cell>
          <table:table-cell table:formula="of:=[.F91]+[.I91]" office:value-type="float" office:value="0.0890000000000001" calcext:value-type="float">
            <text:p>0.089</text:p>
          </table:table-cell>
          <table:table-cell table:formula="of:=[.I92]*(-1)*[.C92]/([.C92]+[.$B$3]*[.D92])" office:value-type="float" office:value="-0.000576515252690616" calcext:value-type="float">
            <text:p>-0.0005765153</text:p>
          </table:table-cell>
          <table:table-cell table:formula="of:=[.I92]*[.D92]/([.C92]/[.$B$3]+[.D92])" office:value-type="float" office:value="0.000423484747309384" calcext:value-type="float">
            <text:p>0.0004234847</text:p>
          </table:table-cell>
          <table:table-cell table:formula="of:=[.H91]-[.G9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2]+[.G92]" office:value-type="float" office:value="0.0831154846214046" calcext:value-type="float">
            <text:p>0.0831154846</text:p>
          </table:table-cell>
          <table:table-cell table:formula="of:=[.D92]-[.G92]-[.H92]" office:value-type="float" office:value="0.0437690307571907" calcext:value-type="float">
            <text:p>0.0437690308</text:p>
          </table:table-cell>
          <table:table-cell table:formula="of:=[.E92]+[.H92]" office:value-type="float" office:value="0.0231154846214047" calcext:value-type="float">
            <text:p>0.0231154846</text:p>
          </table:table-cell>
          <table:table-cell table:formula="of:=[.F92]+[.I92]" office:value-type="float" office:value="0.0900000000000001" calcext:value-type="float">
            <text:p>0.09</text:p>
          </table:table-cell>
          <table:table-cell table:formula="of:=[.I93]*(-1)*[.C93]/([.C93]+[.$B$3]*[.D93])" office:value-type="float" office:value="-0.000573970518241808" calcext:value-type="float">
            <text:p>-0.0005739705</text:p>
          </table:table-cell>
          <table:table-cell table:formula="of:=[.I93]*[.D93]/([.C93]/[.$B$3]+[.D93])" office:value-type="float" office:value="0.000426029481758193" calcext:value-type="float">
            <text:p>0.0004260295</text:p>
          </table:table-cell>
          <table:table-cell table:formula="of:=[.H92]-[.G9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3]+[.G93]" office:value-type="float" office:value="0.0825415141031628" calcext:value-type="float">
            <text:p>0.0825415141</text:p>
          </table:table-cell>
          <table:table-cell table:formula="of:=[.D93]-[.G93]-[.H93]" office:value-type="float" office:value="0.0439169717936743" calcext:value-type="float">
            <text:p>0.0439169718</text:p>
          </table:table-cell>
          <table:table-cell table:formula="of:=[.E93]+[.H93]" office:value-type="float" office:value="0.0235415141031629" calcext:value-type="float">
            <text:p>0.0235415141</text:p>
          </table:table-cell>
          <table:table-cell table:formula="of:=[.F93]+[.I93]" office:value-type="float" office:value="0.0910000000000001" calcext:value-type="float">
            <text:p>0.091</text:p>
          </table:table-cell>
          <table:table-cell table:formula="of:=[.I94]*(-1)*[.C94]/([.C94]+[.$B$3]*[.D94])" office:value-type="float" office:value="-0.000571449000060604" calcext:value-type="float">
            <text:p>-0.000571449</text:p>
          </table:table-cell>
          <table:table-cell table:formula="of:=[.I94]*[.D94]/([.C94]/[.$B$3]+[.D94])" office:value-type="float" office:value="0.000428550999939396" calcext:value-type="float">
            <text:p>0.000428551</text:p>
          </table:table-cell>
          <table:table-cell table:formula="of:=[.H93]-[.G9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4]+[.G94]" office:value-type="float" office:value="0.0819700651031022" calcext:value-type="float">
            <text:p>0.0819700651</text:p>
          </table:table-cell>
          <table:table-cell table:formula="of:=[.D94]-[.G94]-[.H94]" office:value-type="float" office:value="0.0440598697937955" calcext:value-type="float">
            <text:p>0.0440598698</text:p>
          </table:table-cell>
          <table:table-cell table:formula="of:=[.E94]+[.H94]" office:value-type="float" office:value="0.0239700651031023" calcext:value-type="float">
            <text:p>0.0239700651</text:p>
          </table:table-cell>
          <table:table-cell table:formula="of:=[.F94]+[.I94]" office:value-type="float" office:value="0.0920000000000001" calcext:value-type="float">
            <text:p>0.092</text:p>
          </table:table-cell>
          <table:table-cell table:formula="of:=[.I95]*(-1)*[.C95]/([.C95]+[.$B$3]*[.D95])" office:value-type="float" office:value="-0.000568950303861756" calcext:value-type="float">
            <text:p>-0.0005689503</text:p>
          </table:table-cell>
          <table:table-cell table:formula="of:=[.I95]*[.D95]/([.C95]/[.$B$3]+[.D95])" office:value-type="float" office:value="0.000431049696138245" calcext:value-type="float">
            <text:p>0.0004310497</text:p>
          </table:table-cell>
          <table:table-cell table:formula="of:=[.H94]-[.G9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5]+[.G95]" office:value-type="float" office:value="0.0814011147992404" calcext:value-type="float">
            <text:p>0.0814011148</text:p>
          </table:table-cell>
          <table:table-cell table:formula="of:=[.D95]-[.G95]-[.H95]" office:value-type="float" office:value="0.044197770401519" calcext:value-type="float">
            <text:p>0.0441977704</text:p>
          </table:table-cell>
          <table:table-cell table:formula="of:=[.E95]+[.H95]" office:value-type="float" office:value="0.0244011147992405" calcext:value-type="float">
            <text:p>0.0244011148</text:p>
          </table:table-cell>
          <table:table-cell table:formula="of:=[.F95]+[.I95]" office:value-type="float" office:value="0.0930000000000001" calcext:value-type="float">
            <text:p>0.093</text:p>
          </table:table-cell>
          <table:table-cell table:formula="of:=[.I96]*(-1)*[.C96]/([.C96]+[.$B$3]*[.D96])" office:value-type="float" office:value="-0.00056647404421669" calcext:value-type="float">
            <text:p>-0.000566474</text:p>
          </table:table-cell>
          <table:table-cell table:formula="of:=[.I96]*[.D96]/([.C96]/[.$B$3]+[.D96])" office:value-type="float" office:value="0.00043352595578331" calcext:value-type="float">
            <text:p>0.000433526</text:p>
          </table:table-cell>
          <table:table-cell table:formula="of:=[.H95]-[.G9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6]+[.G96]" office:value-type="float" office:value="0.0808346407550237" calcext:value-type="float">
            <text:p>0.0808346408</text:p>
          </table:table-cell>
          <table:table-cell table:formula="of:=[.D96]-[.G96]-[.H96]" office:value-type="float" office:value="0.0443307184899524" calcext:value-type="float">
            <text:p>0.0443307185</text:p>
          </table:table-cell>
          <table:table-cell table:formula="of:=[.E96]+[.H96]" office:value-type="float" office:value="0.0248346407550238" calcext:value-type="float">
            <text:p>0.0248346408</text:p>
          </table:table-cell>
          <table:table-cell table:formula="of:=[.F96]+[.I96]" office:value-type="float" office:value="0.0940000000000001" calcext:value-type="float">
            <text:p>0.094</text:p>
          </table:table-cell>
          <table:table-cell table:formula="of:=[.I97]*(-1)*[.C97]/([.C97]+[.$B$3]*[.D97])" office:value-type="float" office:value="-0.000564019844291772" calcext:value-type="float">
            <text:p>-0.0005640198</text:p>
          </table:table-cell>
          <table:table-cell table:formula="of:=[.I97]*[.D97]/([.C97]/[.$B$3]+[.D97])" office:value-type="float" office:value="0.000435980155708228" calcext:value-type="float">
            <text:p>0.0004359802</text:p>
          </table:table-cell>
          <table:table-cell table:formula="of:=[.H96]-[.G9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7]+[.G97]" office:value-type="float" office:value="0.0802706209107319" calcext:value-type="float">
            <text:p>0.0802706209</text:p>
          </table:table-cell>
          <table:table-cell table:formula="of:=[.D97]-[.G97]-[.H97]" office:value-type="float" office:value="0.0444587581785359" calcext:value-type="float">
            <text:p>0.0444587582</text:p>
          </table:table-cell>
          <table:table-cell table:formula="of:=[.E97]+[.H97]" office:value-type="float" office:value="0.0252706209107321" calcext:value-type="float">
            <text:p>0.0252706209</text:p>
          </table:table-cell>
          <table:table-cell table:formula="of:=[.F97]+[.I97]" office:value-type="float" office:value="0.0950000000000001" calcext:value-type="float">
            <text:p>0.095</text:p>
          </table:table-cell>
          <table:table-cell table:formula="of:=[.I98]*(-1)*[.C98]/([.C98]+[.$B$3]*[.D98])" office:value-type="float" office:value="-0.000561587335595797" calcext:value-type="float">
            <text:p>-0.0005615873</text:p>
          </table:table-cell>
          <table:table-cell table:formula="of:=[.I98]*[.D98]/([.C98]/[.$B$3]+[.D98])" office:value-type="float" office:value="0.000438412664404203" calcext:value-type="float">
            <text:p>0.0004384127</text:p>
          </table:table-cell>
          <table:table-cell table:formula="of:=[.H97]-[.G9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8]+[.G98]" office:value-type="float" office:value="0.0797090335751361" calcext:value-type="float">
            <text:p>0.0797090336</text:p>
          </table:table-cell>
          <table:table-cell table:formula="of:=[.D98]-[.G98]-[.H98]" office:value-type="float" office:value="0.0445819328497275" calcext:value-type="float">
            <text:p>0.0445819328</text:p>
          </table:table-cell>
          <table:table-cell table:formula="of:=[.E98]+[.H98]" office:value-type="float" office:value="0.0257090335751363" calcext:value-type="float">
            <text:p>0.0257090336</text:p>
          </table:table-cell>
          <table:table-cell table:formula="of:=[.F98]+[.I98]" office:value-type="float" office:value="0.0960000000000001" calcext:value-type="float">
            <text:p>0.096</text:p>
          </table:table-cell>
          <table:table-cell table:formula="of:=[.I99]*(-1)*[.C99]/([.C99]+[.$B$3]*[.D99])" office:value-type="float" office:value="-0.000559176157736342" calcext:value-type="float">
            <text:p>-0.0005591762</text:p>
          </table:table-cell>
          <table:table-cell table:formula="of:=[.I99]*[.D99]/([.C99]/[.$B$3]+[.D99])" office:value-type="float" office:value="0.000440823842263658" calcext:value-type="float">
            <text:p>0.0004408238</text:p>
          </table:table-cell>
          <table:table-cell table:formula="of:=[.H98]-[.G9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99]+[.G99]" office:value-type="float" office:value="0.0791498574173998" calcext:value-type="float">
            <text:p>0.0791498574</text:p>
          </table:table-cell>
          <table:table-cell table:formula="of:=[.D99]-[.G99]-[.H99]" office:value-type="float" office:value="0.0447002851652002" calcext:value-type="float">
            <text:p>0.0447002852</text:p>
          </table:table-cell>
          <table:table-cell table:formula="of:=[.E99]+[.H99]" office:value-type="float" office:value="0.0261498574173999" calcext:value-type="float">
            <text:p>0.0261498574</text:p>
          </table:table-cell>
          <table:table-cell table:formula="of:=[.F99]+[.I99]" office:value-type="float" office:value="0.0970000000000001" calcext:value-type="float">
            <text:p>0.097</text:p>
          </table:table-cell>
          <table:table-cell table:formula="of:=[.I100]*(-1)*[.C100]/([.C100]+[.$B$3]*[.D100])" office:value-type="float" office:value="-0.000556785958184602" calcext:value-type="float">
            <text:p>-0.000556786</text:p>
          </table:table-cell>
          <table:table-cell table:formula="of:=[.I100]*[.D100]/([.C100]/[.$B$3]+[.D100])" office:value-type="float" office:value="0.000443214041815398" calcext:value-type="float">
            <text:p>0.000443214</text:p>
          </table:table-cell>
          <table:table-cell table:formula="of:=[.H99]-[.G9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0]+[.G100]" office:value-type="float" office:value="0.0785930714592152" calcext:value-type="float">
            <text:p>0.0785930715</text:p>
          </table:table-cell>
          <table:table-cell table:formula="of:=[.D100]-[.G100]-[.H100]" office:value-type="float" office:value="0.0448138570815694" calcext:value-type="float">
            <text:p>0.0448138571</text:p>
          </table:table-cell>
          <table:table-cell table:formula="of:=[.E100]+[.H100]" office:value-type="float" office:value="0.0265930714592153" calcext:value-type="float">
            <text:p>0.0265930715</text:p>
          </table:table-cell>
          <table:table-cell table:formula="of:=[.F100]+[.I100]" office:value-type="float" office:value="0.0980000000000001" calcext:value-type="float">
            <text:p>0.098</text:p>
          </table:table-cell>
          <table:table-cell table:formula="of:=[.I101]*(-1)*[.C101]/([.C101]+[.$B$3]*[.D101])" office:value-type="float" office:value="-0.000554416392048352" calcext:value-type="float">
            <text:p>-0.0005544164</text:p>
          </table:table-cell>
          <table:table-cell table:formula="of:=[.I101]*[.D101]/([.C101]/[.$B$3]+[.D101])" office:value-type="float" office:value="0.000445583607951648" calcext:value-type="float">
            <text:p>0.0004455836</text:p>
          </table:table-cell>
          <table:table-cell table:formula="of:=[.H100]-[.G10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1]+[.G101]" office:value-type="float" office:value="0.0780386550671668" calcext:value-type="float">
            <text:p>0.0780386551</text:p>
          </table:table-cell>
          <table:table-cell table:formula="of:=[.D101]-[.G101]-[.H101]" office:value-type="float" office:value="0.0449226898656661" calcext:value-type="float">
            <text:p>0.0449226899</text:p>
          </table:table-cell>
          <table:table-cell table:formula="of:=[.E101]+[.H101]" office:value-type="float" office:value="0.027038655067167" calcext:value-type="float">
            <text:p>0.0270386551</text:p>
          </table:table-cell>
          <table:table-cell table:formula="of:=[.F101]+[.I101]" office:value-type="float" office:value="0.0990000000000001" calcext:value-type="float">
            <text:p>0.099</text:p>
          </table:table-cell>
          <table:table-cell table:formula="of:=[.I102]*(-1)*[.C102]/([.C102]+[.$B$3]*[.D102])" office:value-type="float" office:value="-0.000552067121852718" calcext:value-type="float">
            <text:p>-0.0005520671</text:p>
          </table:table-cell>
          <table:table-cell table:formula="of:=[.I102]*[.D102]/([.C102]/[.$B$3]+[.D102])" office:value-type="float" office:value="0.000447932878147282" calcext:value-type="float">
            <text:p>0.0004479329</text:p>
          </table:table-cell>
          <table:table-cell table:formula="of:=[.H101]-[.G10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2]+[.G102]" office:value-type="float" office:value="0.0774865879453141" calcext:value-type="float">
            <text:p>0.0774865879</text:p>
          </table:table-cell>
          <table:table-cell table:formula="of:=[.D102]-[.G102]-[.H102]" office:value-type="float" office:value="0.0450268241093716" calcext:value-type="float">
            <text:p>0.0450268241</text:p>
          </table:table-cell>
          <table:table-cell table:formula="of:=[.E102]+[.H102]" office:value-type="float" office:value="0.0274865879453143" calcext:value-type="float">
            <text:p>0.0274865879</text:p>
          </table:table-cell>
          <table:table-cell table:formula="of:=[.F102]+[.I102]" office:value-type="float" office:value="0.1" calcext:value-type="float">
            <text:p>0.1</text:p>
          </table:table-cell>
          <table:table-cell table:formula="of:=[.I103]*(-1)*[.C103]/([.C103]+[.$B$3]*[.D103])" office:value-type="float" office:value="-0.000549737817328417" calcext:value-type="float">
            <text:p>-0.0005497378</text:p>
          </table:table-cell>
          <table:table-cell table:formula="of:=[.I103]*[.D103]/([.C103]/[.$B$3]+[.D103])" office:value-type="float" office:value="0.000450262182671583" calcext:value-type="float">
            <text:p>0.0004502622</text:p>
          </table:table-cell>
          <table:table-cell table:formula="of:=[.H102]-[.G10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3]+[.G103]" office:value-type="float" office:value="0.0769368501279857" calcext:value-type="float">
            <text:p>0.0769368501</text:p>
          </table:table-cell>
          <table:table-cell table:formula="of:=[.D103]-[.G103]-[.H103]" office:value-type="float" office:value="0.0451262997440284" calcext:value-type="float">
            <text:p>0.0451262997</text:p>
          </table:table-cell>
          <table:table-cell table:formula="of:=[.E103]+[.H103]" office:value-type="float" office:value="0.0279368501279858" calcext:value-type="float">
            <text:p>0.0279368501</text:p>
          </table:table-cell>
          <table:table-cell table:formula="of:=[.F103]+[.I103]" office:value-type="float" office:value="0.101" calcext:value-type="float">
            <text:p>0.101</text:p>
          </table:table-cell>
          <table:table-cell table:formula="of:=[.I104]*(-1)*[.C104]/([.C104]+[.$B$3]*[.D104])" office:value-type="float" office:value="-0.000547428155207178" calcext:value-type="float">
            <text:p>-0.0005474282</text:p>
          </table:table-cell>
          <table:table-cell table:formula="of:=[.I104]*[.D104]/([.C104]/[.$B$3]+[.D104])" office:value-type="float" office:value="0.000452571844792822" calcext:value-type="float">
            <text:p>0.0004525718</text:p>
          </table:table-cell>
          <table:table-cell table:formula="of:=[.H103]-[.G10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4]+[.G104]" office:value-type="float" office:value="0.0763894219727785" calcext:value-type="float">
            <text:p>0.076389422</text:p>
          </table:table-cell>
          <table:table-cell table:formula="of:=[.D104]-[.G104]-[.H104]" office:value-type="float" office:value="0.0452211560544427" calcext:value-type="float">
            <text:p>0.0452211561</text:p>
          </table:table-cell>
          <table:table-cell table:formula="of:=[.E104]+[.H104]" office:value-type="float" office:value="0.0283894219727787" calcext:value-type="float">
            <text:p>0.028389422</text:p>
          </table:table-cell>
          <table:table-cell table:formula="of:=[.F104]+[.I104]" office:value-type="float" office:value="0.102" calcext:value-type="float">
            <text:p>0.102</text:p>
          </table:table-cell>
          <table:table-cell table:formula="of:=[.I105]*(-1)*[.C105]/([.C105]+[.$B$3]*[.D105])" office:value-type="float" office:value="-0.000545137819024043" calcext:value-type="float">
            <text:p>-0.0005451378</text:p>
          </table:table-cell>
          <table:table-cell table:formula="of:=[.I105]*[.D105]/([.C105]/[.$B$3]+[.D105])" office:value-type="float" office:value="0.000454862180975957" calcext:value-type="float">
            <text:p>0.0004548622</text:p>
          </table:table-cell>
          <table:table-cell table:formula="of:=[.H104]-[.G10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5]+[.G105]" office:value-type="float" office:value="0.0758442841537545" calcext:value-type="float">
            <text:p>0.0758442842</text:p>
          </table:table-cell>
          <table:table-cell table:formula="of:=[.D105]-[.G105]-[.H105]" office:value-type="float" office:value="0.0453114316924908" calcext:value-type="float">
            <text:p>0.0453114317</text:p>
          </table:table-cell>
          <table:table-cell table:formula="of:=[.E105]+[.H105]" office:value-type="float" office:value="0.0288442841537546" calcext:value-type="float">
            <text:p>0.0288442842</text:p>
          </table:table-cell>
          <table:table-cell table:formula="of:=[.F105]+[.I105]" office:value-type="float" office:value="0.103" calcext:value-type="float">
            <text:p>0.103</text:p>
          </table:table-cell>
          <table:table-cell table:formula="of:=[.I106]*(-1)*[.C106]/([.C106]+[.$B$3]*[.D106])" office:value-type="float" office:value="-0.000542866498926279" calcext:value-type="float">
            <text:p>-0.0005428665</text:p>
          </table:table-cell>
          <table:table-cell table:formula="of:=[.I106]*[.D106]/([.C106]/[.$B$3]+[.D106])" office:value-type="float" office:value="0.000457133501073721" calcext:value-type="float">
            <text:p>0.0004571335</text:p>
          </table:table-cell>
          <table:table-cell table:formula="of:=[.H105]-[.G10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6]+[.G106]" office:value-type="float" office:value="0.0753014176548282" calcext:value-type="float">
            <text:p>0.0753014177</text:p>
          </table:table-cell>
          <table:table-cell table:formula="of:=[.D106]-[.G106]-[.H106]" office:value-type="float" office:value="0.0453971646903434" calcext:value-type="float">
            <text:p>0.0453971647</text:p>
          </table:table-cell>
          <table:table-cell table:formula="of:=[.E106]+[.H106]" office:value-type="float" office:value="0.0293014176548283" calcext:value-type="float">
            <text:p>0.0293014177</text:p>
          </table:table-cell>
          <table:table-cell table:formula="of:=[.F106]+[.I106]" office:value-type="float" office:value="0.104" calcext:value-type="float">
            <text:p>0.104</text:p>
          </table:table-cell>
          <table:table-cell table:formula="of:=[.I107]*(-1)*[.C107]/([.C107]+[.$B$3]*[.D107])" office:value-type="float" office:value="-0.000540613891488633" calcext:value-type="float">
            <text:p>-0.0005406139</text:p>
          </table:table-cell>
          <table:table-cell table:formula="of:=[.I107]*[.D107]/([.C107]/[.$B$3]+[.D107])" office:value-type="float" office:value="0.000459386108511368" calcext:value-type="float">
            <text:p>0.0004593861</text:p>
          </table:table-cell>
          <table:table-cell table:formula="of:=[.H106]-[.G10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7]+[.G107]" office:value-type="float" office:value="0.0747608037633396" calcext:value-type="float">
            <text:p>0.0747608038</text:p>
          </table:table-cell>
          <table:table-cell table:formula="of:=[.D107]-[.G107]-[.H107]" office:value-type="float" office:value="0.0454783924733207" calcext:value-type="float">
            <text:p>0.0454783925</text:p>
          </table:table-cell>
          <table:table-cell table:formula="of:=[.E107]+[.H107]" office:value-type="float" office:value="0.0297608037633397" calcext:value-type="float">
            <text:p>0.0297608038</text:p>
          </table:table-cell>
          <table:table-cell table:formula="of:=[.F107]+[.I107]" office:value-type="float" office:value="0.105" calcext:value-type="float">
            <text:p>0.105</text:p>
          </table:table-cell>
          <table:table-cell table:formula="of:=[.I108]*(-1)*[.C108]/([.C108]+[.$B$3]*[.D108])" office:value-type="float" office:value="-0.000538379699534672" calcext:value-type="float">
            <text:p>-0.0005383797</text:p>
          </table:table-cell>
          <table:table-cell table:formula="of:=[.I108]*[.D108]/([.C108]/[.$B$3]+[.D108])" office:value-type="float" office:value="0.000461620300465328" calcext:value-type="float">
            <text:p>0.0004616203</text:p>
          </table:table-cell>
          <table:table-cell table:formula="of:=[.H107]-[.G10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8]+[.G108]" office:value-type="float" office:value="0.0742224240638049" calcext:value-type="float">
            <text:p>0.0742224241</text:p>
          </table:table-cell>
          <table:table-cell table:formula="of:=[.D108]-[.G108]-[.H108]" office:value-type="float" office:value="0.04555515187239" calcext:value-type="float">
            <text:p>0.0455551519</text:p>
          </table:table-cell>
          <table:table-cell table:formula="of:=[.E108]+[.H108]" office:value-type="float" office:value="0.030222424063805" calcext:value-type="float">
            <text:p>0.0302224241</text:p>
          </table:table-cell>
          <table:table-cell table:formula="of:=[.F108]+[.I108]" office:value-type="float" office:value="0.106" calcext:value-type="float">
            <text:p>0.106</text:p>
          </table:table-cell>
          <table:table-cell table:formula="of:=[.I109]*(-1)*[.C109]/([.C109]+[.$B$3]*[.D109])" office:value-type="float" office:value="-0.000536163631963982" calcext:value-type="float">
            <text:p>-0.0005361636</text:p>
          </table:table-cell>
          <table:table-cell table:formula="of:=[.I109]*[.D109]/([.C109]/[.$B$3]+[.D109])" office:value-type="float" office:value="0.000463836368036018" calcext:value-type="float">
            <text:p>0.0004638364</text:p>
          </table:table-cell>
          <table:table-cell table:formula="of:=[.H108]-[.G10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09]+[.G109]" office:value-type="float" office:value="0.0736862604318409" calcext:value-type="float">
            <text:p>0.0736862604</text:p>
          </table:table-cell>
          <table:table-cell table:formula="of:=[.D109]-[.G109]-[.H109]" office:value-type="float" office:value="0.045627479136318" calcext:value-type="float">
            <text:p>0.0456274791</text:p>
          </table:table-cell>
          <table:table-cell table:formula="of:=[.E109]+[.H109]" office:value-type="float" office:value="0.0306862604318411" calcext:value-type="float">
            <text:p>0.0306862604</text:p>
          </table:table-cell>
          <table:table-cell table:formula="of:=[.F109]+[.I109]" office:value-type="float" office:value="0.107" calcext:value-type="float">
            <text:p>0.107</text:p>
          </table:table-cell>
          <table:table-cell table:formula="of:=[.I110]*(-1)*[.C110]/([.C110]+[.$B$3]*[.D110])" office:value-type="float" office:value="-0.00053396540358498" calcext:value-type="float">
            <text:p>-0.0005339654</text:p>
          </table:table-cell>
          <table:table-cell table:formula="of:=[.I110]*[.D110]/([.C110]/[.$B$3]+[.D110])" office:value-type="float" office:value="0.00046603459641502" calcext:value-type="float">
            <text:p>0.0004660346</text:p>
          </table:table-cell>
          <table:table-cell table:formula="of:=[.H109]-[.G10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0]+[.G110]" office:value-type="float" office:value="0.0731522950282559" calcext:value-type="float">
            <text:p>0.073152295</text:p>
          </table:table-cell>
          <table:table-cell table:formula="of:=[.D110]-[.G110]-[.H110]" office:value-type="float" office:value="0.0456954099434879" calcext:value-type="float">
            <text:p>0.0456954099</text:p>
          </table:table-cell>
          <table:table-cell table:formula="of:=[.E110]+[.H110]" office:value-type="float" office:value="0.0311522950282561" calcext:value-type="float">
            <text:p>0.031152295</text:p>
          </table:table-cell>
          <table:table-cell table:formula="of:=[.F110]+[.I110]" office:value-type="float" office:value="0.108" calcext:value-type="float">
            <text:p>0.108</text:p>
          </table:table-cell>
          <table:table-cell table:formula="of:=[.I111]*(-1)*[.C111]/([.C111]+[.$B$3]*[.D111])" office:value-type="float" office:value="-0.000531784734953125" calcext:value-type="float">
            <text:p>-0.0005317847</text:p>
          </table:table-cell>
          <table:table-cell table:formula="of:=[.I111]*[.D111]/([.C111]/[.$B$3]+[.D111])" office:value-type="float" office:value="0.000468215265046875" calcext:value-type="float">
            <text:p>0.0004682153</text:p>
          </table:table-cell>
          <table:table-cell table:formula="of:=[.H110]-[.G11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1]+[.G111]" office:value-type="float" office:value="0.0726205102933028" calcext:value-type="float">
            <text:p>0.0726205103</text:p>
          </table:table-cell>
          <table:table-cell table:formula="of:=[.D111]-[.G111]-[.H111]" office:value-type="float" office:value="0.0457589794133942" calcext:value-type="float">
            <text:p>0.0457589794</text:p>
          </table:table-cell>
          <table:table-cell table:formula="of:=[.E111]+[.H111]" office:value-type="float" office:value="0.0316205102933029" calcext:value-type="float">
            <text:p>0.0316205103</text:p>
          </table:table-cell>
          <table:table-cell table:formula="of:=[.F111]+[.I111]" office:value-type="float" office:value="0.109" calcext:value-type="float">
            <text:p>0.109</text:p>
          </table:table-cell>
          <table:table-cell table:formula="of:=[.I112]*(-1)*[.C112]/([.C112]+[.$B$3]*[.D112])" office:value-type="float" office:value="-0.000529621352214327" calcext:value-type="float">
            <text:p>-0.0005296214</text:p>
          </table:table-cell>
          <table:table-cell table:formula="of:=[.I112]*[.D112]/([.C112]/[.$B$3]+[.D112])" office:value-type="float" office:value="0.000470378647785674" calcext:value-type="float">
            <text:p>0.0004703786</text:p>
          </table:table-cell>
          <table:table-cell table:formula="of:=[.H111]-[.G11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2]+[.G112]" office:value-type="float" office:value="0.0720908889410885" calcext:value-type="float">
            <text:p>0.0720908889</text:p>
          </table:table-cell>
          <table:table-cell table:formula="of:=[.D112]-[.G112]-[.H112]" office:value-type="float" office:value="0.0458182221178228" calcext:value-type="float">
            <text:p>0.0458182221</text:p>
          </table:table-cell>
          <table:table-cell table:formula="of:=[.E112]+[.H112]" office:value-type="float" office:value="0.0320908889410886" calcext:value-type="float">
            <text:p>0.0320908889</text:p>
          </table:table-cell>
          <table:table-cell table:formula="of:=[.F112]+[.I112]" office:value-type="float" office:value="0.11" calcext:value-type="float">
            <text:p>0.11</text:p>
          </table:table-cell>
          <table:table-cell table:formula="of:=[.I113]*(-1)*[.C113]/([.C113]+[.$B$3]*[.D113])" office:value-type="float" office:value="-0.000527474986953329" calcext:value-type="float">
            <text:p>-0.000527475</text:p>
          </table:table-cell>
          <table:table-cell table:formula="of:=[.I113]*[.D113]/([.C113]/[.$B$3]+[.D113])" office:value-type="float" office:value="0.000472525013046671" calcext:value-type="float">
            <text:p>0.000472525</text:p>
          </table:table-cell>
          <table:table-cell table:formula="of:=[.H112]-[.G11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3]+[.G113]" office:value-type="float" office:value="0.0715634139541351" calcext:value-type="float">
            <text:p>0.071563414</text:p>
          </table:table-cell>
          <table:table-cell table:formula="of:=[.D113]-[.G113]-[.H113]" office:value-type="float" office:value="0.0458731720917295" calcext:value-type="float">
            <text:p>0.0458731721</text:p>
          </table:table-cell>
          <table:table-cell table:formula="of:=[.E113]+[.H113]" office:value-type="float" office:value="0.0325634139541353" calcext:value-type="float">
            <text:p>0.032563414</text:p>
          </table:table-cell>
          <table:table-cell table:formula="of:=[.F113]+[.I113]" office:value-type="float" office:value="0.111" calcext:value-type="float">
            <text:p>0.111</text:p>
          </table:table-cell>
          <table:table-cell table:formula="of:=[.I114]*(-1)*[.C114]/([.C114]+[.$B$3]*[.D114])" office:value-type="float" office:value="-0.000525345376046902" calcext:value-type="float">
            <text:p>-0.0005253454</text:p>
          </table:table-cell>
          <table:table-cell table:formula="of:=[.I114]*[.D114]/([.C114]/[.$B$3]+[.D114])" office:value-type="float" office:value="0.000474654623953098" calcext:value-type="float">
            <text:p>0.0004746546</text:p>
          </table:table-cell>
          <table:table-cell table:formula="of:=[.H113]-[.G11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4]+[.G114]" office:value-type="float" office:value="0.0710380685780883" calcext:value-type="float">
            <text:p>0.0710380686</text:p>
          </table:table-cell>
          <table:table-cell table:formula="of:=[.D114]-[.G114]-[.H114]" office:value-type="float" office:value="0.0459238628438233" calcext:value-type="float">
            <text:p>0.0459238628</text:p>
          </table:table-cell>
          <table:table-cell table:formula="of:=[.E114]+[.H114]" office:value-type="float" office:value="0.0330380685780884" calcext:value-type="float">
            <text:p>0.0330380686</text:p>
          </table:table-cell>
          <table:table-cell table:formula="of:=[.F114]+[.I114]" office:value-type="float" office:value="0.112" calcext:value-type="float">
            <text:p>0.112</text:p>
          </table:table-cell>
          <table:table-cell table:formula="of:=[.I115]*(-1)*[.C115]/([.C115]+[.$B$3]*[.D115])" office:value-type="float" office:value="-0.000523232261521641" calcext:value-type="float">
            <text:p>-0.0005232323</text:p>
          </table:table-cell>
          <table:table-cell table:formula="of:=[.I115]*[.D115]/([.C115]/[.$B$3]+[.D115])" office:value-type="float" office:value="0.000476767738478359" calcext:value-type="float">
            <text:p>0.0004767677</text:p>
          </table:table-cell>
          <table:table-cell table:formula="of:=[.H114]-[.G11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5]+[.G115]" office:value-type="float" office:value="0.0705148363165666" calcext:value-type="float">
            <text:p>0.0705148363</text:p>
          </table:table-cell>
          <table:table-cell table:formula="of:=[.D115]-[.G115]-[.H115]" office:value-type="float" office:value="0.0459703273668666" calcext:value-type="float">
            <text:p>0.0459703274</text:p>
          </table:table-cell>
          <table:table-cell table:formula="of:=[.E115]+[.H115]" office:value-type="float" office:value="0.0335148363165667" calcext:value-type="float">
            <text:p>0.0335148363</text:p>
          </table:table-cell>
          <table:table-cell table:formula="of:=[.F115]+[.I115]" office:value-type="float" office:value="0.113" calcext:value-type="float">
            <text:p>0.113</text:p>
          </table:table-cell>
          <table:table-cell table:formula="of:=[.I116]*(-1)*[.C116]/([.C116]+[.$B$3]*[.D116])" office:value-type="float" office:value="-0.000521135390416198" calcext:value-type="float">
            <text:p>-0.0005211354</text:p>
          </table:table-cell>
          <table:table-cell table:formula="of:=[.I116]*[.D116]/([.C116]/[.$B$3]+[.D116])" office:value-type="float" office:value="0.000478864609583802" calcext:value-type="float">
            <text:p>0.0004788646</text:p>
          </table:table-cell>
          <table:table-cell table:formula="of:=[.H115]-[.G11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6]+[.G116]" office:value-type="float" office:value="0.0699937009261504" calcext:value-type="float">
            <text:p>0.0699937009</text:p>
          </table:table-cell>
          <table:table-cell table:formula="of:=[.D116]-[.G116]-[.H116]" office:value-type="float" office:value="0.046012598147699" calcext:value-type="float">
            <text:p>0.0460125981</text:p>
          </table:table-cell>
          <table:table-cell table:formula="of:=[.E116]+[.H116]" office:value-type="float" office:value="0.0339937009261505" calcext:value-type="float">
            <text:p>0.0339937009</text:p>
          </table:table-cell>
          <table:table-cell table:formula="of:=[.F116]+[.I116]" office:value-type="float" office:value="0.114" calcext:value-type="float">
            <text:p>0.114</text:p>
          </table:table-cell>
          <table:table-cell table:formula="of:=[.I117]*(-1)*[.C117]/([.C117]+[.$B$3]*[.D117])" office:value-type="float" office:value="-0.000519054514647785" calcext:value-type="float">
            <text:p>-0.0005190545</text:p>
          </table:table-cell>
          <table:table-cell table:formula="of:=[.I117]*[.D117]/([.C117]/[.$B$3]+[.D117])" office:value-type="float" office:value="0.000480945485352215" calcext:value-type="float">
            <text:p>0.0004809455</text:p>
          </table:table-cell>
          <table:table-cell table:formula="of:=[.H116]-[.G11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7]+[.G117]" office:value-type="float" office:value="0.0694746464115026" calcext:value-type="float">
            <text:p>0.0694746464</text:p>
          </table:table-cell>
          <table:table-cell table:formula="of:=[.D117]-[.G117]-[.H117]" office:value-type="float" office:value="0.0460507071769946" calcext:value-type="float">
            <text:p>0.0460507072</text:p>
          </table:table-cell>
          <table:table-cell table:formula="of:=[.E117]+[.H117]" office:value-type="float" office:value="0.0344746464115028" calcext:value-type="float">
            <text:p>0.0344746464</text:p>
          </table:table-cell>
          <table:table-cell table:formula="of:=[.F117]+[.I117]" office:value-type="float" office:value="0.115" calcext:value-type="float">
            <text:p>0.115</text:p>
          </table:table-cell>
          <table:table-cell table:formula="of:=[.I118]*(-1)*[.C118]/([.C118]+[.$B$3]*[.D118])" office:value-type="float" office:value="-0.000516989390882783" calcext:value-type="float">
            <text:p>-0.0005169894</text:p>
          </table:table-cell>
          <table:table-cell table:formula="of:=[.I118]*[.D118]/([.C118]/[.$B$3]+[.D118])" office:value-type="float" office:value="0.000483010609117217" calcext:value-type="float">
            <text:p>0.0004830106</text:p>
          </table:table-cell>
          <table:table-cell table:formula="of:=[.H117]-[.G11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8]+[.G118]" office:value-type="float" office:value="0.0689576570206199" calcext:value-type="float">
            <text:p>0.068957657</text:p>
          </table:table-cell>
          <table:table-cell table:formula="of:=[.D118]-[.G118]-[.H118]" office:value-type="float" office:value="0.0460846859587601" calcext:value-type="float">
            <text:p>0.046084686</text:p>
          </table:table-cell>
          <table:table-cell table:formula="of:=[.E118]+[.H118]" office:value-type="float" office:value="0.03495765702062" calcext:value-type="float">
            <text:p>0.034957657</text:p>
          </table:table-cell>
          <table:table-cell table:formula="of:=[.F118]+[.I118]" office:value-type="float" office:value="0.116" calcext:value-type="float">
            <text:p>0.116</text:p>
          </table:table-cell>
          <table:table-cell table:formula="of:=[.I119]*(-1)*[.C119]/([.C119]+[.$B$3]*[.D119])" office:value-type="float" office:value="-0.000514939780411301" calcext:value-type="float">
            <text:p>-0.0005149398</text:p>
          </table:table-cell>
          <table:table-cell table:formula="of:=[.I119]*[.D119]/([.C119]/[.$B$3]+[.D119])" office:value-type="float" office:value="0.000485060219588699" calcext:value-type="float">
            <text:p>0.0004850602</text:p>
          </table:table-cell>
          <table:table-cell table:formula="of:=[.H118]-[.G11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19]+[.G119]" office:value-type="float" office:value="0.0684427172402086" calcext:value-type="float">
            <text:p>0.0684427172</text:p>
          </table:table-cell>
          <table:table-cell table:formula="of:=[.D119]-[.G119]-[.H119]" office:value-type="float" office:value="0.0461145655195827" calcext:value-type="float">
            <text:p>0.0461145655</text:p>
          </table:table-cell>
          <table:table-cell table:formula="of:=[.E119]+[.H119]" office:value-type="float" office:value="0.0354427172402087" calcext:value-type="float">
            <text:p>0.0354427172</text:p>
          </table:table-cell>
          <table:table-cell table:formula="of:=[.F119]+[.I119]" office:value-type="float" office:value="0.117" calcext:value-type="float">
            <text:p>0.117</text:p>
          </table:table-cell>
          <table:table-cell table:formula="of:=[.I120]*(-1)*[.C120]/([.C120]+[.$B$3]*[.D120])" office:value-type="float" office:value="-0.000512905449025534" calcext:value-type="float">
            <text:p>-0.0005129054</text:p>
          </table:table-cell>
          <table:table-cell table:formula="of:=[.I120]*[.D120]/([.C120]/[.$B$3]+[.D120])" office:value-type="float" office:value="0.000487094550974466" calcext:value-type="float">
            <text:p>0.0004870946</text:p>
          </table:table-cell>
          <table:table-cell table:formula="of:=[.H119]-[.G11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0]+[.G120]" office:value-type="float" office:value="0.067929811791183" calcext:value-type="float">
            <text:p>0.0679298118</text:p>
          </table:table-cell>
          <table:table-cell table:formula="of:=[.D120]-[.G120]-[.H120]" office:value-type="float" office:value="0.0461403764176338" calcext:value-type="float">
            <text:p>0.0461403764</text:p>
          </table:table-cell>
          <table:table-cell table:formula="of:=[.E120]+[.H120]" office:value-type="float" office:value="0.0359298117911831" calcext:value-type="float">
            <text:p>0.0359298118</text:p>
          </table:table-cell>
          <table:table-cell table:formula="of:=[.F120]+[.I120]" office:value-type="float" office:value="0.118" calcext:value-type="float">
            <text:p>0.118</text:p>
          </table:table-cell>
          <table:table-cell table:formula="of:=[.I121]*(-1)*[.C121]/([.C121]+[.$B$3]*[.D121])" office:value-type="float" office:value="-0.000510886166901791" calcext:value-type="float">
            <text:p>-0.0005108862</text:p>
          </table:table-cell>
          <table:table-cell table:formula="of:=[.I121]*[.D121]/([.C121]/[.$B$3]+[.D121])" office:value-type="float" office:value="0.000489113833098209" calcext:value-type="float">
            <text:p>0.0004891138</text:p>
          </table:table-cell>
          <table:table-cell table:formula="of:=[.H120]-[.G12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1]+[.G121]" office:value-type="float" office:value="0.0674189256242812" calcext:value-type="float">
            <text:p>0.0674189256</text:p>
          </table:table-cell>
          <table:table-cell table:formula="of:=[.D121]-[.G121]-[.H121]" office:value-type="float" office:value="0.0461621487514374" calcext:value-type="float">
            <text:p>0.0461621488</text:p>
          </table:table-cell>
          <table:table-cell table:formula="of:=[.E121]+[.H121]" office:value-type="float" office:value="0.0364189256242813" calcext:value-type="float">
            <text:p>0.0364189256</text:p>
          </table:table-cell>
          <table:table-cell table:formula="of:=[.F121]+[.I121]" office:value-type="float" office:value="0.119" calcext:value-type="float">
            <text:p>0.119</text:p>
          </table:table-cell>
          <table:table-cell table:formula="of:=[.I122]*(-1)*[.C122]/([.C122]+[.$B$3]*[.D122])" office:value-type="float" office:value="-0.000508881708486041" calcext:value-type="float">
            <text:p>-0.0005088817</text:p>
          </table:table-cell>
          <table:table-cell table:formula="of:=[.I122]*[.D122]/([.C122]/[.$B$3]+[.D122])" office:value-type="float" office:value="0.000491118291513959" calcext:value-type="float">
            <text:p>0.0004911183</text:p>
          </table:table-cell>
          <table:table-cell table:formula="of:=[.H121]-[.G12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2]+[.G122]" office:value-type="float" office:value="0.0669100439157952" calcext:value-type="float">
            <text:p>0.0669100439</text:p>
          </table:table-cell>
          <table:table-cell table:formula="of:=[.D122]-[.G122]-[.H122]" office:value-type="float" office:value="0.0461799121684095" calcext:value-type="float">
            <text:p>0.0461799122</text:p>
          </table:table-cell>
          <table:table-cell table:formula="of:=[.E122]+[.H122]" office:value-type="float" office:value="0.0369100439157953" calcext:value-type="float">
            <text:p>0.0369100439</text:p>
          </table:table-cell>
          <table:table-cell table:formula="of:=[.F122]+[.I122]" office:value-type="float" office:value="0.12" calcext:value-type="float">
            <text:p>0.12</text:p>
          </table:table-cell>
          <table:table-cell table:formula="of:=[.I123]*(-1)*[.C123]/([.C123]+[.$B$3]*[.D123])" office:value-type="float" office:value="-0.000506891852382852" calcext:value-type="float">
            <text:p>-0.0005068919</text:p>
          </table:table-cell>
          <table:table-cell table:formula="of:=[.I123]*[.D123]/([.C123]/[.$B$3]+[.D123])" office:value-type="float" office:value="0.000493108147617148" calcext:value-type="float">
            <text:p>0.0004931081</text:p>
          </table:table-cell>
          <table:table-cell table:formula="of:=[.H122]-[.G12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3]+[.G123]" office:value-type="float" office:value="0.0664031520634124" calcext:value-type="float">
            <text:p>0.0664031521</text:p>
          </table:table-cell>
          <table:table-cell table:formula="of:=[.D123]-[.G123]-[.H123]" office:value-type="float" office:value="0.0461936958731752" calcext:value-type="float">
            <text:p>0.0461936959</text:p>
          </table:table-cell>
          <table:table-cell table:formula="of:=[.E123]+[.H123]" office:value-type="float" office:value="0.0374031520634124" calcext:value-type="float">
            <text:p>0.0374031521</text:p>
          </table:table-cell>
          <table:table-cell table:formula="of:=[.F123]+[.I123]" office:value-type="float" office:value="0.121" calcext:value-type="float">
            <text:p>0.121</text:p>
          </table:table-cell>
          <table:table-cell table:formula="of:=[.I124]*(-1)*[.C124]/([.C124]+[.$B$3]*[.D124])" office:value-type="float" office:value="-0.000504916381247607" calcext:value-type="float">
            <text:p>-0.0005049164</text:p>
          </table:table-cell>
          <table:table-cell table:formula="of:=[.I124]*[.D124]/([.C124]/[.$B$3]+[.D124])" office:value-type="float" office:value="0.000495083618752393" calcext:value-type="float">
            <text:p>0.0004950836</text:p>
          </table:table-cell>
          <table:table-cell table:formula="of:=[.H123]-[.G12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4]+[.G124]" office:value-type="float" office:value="0.0658982356821647" calcext:value-type="float">
            <text:p>0.0658982357</text:p>
          </table:table-cell>
          <table:table-cell table:formula="of:=[.D124]-[.G124]-[.H124]" office:value-type="float" office:value="0.0462035286356704" calcext:value-type="float">
            <text:p>0.0462035286</text:p>
          </table:table-cell>
          <table:table-cell table:formula="of:=[.E124]+[.H124]" office:value-type="float" office:value="0.0378982356821648" calcext:value-type="float">
            <text:p>0.0378982357</text:p>
          </table:table-cell>
          <table:table-cell table:formula="of:=[.F124]+[.I124]" office:value-type="float" office:value="0.122" calcext:value-type="float">
            <text:p>0.122</text:p>
          </table:table-cell>
          <table:table-cell table:formula="of:=[.I125]*(-1)*[.C125]/([.C125]+[.$B$3]*[.D125])" office:value-type="float" office:value="-0.000502955081681859" calcext:value-type="float">
            <text:p>-0.0005029551</text:p>
          </table:table-cell>
          <table:table-cell table:formula="of:=[.I125]*[.D125]/([.C125]/[.$B$3]+[.D125])" office:value-type="float" office:value="0.000497044918318141" calcext:value-type="float">
            <text:p>0.0004970449</text:p>
          </table:table-cell>
          <table:table-cell table:formula="of:=[.H124]-[.G12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5]+[.G125]" office:value-type="float" office:value="0.0653952806004829" calcext:value-type="float">
            <text:p>0.0653952806</text:p>
          </table:table-cell>
          <table:table-cell table:formula="of:=[.D125]-[.G125]-[.H125]" office:value-type="float" office:value="0.0462094387990341" calcext:value-type="float">
            <text:p>0.0462094388</text:p>
          </table:table-cell>
          <table:table-cell table:formula="of:=[.E125]+[.H125]" office:value-type="float" office:value="0.038395280600483" calcext:value-type="float">
            <text:p>0.0383952806</text:p>
          </table:table-cell>
          <table:table-cell table:formula="of:=[.F125]+[.I125]" office:value-type="float" office:value="0.123" calcext:value-type="float">
            <text:p>0.123</text:p>
          </table:table-cell>
          <table:table-cell table:formula="of:=[.I126]*(-1)*[.C126]/([.C126]+[.$B$3]*[.D126])" office:value-type="float" office:value="-0.000501007744131725" calcext:value-type="float">
            <text:p>-0.0005010077</text:p>
          </table:table-cell>
          <table:table-cell table:formula="of:=[.I126]*[.D126]/([.C126]/[.$B$3]+[.D126])" office:value-type="float" office:value="0.000498992255868275" calcext:value-type="float">
            <text:p>0.0004989923</text:p>
          </table:table-cell>
          <table:table-cell table:formula="of:=[.H125]-[.G12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6]+[.G126]" office:value-type="float" office:value="0.0648942728563512" calcext:value-type="float">
            <text:p>0.0648942729</text:p>
          </table:table-cell>
          <table:table-cell table:formula="of:=[.D126]-[.G126]-[.H126]" office:value-type="float" office:value="0.0462114542872976" calcext:value-type="float">
            <text:p>0.0462114543</text:p>
          </table:table-cell>
          <table:table-cell table:formula="of:=[.E126]+[.H126]" office:value-type="float" office:value="0.0388942728563513" calcext:value-type="float">
            <text:p>0.0388942729</text:p>
          </table:table-cell>
          <table:table-cell table:formula="of:=[.F126]+[.I126]" office:value-type="float" office:value="0.124" calcext:value-type="float">
            <text:p>0.124</text:p>
          </table:table-cell>
          <table:table-cell table:formula="of:=[.I127]*(-1)*[.C127]/([.C127]+[.$B$3]*[.D127])" office:value-type="float" office:value="-0.000499074162789203" calcext:value-type="float">
            <text:p>-0.0004990742</text:p>
          </table:table-cell>
          <table:table-cell table:formula="of:=[.I127]*[.D127]/([.C127]/[.$B$3]+[.D127])" office:value-type="float" office:value="0.000500925837210797" calcext:value-type="float">
            <text:p>0.0005009258</text:p>
          </table:table-cell>
          <table:table-cell table:formula="of:=[.H126]-[.G12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7]+[.G127]" office:value-type="float" office:value="0.064395198693562" calcext:value-type="float">
            <text:p>0.0643951987</text:p>
          </table:table-cell>
          <table:table-cell table:formula="of:=[.D127]-[.G127]-[.H127]" office:value-type="float" office:value="0.046209602612876" calcext:value-type="float">
            <text:p>0.0462096026</text:p>
          </table:table-cell>
          <table:table-cell table:formula="of:=[.E127]+[.H127]" office:value-type="float" office:value="0.0393951986935621" calcext:value-type="float">
            <text:p>0.0393951987</text:p>
          </table:table-cell>
          <table:table-cell table:formula="of:=[.F127]+[.I127]" office:value-type="float" office:value="0.125" calcext:value-type="float">
            <text:p>0.125</text:p>
          </table:table-cell>
          <table:table-cell table:formula="of:=[.I128]*(-1)*[.C128]/([.C128]+[.$B$3]*[.D128])" office:value-type="float" office:value="-0.0004971541354963" calcext:value-type="float">
            <text:p>-0.0004971541</text:p>
          </table:table-cell>
          <table:table-cell table:formula="of:=[.I128]*[.D128]/([.C128]/[.$B$3]+[.D128])" office:value-type="float" office:value="0.0005028458645037" calcext:value-type="float">
            <text:p>0.0005028459</text:p>
          </table:table-cell>
          <table:table-cell table:formula="of:=[.H127]-[.G12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8]+[.G128]" office:value-type="float" office:value="0.0638980445580657" calcext:value-type="float">
            <text:p>0.0638980446</text:p>
          </table:table-cell>
          <table:table-cell table:formula="of:=[.D128]-[.G128]-[.H128]" office:value-type="float" office:value="0.0462039108838686" calcext:value-type="float">
            <text:p>0.0462039109</text:p>
          </table:table-cell>
          <table:table-cell table:formula="of:=[.E128]+[.H128]" office:value-type="float" office:value="0.0398980445580658" calcext:value-type="float">
            <text:p>0.0398980446</text:p>
          </table:table-cell>
          <table:table-cell table:formula="of:=[.F128]+[.I128]" office:value-type="float" office:value="0.126" calcext:value-type="float">
            <text:p>0.126</text:p>
          </table:table-cell>
          <table:table-cell table:formula="of:=[.I129]*(-1)*[.C129]/([.C129]+[.$B$3]*[.D129])" office:value-type="float" office:value="-0.000495247463651878" calcext:value-type="float">
            <text:p>-0.0004952475</text:p>
          </table:table-cell>
          <table:table-cell table:formula="of:=[.I129]*[.D129]/([.C129]/[.$B$3]+[.D129])" office:value-type="float" office:value="0.000504752536348122" calcext:value-type="float">
            <text:p>0.0005047525</text:p>
          </table:table-cell>
          <table:table-cell table:formula="of:=[.H128]-[.G12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9]+[.G129]" office:value-type="float" office:value="0.0634027970944138" calcext:value-type="float">
            <text:p>0.0634027971</text:p>
          </table:table-cell>
          <table:table-cell table:formula="of:=[.D129]-[.G129]-[.H129]" office:value-type="float" office:value="0.0461944058111723" calcext:value-type="float">
            <text:p>0.0461944058</text:p>
          </table:table-cell>
          <table:table-cell table:formula="of:=[.E129]+[.H129]" office:value-type="float" office:value="0.0404027970944139" calcext:value-type="float">
            <text:p>0.0404027971</text:p>
          </table:table-cell>
          <table:table-cell table:formula="of:=[.F129]+[.I129]" office:value-type="float" office:value="0.127" calcext:value-type="float">
            <text:p>0.127</text:p>
          </table:table-cell>
          <table:table-cell table:formula="of:=[.I130]*(-1)*[.C130]/([.C130]+[.$B$3]*[.D130])" office:value-type="float" office:value="-0.000493353952121114" calcext:value-type="float">
            <text:p>-0.000493354</text:p>
          </table:table-cell>
          <table:table-cell table:formula="of:=[.I130]*[.D130]/([.C130]/[.$B$3]+[.D130])" office:value-type="float" office:value="0.000506646047878886" calcext:value-type="float">
            <text:p>0.000506646</text:p>
          </table:table-cell>
          <table:table-cell table:formula="of:=[.H129]-[.G12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0]+[.G130]" office:value-type="float" office:value="0.0629094431422927" calcext:value-type="float">
            <text:p>0.0629094431</text:p>
          </table:table-cell>
          <table:table-cell table:formula="of:=[.D130]-[.G130]-[.H130]" office:value-type="float" office:value="0.0461811137154146" calcext:value-type="float">
            <text:p>0.0461811137</text:p>
          </table:table-cell>
          <table:table-cell table:formula="of:=[.E130]+[.H130]" office:value-type="float" office:value="0.0409094431422928" calcext:value-type="float">
            <text:p>0.0409094431</text:p>
          </table:table-cell>
          <table:table-cell table:formula="of:=[.F130]+[.I130]" office:value-type="float" office:value="0.128" calcext:value-type="float">
            <text:p>0.128</text:p>
          </table:table-cell>
          <table:table-cell table:formula="of:=[.I131]*(-1)*[.C131]/([.C131]+[.$B$3]*[.D131])" office:value-type="float" office:value="-0.00049147340914748" calcext:value-type="float">
            <text:p>-0.0004914734</text:p>
          </table:table-cell>
          <table:table-cell table:formula="of:=[.I131]*[.D131]/([.C131]/[.$B$3]+[.D131])" office:value-type="float" office:value="0.00050852659085252" calcext:value-type="float">
            <text:p>0.0005085266</text:p>
          </table:table-cell>
          <table:table-cell table:formula="of:=[.H130]-[.G13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1]+[.G131]" office:value-type="float" office:value="0.0624179697331452" calcext:value-type="float">
            <text:p>0.0624179697</text:p>
          </table:table-cell>
          <table:table-cell table:formula="of:=[.D131]-[.G131]-[.H131]" office:value-type="float" office:value="0.0461640605337095" calcext:value-type="float">
            <text:p>0.0461640605</text:p>
          </table:table-cell>
          <table:table-cell table:formula="of:=[.E131]+[.H131]" office:value-type="float" office:value="0.0414179697331453" calcext:value-type="float">
            <text:p>0.0414179697</text:p>
          </table:table-cell>
          <table:table-cell table:formula="of:=[.F131]+[.I131]" office:value-type="float" office:value="0.129" calcext:value-type="float">
            <text:p>0.129</text:p>
          </table:table-cell>
          <table:table-cell table:formula="of:=[.I132]*(-1)*[.C132]/([.C132]+[.$B$3]*[.D132])" office:value-type="float" office:value="-0.000489605646267152" calcext:value-type="float">
            <text:p>-0.0004896056</text:p>
          </table:table-cell>
          <table:table-cell table:formula="of:=[.I132]*[.D132]/([.C132]/[.$B$3]+[.D132])" office:value-type="float" office:value="0.000510394353732848" calcext:value-type="float">
            <text:p>0.0005103944</text:p>
          </table:table-cell>
          <table:table-cell table:formula="of:=[.H131]-[.G13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2]+[.G132]" office:value-type="float" office:value="0.061928364086878" calcext:value-type="float">
            <text:p>0.0619283641</text:p>
          </table:table-cell>
          <table:table-cell table:formula="of:=[.D132]-[.G132]-[.H132]" office:value-type="float" office:value="0.0461432718262438" calcext:value-type="float">
            <text:p>0.0461432718</text:p>
          </table:table-cell>
          <table:table-cell table:formula="of:=[.E132]+[.H132]" office:value-type="float" office:value="0.0419283640868781" calcext:value-type="float">
            <text:p>0.0419283641</text:p>
          </table:table-cell>
          <table:table-cell table:formula="of:=[.F132]+[.I132]" office:value-type="float" office:value="0.13" calcext:value-type="float">
            <text:p>0.13</text:p>
          </table:table-cell>
          <table:table-cell table:formula="of:=[.I133]*(-1)*[.C133]/([.C133]+[.$B$3]*[.D133])" office:value-type="float" office:value="-0.000487750478225764" calcext:value-type="float">
            <text:p>-0.0004877505</text:p>
          </table:table-cell>
          <table:table-cell table:formula="of:=[.I133]*[.D133]/([.C133]/[.$B$3]+[.D133])" office:value-type="float" office:value="0.000512249521774236" calcext:value-type="float">
            <text:p>0.0005122495</text:p>
          </table:table-cell>
          <table:table-cell table:formula="of:=[.H132]-[.G13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3]+[.G133]" office:value-type="float" office:value="0.0614406136086523" calcext:value-type="float">
            <text:p>0.0614406136</text:p>
          </table:table-cell>
          <table:table-cell table:formula="of:=[.D133]-[.G133]-[.H133]" office:value-type="float" office:value="0.0461187727826953" calcext:value-type="float">
            <text:p>0.0461187728</text:p>
          </table:table-cell>
          <table:table-cell table:formula="of:=[.E133]+[.H133]" office:value-type="float" office:value="0.0424406136086524" calcext:value-type="float">
            <text:p>0.0424406136</text:p>
          </table:table-cell>
          <table:table-cell table:formula="of:=[.F133]+[.I133]" office:value-type="float" office:value="0.131" calcext:value-type="float">
            <text:p>0.131</text:p>
          </table:table-cell>
          <table:table-cell table:formula="of:=[.I134]*(-1)*[.C134]/([.C134]+[.$B$3]*[.D134])" office:value-type="float" office:value="-0.000485907722897418" calcext:value-type="float">
            <text:p>-0.0004859077</text:p>
          </table:table-cell>
          <table:table-cell table:formula="of:=[.I134]*[.D134]/([.C134]/[.$B$3]+[.D134])" office:value-type="float" office:value="0.000514092277102582" calcext:value-type="float">
            <text:p>0.0005140923</text:p>
          </table:table-cell>
          <table:table-cell table:formula="of:=[.H133]-[.G13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4]+[.G134]" office:value-type="float" office:value="0.0609547058857549" calcext:value-type="float">
            <text:p>0.0609547059</text:p>
          </table:table-cell>
          <table:table-cell table:formula="of:=[.D134]-[.G134]-[.H134]" office:value-type="float" office:value="0.0460905882284902" calcext:value-type="float">
            <text:p>0.0460905882</text:p>
          </table:table-cell>
          <table:table-cell table:formula="of:=[.E134]+[.H134]" office:value-type="float" office:value="0.042954705885755" calcext:value-type="float">
            <text:p>0.0429547059</text:p>
          </table:table-cell>
          <table:table-cell table:formula="of:=[.F134]+[.I134]" office:value-type="float" office:value="0.132" calcext:value-type="float">
            <text:p>0.132</text:p>
          </table:table-cell>
          <table:table-cell table:formula="of:=[.I135]*(-1)*[.C135]/([.C135]+[.$B$3]*[.D135])" office:value-type="float" office:value="-0.00048407720120587" calcext:value-type="float">
            <text:p>-0.0004840772</text:p>
          </table:table-cell>
          <table:table-cell table:formula="of:=[.I135]*[.D135]/([.C135]/[.$B$3]+[.D135])" office:value-type="float" office:value="0.00051592279879413" calcext:value-type="float">
            <text:p>0.0005159228</text:p>
          </table:table-cell>
          <table:table-cell table:formula="of:=[.H134]-[.G13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5]+[.G135]" office:value-type="float" office:value="0.060470628684549" calcext:value-type="float">
            <text:p>0.0604706287</text:p>
          </table:table-cell>
          <table:table-cell table:formula="of:=[.D135]-[.G135]-[.H135]" office:value-type="float" office:value="0.0460587426309019" calcext:value-type="float">
            <text:p>0.0460587426</text:p>
          </table:table-cell>
          <table:table-cell table:formula="of:=[.E135]+[.H135]" office:value-type="float" office:value="0.0434706286845491" calcext:value-type="float">
            <text:p>0.0434706287</text:p>
          </table:table-cell>
          <table:table-cell table:formula="of:=[.F135]+[.I135]" office:value-type="float" office:value="0.133" calcext:value-type="float">
            <text:p>0.133</text:p>
          </table:table-cell>
          <table:table-cell table:formula="of:=[.I136]*(-1)*[.C136]/([.C136]+[.$B$3]*[.D136])" office:value-type="float" office:value="-0.000482258737047815" calcext:value-type="float">
            <text:p>-0.0004822587</text:p>
          </table:table-cell>
          <table:table-cell table:formula="of:=[.I136]*[.D136]/([.C136]/[.$B$3]+[.D136])" office:value-type="float" office:value="0.000517741262952185" calcext:value-type="float">
            <text:p>0.0005177413</text:p>
          </table:table-cell>
          <table:table-cell table:formula="of:=[.H135]-[.G13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6]+[.G136]" office:value-type="float" office:value="0.0599883699475012" calcext:value-type="float">
            <text:p>0.0599883699</text:p>
          </table:table-cell>
          <table:table-cell table:formula="of:=[.D136]-[.G136]-[.H136]" office:value-type="float" office:value="0.0460232601049976" calcext:value-type="float">
            <text:p>0.0460232601</text:p>
          </table:table-cell>
          <table:table-cell table:formula="of:=[.E136]+[.H136]" office:value-type="float" office:value="0.0439883699475013" calcext:value-type="float">
            <text:p>0.0439883699</text:p>
          </table:table-cell>
          <table:table-cell table:formula="of:=[.F136]+[.I136]" office:value-type="float" office:value="0.134" calcext:value-type="float">
            <text:p>0.134</text:p>
          </table:table-cell>
          <table:table-cell table:formula="of:=[.I137]*(-1)*[.C137]/([.C137]+[.$B$3]*[.D137])" office:value-type="float" office:value="-0.000480452157218196" calcext:value-type="float">
            <text:p>-0.0004804522</text:p>
          </table:table-cell>
          <table:table-cell table:formula="of:=[.I137]*[.D137]/([.C137]/[.$B$3]+[.D137])" office:value-type="float" office:value="0.000519547842781804" calcext:value-type="float">
            <text:p>0.0005195478</text:p>
          </table:table-cell>
          <table:table-cell table:formula="of:=[.H136]-[.G13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7]+[.G137]" office:value-type="float" office:value="0.059507917790283" calcext:value-type="float">
            <text:p>0.0595079178</text:p>
          </table:table-cell>
          <table:table-cell table:formula="of:=[.D137]-[.G137]-[.H137]" office:value-type="float" office:value="0.0459841644194339" calcext:value-type="float">
            <text:p>0.0459841644</text:p>
          </table:table-cell>
          <table:table-cell table:formula="of:=[.E137]+[.H137]" office:value-type="float" office:value="0.0445079177902831" calcext:value-type="float">
            <text:p>0.0445079178</text:p>
          </table:table-cell>
          <table:table-cell table:formula="of:=[.F137]+[.I137]" office:value-type="float" office:value="0.135" calcext:value-type="float">
            <text:p>0.135</text:p>
          </table:table-cell>
          <table:table-cell table:formula="of:=[.I138]*(-1)*[.C138]/([.C138]+[.$B$3]*[.D138])" office:value-type="float" office:value="-0.000478657291337465" calcext:value-type="float">
            <text:p>-0.0004786573</text:p>
          </table:table-cell>
          <table:table-cell table:formula="of:=[.I138]*[.D138]/([.C138]/[.$B$3]+[.D138])" office:value-type="float" office:value="0.000521342708662535" calcext:value-type="float">
            <text:p>0.0005213427</text:p>
          </table:table-cell>
          <table:table-cell table:formula="of:=[.H137]-[.G13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8]+[.G138]" office:value-type="float" office:value="0.0590292604989455" calcext:value-type="float">
            <text:p>0.0590292605</text:p>
          </table:table-cell>
          <table:table-cell table:formula="of:=[.D138]-[.G138]-[.H138]" office:value-type="float" office:value="0.0459414790021089" calcext:value-type="float">
            <text:p>0.045941479</text:p>
          </table:table-cell>
          <table:table-cell table:formula="of:=[.E138]+[.H138]" office:value-type="float" office:value="0.0450292604989456" calcext:value-type="float">
            <text:p>0.0450292605</text:p>
          </table:table-cell>
          <table:table-cell table:formula="of:=[.F138]+[.I138]" office:value-type="float" office:value="0.136" calcext:value-type="float">
            <text:p>0.136</text:p>
          </table:table-cell>
          <table:table-cell table:formula="of:=[.I139]*(-1)*[.C139]/([.C139]+[.$B$3]*[.D139])" office:value-type="float" office:value="-0.000476873971780723" calcext:value-type="float">
            <text:p>-0.000476874</text:p>
          </table:table-cell>
          <table:table-cell table:formula="of:=[.I139]*[.D139]/([.C139]/[.$B$3]+[.D139])" office:value-type="float" office:value="0.000523126028219277" calcext:value-type="float">
            <text:p>0.000523126</text:p>
          </table:table-cell>
          <table:table-cell table:formula="of:=[.H138]-[.G13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39]+[.G139]" office:value-type="float" office:value="0.0585523865271648" calcext:value-type="float">
            <text:p>0.0585523865</text:p>
          </table:table-cell>
          <table:table-cell table:formula="of:=[.D139]-[.G139]-[.H139]" office:value-type="float" office:value="0.0458952269456703" calcext:value-type="float">
            <text:p>0.0458952269</text:p>
          </table:table-cell>
          <table:table-cell table:formula="of:=[.E139]+[.H139]" office:value-type="float" office:value="0.0455523865271649" calcext:value-type="float">
            <text:p>0.0455523865</text:p>
          </table:table-cell>
          <table:table-cell table:formula="of:=[.F139]+[.I139]" office:value-type="float" office:value="0.137" calcext:value-type="float">
            <text:p>0.137</text:p>
          </table:table-cell>
          <table:table-cell table:formula="of:=[.I140]*(-1)*[.C140]/([.C140]+[.$B$3]*[.D140])" office:value-type="float" office:value="-0.00047510203360867" calcext:value-type="float">
            <text:p>-0.000475102</text:p>
          </table:table-cell>
          <table:table-cell table:formula="of:=[.I140]*[.D140]/([.C140]/[.$B$3]+[.D140])" office:value-type="float" office:value="0.00052489796639133" calcext:value-type="float">
            <text:p>0.000524898</text:p>
          </table:table-cell>
          <table:table-cell table:formula="of:=[.H139]-[.G13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0]+[.G140]" office:value-type="float" office:value="0.0580772844935561" calcext:value-type="float">
            <text:p>0.0580772845</text:p>
          </table:table-cell>
          <table:table-cell table:formula="of:=[.D140]-[.G140]-[.H140]" office:value-type="float" office:value="0.0458454310128877" calcext:value-type="float">
            <text:p>0.045845431</text:p>
          </table:table-cell>
          <table:table-cell table:formula="of:=[.E140]+[.H140]" office:value-type="float" office:value="0.0460772844935562" calcext:value-type="float">
            <text:p>0.0460772845</text:p>
          </table:table-cell>
          <table:table-cell table:formula="of:=[.F140]+[.I140]" office:value-type="float" office:value="0.138" calcext:value-type="float">
            <text:p>0.138</text:p>
          </table:table-cell>
          <table:table-cell table:formula="of:=[.I141]*(-1)*[.C141]/([.C141]+[.$B$3]*[.D141])" office:value-type="float" office:value="-0.000473341314500309" calcext:value-type="float">
            <text:p>-0.0004733413</text:p>
          </table:table-cell>
          <table:table-cell table:formula="of:=[.I141]*[.D141]/([.C141]/[.$B$3]+[.D141])" office:value-type="float" office:value="0.000526658685499691" calcext:value-type="float">
            <text:p>0.0005266587</text:p>
          </table:table-cell>
          <table:table-cell table:formula="of:=[.H140]-[.G14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1]+[.G141]" office:value-type="float" office:value="0.0576039431790558" calcext:value-type="float">
            <text:p>0.0576039432</text:p>
          </table:table-cell>
          <table:table-cell table:formula="of:=[.D141]-[.G141]-[.H141]" office:value-type="float" office:value="0.0457921136418883" calcext:value-type="float">
            <text:p>0.0457921136</text:p>
          </table:table-cell>
          <table:table-cell table:formula="of:=[.E141]+[.H141]" office:value-type="float" office:value="0.0466039431790559" calcext:value-type="float">
            <text:p>0.0466039432</text:p>
          </table:table-cell>
          <table:table-cell table:formula="of:=[.F141]+[.I141]" office:value-type="float" office:value="0.139" calcext:value-type="float">
            <text:p>0.139</text:p>
          </table:table-cell>
          <table:table-cell table:formula="of:=[.I142]*(-1)*[.C142]/([.C142]+[.$B$3]*[.D142])" office:value-type="float" office:value="-0.000471591654687331" calcext:value-type="float">
            <text:p>-0.0004715917</text:p>
          </table:table-cell>
          <table:table-cell table:formula="of:=[.I142]*[.D142]/([.C142]/[.$B$3]+[.D142])" office:value-type="float" office:value="0.000528408345312669" calcext:value-type="float">
            <text:p>0.0005284083</text:p>
          </table:table-cell>
          <table:table-cell table:formula="of:=[.H141]-[.G14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2]+[.G142]" office:value-type="float" office:value="0.0571323515243685" calcext:value-type="float">
            <text:p>0.0571323515</text:p>
          </table:table-cell>
          <table:table-cell table:formula="of:=[.D142]-[.G142]-[.H142]" office:value-type="float" office:value="0.0457352969512629" calcext:value-type="float">
            <text:p>0.045735297</text:p>
          </table:table-cell>
          <table:table-cell table:formula="of:=[.E142]+[.H142]" office:value-type="float" office:value="0.0471323515243686" calcext:value-type="float">
            <text:p>0.0471323515</text:p>
          </table:table-cell>
          <table:table-cell table:formula="of:=[.F142]+[.I142]" office:value-type="float" office:value="0.14" calcext:value-type="float">
            <text:p>0.14</text:p>
          </table:table-cell>
          <table:table-cell table:formula="of:=[.I143]*(-1)*[.C143]/([.C143]+[.$B$3]*[.D143])" office:value-type="float" office:value="-0.000469852896890126" calcext:value-type="float">
            <text:p>-0.0004698529</text:p>
          </table:table-cell>
          <table:table-cell table:formula="of:=[.I143]*[.D143]/([.C143]/[.$B$3]+[.D143])" office:value-type="float" office:value="0.000530147103109874" calcext:value-type="float">
            <text:p>0.0005301471</text:p>
          </table:table-cell>
          <table:table-cell table:formula="of:=[.H142]-[.G14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3]+[.G143]" office:value-type="float" office:value="0.0566624986274783" calcext:value-type="float">
            <text:p>0.0566624986</text:p>
          </table:table-cell>
          <table:table-cell table:formula="of:=[.D143]-[.G143]-[.H143]" office:value-type="float" office:value="0.0456750027450432" calcext:value-type="float">
            <text:p>0.0456750027</text:p>
          </table:table-cell>
          <table:table-cell table:formula="of:=[.E143]+[.H143]" office:value-type="float" office:value="0.0476624986274785" calcext:value-type="float">
            <text:p>0.0476624986</text:p>
          </table:table-cell>
          <table:table-cell table:formula="of:=[.F143]+[.I143]" office:value-type="float" office:value="0.141" calcext:value-type="float">
            <text:p>0.141</text:p>
          </table:table-cell>
          <table:table-cell table:formula="of:=[.I144]*(-1)*[.C144]/([.C144]+[.$B$3]*[.D144])" office:value-type="float" office:value="-0.000468124886255354" calcext:value-type="float">
            <text:p>-0.0004681249</text:p>
          </table:table-cell>
          <table:table-cell table:formula="of:=[.I144]*[.D144]/([.C144]/[.$B$3]+[.D144])" office:value-type="float" office:value="0.000531875113744646" calcext:value-type="float">
            <text:p>0.0005318751</text:p>
          </table:table-cell>
          <table:table-cell table:formula="of:=[.H143]-[.G14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4]+[.G144]" office:value-type="float" office:value="0.056194373741223" calcext:value-type="float">
            <text:p>0.0561943737</text:p>
          </table:table-cell>
          <table:table-cell table:formula="of:=[.D144]-[.G144]-[.H144]" office:value-type="float" office:value="0.0456112525175539" calcext:value-type="float">
            <text:p>0.0456112525</text:p>
          </table:table-cell>
          <table:table-cell table:formula="of:=[.E144]+[.H144]" office:value-type="float" office:value="0.0481943737412231" calcext:value-type="float">
            <text:p>0.0481943737</text:p>
          </table:table-cell>
          <table:table-cell table:formula="of:=[.F144]+[.I144]" office:value-type="float" office:value="0.142" calcext:value-type="float">
            <text:p>0.142</text:p>
          </table:table-cell>
          <table:table-cell table:formula="of:=[.I145]*(-1)*[.C145]/([.C145]+[.$B$3]*[.D145])" office:value-type="float" office:value="-0.000466407470295033" calcext:value-type="float">
            <text:p>-0.0004664075</text:p>
          </table:table-cell>
          <table:table-cell table:formula="of:=[.I145]*[.D145]/([.C145]/[.$B$3]+[.D145])" office:value-type="float" office:value="0.000533592529704967" calcext:value-type="float">
            <text:p>0.0005335925</text:p>
          </table:table-cell>
          <table:table-cell table:formula="of:=[.H144]-[.G14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5]+[.G145]" office:value-type="float" office:value="0.055727966270928" calcext:value-type="float">
            <text:p>0.0557279663</text:p>
          </table:table-cell>
          <table:table-cell table:formula="of:=[.D145]-[.G145]-[.H145]" office:value-type="float" office:value="0.045544067458144" calcext:value-type="float">
            <text:p>0.0455440675</text:p>
          </table:table-cell>
          <table:table-cell table:formula="of:=[.E145]+[.H145]" office:value-type="float" office:value="0.0487279662709281" calcext:value-type="float">
            <text:p>0.0487279663</text:p>
          </table:table-cell>
          <table:table-cell table:formula="of:=[.F145]+[.I145]" office:value-type="float" office:value="0.143" calcext:value-type="float">
            <text:p>0.143</text:p>
          </table:table-cell>
          <table:table-cell table:formula="of:=[.I146]*(-1)*[.C146]/([.C146]+[.$B$3]*[.D146])" office:value-type="float" office:value="-0.000464700498827071" calcext:value-type="float">
            <text:p>-0.0004647005</text:p>
          </table:table-cell>
          <table:table-cell table:formula="of:=[.I146]*[.D146]/([.C146]/[.$B$3]+[.D146])" office:value-type="float" office:value="0.000535299501172929" calcext:value-type="float">
            <text:p>0.0005352995</text:p>
          </table:table-cell>
          <table:table-cell table:formula="of:=[.H145]-[.G14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6]+[.G146]" office:value-type="float" office:value="0.0552632657721009" calcext:value-type="float">
            <text:p>0.0552632658</text:p>
          </table:table-cell>
          <table:table-cell table:formula="of:=[.D146]-[.G146]-[.H146]" office:value-type="float" office:value="0.0454734684557981" calcext:value-type="float">
            <text:p>0.0454734685</text:p>
          </table:table-cell>
          <table:table-cell table:formula="of:=[.E146]+[.H146]" office:value-type="float" office:value="0.049263265772101" calcext:value-type="float">
            <text:p>0.0492632658</text:p>
          </table:table-cell>
          <table:table-cell table:formula="of:=[.F146]+[.I146]" office:value-type="float" office:value="0.144" calcext:value-type="float">
            <text:p>0.144</text:p>
          </table:table-cell>
          <table:table-cell table:formula="of:=[.I147]*(-1)*[.C147]/([.C147]+[.$B$3]*[.D147])" office:value-type="float" office:value="-0.000463003823917206" calcext:value-type="float">
            <text:p>-0.0004630038</text:p>
          </table:table-cell>
          <table:table-cell table:formula="of:=[.I147]*[.D147]/([.C147]/[.$B$3]+[.D147])" office:value-type="float" office:value="0.000536996176082794" calcext:value-type="float">
            <text:p>0.0005369962</text:p>
          </table:table-cell>
          <table:table-cell table:formula="of:=[.H146]-[.G14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7]+[.G147]" office:value-type="float" office:value="0.0548002619481837" calcext:value-type="float">
            <text:p>0.0548002619</text:p>
          </table:table-cell>
          <table:table-cell table:formula="of:=[.D147]-[.G147]-[.H147]" office:value-type="float" office:value="0.0453994761036325" calcext:value-type="float">
            <text:p>0.0453994761</text:p>
          </table:table-cell>
          <table:table-cell table:formula="of:=[.E147]+[.H147]" office:value-type="float" office:value="0.0498002619481838" calcext:value-type="float">
            <text:p>0.0498002619</text:p>
          </table:table-cell>
          <table:table-cell table:formula="of:=[.F147]+[.I147]" office:value-type="float" office:value="0.145" calcext:value-type="float">
            <text:p>0.145</text:p>
          </table:table-cell>
          <table:table-cell table:formula="of:=[.I148]*(-1)*[.C148]/([.C148]+[.$B$3]*[.D148])" office:value-type="float" office:value="-0.000461317299822284" calcext:value-type="float">
            <text:p>-0.0004613173</text:p>
          </table:table-cell>
          <table:table-cell table:formula="of:=[.I148]*[.D148]/([.C148]/[.$B$3]+[.D148])" office:value-type="float" office:value="0.000538682700177716" calcext:value-type="float">
            <text:p>0.0005386827</text:p>
          </table:table-cell>
          <table:table-cell table:formula="of:=[.H147]-[.G14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8]+[.G148]" office:value-type="float" office:value="0.0543389446483614" calcext:value-type="float">
            <text:p>0.0543389446</text:p>
          </table:table-cell>
          <table:table-cell table:formula="of:=[.D148]-[.G148]-[.H148]" office:value-type="float" office:value="0.0453221107032771" calcext:value-type="float">
            <text:p>0.0453221107</text:p>
          </table:table-cell>
          <table:table-cell table:formula="of:=[.E148]+[.H148]" office:value-type="float" office:value="0.0503389446483615" calcext:value-type="float">
            <text:p>0.0503389446</text:p>
          </table:table-cell>
          <table:table-cell table:formula="of:=[.F148]+[.I148]" office:value-type="float" office:value="0.146" calcext:value-type="float">
            <text:p>0.146</text:p>
          </table:table-cell>
          <table:table-cell table:formula="of:=[.I149]*(-1)*[.C149]/([.C149]+[.$B$3]*[.D149])" office:value-type="float" office:value="-0.00045964078293485" calcext:value-type="float">
            <text:p>-0.0004596408</text:p>
          </table:table-cell>
          <table:table-cell table:formula="of:=[.I149]*[.D149]/([.C149]/[.$B$3]+[.D149])" office:value-type="float" office:value="0.00054035921706515" calcext:value-type="float">
            <text:p>0.0005403592</text:p>
          </table:table-cell>
          <table:table-cell table:formula="of:=[.H148]-[.G14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9]+[.G149]" office:value-type="float" office:value="0.0538793038654265" calcext:value-type="float">
            <text:p>0.0538793039</text:p>
          </table:table-cell>
          <table:table-cell table:formula="of:=[.D149]-[.G149]-[.H149]" office:value-type="float" office:value="0.0452413922691468" calcext:value-type="float">
            <text:p>0.0452413923</text:p>
          </table:table-cell>
          <table:table-cell table:formula="of:=[.E149]+[.H149]" office:value-type="float" office:value="0.0508793038654266" calcext:value-type="float">
            <text:p>0.0508793039</text:p>
          </table:table-cell>
          <table:table-cell table:formula="of:=[.F149]+[.I149]" office:value-type="float" office:value="0.147" calcext:value-type="float">
            <text:p>0.147</text:p>
          </table:table-cell>
          <table:table-cell table:formula="of:=[.I150]*(-1)*[.C150]/([.C150]+[.$B$3]*[.D150])" office:value-type="float" office:value="-0.00045797413172897" calcext:value-type="float">
            <text:p>-0.0004579741</text:p>
          </table:table-cell>
          <table:table-cell table:formula="of:=[.I150]*[.D150]/([.C150]/[.$B$3]+[.D150])" office:value-type="float" office:value="0.00054202586827103" calcext:value-type="float">
            <text:p>0.0005420259</text:p>
          </table:table-cell>
          <table:table-cell table:formula="of:=[.H149]-[.G14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0]+[.G150]" office:value-type="float" office:value="0.0534213297336976" calcext:value-type="float">
            <text:p>0.0534213297</text:p>
          </table:table-cell>
          <table:table-cell table:formula="of:=[.D150]-[.G150]-[.H150]" office:value-type="float" office:value="0.0451573405326047" calcext:value-type="float">
            <text:p>0.0451573405</text:p>
          </table:table-cell>
          <table:table-cell table:formula="of:=[.E150]+[.H150]" office:value-type="float" office:value="0.0514213297336977" calcext:value-type="float">
            <text:p>0.0514213297</text:p>
          </table:table-cell>
          <table:table-cell table:formula="of:=[.F150]+[.I150]" office:value-type="float" office:value="0.148" calcext:value-type="float">
            <text:p>0.148</text:p>
          </table:table-cell>
          <table:table-cell table:formula="of:=[.I151]*(-1)*[.C151]/([.C151]+[.$B$3]*[.D151])" office:value-type="float" office:value="-0.00045631720670727" calcext:value-type="float">
            <text:p>-0.0004563172</text:p>
          </table:table-cell>
          <table:table-cell table:formula="of:=[.I151]*[.D151]/([.C151]/[.$B$3]+[.D151])" office:value-type="float" office:value="0.00054368279329273" calcext:value-type="float">
            <text:p>0.0005436828</text:p>
          </table:table-cell>
          <table:table-cell table:formula="of:=[.H150]-[.G15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1]+[.G151]" office:value-type="float" office:value="0.0529650125269903" calcext:value-type="float">
            <text:p>0.0529650125</text:p>
          </table:table-cell>
          <table:table-cell table:formula="of:=[.D151]-[.G151]-[.H151]" office:value-type="float" office:value="0.0450699749460193" calcext:value-type="float">
            <text:p>0.0450699749</text:p>
          </table:table-cell>
          <table:table-cell table:formula="of:=[.E151]+[.H151]" office:value-type="float" office:value="0.0519650125269904" calcext:value-type="float">
            <text:p>0.0519650125</text:p>
          </table:table-cell>
          <table:table-cell table:formula="of:=[.F151]+[.I151]" office:value-type="float" office:value="0.149" calcext:value-type="float">
            <text:p>0.149</text:p>
          </table:table-cell>
          <table:table-cell table:formula="of:=[.I152]*(-1)*[.C152]/([.C152]+[.$B$3]*[.D152])" office:value-type="float" office:value="-0.000454669870349127" calcext:value-type="float">
            <text:p>-0.0004546699</text:p>
          </table:table-cell>
          <table:table-cell table:formula="of:=[.I152]*[.D152]/([.C152]/[.$B$3]+[.D152])" office:value-type="float" office:value="0.000545330129650873" calcext:value-type="float">
            <text:p>0.0005453301</text:p>
          </table:table-cell>
          <table:table-cell table:formula="of:=[.H151]-[.G15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2]+[.G152]" office:value-type="float" office:value="0.0525103426566412" calcext:value-type="float">
            <text:p>0.0525103427</text:p>
          </table:table-cell>
          <table:table-cell table:formula="of:=[.D152]-[.G152]-[.H152]" office:value-type="float" office:value="0.0449793146867175" calcext:value-type="float">
            <text:p>0.0449793147</text:p>
          </table:table-cell>
          <table:table-cell table:formula="of:=[.E152]+[.H152]" office:value-type="float" office:value="0.0525103426566413" calcext:value-type="float">
            <text:p>0.0525103427</text:p>
          </table:table-cell>
          <table:table-cell table:formula="of:=[.F152]+[.I152]" office:value-type="float" office:value="0.15" calcext:value-type="float">
            <text:p>0.15</text:p>
          </table:table-cell>
          <table:table-cell table:formula="of:=[.I153]*(-1)*[.C153]/([.C153]+[.$B$3]*[.D153])" office:value-type="float" office:value="-0.000453031987059965" calcext:value-type="float">
            <text:p>-0.000453032</text:p>
          </table:table-cell>
          <table:table-cell table:formula="of:=[.I153]*[.D153]/([.C153]/[.$B$3]+[.D153])" office:value-type="float" office:value="0.000546968012940035" calcext:value-type="float">
            <text:p>0.000546968</text:p>
          </table:table-cell>
          <table:table-cell table:formula="of:=[.H152]-[.G15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3]+[.G153]" office:value-type="float" office:value="0.0520573106695812" calcext:value-type="float">
            <text:p>0.0520573107</text:p>
          </table:table-cell>
          <table:table-cell table:formula="of:=[.D153]-[.G153]-[.H153]" office:value-type="float" office:value="0.0448853786608375" calcext:value-type="float">
            <text:p>0.0448853787</text:p>
          </table:table-cell>
          <table:table-cell table:formula="of:=[.E153]+[.H153]" office:value-type="float" office:value="0.0530573106695813" calcext:value-type="float">
            <text:p>0.0530573107</text:p>
          </table:table-cell>
          <table:table-cell table:formula="of:=[.F153]+[.I153]" office:value-type="float" office:value="0.151" calcext:value-type="float">
            <text:p>0.151</text:p>
          </table:table-cell>
          <table:table-cell table:formula="of:=[.I154]*(-1)*[.C154]/([.C154]+[.$B$3]*[.D154])" office:value-type="float" office:value="-0.000451403423121631" calcext:value-type="float">
            <text:p>-0.0004514034</text:p>
          </table:table-cell>
          <table:table-cell table:formula="of:=[.I154]*[.D154]/([.C154]/[.$B$3]+[.D154])" office:value-type="float" office:value="0.000548596576878369" calcext:value-type="float">
            <text:p>0.0005485966</text:p>
          </table:table-cell>
          <table:table-cell table:formula="of:=[.H153]-[.G15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4]+[.G154]" office:value-type="float" office:value="0.0516059072464596" calcext:value-type="float">
            <text:p>0.0516059072</text:p>
          </table:table-cell>
          <table:table-cell table:formula="of:=[.D154]-[.G154]-[.H154]" office:value-type="float" office:value="0.0447881855070807" calcext:value-type="float">
            <text:p>0.0447881855</text:p>
          </table:table-cell>
          <table:table-cell table:formula="of:=[.E154]+[.H154]" office:value-type="float" office:value="0.0536059072464597" calcext:value-type="float">
            <text:p>0.0536059072</text:p>
          </table:table-cell>
          <table:table-cell table:formula="of:=[.F154]+[.I154]" office:value-type="float" office:value="0.152" calcext:value-type="float">
            <text:p>0.152</text:p>
          </table:table-cell>
          <table:table-cell table:formula="of:=[.I155]*(-1)*[.C155]/([.C155]+[.$B$3]*[.D155])" office:value-type="float" office:value="-0.000449784046643789" calcext:value-type="float">
            <text:p>-0.000449784</text:p>
          </table:table-cell>
          <table:table-cell table:formula="of:=[.I155]*[.D155]/([.C155]/[.$B$3]+[.D155])" office:value-type="float" office:value="0.000550215953356211" calcext:value-type="float">
            <text:p>0.000550216</text:p>
          </table:table-cell>
          <table:table-cell table:formula="of:=[.H154]-[.G15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5]+[.G155]" office:value-type="float" office:value="0.0511561231998158" calcext:value-type="float">
            <text:p>0.0511561232</text:p>
          </table:table-cell>
          <table:table-cell table:formula="of:=[.D155]-[.G155]-[.H155]" office:value-type="float" office:value="0.0446877536003683" calcext:value-type="float">
            <text:p>0.0446877536</text:p>
          </table:table-cell>
          <table:table-cell table:formula="of:=[.E155]+[.H155]" office:value-type="float" office:value="0.0541561231998159" calcext:value-type="float">
            <text:p>0.0541561232</text:p>
          </table:table-cell>
          <table:table-cell table:formula="of:=[.F155]+[.I155]" office:value-type="float" office:value="0.153" calcext:value-type="float">
            <text:p>0.153</text:p>
          </table:table-cell>
          <table:table-cell table:formula="of:=[.I156]*(-1)*[.C156]/([.C156]+[.$B$3]*[.D156])" office:value-type="float" office:value="-0.000448173727516301" calcext:value-type="float">
            <text:p>-0.0004481737</text:p>
          </table:table-cell>
          <table:table-cell table:formula="of:=[.I156]*[.D156]/([.C156]/[.$B$3]+[.D156])" office:value-type="float" office:value="0.000551826272483699" calcext:value-type="float">
            <text:p>0.0005518263</text:p>
          </table:table-cell>
          <table:table-cell table:formula="of:=[.H155]-[.G15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6]+[.G156]" office:value-type="float" office:value="0.0507079494722995" calcext:value-type="float">
            <text:p>0.0507079495</text:p>
          </table:table-cell>
          <table:table-cell table:formula="of:=[.D156]-[.G156]-[.H156]" office:value-type="float" office:value="0.0445841010554009" calcext:value-type="float">
            <text:p>0.0445841011</text:p>
          </table:table-cell>
          <table:table-cell table:formula="of:=[.E156]+[.H156]" office:value-type="float" office:value="0.0547079494722996" calcext:value-type="float">
            <text:p>0.0547079495</text:p>
          </table:table-cell>
          <table:table-cell table:formula="of:=[.F156]+[.I156]" office:value-type="float" office:value="0.154" calcext:value-type="float">
            <text:p>0.154</text:p>
          </table:table-cell>
          <table:table-cell table:formula="of:=[.I157]*(-1)*[.C157]/([.C157]+[.$B$3]*[.D157])" office:value-type="float" office:value="-0.000446572337362553" calcext:value-type="float">
            <text:p>-0.0004465723</text:p>
          </table:table-cell>
          <table:table-cell table:formula="of:=[.I157]*[.D157]/([.C157]/[.$B$3]+[.D157])" office:value-type="float" office:value="0.000553427662637448" calcext:value-type="float">
            <text:p>0.0005534277</text:p>
          </table:table-cell>
          <table:table-cell table:formula="of:=[.H156]-[.G15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7]+[.G157]" office:value-type="float" office:value="0.0502613771349369" calcext:value-type="float">
            <text:p>0.0502613771</text:p>
          </table:table-cell>
          <table:table-cell table:formula="of:=[.D157]-[.G157]-[.H157]" office:value-type="float" office:value="0.044477245730126" calcext:value-type="float">
            <text:p>0.0444772457</text:p>
          </table:table-cell>
          <table:table-cell table:formula="of:=[.E157]+[.H157]" office:value-type="float" office:value="0.055261377134937" calcext:value-type="float">
            <text:p>0.0552613771</text:p>
          </table:table-cell>
          <table:table-cell table:formula="of:=[.F157]+[.I157]" office:value-type="float" office:value="0.155" calcext:value-type="float">
            <text:p>0.155</text:p>
          </table:table-cell>
          <table:table-cell table:formula="of:=[.I158]*(-1)*[.C158]/([.C158]+[.$B$3]*[.D158])" office:value-type="float" office:value="-0.000444979749493688" calcext:value-type="float">
            <text:p>-0.0004449797</text:p>
          </table:table-cell>
          <table:table-cell table:formula="of:=[.I158]*[.D158]/([.C158]/[.$B$3]+[.D158])" office:value-type="float" office:value="0.000555020250506312" calcext:value-type="float">
            <text:p>0.0005550203</text:p>
          </table:table-cell>
          <table:table-cell table:formula="of:=[.H157]-[.G15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8]+[.G158]" office:value-type="float" office:value="0.0498163973854433" calcext:value-type="float">
            <text:p>0.0498163974</text:p>
          </table:table-cell>
          <table:table-cell table:formula="of:=[.D158]-[.G158]-[.H158]" office:value-type="float" office:value="0.0443672052291134" calcext:value-type="float">
            <text:p>0.0443672052</text:p>
          </table:table-cell>
          <table:table-cell table:formula="of:=[.E158]+[.H158]" office:value-type="float" office:value="0.0558163973854434" calcext:value-type="float">
            <text:p>0.0558163974</text:p>
          </table:table-cell>
          <table:table-cell table:formula="of:=[.F158]+[.I158]" office:value-type="float" office:value="0.156" calcext:value-type="float">
            <text:p>0.156</text:p>
          </table:table-cell>
          <table:table-cell table:formula="of:=[.I159]*(-1)*[.C159]/([.C159]+[.$B$3]*[.D159])" office:value-type="float" office:value="-0.000443395838863705" calcext:value-type="float">
            <text:p>-0.0004433958</text:p>
          </table:table-cell>
          <table:table-cell table:formula="of:=[.I159]*[.D159]/([.C159]/[.$B$3]+[.D159])" office:value-type="float" office:value="0.000556604161136295" calcext:value-type="float">
            <text:p>0.0005566042</text:p>
          </table:table-cell>
          <table:table-cell table:formula="of:=[.H158]-[.G15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59]+[.G159]" office:value-type="float" office:value="0.0493730015465795" calcext:value-type="float">
            <text:p>0.0493730015</text:p>
          </table:table-cell>
          <table:table-cell table:formula="of:=[.D159]-[.G159]-[.H159]" office:value-type="float" office:value="0.0442539969068408" calcext:value-type="float">
            <text:p>0.0442539969</text:p>
          </table:table-cell>
          <table:table-cell table:formula="of:=[.E159]+[.H159]" office:value-type="float" office:value="0.0563730015465796" calcext:value-type="float">
            <text:p>0.0563730015</text:p>
          </table:table-cell>
          <table:table-cell table:formula="of:=[.F159]+[.I159]" office:value-type="float" office:value="0.157" calcext:value-type="float">
            <text:p>0.157</text:p>
          </table:table-cell>
          <table:table-cell table:formula="of:=[.I160]*(-1)*[.C160]/([.C160]+[.$B$3]*[.D160])" office:value-type="float" office:value="-0.000441820482025389" calcext:value-type="float">
            <text:p>-0.0004418205</text:p>
          </table:table-cell>
          <table:table-cell table:formula="of:=[.I160]*[.D160]/([.C160]/[.$B$3]+[.D160])" office:value-type="float" office:value="0.000558179517974611" calcext:value-type="float">
            <text:p>0.0005581795</text:p>
          </table:table-cell>
          <table:table-cell table:formula="of:=[.H159]-[.G15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0]+[.G160]" office:value-type="float" office:value="0.0489311810645542" calcext:value-type="float">
            <text:p>0.0489311811</text:p>
          </table:table-cell>
          <table:table-cell table:formula="of:=[.D160]-[.G160]-[.H160]" office:value-type="float" office:value="0.0441376378708916" calcext:value-type="float">
            <text:p>0.0441376379</text:p>
          </table:table-cell>
          <table:table-cell table:formula="of:=[.E160]+[.H160]" office:value-type="float" office:value="0.0569311810645543" calcext:value-type="float">
            <text:p>0.0569311811</text:p>
          </table:table-cell>
          <table:table-cell table:formula="of:=[.F160]+[.I160]" office:value-type="float" office:value="0.158" calcext:value-type="float">
            <text:p>0.158</text:p>
          </table:table-cell>
          <table:table-cell table:formula="of:=[.I161]*(-1)*[.C161]/([.C161]+[.$B$3]*[.D161])" office:value-type="float" office:value="-0.00044025355708703" calcext:value-type="float">
            <text:p>-0.0004402536</text:p>
          </table:table-cell>
          <table:table-cell table:formula="of:=[.I161]*[.D161]/([.C161]/[.$B$3]+[.D161])" office:value-type="float" office:value="0.00055974644291297" calcext:value-type="float">
            <text:p>0.0005597464</text:p>
          </table:table-cell>
          <table:table-cell table:formula="of:=[.H160]-[.G16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1]+[.G161]" office:value-type="float" office:value="0.0484909275074671" calcext:value-type="float">
            <text:p>0.0484909275</text:p>
          </table:table-cell>
          <table:table-cell table:formula="of:=[.D161]-[.G161]-[.H161]" office:value-type="float" office:value="0.0440181449850656" calcext:value-type="float">
            <text:p>0.044018145</text:p>
          </table:table-cell>
          <table:table-cell table:formula="of:=[.E161]+[.H161]" office:value-type="float" office:value="0.0574909275074672" calcext:value-type="float">
            <text:p>0.0574909275</text:p>
          </table:table-cell>
          <table:table-cell table:formula="of:=[.F161]+[.I161]" office:value-type="float" office:value="0.159" calcext:value-type="float">
            <text:p>0.159</text:p>
          </table:table-cell>
          <table:table-cell table:formula="of:=[.I162]*(-1)*[.C162]/([.C162]+[.$B$3]*[.D162])" office:value-type="float" office:value="-0.000438694943669906" calcext:value-type="float">
            <text:p>-0.0004386949</text:p>
          </table:table-cell>
          <table:table-cell table:formula="of:=[.I162]*[.D162]/([.C162]/[.$B$3]+[.D162])" office:value-type="float" office:value="0.000561305056330095" calcext:value-type="float">
            <text:p>0.0005613051</text:p>
          </table:table-cell>
          <table:table-cell table:formula="of:=[.H161]-[.G16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2]+[.G162]" office:value-type="float" office:value="0.0480522325637972" calcext:value-type="float">
            <text:p>0.0480522326</text:p>
          </table:table-cell>
          <table:table-cell table:formula="of:=[.D162]-[.G162]-[.H162]" office:value-type="float" office:value="0.0438955348724054" calcext:value-type="float">
            <text:p>0.0438955349</text:p>
          </table:table-cell>
          <table:table-cell table:formula="of:=[.E162]+[.H162]" office:value-type="float" office:value="0.0580522325637973" calcext:value-type="float">
            <text:p>0.0580522326</text:p>
          </table:table-cell>
          <table:table-cell table:formula="of:=[.F162]+[.I162]" office:value-type="float" office:value="0.16" calcext:value-type="float">
            <text:p>0.16</text:p>
          </table:table-cell>
          <table:table-cell table:formula="of:=[.I163]*(-1)*[.C163]/([.C163]+[.$B$3]*[.D163])" office:value-type="float" office:value="-0.000437144522866479" calcext:value-type="float">
            <text:p>-0.0004371445</text:p>
          </table:table-cell>
          <table:table-cell table:formula="of:=[.I163]*[.D163]/([.C163]/[.$B$3]+[.D163])" office:value-type="float" office:value="0.000562855477133521" calcext:value-type="float">
            <text:p>0.0005628555</text:p>
          </table:table-cell>
          <table:table-cell table:formula="of:=[.H162]-[.G16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3]+[.G163]" office:value-type="float" office:value="0.0476150880409307" calcext:value-type="float">
            <text:p>0.047615088</text:p>
          </table:table-cell>
          <table:table-cell table:formula="of:=[.D163]-[.G163]-[.H163]" office:value-type="float" office:value="0.0437698239181384" calcext:value-type="float">
            <text:p>0.0437698239</text:p>
          </table:table-cell>
          <table:table-cell table:formula="of:=[.E163]+[.H163]" office:value-type="float" office:value="0.0586150880409308" calcext:value-type="float">
            <text:p>0.058615088</text:p>
          </table:table-cell>
          <table:table-cell table:formula="of:=[.F163]+[.I163]" office:value-type="float" office:value="0.161" calcext:value-type="float">
            <text:p>0.161</text:p>
          </table:table-cell>
          <table:table-cell table:formula="of:=[.I164]*(-1)*[.C164]/([.C164]+[.$B$3]*[.D164])" office:value-type="float" office:value="-0.00043560217719929" calcext:value-type="float">
            <text:p>-0.0004356022</text:p>
          </table:table-cell>
          <table:table-cell table:formula="of:=[.I164]*[.D164]/([.C164]/[.$B$3]+[.D164])" office:value-type="float" office:value="0.00056439782280071" calcext:value-type="float">
            <text:p>0.0005643978</text:p>
          </table:table-cell>
          <table:table-cell table:formula="of:=[.H163]-[.G16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4]+[.G164]" office:value-type="float" office:value="0.0471794858637315" calcext:value-type="float">
            <text:p>0.0471794859</text:p>
          </table:table-cell>
          <table:table-cell table:formula="of:=[.D164]-[.G164]-[.H164]" office:value-type="float" office:value="0.043641028272537" calcext:value-type="float">
            <text:p>0.0436410283</text:p>
          </table:table-cell>
          <table:table-cell table:formula="of:=[.E164]+[.H164]" office:value-type="float" office:value="0.0591794858637315" calcext:value-type="float">
            <text:p>0.0591794859</text:p>
          </table:table-cell>
          <table:table-cell table:formula="of:=[.F164]+[.I164]" office:value-type="float" office:value="0.162" calcext:value-type="float">
            <text:p>0.162</text:p>
          </table:table-cell>
          <table:table-cell table:formula="of:=[.I165]*(-1)*[.C165]/([.C165]+[.$B$3]*[.D165])" office:value-type="float" office:value="-0.000434067790580492" calcext:value-type="float">
            <text:p>-0.0004340678</text:p>
          </table:table-cell>
          <table:table-cell table:formula="of:=[.I165]*[.D165]/([.C165]/[.$B$3]+[.D165])" office:value-type="float" office:value="0.000565932209419508" calcext:value-type="float">
            <text:p>0.0005659322</text:p>
          </table:table-cell>
          <table:table-cell table:formula="of:=[.H164]-[.G16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5]+[.G165]" office:value-type="float" office:value="0.046745418073151" calcext:value-type="float">
            <text:p>0.0467454181</text:p>
          </table:table-cell>
          <table:table-cell table:formula="of:=[.D165]-[.G165]-[.H165]" office:value-type="float" office:value="0.043509163853698" calcext:value-type="float">
            <text:p>0.0435091639</text:p>
          </table:table-cell>
          <table:table-cell table:formula="of:=[.E165]+[.H165]" office:value-type="float" office:value="0.0597454180731511" calcext:value-type="float">
            <text:p>0.0597454181</text:p>
          </table:table-cell>
          <table:table-cell table:formula="of:=[.F165]+[.I165]" office:value-type="float" office:value="0.163" calcext:value-type="float">
            <text:p>0.163</text:p>
          </table:table-cell>
          <table:table-cell table:formula="of:=[.I166]*(-1)*[.C166]/([.C166]+[.$B$3]*[.D166])" office:value-type="float" office:value="-0.000432541248272011" calcext:value-type="float">
            <text:p>-0.0004325412</text:p>
          </table:table-cell>
          <table:table-cell table:formula="of:=[.I166]*[.D166]/([.C166]/[.$B$3]+[.D166])" office:value-type="float" office:value="0.000567458751727989" calcext:value-type="float">
            <text:p>0.0005674588</text:p>
          </table:table-cell>
          <table:table-cell table:formula="of:=[.H165]-[.G16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6]+[.G166]" office:value-type="float" office:value="0.046312876824879" calcext:value-type="float">
            <text:p>0.0463128768</text:p>
          </table:table-cell>
          <table:table-cell table:formula="of:=[.D166]-[.G166]-[.H166]" office:value-type="float" office:value="0.043374246350242" calcext:value-type="float">
            <text:p>0.0433742464</text:p>
          </table:table-cell>
          <table:table-cell table:formula="of:=[.E166]+[.H166]" office:value-type="float" office:value="0.0603128768248791" calcext:value-type="float">
            <text:p>0.0603128768</text:p>
          </table:table-cell>
          <table:table-cell table:formula="of:=[.F166]+[.I166]" office:value-type="float" office:value="0.164" calcext:value-type="float">
            <text:p>0.164</text:p>
          </table:table-cell>
          <table:table-cell table:formula="of:=[.I167]*(-1)*[.C167]/([.C167]+[.$B$3]*[.D167])" office:value-type="float" office:value="-0.000431022436846295" calcext:value-type="float">
            <text:p>-0.0004310224</text:p>
          </table:table-cell>
          <table:table-cell table:formula="of:=[.I167]*[.D167]/([.C167]/[.$B$3]+[.D167])" office:value-type="float" office:value="0.000568977563153705" calcext:value-type="float">
            <text:p>0.0005689776</text:p>
          </table:table-cell>
          <table:table-cell table:formula="of:=[.H166]-[.G16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7]+[.G167]" office:value-type="float" office:value="0.0458818543880327" calcext:value-type="float">
            <text:p>0.0458818544</text:p>
          </table:table-cell>
          <table:table-cell table:formula="of:=[.D167]-[.G167]-[.H167]" office:value-type="float" office:value="0.0432362912239346" calcext:value-type="float">
            <text:p>0.0432362912</text:p>
          </table:table-cell>
          <table:table-cell table:formula="of:=[.E167]+[.H167]" office:value-type="float" office:value="0.0608818543880328" calcext:value-type="float">
            <text:p>0.0608818544</text:p>
          </table:table-cell>
          <table:table-cell table:formula="of:=[.F167]+[.I167]" office:value-type="float" office:value="0.165" calcext:value-type="float">
            <text:p>0.165</text:p>
          </table:table-cell>
          <table:table-cell table:formula="of:=[.I168]*(-1)*[.C168]/([.C168]+[.$B$3]*[.D168])" office:value-type="float" office:value="-0.000429511244147603" calcext:value-type="float">
            <text:p>-0.0004295112</text:p>
          </table:table-cell>
          <table:table-cell table:formula="of:=[.I168]*[.D168]/([.C168]/[.$B$3]+[.D168])" office:value-type="float" office:value="0.000570488755852397" calcext:value-type="float">
            <text:p>0.0005704888</text:p>
          </table:table-cell>
          <table:table-cell table:formula="of:=[.H167]-[.G16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8]+[.G168]" office:value-type="float" office:value="0.0454523431438851" calcext:value-type="float">
            <text:p>0.0454523431</text:p>
          </table:table-cell>
          <table:table-cell table:formula="of:=[.D168]-[.G168]-[.H168]" office:value-type="float" office:value="0.0430953137122298" calcext:value-type="float">
            <text:p>0.0430953137</text:p>
          </table:table-cell>
          <table:table-cell table:formula="of:=[.E168]+[.H168]" office:value-type="float" office:value="0.0614523431438851" calcext:value-type="float">
            <text:p>0.0614523431</text:p>
          </table:table-cell>
          <table:table-cell table:formula="of:=[.F168]+[.I168]" office:value-type="float" office:value="0.166" calcext:value-type="float">
            <text:p>0.166</text:p>
          </table:table-cell>
          <table:table-cell table:formula="of:=[.I169]*(-1)*[.C169]/([.C169]+[.$B$3]*[.D169])" office:value-type="float" office:value="-0.00042800755925383" calcext:value-type="float">
            <text:p>-0.0004280076</text:p>
          </table:table-cell>
          <table:table-cell table:formula="of:=[.I169]*[.D169]/([.C169]/[.$B$3]+[.D169])" office:value-type="float" office:value="0.00057199244074617" calcext:value-type="float">
            <text:p>0.0005719924</text:p>
          </table:table-cell>
          <table:table-cell table:formula="of:=[.H168]-[.G16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9]+[.G169]" office:value-type="float" office:value="0.0450243355846312" calcext:value-type="float">
            <text:p>0.0450243356</text:p>
          </table:table-cell>
          <table:table-cell table:formula="of:=[.D169]-[.G169]-[.H169]" office:value-type="float" office:value="0.0429513288307374" calcext:value-type="float">
            <text:p>0.0429513288</text:p>
          </table:table-cell>
          <table:table-cell table:formula="of:=[.E169]+[.H169]" office:value-type="float" office:value="0.0620243355846313" calcext:value-type="float">
            <text:p>0.0620243356</text:p>
          </table:table-cell>
          <table:table-cell table:formula="of:=[.F169]+[.I169]" office:value-type="float" office:value="0.167" calcext:value-type="float">
            <text:p>0.167</text:p>
          </table:table-cell>
          <table:table-cell table:formula="of:=[.I170]*(-1)*[.C170]/([.C170]+[.$B$3]*[.D170])" office:value-type="float" office:value="-0.000426511272438803" calcext:value-type="float">
            <text:p>-0.0004265113</text:p>
          </table:table-cell>
          <table:table-cell table:formula="of:=[.I170]*[.D170]/([.C170]/[.$B$3]+[.D170])" office:value-type="float" office:value="0.000573488727561197" calcext:value-type="float">
            <text:p>0.0005734887</text:p>
          </table:table-cell>
          <table:table-cell table:formula="of:=[.H169]-[.G16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0]+[.G170]" office:value-type="float" office:value="0.0445978243121924" calcext:value-type="float">
            <text:p>0.0445978243</text:p>
          </table:table-cell>
          <table:table-cell table:formula="of:=[.D170]-[.G170]-[.H170]" office:value-type="float" office:value="0.0428043513756151" calcext:value-type="float">
            <text:p>0.0428043514</text:p>
          </table:table-cell>
          <table:table-cell table:formula="of:=[.E170]+[.H170]" office:value-type="float" office:value="0.0625978243121925" calcext:value-type="float">
            <text:p>0.0625978243</text:p>
          </table:table-cell>
          <table:table-cell table:formula="of:=[.F170]+[.I170]" office:value-type="float" office:value="0.168" calcext:value-type="float">
            <text:p>0.168</text:p>
          </table:table-cell>
          <table:table-cell table:formula="of:=[.I171]*(-1)*[.C171]/([.C171]+[.$B$3]*[.D171])" office:value-type="float" office:value="-0.000425022275135048" calcext:value-type="float">
            <text:p>-0.0004250223</text:p>
          </table:table-cell>
          <table:table-cell table:formula="of:=[.I171]*[.D171]/([.C171]/[.$B$3]+[.D171])" office:value-type="float" office:value="0.000574977724864953" calcext:value-type="float">
            <text:p>0.0005749777</text:p>
          </table:table-cell>
          <table:table-cell table:formula="of:=[.H170]-[.G17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1]+[.G171]" office:value-type="float" office:value="0.0441728020370574" calcext:value-type="float">
            <text:p>0.044172802</text:p>
          </table:table-cell>
          <table:table-cell table:formula="of:=[.D171]-[.G171]-[.H171]" office:value-type="float" office:value="0.0426543959258852" calcext:value-type="float">
            <text:p>0.0426543959</text:p>
          </table:table-cell>
          <table:table-cell table:formula="of:=[.E171]+[.H171]" office:value-type="float" office:value="0.0631728020370575" calcext:value-type="float">
            <text:p>0.063172802</text:p>
          </table:table-cell>
          <table:table-cell table:formula="of:=[.F171]+[.I171]" office:value-type="float" office:value="0.169" calcext:value-type="float">
            <text:p>0.169</text:p>
          </table:table-cell>
          <table:table-cell table:formula="of:=[.I172]*(-1)*[.C172]/([.C172]+[.$B$3]*[.D172])" office:value-type="float" office:value="-0.000423540459896965" calcext:value-type="float">
            <text:p>-0.0004235405</text:p>
          </table:table-cell>
          <table:table-cell table:formula="of:=[.I172]*[.D172]/([.C172]/[.$B$3]+[.D172])" office:value-type="float" office:value="0.000576459540103035" calcext:value-type="float">
            <text:p>0.0005764595</text:p>
          </table:table-cell>
          <table:table-cell table:formula="of:=[.H171]-[.G17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2]+[.G172]" office:value-type="float" office:value="0.0437492615771604" calcext:value-type="float">
            <text:p>0.0437492616</text:p>
          </table:table-cell>
          <table:table-cell table:formula="of:=[.D172]-[.G172]-[.H172]" office:value-type="float" office:value="0.0425014768456791" calcext:value-type="float">
            <text:p>0.0425014768</text:p>
          </table:table-cell>
          <table:table-cell table:formula="of:=[.E172]+[.H172]" office:value-type="float" office:value="0.0637492615771605" calcext:value-type="float">
            <text:p>0.0637492616</text:p>
          </table:table-cell>
          <table:table-cell table:formula="of:=[.F172]+[.I172]" office:value-type="float" office:value="0.17" calcext:value-type="float">
            <text:p>0.17</text:p>
          </table:table-cell>
          <table:table-cell table:formula="of:=[.I173]*(-1)*[.C173]/([.C173]+[.$B$3]*[.D173])" office:value-type="float" office:value="-0.000422065720364407" calcext:value-type="float">
            <text:p>-0.0004220657</text:p>
          </table:table-cell>
          <table:table-cell table:formula="of:=[.I173]*[.D173]/([.C173]/[.$B$3]+[.D173])" office:value-type="float" office:value="0.000577934279635593" calcext:value-type="float">
            <text:p>0.0005779343</text:p>
          </table:table-cell>
          <table:table-cell table:formula="of:=[.H172]-[.G17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3]+[.G173]" office:value-type="float" office:value="0.043327195856796" calcext:value-type="float">
            <text:p>0.0433271959</text:p>
          </table:table-cell>
          <table:table-cell table:formula="of:=[.D173]-[.G173]-[.H173]" office:value-type="float" office:value="0.0423456082864079" calcext:value-type="float">
            <text:p>0.0423456083</text:p>
          </table:table-cell>
          <table:table-cell table:formula="of:=[.E173]+[.H173]" office:value-type="float" office:value="0.0643271958567961" calcext:value-type="float">
            <text:p>0.0643271959</text:p>
          </table:table-cell>
          <table:table-cell table:formula="of:=[.F173]+[.I173]" office:value-type="float" office:value="0.171" calcext:value-type="float">
            <text:p>0.171</text:p>
          </table:table-cell>
          <table:table-cell table:formula="of:=[.I174]*(-1)*[.C174]/([.C174]+[.$B$3]*[.D174])" office:value-type="float" office:value="-0.00042059795122661" calcext:value-type="float">
            <text:p>-0.000420598</text:p>
          </table:table-cell>
          <table:table-cell table:formula="of:=[.I174]*[.D174]/([.C174]/[.$B$3]+[.D174])" office:value-type="float" office:value="0.00057940204877339" calcext:value-type="float">
            <text:p>0.000579402</text:p>
          </table:table-cell>
          <table:table-cell table:formula="of:=[.H173]-[.G17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4]+[.G174]" office:value-type="float" office:value="0.0429065979055694" calcext:value-type="float">
            <text:p>0.0429065979</text:p>
          </table:table-cell>
          <table:table-cell table:formula="of:=[.D174]-[.G174]-[.H174]" office:value-type="float" office:value="0.0421868041888611" calcext:value-type="float">
            <text:p>0.0421868042</text:p>
          </table:table-cell>
          <table:table-cell table:formula="of:=[.E174]+[.H174]" office:value-type="float" office:value="0.0649065979055695" calcext:value-type="float">
            <text:p>0.0649065979</text:p>
          </table:table-cell>
          <table:table-cell table:formula="of:=[.F174]+[.I174]" office:value-type="float" office:value="0.172" calcext:value-type="float">
            <text:p>0.172</text:p>
          </table:table-cell>
          <table:table-cell table:formula="of:=[.I175]*(-1)*[.C175]/([.C175]+[.$B$3]*[.D175])" office:value-type="float" office:value="-0.000419137048186452" calcext:value-type="float">
            <text:p>-0.000419137</text:p>
          </table:table-cell>
          <table:table-cell table:formula="of:=[.I175]*[.D175]/([.C175]/[.$B$3]+[.D175])" office:value-type="float" office:value="0.000580862951813549" calcext:value-type="float">
            <text:p>0.000580863</text:p>
          </table:table-cell>
          <table:table-cell table:formula="of:=[.H174]-[.G17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5]+[.G175]" office:value-type="float" office:value="0.0424874608573829" calcext:value-type="float">
            <text:p>0.0424874609</text:p>
          </table:table-cell>
          <table:table-cell table:formula="of:=[.D175]-[.G175]-[.H175]" office:value-type="float" office:value="0.042025078285234" calcext:value-type="float">
            <text:p>0.0420250783</text:p>
          </table:table-cell>
          <table:table-cell table:formula="of:=[.E175]+[.H175]" office:value-type="float" office:value="0.065487460857383" calcext:value-type="float">
            <text:p>0.0654874609</text:p>
          </table:table-cell>
          <table:table-cell table:formula="of:=[.F175]+[.I175]" office:value-type="float" office:value="0.173" calcext:value-type="float">
            <text:p>0.173</text:p>
          </table:table-cell>
          <table:table-cell table:formula="of:=[.I176]*(-1)*[.C176]/([.C176]+[.$B$3]*[.D176])" office:value-type="float" office:value="-0.000417682907925008" calcext:value-type="float">
            <text:p>-0.0004176829</text:p>
          </table:table-cell>
          <table:table-cell table:formula="of:=[.I176]*[.D176]/([.C176]/[.$B$3]+[.D176])" office:value-type="float" office:value="0.000582317092074992" calcext:value-type="float">
            <text:p>0.0005823171</text:p>
          </table:table-cell>
          <table:table-cell table:formula="of:=[.H175]-[.G17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6]+[.G176]" office:value-type="float" office:value="0.0420697779494579" calcext:value-type="float">
            <text:p>0.0420697779</text:p>
          </table:table-cell>
          <table:table-cell table:formula="of:=[.D176]-[.G176]-[.H176]" office:value-type="float" office:value="0.0418604441010841" calcext:value-type="float">
            <text:p>0.0418604441</text:p>
          </table:table-cell>
          <table:table-cell table:formula="of:=[.E176]+[.H176]" office:value-type="float" office:value="0.066069777949458" calcext:value-type="float">
            <text:p>0.0660697779</text:p>
          </table:table-cell>
          <table:table-cell table:formula="of:=[.F176]+[.I176]" office:value-type="float" office:value="0.174" calcext:value-type="float">
            <text:p>0.174</text:p>
          </table:table-cell>
          <table:table-cell table:formula="of:=[.I177]*(-1)*[.C177]/([.C177]+[.$B$3]*[.D177])" office:value-type="float" office:value="-0.00041623542806637" calcext:value-type="float">
            <text:p>-0.0004162354</text:p>
          </table:table-cell>
          <table:table-cell table:formula="of:=[.I177]*[.D177]/([.C177]/[.$B$3]+[.D177])" office:value-type="float" office:value="0.000583764571933631" calcext:value-type="float">
            <text:p>0.0005837646</text:p>
          </table:table-cell>
          <table:table-cell table:formula="of:=[.H176]-[.G17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7]+[.G177]" office:value-type="float" office:value="0.0416535425213915" calcext:value-type="float">
            <text:p>0.0416535425</text:p>
          </table:table-cell>
          <table:table-cell table:formula="of:=[.D177]-[.G177]-[.H177]" office:value-type="float" office:value="0.0416929149572168" calcext:value-type="float">
            <text:p>0.041692915</text:p>
          </table:table-cell>
          <table:table-cell table:formula="of:=[.E177]+[.H177]" office:value-type="float" office:value="0.0666535425213917" calcext:value-type="float">
            <text:p>0.0666535425</text:p>
          </table:table-cell>
          <table:table-cell table:formula="of:=[.F177]+[.I177]" office:value-type="float" office:value="0.175" calcext:value-type="float">
            <text:p>0.175</text:p>
          </table:table-cell>
          <table:table-cell table:formula="of:=[.I178]*(-1)*[.C178]/([.C178]+[.$B$3]*[.D178])" office:value-type="float" office:value="-0.00041479450714269" calcext:value-type="float">
            <text:p>-0.0004147945</text:p>
          </table:table-cell>
          <table:table-cell table:formula="of:=[.I178]*[.D178]/([.C178]/[.$B$3]+[.D178])" office:value-type="float" office:value="0.00058520549285731" calcext:value-type="float">
            <text:p>0.0005852055</text:p>
          </table:table-cell>
          <table:table-cell table:formula="of:=[.H177]-[.G17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8]+[.G178]" office:value-type="float" office:value="0.0412387480142489" calcext:value-type="float">
            <text:p>0.041238748</text:p>
          </table:table-cell>
          <table:table-cell table:formula="of:=[.D178]-[.G178]-[.H178]" office:value-type="float" office:value="0.0415225039715022" calcext:value-type="float">
            <text:p>0.041522504</text:p>
          </table:table-cell>
          <table:table-cell table:formula="of:=[.E178]+[.H178]" office:value-type="float" office:value="0.067238748014249" calcext:value-type="float">
            <text:p>0.067238748</text:p>
          </table:table-cell>
          <table:table-cell table:formula="of:=[.F178]+[.I178]" office:value-type="float" office:value="0.176" calcext:value-type="float">
            <text:p>0.176</text:p>
          </table:table-cell>
          <table:table-cell table:formula="of:=[.I179]*(-1)*[.C179]/([.C179]+[.$B$3]*[.D179])" office:value-type="float" office:value="-0.000413360044559431" calcext:value-type="float">
            <text:p>-0.00041336</text:p>
          </table:table-cell>
          <table:table-cell table:formula="of:=[.I179]*[.D179]/([.C179]/[.$B$3]+[.D179])" office:value-type="float" office:value="0.00058663995544057" calcext:value-type="float">
            <text:p>0.00058664</text:p>
          </table:table-cell>
          <table:table-cell table:formula="of:=[.H178]-[.G17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79]+[.G179]" office:value-type="float" office:value="0.0408253879696894" calcext:value-type="float">
            <text:p>0.040825388</text:p>
          </table:table-cell>
          <table:table-cell table:formula="of:=[.D179]-[.G179]-[.H179]" office:value-type="float" office:value="0.041349224060621" calcext:value-type="float">
            <text:p>0.0413492241</text:p>
          </table:table-cell>
          <table:table-cell table:formula="of:=[.E179]+[.H179]" office:value-type="float" office:value="0.0678253879696896" calcext:value-type="float">
            <text:p>0.067825388</text:p>
          </table:table-cell>
          <table:table-cell table:formula="of:=[.F179]+[.I179]" office:value-type="float" office:value="0.177" calcext:value-type="float">
            <text:p>0.177</text:p>
          </table:table-cell>
          <table:table-cell table:formula="of:=[.I180]*(-1)*[.C180]/([.C180]+[.$B$3]*[.D180])" office:value-type="float" office:value="-0.00041193194056077" calcext:value-type="float">
            <text:p>-0.0004119319</text:p>
          </table:table-cell>
          <table:table-cell table:formula="of:=[.I180]*[.D180]/([.C180]/[.$B$3]+[.D180])" office:value-type="float" office:value="0.00058806805943923" calcext:value-type="float">
            <text:p>0.0005880681</text:p>
          </table:table-cell>
          <table:table-cell table:formula="of:=[.H179]-[.G17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0]+[.G180]" office:value-type="float" office:value="0.0404134560291286" calcext:value-type="float">
            <text:p>0.040413456</text:p>
          </table:table-cell>
          <table:table-cell table:formula="of:=[.D180]-[.G180]-[.H180]" office:value-type="float" office:value="0.0411730879417426" calcext:value-type="float">
            <text:p>0.0411730879</text:p>
          </table:table-cell>
          <table:table-cell table:formula="of:=[.E180]+[.H180]" office:value-type="float" office:value="0.0684134560291288" calcext:value-type="float">
            <text:p>0.068413456</text:p>
          </table:table-cell>
          <table:table-cell table:formula="of:=[.F180]+[.I180]" office:value-type="float" office:value="0.178" calcext:value-type="float">
            <text:p>0.178</text:p>
          </table:table-cell>
          <table:table-cell table:formula="of:=[.I181]*(-1)*[.C181]/([.C181]+[.$B$3]*[.D181])" office:value-type="float" office:value="-0.000410510096195147" calcext:value-type="float">
            <text:p>-0.0004105101</text:p>
          </table:table-cell>
          <table:table-cell table:formula="of:=[.I181]*[.D181]/([.C181]/[.$B$3]+[.D181])" office:value-type="float" office:value="0.000589489903804854" calcext:value-type="float">
            <text:p>0.0005894899</text:p>
          </table:table-cell>
          <table:table-cell table:formula="of:=[.H180]-[.G18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1]+[.G181]" office:value-type="float" office:value="0.0400029459329335" calcext:value-type="float">
            <text:p>0.0400029459</text:p>
          </table:table-cell>
          <table:table-cell table:formula="of:=[.D181]-[.G181]-[.H181]" office:value-type="float" office:value="0.0409941081341329" calcext:value-type="float">
            <text:p>0.0409941081</text:p>
          </table:table-cell>
          <table:table-cell table:formula="of:=[.E181]+[.H181]" office:value-type="float" office:value="0.0690029459329336" calcext:value-type="float">
            <text:p>0.0690029459</text:p>
          </table:table-cell>
          <table:table-cell table:formula="of:=[.F181]+[.I181]" office:value-type="float" office:value="0.179" calcext:value-type="float">
            <text:p>0.179</text:p>
          </table:table-cell>
          <table:table-cell table:formula="of:=[.I182]*(-1)*[.C182]/([.C182]+[.$B$3]*[.D182])" office:value-type="float" office:value="-0.000409094413280894" calcext:value-type="float">
            <text:p>-0.0004090944</text:p>
          </table:table-cell>
          <table:table-cell table:formula="of:=[.I182]*[.D182]/([.C182]/[.$B$3]+[.D182])" office:value-type="float" office:value="0.000590905586719107" calcext:value-type="float">
            <text:p>0.0005909056</text:p>
          </table:table-cell>
          <table:table-cell table:formula="of:=[.H181]-[.G18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2]+[.G182]" office:value-type="float" office:value="0.0395938515196526" calcext:value-type="float">
            <text:p>0.0395938515</text:p>
          </table:table-cell>
          <table:table-cell table:formula="of:=[.D182]-[.G182]-[.H182]" office:value-type="float" office:value="0.0408122969606947" calcext:value-type="float">
            <text:p>0.040812297</text:p>
          </table:table-cell>
          <table:table-cell table:formula="of:=[.E182]+[.H182]" office:value-type="float" office:value="0.0695938515196527" calcext:value-type="float">
            <text:p>0.0695938515</text:p>
          </table:table-cell>
          <table:table-cell table:formula="of:=[.F182]+[.I182]" office:value-type="float" office:value="0.18" calcext:value-type="float">
            <text:p>0.18</text:p>
          </table:table-cell>
          <table:table-cell table:formula="of:=[.I183]*(-1)*[.C183]/([.C183]+[.$B$3]*[.D183])" office:value-type="float" office:value="-0.000407684794371941" calcext:value-type="float">
            <text:p>-0.0004076848</text:p>
          </table:table-cell>
          <table:table-cell table:formula="of:=[.I183]*[.D183]/([.C183]/[.$B$3]+[.D183])" office:value-type="float" office:value="0.00059231520562806" calcext:value-type="float">
            <text:p>0.0005923152</text:p>
          </table:table-cell>
          <table:table-cell table:formula="of:=[.H182]-[.G18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3]+[.G183]" office:value-type="float" office:value="0.0391861667252807" calcext:value-type="float">
            <text:p>0.0391861667</text:p>
          </table:table-cell>
          <table:table-cell table:formula="of:=[.D183]-[.G183]-[.H183]" office:value-type="float" office:value="0.0406276665494385" calcext:value-type="float">
            <text:p>0.0406276665</text:p>
          </table:table-cell>
          <table:table-cell table:formula="of:=[.E183]+[.H183]" office:value-type="float" office:value="0.0701861667252808" calcext:value-type="float">
            <text:p>0.0701861667</text:p>
          </table:table-cell>
          <table:table-cell table:formula="of:=[.F183]+[.I183]" office:value-type="float" office:value="0.181" calcext:value-type="float">
            <text:p>0.181</text:p>
          </table:table-cell>
          <table:table-cell table:formula="of:=[.I184]*(-1)*[.C184]/([.C184]+[.$B$3]*[.D184])" office:value-type="float" office:value="-0.000406281142723539" calcext:value-type="float">
            <text:p>-0.0004062811</text:p>
          </table:table-cell>
          <table:table-cell table:formula="of:=[.I184]*[.D184]/([.C184]/[.$B$3]+[.D184])" office:value-type="float" office:value="0.000593718857276461" calcext:value-type="float">
            <text:p>0.0005937189</text:p>
          </table:table-cell>
          <table:table-cell table:formula="of:=[.H183]-[.G18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4]+[.G184]" office:value-type="float" office:value="0.0387798855825571" calcext:value-type="float">
            <text:p>0.0387798856</text:p>
          </table:table-cell>
          <table:table-cell table:formula="of:=[.D184]-[.G184]-[.H184]" office:value-type="float" office:value="0.0404402288348856" calcext:value-type="float">
            <text:p>0.0404402288</text:p>
          </table:table-cell>
          <table:table-cell table:formula="of:=[.E184]+[.H184]" office:value-type="float" office:value="0.0707798855825573" calcext:value-type="float">
            <text:p>0.0707798856</text:p>
          </table:table-cell>
          <table:table-cell table:formula="of:=[.F184]+[.I184]" office:value-type="float" office:value="0.182" calcext:value-type="float">
            <text:p>0.182</text:p>
          </table:table-cell>
          <table:table-cell table:formula="of:=[.I185]*(-1)*[.C185]/([.C185]+[.$B$3]*[.D185])" office:value-type="float" office:value="-0.000404883362257979" calcext:value-type="float">
            <text:p>-0.0004048834</text:p>
          </table:table-cell>
          <table:table-cell table:formula="of:=[.I185]*[.D185]/([.C185]/[.$B$3]+[.D185])" office:value-type="float" office:value="0.000595116637742022" calcext:value-type="float">
            <text:p>0.0005951166</text:p>
          </table:table-cell>
          <table:table-cell table:formula="of:=[.H184]-[.G18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5]+[.G185]" office:value-type="float" office:value="0.0383750022202992" calcext:value-type="float">
            <text:p>0.0383750022</text:p>
          </table:table-cell>
          <table:table-cell table:formula="of:=[.D185]-[.G185]-[.H185]" office:value-type="float" office:value="0.0402499955594016" calcext:value-type="float">
            <text:p>0.0402499956</text:p>
          </table:table-cell>
          <table:table-cell table:formula="of:=[.E185]+[.H185]" office:value-type="float" office:value="0.0713750022202993" calcext:value-type="float">
            <text:p>0.0713750022</text:p>
          </table:table-cell>
          <table:table-cell table:formula="of:=[.F185]+[.I185]" office:value-type="float" office:value="0.183" calcext:value-type="float">
            <text:p>0.183</text:p>
          </table:table-cell>
          <table:table-cell table:formula="of:=[.I186]*(-1)*[.C186]/([.C186]+[.$B$3]*[.D186])" office:value-type="float" office:value="-0.00040349135753026" calcext:value-type="float">
            <text:p>-0.0004034914</text:p>
          </table:table-cell>
          <table:table-cell table:formula="of:=[.I186]*[.D186]/([.C186]/[.$B$3]+[.D186])" office:value-type="float" office:value="0.00059650864246974" calcext:value-type="float">
            <text:p>0.0005965086</text:p>
          </table:table-cell>
          <table:table-cell table:formula="of:=[.H185]-[.G18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6]+[.G186]" office:value-type="float" office:value="0.0379715108627689" calcext:value-type="float">
            <text:p>0.0379715109</text:p>
          </table:table-cell>
          <table:table-cell table:formula="of:=[.D186]-[.G186]-[.H186]" office:value-type="float" office:value="0.0400569782744621" calcext:value-type="float">
            <text:p>0.0400569783</text:p>
          </table:table-cell>
          <table:table-cell table:formula="of:=[.E186]+[.H186]" office:value-type="float" office:value="0.071971510862769" calcext:value-type="float">
            <text:p>0.0719715109</text:p>
          </table:table-cell>
          <table:table-cell table:formula="of:=[.F186]+[.I186]" office:value-type="float" office:value="0.184" calcext:value-type="float">
            <text:p>0.184</text:p>
          </table:table-cell>
          <table:table-cell table:formula="of:=[.I187]*(-1)*[.C187]/([.C187]+[.$B$3]*[.D187])" office:value-type="float" office:value="-0.00040210503369368" calcext:value-type="float">
            <text:p>-0.000402105</text:p>
          </table:table-cell>
          <table:table-cell table:formula="of:=[.I187]*[.D187]/([.C187]/[.$B$3]+[.D187])" office:value-type="float" office:value="0.00059789496630632" calcext:value-type="float">
            <text:p>0.000597895</text:p>
          </table:table-cell>
          <table:table-cell table:formula="of:=[.H186]-[.G18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7]+[.G187]" office:value-type="float" office:value="0.0375694058290752" calcext:value-type="float">
            <text:p>0.0375694058</text:p>
          </table:table-cell>
          <table:table-cell table:formula="of:=[.D187]-[.G187]-[.H187]" office:value-type="float" office:value="0.0398611883418495" calcext:value-type="float">
            <text:p>0.0398611883</text:p>
          </table:table-cell>
          <table:table-cell table:formula="of:=[.E187]+[.H187]" office:value-type="float" office:value="0.0725694058290753" calcext:value-type="float">
            <text:p>0.0725694058</text:p>
          </table:table-cell>
          <table:table-cell table:formula="of:=[.F187]+[.I187]" office:value-type="float" office:value="0.185" calcext:value-type="float">
            <text:p>0.185</text:p>
          </table:table-cell>
          <table:table-cell table:formula="of:=[.I188]*(-1)*[.C188]/([.C188]+[.$B$3]*[.D188])" office:value-type="float" office:value="-0.000400724296465296" calcext:value-type="float">
            <text:p>-0.0004007243</text:p>
          </table:table-cell>
          <table:table-cell table:formula="of:=[.I188]*[.D188]/([.C188]/[.$B$3]+[.D188])" office:value-type="float" office:value="0.000599275703534705" calcext:value-type="float">
            <text:p>0.0005992757</text:p>
          </table:table-cell>
          <table:table-cell table:formula="of:=[.H187]-[.G18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8]+[.G188]" office:value-type="float" office:value="0.0371686815326099" calcext:value-type="float">
            <text:p>0.0371686815</text:p>
          </table:table-cell>
          <table:table-cell table:formula="of:=[.D188]-[.G188]-[.H188]" office:value-type="float" office:value="0.03966263693478" calcext:value-type="float">
            <text:p>0.0396626369</text:p>
          </table:table-cell>
          <table:table-cell table:formula="of:=[.E188]+[.H188]" office:value-type="float" office:value="0.07316868153261" calcext:value-type="float">
            <text:p>0.0731686815</text:p>
          </table:table-cell>
          <table:table-cell table:formula="of:=[.F188]+[.I188]" office:value-type="float" office:value="0.186" calcext:value-type="float">
            <text:p>0.186</text:p>
          </table:table-cell>
          <table:table-cell table:formula="of:=[.I189]*(-1)*[.C189]/([.C189]+[.$B$3]*[.D189])" office:value-type="float" office:value="-0.000399349052091223" calcext:value-type="float">
            <text:p>-0.0003993491</text:p>
          </table:table-cell>
          <table:table-cell table:formula="of:=[.I189]*[.D189]/([.C189]/[.$B$3]+[.D189])" office:value-type="float" office:value="0.000600650947908777" calcext:value-type="float">
            <text:p>0.0006006509</text:p>
          </table:table-cell>
          <table:table-cell table:formula="of:=[.H188]-[.G18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89]+[.G189]" office:value-type="float" office:value="0.0367693324805187" calcext:value-type="float">
            <text:p>0.0367693325</text:p>
          </table:table-cell>
          <table:table-cell table:formula="of:=[.D189]-[.G189]-[.H189]" office:value-type="float" office:value="0.0394613350389625" calcext:value-type="float">
            <text:p>0.039461335</text:p>
          </table:table-cell>
          <table:table-cell table:formula="of:=[.E189]+[.H189]" office:value-type="float" office:value="0.0737693324805188" calcext:value-type="float">
            <text:p>0.0737693325</text:p>
          </table:table-cell>
          <table:table-cell table:formula="of:=[.F189]+[.I189]" office:value-type="float" office:value="0.187" calcext:value-type="float">
            <text:p>0.187</text:p>
          </table:table-cell>
          <table:table-cell table:formula="of:=[.I190]*(-1)*[.C190]/([.C190]+[.$B$3]*[.D190])" office:value-type="float" office:value="-0.000397979207311735" calcext:value-type="float">
            <text:p>-0.0003979792</text:p>
          </table:table-cell>
          <table:table-cell table:formula="of:=[.I190]*[.D190]/([.C190]/[.$B$3]+[.D190])" office:value-type="float" office:value="0.000602020792688266" calcext:value-type="float">
            <text:p>0.0006020208</text:p>
          </table:table-cell>
          <table:table-cell table:formula="of:=[.H189]-[.G18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0]+[.G190]" office:value-type="float" office:value="0.036371353273207" calcext:value-type="float">
            <text:p>0.0363713533</text:p>
          </table:table-cell>
          <table:table-cell table:formula="of:=[.D190]-[.G190]-[.H190]" office:value-type="float" office:value="0.039257293453586" calcext:value-type="float">
            <text:p>0.0392572935</text:p>
          </table:table-cell>
          <table:table-cell table:formula="of:=[.E190]+[.H190]" office:value-type="float" office:value="0.0743713532732071" calcext:value-type="float">
            <text:p>0.0743713533</text:p>
          </table:table-cell>
          <table:table-cell table:formula="of:=[.F190]+[.I190]" office:value-type="float" office:value="0.188" calcext:value-type="float">
            <text:p>0.188</text:p>
          </table:table-cell>
          <table:table-cell table:formula="of:=[.I191]*(-1)*[.C191]/([.C191]+[.$B$3]*[.D191])" office:value-type="float" office:value="-0.000396614669326105" calcext:value-type="float">
            <text:p>-0.0003966147</text:p>
          </table:table-cell>
          <table:table-cell table:formula="of:=[.I191]*[.D191]/([.C191]/[.$B$3]+[.D191])" office:value-type="float" office:value="0.000603385330673896" calcext:value-type="float">
            <text:p>0.0006033853</text:p>
          </table:table-cell>
          <table:table-cell table:formula="of:=[.H190]-[.G19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1]+[.G191]" office:value-type="float" office:value="0.0359747386038809" calcext:value-type="float">
            <text:p>0.0359747386</text:p>
          </table:table-cell>
          <table:table-cell table:formula="of:=[.D191]-[.G191]-[.H191]" office:value-type="float" office:value="0.0390505227922382" calcext:value-type="float">
            <text:p>0.0390505228</text:p>
          </table:table-cell>
          <table:table-cell table:formula="of:=[.E191]+[.H191]" office:value-type="float" office:value="0.074974738603881" calcext:value-type="float">
            <text:p>0.0749747386</text:p>
          </table:table-cell>
          <table:table-cell table:formula="of:=[.F191]+[.I191]" office:value-type="float" office:value="0.189" calcext:value-type="float">
            <text:p>0.189</text:p>
          </table:table-cell>
          <table:table-cell table:formula="of:=[.I192]*(-1)*[.C192]/([.C192]+[.$B$3]*[.D192])" office:value-type="float" office:value="-0.000395255345757167" calcext:value-type="float">
            <text:p>-0.0003952553</text:p>
          </table:table-cell>
          <table:table-cell table:formula="of:=[.I192]*[.D192]/([.C192]/[.$B$3]+[.D192])" office:value-type="float" office:value="0.000604744654242833" calcext:value-type="float">
            <text:p>0.0006047447</text:p>
          </table:table-cell>
          <table:table-cell table:formula="of:=[.H191]-[.G19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2]+[.G192]" office:value-type="float" office:value="0.0355794832581237" calcext:value-type="float">
            <text:p>0.0355794833</text:p>
          </table:table-cell>
          <table:table-cell table:formula="of:=[.D192]-[.G192]-[.H192]" office:value-type="float" office:value="0.0388410334837525" calcext:value-type="float">
            <text:p>0.0388410335</text:p>
          </table:table-cell>
          <table:table-cell table:formula="of:=[.E192]+[.H192]" office:value-type="float" office:value="0.0755794832581238" calcext:value-type="float">
            <text:p>0.0755794833</text:p>
          </table:table-cell>
          <table:table-cell table:formula="of:=[.F192]+[.I192]" office:value-type="float" office:value="0.19" calcext:value-type="float">
            <text:p>0.19</text:p>
          </table:table-cell>
          <table:table-cell table:formula="of:=[.I193]*(-1)*[.C193]/([.C193]+[.$B$3]*[.D193])" office:value-type="float" office:value="-0.00039390114461553" calcext:value-type="float">
            <text:p>-0.0003939011</text:p>
          </table:table-cell>
          <table:table-cell table:formula="of:=[.I193]*[.D193]/([.C193]/[.$B$3]+[.D193])" office:value-type="float" office:value="0.00060609885538447" calcext:value-type="float">
            <text:p>0.0006060989</text:p>
          </table:table-cell>
          <table:table-cell table:formula="of:=[.H192]-[.G19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3]+[.G193]" office:value-type="float" office:value="0.0351855821135082" calcext:value-type="float">
            <text:p>0.0351855821</text:p>
          </table:table-cell>
          <table:table-cell table:formula="of:=[.D193]-[.G193]-[.H193]" office:value-type="float" office:value="0.0386288357729836" calcext:value-type="float">
            <text:p>0.0386288358</text:p>
          </table:table-cell>
          <table:table-cell table:formula="of:=[.E193]+[.H193]" office:value-type="float" office:value="0.0761855821135083" calcext:value-type="float">
            <text:p>0.0761855821</text:p>
          </table:table-cell>
          <table:table-cell table:formula="of:=[.F193]+[.I193]" office:value-type="float" office:value="0.191" calcext:value-type="float">
            <text:p>0.191</text:p>
          </table:table-cell>
          <table:table-cell table:formula="of:=[.I194]*(-1)*[.C194]/([.C194]+[.$B$3]*[.D194])" office:value-type="float" office:value="-0.000392551974263411" calcext:value-type="float">
            <text:p>-0.000392552</text:p>
          </table:table-cell>
          <table:table-cell table:formula="of:=[.I194]*[.D194]/([.C194]/[.$B$3]+[.D194])" office:value-type="float" office:value="0.00060744802573659" calcext:value-type="float">
            <text:p>0.000607448</text:p>
          </table:table-cell>
          <table:table-cell table:formula="of:=[.H193]-[.G19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4]+[.G194]" office:value-type="float" office:value="0.0347930301392447" calcext:value-type="float">
            <text:p>0.0347930301</text:p>
          </table:table-cell>
          <table:table-cell table:formula="of:=[.D194]-[.G194]-[.H194]" office:value-type="float" office:value="0.0384139397215104" calcext:value-type="float">
            <text:p>0.0384139397</text:p>
          </table:table-cell>
          <table:table-cell table:formula="of:=[.E194]+[.H194]" office:value-type="float" office:value="0.0767930301392449" calcext:value-type="float">
            <text:p>0.0767930301</text:p>
          </table:table-cell>
          <table:table-cell table:formula="of:=[.F194]+[.I194]" office:value-type="float" office:value="0.192" calcext:value-type="float">
            <text:p>0.192</text:p>
          </table:table-cell>
          <table:table-cell table:formula="of:=[.I195]*(-1)*[.C195]/([.C195]+[.$B$3]*[.D195])" office:value-type="float" office:value="-0.000391207743378028" calcext:value-type="float">
            <text:p>-0.0003912077</text:p>
          </table:table-cell>
          <table:table-cell table:formula="of:=[.I195]*[.D195]/([.C195]/[.$B$3]+[.D195])" office:value-type="float" office:value="0.000608792256621972" calcext:value-type="float">
            <text:p>0.0006087923</text:p>
          </table:table-cell>
          <table:table-cell table:formula="of:=[.H194]-[.G19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5]+[.G195]" office:value-type="float" office:value="0.0344018223958667" calcext:value-type="float">
            <text:p>0.0344018224</text:p>
          </table:table-cell>
          <table:table-cell table:formula="of:=[.D195]-[.G195]-[.H195]" office:value-type="float" office:value="0.0381963552082664" calcext:value-type="float">
            <text:p>0.0381963552</text:p>
          </table:table-cell>
          <table:table-cell table:formula="of:=[.E195]+[.H195]" office:value-type="float" office:value="0.0774018223958668" calcext:value-type="float">
            <text:p>0.0774018224</text:p>
          </table:table-cell>
          <table:table-cell table:formula="of:=[.F195]+[.I195]" office:value-type="float" office:value="0.193" calcext:value-type="float">
            <text:p>0.193</text:p>
          </table:table-cell>
          <table:table-cell table:formula="of:=[.I196]*(-1)*[.C196]/([.C196]+[.$B$3]*[.D196])" office:value-type="float" office:value="-0.000389868360914512" calcext:value-type="float">
            <text:p>-0.0003898684</text:p>
          </table:table-cell>
          <table:table-cell table:formula="of:=[.I196]*[.D196]/([.C196]/[.$B$3]+[.D196])" office:value-type="float" office:value="0.000610131639085489" calcext:value-type="float">
            <text:p>0.0006101316</text:p>
          </table:table-cell>
          <table:table-cell table:formula="of:=[.H195]-[.G19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6]+[.G196]" office:value-type="float" office:value="0.0340119540349522" calcext:value-type="float">
            <text:p>0.034011954</text:p>
          </table:table-cell>
          <table:table-cell table:formula="of:=[.D196]-[.G196]-[.H196]" office:value-type="float" office:value="0.0379760919300955" calcext:value-type="float">
            <text:p>0.0379760919</text:p>
          </table:table-cell>
          <table:table-cell table:formula="of:=[.E196]+[.H196]" office:value-type="float" office:value="0.0780119540349523" calcext:value-type="float">
            <text:p>0.078011954</text:p>
          </table:table-cell>
          <table:table-cell table:formula="of:=[.F196]+[.I196]" office:value-type="float" office:value="0.194" calcext:value-type="float">
            <text:p>0.194</text:p>
          </table:table-cell>
          <table:table-cell table:formula="of:=[.I197]*(-1)*[.C197]/([.C197]+[.$B$3]*[.D197])" office:value-type="float" office:value="-0.000388533736068267" calcext:value-type="float">
            <text:p>-0.0003885337</text:p>
          </table:table-cell>
          <table:table-cell table:formula="of:=[.I197]*[.D197]/([.C197]/[.$B$3]+[.D197])" office:value-type="float" office:value="0.000611466263931733" calcext:value-type="float">
            <text:p>0.0006114663</text:p>
          </table:table-cell>
          <table:table-cell table:formula="of:=[.H196]-[.G19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7]+[.G197]" office:value-type="float" office:value="0.0336234202988839" calcext:value-type="float">
            <text:p>0.0336234203</text:p>
          </table:table-cell>
          <table:table-cell table:formula="of:=[.D197]-[.G197]-[.H197]" office:value-type="float" office:value="0.037753159402232" calcext:value-type="float">
            <text:p>0.0377531594</text:p>
          </table:table-cell>
          <table:table-cell table:formula="of:=[.E197]+[.H197]" office:value-type="float" office:value="0.0786234202988841" calcext:value-type="float">
            <text:p>0.0786234203</text:p>
          </table:table-cell>
          <table:table-cell table:formula="of:=[.F197]+[.I197]" office:value-type="float" office:value="0.195" calcext:value-type="float">
            <text:p>0.195</text:p>
          </table:table-cell>
          <table:table-cell table:formula="of:=[.I198]*(-1)*[.C198]/([.C198]+[.$B$3]*[.D198])" office:value-type="float" office:value="-0.000387203778236741" calcext:value-type="float">
            <text:p>-0.0003872038</text:p>
          </table:table-cell>
          <table:table-cell table:formula="of:=[.I198]*[.D198]/([.C198]/[.$B$3]+[.D198])" office:value-type="float" office:value="0.000612796221763259" calcext:value-type="float">
            <text:p>0.0006127962</text:p>
          </table:table-cell>
          <table:table-cell table:formula="of:=[.H197]-[.G19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8]+[.G198]" office:value-type="float" office:value="0.0332362165206472" calcext:value-type="float">
            <text:p>0.0332362165</text:p>
          </table:table-cell>
          <table:table-cell table:formula="of:=[.D198]-[.G198]-[.H198]" office:value-type="float" office:value="0.0375275669587055" calcext:value-type="float">
            <text:p>0.037527567</text:p>
          </table:table-cell>
          <table:table-cell table:formula="of:=[.E198]+[.H198]" office:value-type="float" office:value="0.0792362165206473" calcext:value-type="float">
            <text:p>0.0792362165</text:p>
          </table:table-cell>
          <table:table-cell table:formula="of:=[.F198]+[.I198]" office:value-type="float" office:value="0.196" calcext:value-type="float">
            <text:p>0.196</text:p>
          </table:table-cell>
          <table:table-cell table:formula="of:=[.I199]*(-1)*[.C199]/([.C199]+[.$B$3]*[.D199])" office:value-type="float" office:value="-0.000385878396980526" calcext:value-type="float">
            <text:p>-0.0003858784</text:p>
          </table:table-cell>
          <table:table-cell table:formula="of:=[.I199]*[.D199]/([.C199]/[.$B$3]+[.D199])" office:value-type="float" office:value="0.000614121603019475" calcext:value-type="float">
            <text:p>0.0006141216</text:p>
          </table:table-cell>
          <table:table-cell table:formula="of:=[.H198]-[.G19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99]+[.G199]" office:value-type="float" office:value="0.0328503381236667" calcext:value-type="float">
            <text:p>0.0328503381</text:p>
          </table:table-cell>
          <table:table-cell table:formula="of:=[.D199]-[.G199]-[.H199]" office:value-type="float" office:value="0.0372993237526665" calcext:value-type="float">
            <text:p>0.0372993238</text:p>
          </table:table-cell>
          <table:table-cell table:formula="of:=[.E199]+[.H199]" office:value-type="float" office:value="0.0798503381236668" calcext:value-type="float">
            <text:p>0.0798503381</text:p>
          </table:table-cell>
          <table:table-cell table:formula="of:=[.F199]+[.I199]" office:value-type="float" office:value="0.197" calcext:value-type="float">
            <text:p>0.197</text:p>
          </table:table-cell>
          <table:table-cell table:formula="of:=[.I200]*(-1)*[.C200]/([.C200]+[.$B$3]*[.D200])" office:value-type="float" office:value="-0.000384557501983747" calcext:value-type="float">
            <text:p>-0.0003845575</text:p>
          </table:table-cell>
          <table:table-cell table:formula="of:=[.I200]*[.D200]/([.C200]/[.$B$3]+[.D200])" office:value-type="float" office:value="0.000615442498016253" calcext:value-type="float">
            <text:p>0.0006154425</text:p>
          </table:table-cell>
          <table:table-cell table:formula="of:=[.H199]-[.G19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0]+[.G200]" office:value-type="float" office:value="0.0324657806216829" calcext:value-type="float">
            <text:p>0.0324657806</text:p>
          </table:table-cell>
          <table:table-cell table:formula="of:=[.D200]-[.G200]-[.H200]" office:value-type="float" office:value="0.037068438756634" calcext:value-type="float">
            <text:p>0.0370684388</text:p>
          </table:table-cell>
          <table:table-cell table:formula="of:=[.E200]+[.H200]" office:value-type="float" office:value="0.080465780621683" calcext:value-type="float">
            <text:p>0.0804657806</text:p>
          </table:table-cell>
          <table:table-cell table:formula="of:=[.F200]+[.I200]" office:value-type="float" office:value="0.198" calcext:value-type="float">
            <text:p>0.198</text:p>
          </table:table-cell>
          <table:table-cell table:formula="of:=[.I201]*(-1)*[.C201]/([.C201]+[.$B$3]*[.D201])" office:value-type="float" office:value="-0.000383241003013659" calcext:value-type="float">
            <text:p>-0.000383241</text:p>
          </table:table-cell>
          <table:table-cell table:formula="of:=[.I201]*[.D201]/([.C201]/[.$B$3]+[.D201])" office:value-type="float" office:value="0.000616758996986341" calcext:value-type="float">
            <text:p>0.000616759</text:p>
          </table:table-cell>
          <table:table-cell table:formula="of:=[.H200]-[.G20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1]+[.G201]" office:value-type="float" office:value="0.0320825396186693" calcext:value-type="float">
            <text:p>0.0320825396</text:p>
          </table:table-cell>
          <table:table-cell table:formula="of:=[.D201]-[.G201]-[.H201]" office:value-type="float" office:value="0.0368349207626613" calcext:value-type="float">
            <text:p>0.0368349208</text:p>
          </table:table-cell>
          <table:table-cell table:formula="of:=[.E201]+[.H201]" office:value-type="float" office:value="0.0810825396186694" calcext:value-type="float">
            <text:p>0.0810825396</text:p>
          </table:table-cell>
          <table:table-cell table:formula="of:=[.F201]+[.I201]" office:value-type="float" office:value="0.199" calcext:value-type="float">
            <text:p>0.199</text:p>
          </table:table-cell>
          <table:table-cell table:formula="of:=[.I202]*(-1)*[.C202]/([.C202]+[.$B$3]*[.D202])" office:value-type="float" office:value="-0.000381928809879382" calcext:value-type="float">
            <text:p>-0.0003819288</text:p>
          </table:table-cell>
          <table:table-cell table:formula="of:=[.I202]*[.D202]/([.C202]/[.$B$3]+[.D202])" office:value-type="float" office:value="0.000618071190120619" calcext:value-type="float">
            <text:p>0.0006180712</text:p>
          </table:table-cell>
          <table:table-cell table:formula="of:=[.H201]-[.G20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2]+[.G202]" office:value-type="float" office:value="0.0317006108087899" calcext:value-type="float">
            <text:p>0.0317006108</text:p>
          </table:table-cell>
          <table:table-cell table:formula="of:=[.D202]-[.G202]-[.H202]" office:value-type="float" office:value="0.0365987783824201" calcext:value-type="float">
            <text:p>0.0365987784</text:p>
          </table:table-cell>
          <table:table-cell table:formula="of:=[.E202]+[.H202]" office:value-type="float" office:value="0.08170061080879" calcext:value-type="float">
            <text:p>0.0817006108</text:p>
          </table:table-cell>
          <table:table-cell table:formula="of:=[.F202]+[.I202]" office:value-type="float" office:value="0.2" calcext:value-type="float">
            <text:p>0.2</text:p>
          </table:table-cell>
          <table:table-cell table:formula="of:=[.I203]*(-1)*[.C203]/([.C203]+[.$B$3]*[.D203])" office:value-type="float" office:value="-0.00038062083238971" calcext:value-type="float">
            <text:p>-0.0003806208</text:p>
          </table:table-cell>
          <table:table-cell table:formula="of:=[.I203]*[.D203]/([.C203]/[.$B$3]+[.D203])" office:value-type="float" office:value="0.00061937916761029" calcext:value-type="float">
            <text:p>0.0006193792</text:p>
          </table:table-cell>
          <table:table-cell table:formula="of:=[.H202]-[.G20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3]+[.G203]" office:value-type="float" office:value="0.0313199899764002" calcext:value-type="float">
            <text:p>0.03131999</text:p>
          </table:table-cell>
          <table:table-cell table:formula="of:=[.D203]-[.G203]-[.H203]" office:value-type="float" office:value="0.0363600200471995" calcext:value-type="float">
            <text:p>0.03636002</text:p>
          </table:table-cell>
          <table:table-cell table:formula="of:=[.E203]+[.H203]" office:value-type="float" office:value="0.0823199899764003" calcext:value-type="float">
            <text:p>0.08231999</text:p>
          </table:table-cell>
          <table:table-cell table:formula="of:=[.F203]+[.I203]" office:value-type="float" office:value="0.201" calcext:value-type="float">
            <text:p>0.201</text:p>
          </table:table-cell>
          <table:table-cell table:formula="of:=[.I204]*(-1)*[.C204]/([.C204]+[.$B$3]*[.D204])" office:value-type="float" office:value="-0.000379316980309914" calcext:value-type="float">
            <text:p>-0.000379317</text:p>
          </table:table-cell>
          <table:table-cell table:formula="of:=[.I204]*[.D204]/([.C204]/[.$B$3]+[.D204])" office:value-type="float" office:value="0.000620683019690086" calcext:value-type="float">
            <text:p>0.000620683</text:p>
          </table:table-cell>
          <table:table-cell table:formula="of:=[.H203]-[.G20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4]+[.G204]" office:value-type="float" office:value="0.0309406729960903" calcext:value-type="float">
            <text:p>0.030940673</text:p>
          </table:table-cell>
          <table:table-cell table:formula="of:=[.D204]-[.G204]-[.H204]" office:value-type="float" office:value="0.0361186540078194" calcext:value-type="float">
            <text:p>0.036118654</text:p>
          </table:table-cell>
          <table:table-cell table:formula="of:=[.E204]+[.H204]" office:value-type="float" office:value="0.0829406729960904" calcext:value-type="float">
            <text:p>0.082940673</text:p>
          </table:table-cell>
          <table:table-cell table:formula="of:=[.F204]+[.I204]" office:value-type="float" office:value="0.202" calcext:value-type="float">
            <text:p>0.202</text:p>
          </table:table-cell>
          <table:table-cell table:formula="of:=[.I205]*(-1)*[.C205]/([.C205]+[.$B$3]*[.D205])" office:value-type="float" office:value="-0.000378017163317445" calcext:value-type="float">
            <text:p>-0.0003780172</text:p>
          </table:table-cell>
          <table:table-cell table:formula="of:=[.I205]*[.D205]/([.C205]/[.$B$3]+[.D205])" office:value-type="float" office:value="0.000621982836682555" calcext:value-type="float">
            <text:p>0.0006219828</text:p>
          </table:table-cell>
          <table:table-cell table:formula="of:=[.H204]-[.G20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5]+[.G205]" office:value-type="float" office:value="0.0305626558327728" calcext:value-type="float">
            <text:p>0.0305626558</text:p>
          </table:table-cell>
          <table:table-cell table:formula="of:=[.D205]-[.G205]-[.H205]" office:value-type="float" office:value="0.0358746883344542" calcext:value-type="float">
            <text:p>0.0358746883</text:p>
          </table:table-cell>
          <table:table-cell table:formula="of:=[.E205]+[.H205]" office:value-type="float" office:value="0.0835626558327729" calcext:value-type="float">
            <text:p>0.0835626558</text:p>
          </table:table-cell>
          <table:table-cell table:formula="of:=[.F205]+[.I205]" office:value-type="float" office:value="0.203" calcext:value-type="float">
            <text:p>0.203</text:p>
          </table:table-cell>
          <table:table-cell table:formula="of:=[.I206]*(-1)*[.C206]/([.C206]+[.$B$3]*[.D206])" office:value-type="float" office:value="-0.000376721290956469" calcext:value-type="float">
            <text:p>-0.0003767213</text:p>
          </table:table-cell>
          <table:table-cell table:formula="of:=[.I206]*[.D206]/([.C206]/[.$B$3]+[.D206])" office:value-type="float" office:value="0.000623278709043531" calcext:value-type="float">
            <text:p>0.0006232787</text:p>
          </table:table-cell>
          <table:table-cell table:formula="of:=[.H205]-[.G20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6]+[.G206]" office:value-type="float" office:value="0.0301859345418163" calcext:value-type="float">
            <text:p>0.0301859345</text:p>
          </table:table-cell>
          <table:table-cell table:formula="of:=[.D206]-[.G206]-[.H206]" office:value-type="float" office:value="0.0356281309163672" calcext:value-type="float">
            <text:p>0.0356281309</text:p>
          </table:table-cell>
          <table:table-cell table:formula="of:=[.E206]+[.H206]" office:value-type="float" office:value="0.0841859345418165" calcext:value-type="float">
            <text:p>0.0841859345</text:p>
          </table:table-cell>
          <table:table-cell table:formula="of:=[.F206]+[.I206]" office:value-type="float" office:value="0.204" calcext:value-type="float">
            <text:p>0.204</text:p>
          </table:table-cell>
          <table:table-cell table:formula="of:=[.I207]*(-1)*[.C207]/([.C207]+[.$B$3]*[.D207])" office:value-type="float" office:value="-0.000375429272591129" calcext:value-type="float">
            <text:p>-0.0003754293</text:p>
          </table:table-cell>
          <table:table-cell table:formula="of:=[.I207]*[.D207]/([.C207]/[.$B$3]+[.D207])" office:value-type="float" office:value="0.000624570727408872" calcext:value-type="float">
            <text:p>0.0006245707</text:p>
          </table:table-cell>
          <table:table-cell table:formula="of:=[.H206]-[.G20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7]+[.G207]" office:value-type="float" office:value="0.0298105052692252" calcext:value-type="float">
            <text:p>0.0298105053</text:p>
          </table:table-cell>
          <table:table-cell table:formula="of:=[.D207]-[.G207]-[.H207]" office:value-type="float" office:value="0.0353789894615494" calcext:value-type="float">
            <text:p>0.0353789895</text:p>
          </table:table-cell>
          <table:table-cell table:formula="of:=[.E207]+[.H207]" office:value-type="float" office:value="0.0848105052692253" calcext:value-type="float">
            <text:p>0.0848105053</text:p>
          </table:table-cell>
          <table:table-cell table:formula="of:=[.F207]+[.I207]" office:value-type="float" office:value="0.205" calcext:value-type="float">
            <text:p>0.205</text:p>
          </table:table-cell>
          <table:table-cell table:formula="of:=[.I208]*(-1)*[.C208]/([.C208]+[.$B$3]*[.D208])" office:value-type="float" office:value="-0.000374141017357436" calcext:value-type="float">
            <text:p>-0.000374141</text:p>
          </table:table-cell>
          <table:table-cell table:formula="of:=[.I208]*[.D208]/([.C208]/[.$B$3]+[.D208])" office:value-type="float" office:value="0.000625858982642564" calcext:value-type="float">
            <text:p>0.000625859</text:p>
          </table:table-cell>
          <table:table-cell table:formula="of:=[.H207]-[.G20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8]+[.G208]" office:value-type="float" office:value="0.0294363642518678" calcext:value-type="float">
            <text:p>0.0294363643</text:p>
          </table:table-cell>
          <table:table-cell table:formula="of:=[.D208]-[.G208]-[.H208]" office:value-type="float" office:value="0.0351272714962643" calcext:value-type="float">
            <text:p>0.0351272715</text:p>
          </table:table-cell>
          <table:table-cell table:formula="of:=[.E208]+[.H208]" office:value-type="float" office:value="0.0854363642518679" calcext:value-type="float">
            <text:p>0.0854363643</text:p>
          </table:table-cell>
          <table:table-cell table:formula="of:=[.F208]+[.I208]" office:value-type="float" office:value="0.206" calcext:value-type="float">
            <text:p>0.206</text:p>
          </table:table-cell>
          <table:table-cell table:formula="of:=[.I209]*(-1)*[.C209]/([.C209]+[.$B$3]*[.D209])" office:value-type="float" office:value="-0.000372856434113697" calcext:value-type="float">
            <text:p>-0.0003728564</text:p>
          </table:table-cell>
          <table:table-cell table:formula="of:=[.I209]*[.D209]/([.C209]/[.$B$3]+[.D209])" office:value-type="float" office:value="0.000627143565886303" calcext:value-type="float">
            <text:p>0.0006271436</text:p>
          </table:table-cell>
          <table:table-cell table:formula="of:=[.H208]-[.G20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09]+[.G209]" office:value-type="float" office:value="0.0290635078177541" calcext:value-type="float">
            <text:p>0.0290635078</text:p>
          </table:table-cell>
          <table:table-cell table:formula="of:=[.D209]-[.G209]-[.H209]" office:value-type="float" office:value="0.0348729843644917" calcext:value-type="float">
            <text:p>0.0348729844</text:p>
          </table:table-cell>
          <table:table-cell table:formula="of:=[.E209]+[.H209]" office:value-type="float" office:value="0.0860635078177542" calcext:value-type="float">
            <text:p>0.0860635078</text:p>
          </table:table-cell>
          <table:table-cell table:formula="of:=[.F209]+[.I209]" office:value-type="float" office:value="0.207" calcext:value-type="float">
            <text:p>0.207</text:p>
          </table:table-cell>
          <table:table-cell table:formula="of:=[.I210]*(-1)*[.C210]/([.C210]+[.$B$3]*[.D210])" office:value-type="float" office:value="-0.000371575431389351" calcext:value-type="float">
            <text:p>-0.0003715754</text:p>
          </table:table-cell>
          <table:table-cell table:formula="of:=[.I210]*[.D210]/([.C210]/[.$B$3]+[.D210])" office:value-type="float" office:value="0.000628424568610649" calcext:value-type="float">
            <text:p>0.0006284246</text:p>
          </table:table-cell>
          <table:table-cell table:formula="of:=[.H209]-[.G20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0]+[.G210]" office:value-type="float" office:value="0.0286919323863647" calcext:value-type="float">
            <text:p>0.0286919324</text:p>
          </table:table-cell>
          <table:table-cell table:formula="of:=[.D210]-[.G210]-[.H210]" office:value-type="float" office:value="0.0346161352272704" calcext:value-type="float">
            <text:p>0.0346161352</text:p>
          </table:table-cell>
          <table:table-cell table:formula="of:=[.E210]+[.H210]" office:value-type="float" office:value="0.0866919323863649" calcext:value-type="float">
            <text:p>0.0866919324</text:p>
          </table:table-cell>
          <table:table-cell table:formula="of:=[.F210]+[.I210]" office:value-type="float" office:value="0.208" calcext:value-type="float">
            <text:p>0.208</text:p>
          </table:table-cell>
          <table:table-cell table:formula="of:=[.I211]*(-1)*[.C211]/([.C211]+[.$B$3]*[.D211])" office:value-type="float" office:value="-0.000370297917332112" calcext:value-type="float">
            <text:p>-0.0003702979</text:p>
          </table:table-cell>
          <table:table-cell table:formula="of:=[.I211]*[.D211]/([.C211]/[.$B$3]+[.D211])" office:value-type="float" office:value="0.000629702082667888" calcext:value-type="float">
            <text:p>0.0006297021</text:p>
          </table:table-cell>
          <table:table-cell table:formula="of:=[.H210]-[.G21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1]+[.G211]" office:value-type="float" office:value="0.0283216344690326" calcext:value-type="float">
            <text:p>0.0283216345</text:p>
          </table:table-cell>
          <table:table-cell table:formula="of:=[.D211]-[.G211]-[.H211]" office:value-type="float" office:value="0.0343567310619346" calcext:value-type="float">
            <text:p>0.0343567311</text:p>
          </table:table-cell>
          <table:table-cell table:formula="of:=[.E211]+[.H211]" office:value-type="float" office:value="0.0873216344690327" calcext:value-type="float">
            <text:p>0.0873216345</text:p>
          </table:table-cell>
          <table:table-cell table:formula="of:=[.F211]+[.I211]" office:value-type="float" office:value="0.209" calcext:value-type="float">
            <text:p>0.209</text:p>
          </table:table-cell>
          <table:table-cell table:formula="of:=[.I212]*(-1)*[.C212]/([.C212]+[.$B$3]*[.D212])" office:value-type="float" office:value="-0.000369023799653282" calcext:value-type="float">
            <text:p>-0.0003690238</text:p>
          </table:table-cell>
          <table:table-cell table:formula="of:=[.I212]*[.D212]/([.C212]/[.$B$3]+[.D212])" office:value-type="float" office:value="0.000630976200346718" calcext:value-type="float">
            <text:p>0.0006309762</text:p>
          </table:table-cell>
          <table:table-cell table:formula="of:=[.H211]-[.G21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2]+[.G212]" office:value-type="float" office:value="0.0279526106693793" calcext:value-type="float">
            <text:p>0.0279526107</text:p>
          </table:table-cell>
          <table:table-cell table:formula="of:=[.D212]-[.G212]-[.H212]" office:value-type="float" office:value="0.0340947786612412" calcext:value-type="float">
            <text:p>0.0340947787</text:p>
          </table:table-cell>
          <table:table-cell table:formula="of:=[.E212]+[.H212]" office:value-type="float" office:value="0.0879526106693794" calcext:value-type="float">
            <text:p>0.0879526107</text:p>
          </table:table-cell>
          <table:table-cell table:formula="of:=[.F212]+[.I212]" office:value-type="float" office:value="0.21" calcext:value-type="float">
            <text:p>0.21</text:p>
          </table:table-cell>
          <table:table-cell table:formula="of:=[.I213]*(-1)*[.C213]/([.C213]+[.$B$3]*[.D213])" office:value-type="float" office:value="-0.000367752985571103" calcext:value-type="float">
            <text:p>-0.000367753</text:p>
          </table:table-cell>
          <table:table-cell table:formula="of:=[.I213]*[.D213]/([.C213]/[.$B$3]+[.D213])" office:value-type="float" office:value="0.000632247014428897" calcext:value-type="float">
            <text:p>0.000632247</text:p>
          </table:table-cell>
          <table:table-cell table:formula="of:=[.H212]-[.G21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3]+[.G213]" office:value-type="float" office:value="0.0275848576838082" calcext:value-type="float">
            <text:p>0.0275848577</text:p>
          </table:table-cell>
          <table:table-cell table:formula="of:=[.D213]-[.G213]-[.H213]" office:value-type="float" office:value="0.0338302846323834" calcext:value-type="float">
            <text:p>0.0338302846</text:p>
          </table:table-cell>
          <table:table-cell table:formula="of:=[.E213]+[.H213]" office:value-type="float" office:value="0.0885848576838083" calcext:value-type="float">
            <text:p>0.0885848577</text:p>
          </table:table-cell>
          <table:table-cell table:formula="of:=[.F213]+[.I213]" office:value-type="float" office:value="0.211" calcext:value-type="float">
            <text:p>0.211</text:p>
          </table:table-cell>
          <table:table-cell table:formula="of:=[.I214]*(-1)*[.C214]/([.C214]+[.$B$3]*[.D214])" office:value-type="float" office:value="-0.000366485381752007" calcext:value-type="float">
            <text:p>-0.0003664854</text:p>
          </table:table-cell>
          <table:table-cell table:formula="of:=[.I214]*[.D214]/([.C214]/[.$B$3]+[.D214])" office:value-type="float" office:value="0.000633514618247993" calcext:value-type="float">
            <text:p>0.0006335146</text:p>
          </table:table-cell>
          <table:table-cell table:formula="of:=[.H213]-[.G21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4]+[.G214]" office:value-type="float" office:value="0.0272183723020562" calcext:value-type="float">
            <text:p>0.0272183723</text:p>
          </table:table-cell>
          <table:table-cell table:formula="of:=[.D214]-[.G214]-[.H214]" office:value-type="float" office:value="0.0335632553958874" calcext:value-type="float">
            <text:p>0.0335632554</text:p>
          </table:table-cell>
          <table:table-cell table:formula="of:=[.E214]+[.H214]" office:value-type="float" office:value="0.0892183723020563" calcext:value-type="float">
            <text:p>0.0892183723</text:p>
          </table:table-cell>
          <table:table-cell table:formula="of:=[.F214]+[.I214]" office:value-type="float" office:value="0.212" calcext:value-type="float">
            <text:p>0.212</text:p>
          </table:table-cell>
          <table:table-cell table:formula="of:=[.I215]*(-1)*[.C215]/([.C215]+[.$B$3]*[.D215])" office:value-type="float" office:value="-0.000365220894249602" calcext:value-type="float">
            <text:p>-0.0003652209</text:p>
          </table:table-cell>
          <table:table-cell table:formula="of:=[.I215]*[.D215]/([.C215]/[.$B$3]+[.D215])" office:value-type="float" office:value="0.000634779105750398" calcext:value-type="float">
            <text:p>0.0006347791</text:p>
          </table:table-cell>
          <table:table-cell table:formula="of:=[.H214]-[.G21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5]+[.G215]" office:value-type="float" office:value="0.0268531514078066" calcext:value-type="float">
            <text:p>0.0268531514</text:p>
          </table:table-cell>
          <table:table-cell table:formula="of:=[.D215]-[.G215]-[.H215]" office:value-type="float" office:value="0.0332936971843866" calcext:value-type="float">
            <text:p>0.0332936972</text:p>
          </table:table-cell>
          <table:table-cell table:formula="of:=[.E215]+[.H215]" office:value-type="float" office:value="0.0898531514078067" calcext:value-type="float">
            <text:p>0.0898531514</text:p>
          </table:table-cell>
          <table:table-cell table:formula="of:=[.F215]+[.I215]" office:value-type="float" office:value="0.213" calcext:value-type="float">
            <text:p>0.213</text:p>
          </table:table-cell>
          <table:table-cell table:formula="of:=[.I216]*(-1)*[.C216]/([.C216]+[.$B$3]*[.D216])" office:value-type="float" office:value="-0.000363959428441238" calcext:value-type="float">
            <text:p>-0.0003639594</text:p>
          </table:table-cell>
          <table:table-cell table:formula="of:=[.I216]*[.D216]/([.C216]/[.$B$3]+[.D216])" office:value-type="float" office:value="0.000636040571558762" calcext:value-type="float">
            <text:p>0.0006360406</text:p>
          </table:table-cell>
          <table:table-cell table:formula="of:=[.H215]-[.G21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6]+[.G216]" office:value-type="float" office:value="0.0264891919793654" calcext:value-type="float">
            <text:p>0.026489192</text:p>
          </table:table-cell>
          <table:table-cell table:formula="of:=[.D216]-[.G216]-[.H216]" office:value-type="float" office:value="0.0330216160412691" calcext:value-type="float">
            <text:p>0.033021616</text:p>
          </table:table-cell>
          <table:table-cell table:formula="of:=[.E216]+[.H216]" office:value-type="float" office:value="0.0904891919793655" calcext:value-type="float">
            <text:p>0.090489192</text:p>
          </table:table-cell>
          <table:table-cell table:formula="of:=[.F216]+[.I216]" office:value-type="float" office:value="0.214" calcext:value-type="float">
            <text:p>0.214</text:p>
          </table:table-cell>
          <table:table-cell table:formula="of:=[.I217]*(-1)*[.C217]/([.C217]+[.$B$3]*[.D217])" office:value-type="float" office:value="-0.000362700888961966" calcext:value-type="float">
            <text:p>-0.0003627009</text:p>
          </table:table-cell>
          <table:table-cell table:formula="of:=[.I217]*[.D217]/([.C217]/[.$B$3]+[.D217])" office:value-type="float" office:value="0.000637299111038034" calcext:value-type="float">
            <text:p>0.0006372991</text:p>
          </table:table-cell>
          <table:table-cell table:formula="of:=[.H216]-[.G21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7]+[.G217]" office:value-type="float" office:value="0.0261264910904034" calcext:value-type="float">
            <text:p>0.0261264911</text:p>
          </table:table-cell>
          <table:table-cell table:formula="of:=[.D217]-[.G217]-[.H217]" office:value-type="float" office:value="0.032747017819193" calcext:value-type="float">
            <text:p>0.0327470178</text:p>
          </table:table-cell>
          <table:table-cell table:formula="of:=[.E217]+[.H217]" office:value-type="float" office:value="0.0911264910904035" calcext:value-type="float">
            <text:p>0.0911264911</text:p>
          </table:table-cell>
          <table:table-cell table:formula="of:=[.F217]+[.I217]" office:value-type="float" office:value="0.215" calcext:value-type="float">
            <text:p>0.215</text:p>
          </table:table-cell>
          <table:table-cell table:formula="of:=[.I218]*(-1)*[.C218]/([.C218]+[.$B$3]*[.D218])" office:value-type="float" office:value="-0.000361445179635712" calcext:value-type="float">
            <text:p>-0.0003614452</text:p>
          </table:table-cell>
          <table:table-cell table:formula="of:=[.I218]*[.D218]/([.C218]/[.$B$3]+[.D218])" office:value-type="float" office:value="0.000638554820364288" calcext:value-type="float">
            <text:p>0.0006385548</text:p>
          </table:table-cell>
          <table:table-cell table:formula="of:=[.H217]-[.G21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8]+[.G218]" office:value-type="float" office:value="0.0257650459107677" calcext:value-type="float">
            <text:p>0.0257650459</text:p>
          </table:table-cell>
          <table:table-cell table:formula="of:=[.D218]-[.G218]-[.H218]" office:value-type="float" office:value="0.0324699081784645" calcext:value-type="float">
            <text:p>0.0324699082</text:p>
          </table:table-cell>
          <table:table-cell table:formula="of:=[.E218]+[.H218]" office:value-type="float" office:value="0.0917650459107678" calcext:value-type="float">
            <text:p>0.0917650459</text:p>
          </table:table-cell>
          <table:table-cell table:formula="of:=[.F218]+[.I218]" office:value-type="float" office:value="0.216" calcext:value-type="float">
            <text:p>0.216</text:p>
          </table:table-cell>
          <table:table-cell table:formula="of:=[.I219]*(-1)*[.C219]/([.C219]+[.$B$3]*[.D219])" office:value-type="float" office:value="-0.000360192203403441" calcext:value-type="float">
            <text:p>-0.0003601922</text:p>
          </table:table-cell>
          <table:table-cell table:formula="of:=[.I219]*[.D219]/([.C219]/[.$B$3]+[.D219])" office:value-type="float" office:value="0.000639807796596559" calcext:value-type="float">
            <text:p>0.0006398078</text:p>
          </table:table-cell>
          <table:table-cell table:formula="of:=[.H218]-[.G21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9]+[.G219]" office:value-type="float" office:value="0.0254048537073643" calcext:value-type="float">
            <text:p>0.0254048537</text:p>
          </table:table-cell>
          <table:table-cell table:formula="of:=[.D219]-[.G219]-[.H219]" office:value-type="float" office:value="0.0321902925852713" calcext:value-type="float">
            <text:p>0.0321902926</text:p>
          </table:table-cell>
          <table:table-cell table:formula="of:=[.E219]+[.H219]" office:value-type="float" office:value="0.0924048537073644" calcext:value-type="float">
            <text:p>0.0924048537</text:p>
          </table:table-cell>
          <table:table-cell table:formula="of:=[.F219]+[.I219]" office:value-type="float" office:value="0.217" calcext:value-type="float">
            <text:p>0.217</text:p>
          </table:table-cell>
          <table:table-cell table:formula="of:=[.I220]*(-1)*[.C220]/([.C220]+[.$B$3]*[.D220])" office:value-type="float" office:value="-0.000358941862248117" calcext:value-type="float">
            <text:p>-0.0003589419</text:p>
          </table:table-cell>
          <table:table-cell table:formula="of:=[.I220]*[.D220]/([.C220]/[.$B$3]+[.D220])" office:value-type="float" office:value="0.000641058137751883" calcext:value-type="float">
            <text:p>0.0006410581</text:p>
          </table:table-cell>
          <table:table-cell table:formula="of:=[.H219]-[.G21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0]+[.G220]" office:value-type="float" office:value="0.0250459118451161" calcext:value-type="float">
            <text:p>0.0250459118</text:p>
          </table:table-cell>
          <table:table-cell table:formula="of:=[.D220]-[.G220]-[.H220]" office:value-type="float" office:value="0.0319081763097676" calcext:value-type="float">
            <text:p>0.0319081763</text:p>
          </table:table-cell>
          <table:table-cell table:formula="of:=[.E220]+[.H220]" office:value-type="float" office:value="0.0930459118451162" calcext:value-type="float">
            <text:p>0.0930459118</text:p>
          </table:table-cell>
          <table:table-cell table:formula="of:=[.F220]+[.I220]" office:value-type="float" office:value="0.218" calcext:value-type="float">
            <text:p>0.218</text:p>
          </table:table-cell>
          <table:table-cell table:formula="of:=[.I221]*(-1)*[.C221]/([.C221]+[.$B$3]*[.D221])" office:value-type="float" office:value="-0.000357694057116195" calcext:value-type="float">
            <text:p>-0.0003576941</text:p>
          </table:table-cell>
          <table:table-cell table:formula="of:=[.I221]*[.D221]/([.C221]/[.$B$3]+[.D221])" office:value-type="float" office:value="0.000642305942883805" calcext:value-type="float">
            <text:p>0.0006423059</text:p>
          </table:table-cell>
          <table:table-cell table:formula="of:=[.H220]-[.G22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1]+[.G221]" office:value-type="float" office:value="0.0246882177879999" calcext:value-type="float">
            <text:p>0.0246882178</text:p>
          </table:table-cell>
          <table:table-cell table:formula="of:=[.D221]-[.G221]-[.H221]" office:value-type="float" office:value="0.031623564424" calcext:value-type="float">
            <text:p>0.0316235644</text:p>
          </table:table-cell>
          <table:table-cell table:formula="of:=[.E221]+[.H221]" office:value-type="float" office:value="0.0936882177880001" calcext:value-type="float">
            <text:p>0.0936882178</text:p>
          </table:table-cell>
          <table:table-cell table:formula="of:=[.F221]+[.I221]" office:value-type="float" office:value="0.219" calcext:value-type="float">
            <text:p>0.219</text:p>
          </table:table-cell>
          <table:table-cell table:formula="of:=[.I222]*(-1)*[.C222]/([.C222]+[.$B$3]*[.D222])" office:value-type="float" office:value="-0.000356448687835403" calcext:value-type="float">
            <text:p>-0.0003564487</text:p>
          </table:table-cell>
          <table:table-cell table:formula="of:=[.I222]*[.D222]/([.C222]/[.$B$3]+[.D222])" office:value-type="float" office:value="0.000643551312164597" calcext:value-type="float">
            <text:p>0.0006435513</text:p>
          </table:table-cell>
          <table:table-cell table:formula="of:=[.H221]-[.G22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2]+[.G222]" office:value-type="float" office:value="0.0243317691001645" calcext:value-type="float">
            <text:p>0.0243317691</text:p>
          </table:table-cell>
          <table:table-cell table:formula="of:=[.D222]-[.G222]-[.H222]" office:value-type="float" office:value="0.0313364617996708" calcext:value-type="float">
            <text:p>0.0313364618</text:p>
          </table:table-cell>
          <table:table-cell table:formula="of:=[.E222]+[.H222]" office:value-type="float" office:value="0.0943317691001647" calcext:value-type="float">
            <text:p>0.0943317691</text:p>
          </table:table-cell>
          <table:table-cell table:formula="of:=[.F222]+[.I222]" office:value-type="float" office:value="0.22" calcext:value-type="float">
            <text:p>0.22</text:p>
          </table:table-cell>
          <table:table-cell table:formula="of:=[.I223]*(-1)*[.C223]/([.C223]+[.$B$3]*[.D223])" office:value-type="float" office:value="-0.000355205653028535" calcext:value-type="float">
            <text:p>-0.0003552057</text:p>
          </table:table-cell>
          <table:table-cell table:formula="of:=[.I223]*[.D223]/([.C223]/[.$B$3]+[.D223])" office:value-type="float" office:value="0.000644794346971465" calcext:value-type="float">
            <text:p>0.0006447943</text:p>
          </table:table-cell>
          <table:table-cell table:formula="of:=[.H222]-[.G22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3]+[.G223]" office:value-type="float" office:value="0.023976563447136" calcext:value-type="float">
            <text:p>0.0239765634</text:p>
          </table:table-cell>
          <table:table-cell table:formula="of:=[.D223]-[.G223]-[.H223]" office:value-type="float" office:value="0.0310468731057278" calcext:value-type="float">
            <text:p>0.0310468731</text:p>
          </table:table-cell>
          <table:table-cell table:formula="of:=[.E223]+[.H223]" office:value-type="float" office:value="0.0949765634471361" calcext:value-type="float">
            <text:p>0.0949765634</text:p>
          </table:table-cell>
          <table:table-cell table:formula="of:=[.F223]+[.I223]" office:value-type="float" office:value="0.221" calcext:value-type="float">
            <text:p>0.221</text:p>
          </table:table-cell>
          <table:table-cell table:formula="of:=[.I224]*(-1)*[.C224]/([.C224]+[.$B$3]*[.D224])" office:value-type="float" office:value="-0.000353964850022947" calcext:value-type="float">
            <text:p>-0.0003539649</text:p>
          </table:table-cell>
          <table:table-cell table:formula="of:=[.I224]*[.D224]/([.C224]/[.$B$3]+[.D224])" office:value-type="float" office:value="0.000646035149977053" calcext:value-type="float">
            <text:p>0.0006460351</text:p>
          </table:table-cell>
          <table:table-cell table:formula="of:=[.H223]-[.G22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4]+[.G224]" office:value-type="float" office:value="0.0236225985971131" calcext:value-type="float">
            <text:p>0.0236225986</text:p>
          </table:table-cell>
          <table:table-cell table:formula="of:=[.D224]-[.G224]-[.H224]" office:value-type="float" office:value="0.0307548028057737" calcext:value-type="float">
            <text:p>0.0307548028</text:p>
          </table:table-cell>
          <table:table-cell table:formula="of:=[.E224]+[.H224]" office:value-type="float" office:value="0.0956225985971132" calcext:value-type="float">
            <text:p>0.0956225986</text:p>
          </table:table-cell>
          <table:table-cell table:formula="of:=[.F224]+[.I224]" office:value-type="float" office:value="0.222" calcext:value-type="float">
            <text:p>0.222</text:p>
          </table:table-cell>
          <table:table-cell table:formula="of:=[.I225]*(-1)*[.C225]/([.C225]+[.$B$3]*[.D225])" office:value-type="float" office:value="-0.000352726174755447" calcext:value-type="float">
            <text:p>-0.0003527262</text:p>
          </table:table-cell>
          <table:table-cell table:formula="of:=[.I225]*[.D225]/([.C225]/[.$B$3]+[.D225])" office:value-type="float" office:value="0.000647273825244553" calcext:value-type="float">
            <text:p>0.0006472738</text:p>
          </table:table-cell>
          <table:table-cell table:formula="of:=[.H224]-[.G22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5]+[.G225]" office:value-type="float" office:value="0.0232698724223576" calcext:value-type="float">
            <text:p>0.0232698724</text:p>
          </table:table-cell>
          <table:table-cell table:formula="of:=[.D225]-[.G225]-[.H225]" office:value-type="float" office:value="0.0304602551552846" calcext:value-type="float">
            <text:p>0.0304602552</text:p>
          </table:table-cell>
          <table:table-cell table:formula="of:=[.E225]+[.H225]" office:value-type="float" office:value="0.0962698724223577" calcext:value-type="float">
            <text:p>0.0962698724</text:p>
          </table:table-cell>
          <table:table-cell table:formula="of:=[.F225]+[.I225]" office:value-type="float" office:value="0.223" calcext:value-type="float">
            <text:p>0.223</text:p>
          </table:table-cell>
          <table:table-cell table:formula="of:=[.I226]*(-1)*[.C226]/([.C226]+[.$B$3]*[.D226])" office:value-type="float" office:value="-0.0003514895216722" calcext:value-type="float">
            <text:p>-0.0003514895</text:p>
          </table:table-cell>
          <table:table-cell table:formula="of:=[.I226]*[.D226]/([.C226]/[.$B$3]+[.D226])" office:value-type="float" office:value="0.0006485104783278" calcext:value-type="float">
            <text:p>0.0006485105</text:p>
          </table:table-cell>
          <table:table-cell table:formula="of:=[.H225]-[.G22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6]+[.G226]" office:value-type="float" office:value="0.0229183829006854" calcext:value-type="float">
            <text:p>0.0229183829</text:p>
          </table:table-cell>
          <table:table-cell table:formula="of:=[.D226]-[.G226]-[.H226]" office:value-type="float" office:value="0.030163234198629" calcext:value-type="float">
            <text:p>0.0301632342</text:p>
          </table:table-cell>
          <table:table-cell table:formula="of:=[.E226]+[.H226]" office:value-type="float" office:value="0.0969183829006855" calcext:value-type="float">
            <text:p>0.0969183829</text:p>
          </table:table-cell>
          <table:table-cell table:formula="of:=[.F226]+[.I226]" office:value-type="float" office:value="0.224" calcext:value-type="float">
            <text:p>0.224</text:p>
          </table:table-cell>
          <table:table-cell table:formula="of:=[.I227]*(-1)*[.C227]/([.C227]+[.$B$3]*[.D227])" office:value-type="float" office:value="-0.000350254783623298" calcext:value-type="float">
            <text:p>-0.0003502548</text:p>
          </table:table-cell>
          <table:table-cell table:formula="of:=[.I227]*[.D227]/([.C227]/[.$B$3]+[.D227])" office:value-type="float" office:value="0.000649745216376702" calcext:value-type="float">
            <text:p>0.0006497452</text:p>
          </table:table-cell>
          <table:table-cell table:formula="of:=[.H226]-[.G22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7]+[.G227]" office:value-type="float" office:value="0.0225681281170621" calcext:value-type="float">
            <text:p>0.0225681281</text:p>
          </table:table-cell>
          <table:table-cell table:formula="of:=[.D227]-[.G227]-[.H227]" office:value-type="float" office:value="0.0298637437658756" calcext:value-type="float">
            <text:p>0.0298637438</text:p>
          </table:table-cell>
          <table:table-cell table:formula="of:=[.E227]+[.H227]" office:value-type="float" office:value="0.0975681281170622" calcext:value-type="float">
            <text:p>0.0975681281</text:p>
          </table:table-cell>
          <table:table-cell table:formula="of:=[.F227]+[.I227]" office:value-type="float" office:value="0.225" calcext:value-type="float">
            <text:p>0.225</text:p>
          </table:table-cell>
          <table:table-cell table:formula="of:=[.I228]*(-1)*[.C228]/([.C228]+[.$B$3]*[.D228])" office:value-type="float" office:value="-0.000349021851751549" calcext:value-type="float">
            <text:p>-0.0003490219</text:p>
          </table:table-cell>
          <table:table-cell table:formula="of:=[.I228]*[.D228]/([.C228]/[.$B$3]+[.D228])" office:value-type="float" office:value="0.00065097814824845" calcext:value-type="float">
            <text:p>0.0006509781</text:p>
          </table:table-cell>
          <table:table-cell table:formula="of:=[.H227]-[.G22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8]+[.G228]" office:value-type="float" office:value="0.0222191062653106" calcext:value-type="float">
            <text:p>0.0222191063</text:p>
          </table:table-cell>
          <table:table-cell table:formula="of:=[.D228]-[.G228]-[.H228]" office:value-type="float" office:value="0.0295617874693787" calcext:value-type="float">
            <text:p>0.0295617875</text:p>
          </table:table-cell>
          <table:table-cell table:formula="of:=[.E228]+[.H228]" office:value-type="float" office:value="0.0982191062653107" calcext:value-type="float">
            <text:p>0.0982191063</text:p>
          </table:table-cell>
          <table:table-cell table:formula="of:=[.F228]+[.I228]" office:value-type="float" office:value="0.226" calcext:value-type="float">
            <text:p>0.226</text:p>
          </table:table-cell>
          <table:table-cell table:formula="of:=[.I229]*(-1)*[.C229]/([.C229]+[.$B$3]*[.D229])" office:value-type="float" office:value="-0.000347790615375056" calcext:value-type="float">
            <text:p>-0.0003477906</text:p>
          </table:table-cell>
          <table:table-cell table:formula="of:=[.I229]*[.D229]/([.C229]/[.$B$3]+[.D229])" office:value-type="float" office:value="0.000652209384624944" calcext:value-type="float">
            <text:p>0.0006522094</text:p>
          </table:table-cell>
          <table:table-cell table:formula="of:=[.H228]-[.G22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29]+[.G229]" office:value-type="float" office:value="0.0218713156499355" calcext:value-type="float">
            <text:p>0.0218713156</text:p>
          </table:table-cell>
          <table:table-cell table:formula="of:=[.D229]-[.G229]-[.H229]" office:value-type="float" office:value="0.0292573687001288" calcext:value-type="float">
            <text:p>0.0292573687</text:p>
          </table:table-cell>
          <table:table-cell table:formula="of:=[.E229]+[.H229]" office:value-type="float" office:value="0.0988713156499356" calcext:value-type="float">
            <text:p>0.0988713156</text:p>
          </table:table-cell>
          <table:table-cell table:formula="of:=[.F229]+[.I229]" office:value-type="float" office:value="0.227" calcext:value-type="float">
            <text:p>0.227</text:p>
          </table:table-cell>
          <table:table-cell table:formula="of:=[.I230]*(-1)*[.C230]/([.C230]+[.$B$3]*[.D230])" office:value-type="float" office:value="-0.000346560961863077" calcext:value-type="float">
            <text:p>-0.000346561</text:p>
          </table:table-cell>
          <table:table-cell table:formula="of:=[.I230]*[.D230]/([.C230]/[.$B$3]+[.D230])" office:value-type="float" office:value="0.000653439038136923" calcext:value-type="float">
            <text:p>0.000653439</text:p>
          </table:table-cell>
          <table:table-cell table:formula="of:=[.H229]-[.G22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0]+[.G230]" office:value-type="float" office:value="0.0215247546880724" calcext:value-type="float">
            <text:p>0.0215247547</text:p>
          </table:table-cell>
          <table:table-cell table:formula="of:=[.D230]-[.G230]-[.H230]" office:value-type="float" office:value="0.028950490623855" calcext:value-type="float">
            <text:p>0.0289504906</text:p>
          </table:table-cell>
          <table:table-cell table:formula="of:=[.E230]+[.H230]" office:value-type="float" office:value="0.0995247546880725" calcext:value-type="float">
            <text:p>0.0995247547</text:p>
          </table:table-cell>
          <table:table-cell table:formula="of:=[.F230]+[.I230]" office:value-type="float" office:value="0.228" calcext:value-type="float">
            <text:p>0.228</text:p>
          </table:table-cell>
          <table:table-cell table:formula="of:=[.I231]*(-1)*[.C231]/([.C231]+[.$B$3]*[.D231])" office:value-type="float" office:value="-0.000345332776504637" calcext:value-type="float">
            <text:p>-0.0003453328</text:p>
          </table:table-cell>
          <table:table-cell table:formula="of:=[.I231]*[.D231]/([.C231]/[.$B$3]+[.D231])" office:value-type="float" office:value="0.000654667223495363" calcext:value-type="float">
            <text:p>0.0006546672</text:p>
          </table:table-cell>
          <table:table-cell table:formula="of:=[.H230]-[.G23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1]+[.G231]" office:value-type="float" office:value="0.0211794219115678" calcext:value-type="float">
            <text:p>0.0211794219</text:p>
          </table:table-cell>
          <table:table-cell table:formula="of:=[.D231]-[.G231]-[.H231]" office:value-type="float" office:value="0.0286411561768643" calcext:value-type="float">
            <text:p>0.0286411562</text:p>
          </table:table-cell>
          <table:table-cell table:formula="of:=[.E231]+[.H231]" office:value-type="float" office:value="0.100179421911568" calcext:value-type="float">
            <text:p>0.1001794219</text:p>
          </table:table-cell>
          <table:table-cell table:formula="of:=[.F231]+[.I231]" office:value-type="float" office:value="0.229" calcext:value-type="float">
            <text:p>0.229</text:p>
          </table:table-cell>
          <table:table-cell table:formula="of:=[.I232]*(-1)*[.C232]/([.C232]+[.$B$3]*[.D232])" office:value-type="float" office:value="-0.00034410594236931" calcext:value-type="float">
            <text:p>-0.0003441059</text:p>
          </table:table-cell>
          <table:table-cell table:formula="of:=[.I232]*[.D232]/([.C232]/[.$B$3]+[.D232])" office:value-type="float" office:value="0.00065589405763069" calcext:value-type="float">
            <text:p>0.0006558941</text:p>
          </table:table-cell>
          <table:table-cell table:formula="of:=[.H231]-[.G23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2]+[.G232]" office:value-type="float" office:value="0.0208353159691985" calcext:value-type="float">
            <text:p>0.020835316</text:p>
          </table:table-cell>
          <table:table-cell table:formula="of:=[.D232]-[.G232]-[.H232]" office:value-type="float" office:value="0.0283293680616029" calcext:value-type="float">
            <text:p>0.0283293681</text:p>
          </table:table-cell>
          <table:table-cell table:formula="of:=[.E232]+[.H232]" office:value-type="float" office:value="0.100835315969199" calcext:value-type="float">
            <text:p>0.100835316</text:p>
          </table:table-cell>
          <table:table-cell table:formula="of:=[.F232]+[.I232]" office:value-type="float" office:value="0.23" calcext:value-type="float">
            <text:p>0.23</text:p>
          </table:table-cell>
          <table:table-cell table:formula="of:=[.I233]*(-1)*[.C233]/([.C233]+[.$B$3]*[.D233])" office:value-type="float" office:value="-0.00034288034015951" calcext:value-type="float">
            <text:p>-0.0003428803</text:p>
          </table:table-cell>
          <table:table-cell table:formula="of:=[.I233]*[.D233]/([.C233]/[.$B$3]+[.D233])" office:value-type="float" office:value="0.00065711965984049" calcext:value-type="float">
            <text:p>0.0006571197</text:p>
          </table:table-cell>
          <table:table-cell table:formula="of:=[.H232]-[.G23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3]+[.G233]" office:value-type="float" office:value="0.020492435629039" calcext:value-type="float">
            <text:p>0.0204924356</text:p>
          </table:table-cell>
          <table:table-cell table:formula="of:=[.D233]-[.G233]-[.H233]" office:value-type="float" office:value="0.0280151287419219" calcext:value-type="float">
            <text:p>0.0280151287</text:p>
          </table:table-cell>
          <table:table-cell table:formula="of:=[.E233]+[.H233]" office:value-type="float" office:value="0.101492435629039" calcext:value-type="float">
            <text:p>0.1014924356</text:p>
          </table:table-cell>
          <table:table-cell table:formula="of:=[.F233]+[.I233]" office:value-type="float" office:value="0.231" calcext:value-type="float">
            <text:p>0.231</text:p>
          </table:table-cell>
          <table:table-cell table:formula="of:=[.I234]*(-1)*[.C234]/([.C234]+[.$B$3]*[.D234])" office:value-type="float" office:value="-0.000341655848053612" calcext:value-type="float">
            <text:p>-0.0003416558</text:p>
          </table:table-cell>
          <table:table-cell table:formula="of:=[.I234]*[.D234]/([.C234]/[.$B$3]+[.D234])" office:value-type="float" office:value="0.000658344151946388" calcext:value-type="float">
            <text:p>0.0006583442</text:p>
          </table:table-cell>
          <table:table-cell table:formula="of:=[.H233]-[.G23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4]+[.G234]" office:value-type="float" office:value="0.0201507797809854" calcext:value-type="float">
            <text:p>0.0201507798</text:p>
          </table:table-cell>
          <table:table-cell table:formula="of:=[.D234]-[.G234]-[.H234]" office:value-type="float" office:value="0.0276984404380291" calcext:value-type="float">
            <text:p>0.0276984404</text:p>
          </table:table-cell>
          <table:table-cell table:formula="of:=[.E234]+[.H234]" office:value-type="float" office:value="0.102150779780985" calcext:value-type="float">
            <text:p>0.1021507798</text:p>
          </table:table-cell>
          <table:table-cell table:formula="of:=[.F234]+[.I234]" office:value-type="float" office:value="0.232" calcext:value-type="float">
            <text:p>0.232</text:p>
          </table:table-cell>
          <table:table-cell table:formula="of:=[.I235]*(-1)*[.C235]/([.C235]+[.$B$3]*[.D235])" office:value-type="float" office:value="-0.000340432341539118" calcext:value-type="float">
            <text:p>-0.0003404323</text:p>
          </table:table-cell>
          <table:table-cell table:formula="of:=[.I235]*[.D235]/([.C235]/[.$B$3]+[.D235])" office:value-type="float" office:value="0.000659567658460882" calcext:value-type="float">
            <text:p>0.0006595677</text:p>
          </table:table-cell>
          <table:table-cell table:formula="of:=[.H234]-[.G23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5]+[.G235]" office:value-type="float" office:value="0.0198103474394462" calcext:value-type="float">
            <text:p>0.0198103474</text:p>
          </table:table-cell>
          <table:table-cell table:formula="of:=[.D235]-[.G235]-[.H235]" office:value-type="float" office:value="0.0273793051211074" calcext:value-type="float">
            <text:p>0.0273793051</text:p>
          </table:table-cell>
          <table:table-cell table:formula="of:=[.E235]+[.H235]" office:value-type="float" office:value="0.102810347439446" calcext:value-type="float">
            <text:p>0.1028103474</text:p>
          </table:table-cell>
          <table:table-cell table:formula="of:=[.F235]+[.I235]" office:value-type="float" office:value="0.233" calcext:value-type="float">
            <text:p>0.233</text:p>
          </table:table-cell>
          <table:table-cell table:formula="of:=[.I236]*(-1)*[.C236]/([.C236]+[.$B$3]*[.D236])" office:value-type="float" office:value="-0.000339209693235029" calcext:value-type="float">
            <text:p>-0.0003392097</text:p>
          </table:table-cell>
          <table:table-cell table:formula="of:=[.I236]*[.D236]/([.C236]/[.$B$3]+[.D236])" office:value-type="float" office:value="0.000660790306764971" calcext:value-type="float">
            <text:p>0.0006607903</text:p>
          </table:table-cell>
          <table:table-cell table:formula="of:=[.H235]-[.G23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6]+[.G236]" office:value-type="float" office:value="0.0194711377462112" calcext:value-type="float">
            <text:p>0.0194711377</text:p>
          </table:table-cell>
          <table:table-cell table:formula="of:=[.D236]-[.G236]-[.H236]" office:value-type="float" office:value="0.0270577245075774" calcext:value-type="float">
            <text:p>0.0270577245</text:p>
          </table:table-cell>
          <table:table-cell table:formula="of:=[.E236]+[.H236]" office:value-type="float" office:value="0.103471137746211" calcext:value-type="float">
            <text:p>0.1034711377</text:p>
          </table:table-cell>
          <table:table-cell table:formula="of:=[.F236]+[.I236]" office:value-type="float" office:value="0.234" calcext:value-type="float">
            <text:p>0.234</text:p>
          </table:table-cell>
          <table:table-cell table:formula="of:=[.I237]*(-1)*[.C237]/([.C237]+[.$B$3]*[.D237])" office:value-type="float" office:value="-0.00033798777270249" calcext:value-type="float">
            <text:p>-0.0003379878</text:p>
          </table:table-cell>
          <table:table-cell table:formula="of:=[.I237]*[.D237]/([.C237]/[.$B$3]+[.D237])" office:value-type="float" office:value="0.00066201222729751" calcext:value-type="float">
            <text:p>0.0006620122</text:p>
          </table:table-cell>
          <table:table-cell table:formula="of:=[.H236]-[.G23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7]+[.G237]" office:value-type="float" office:value="0.0191331499735087" calcext:value-type="float">
            <text:p>0.01913315</text:p>
          </table:table-cell>
          <table:table-cell table:formula="of:=[.D237]-[.G237]-[.H237]" office:value-type="float" office:value="0.0267337000529824" calcext:value-type="float">
            <text:p>0.0267337001</text:p>
          </table:table-cell>
          <table:table-cell table:formula="of:=[.E237]+[.H237]" office:value-type="float" office:value="0.104133149973509" calcext:value-type="float">
            <text:p>0.10413315</text:p>
          </table:table-cell>
          <table:table-cell table:formula="of:=[.F237]+[.I237]" office:value-type="float" office:value="0.235" calcext:value-type="float">
            <text:p>0.235</text:p>
          </table:table-cell>
          <table:table-cell table:formula="of:=[.I238]*(-1)*[.C238]/([.C238]+[.$B$3]*[.D238])" office:value-type="float" office:value="-0.000336766446242686" calcext:value-type="float">
            <text:p>-0.0003367664</text:p>
          </table:table-cell>
          <table:table-cell table:formula="of:=[.I238]*[.D238]/([.C238]/[.$B$3]+[.D238])" office:value-type="float" office:value="0.000663233553757314" calcext:value-type="float">
            <text:p>0.0006632336</text:p>
          </table:table-cell>
          <table:table-cell table:formula="of:=[.H237]-[.G23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8]+[.G238]" office:value-type="float" office:value="0.018796383527266" calcext:value-type="float">
            <text:p>0.0187963835</text:p>
          </table:table-cell>
          <table:table-cell table:formula="of:=[.D238]-[.G238]-[.H238]" office:value-type="float" office:value="0.0264072329454678" calcext:value-type="float">
            <text:p>0.0264072329</text:p>
          </table:table-cell>
          <table:table-cell table:formula="of:=[.E238]+[.H238]" office:value-type="float" office:value="0.104796383527266" calcext:value-type="float">
            <text:p>0.1047963835</text:p>
          </table:table-cell>
          <table:table-cell table:formula="of:=[.F238]+[.I238]" office:value-type="float" office:value="0.236" calcext:value-type="float">
            <text:p>0.236</text:p>
          </table:table-cell>
          <table:table-cell table:formula="of:=[.I239]*(-1)*[.C239]/([.C239]+[.$B$3]*[.D239])" office:value-type="float" office:value="-0.000335545576680866" calcext:value-type="float">
            <text:p>-0.0003355456</text:p>
          </table:table-cell>
          <table:table-cell table:formula="of:=[.I239]*[.D239]/([.C239]/[.$B$3]+[.D239])" office:value-type="float" office:value="0.000664454423319134" calcext:value-type="float">
            <text:p>0.0006644544</text:p>
          </table:table-cell>
          <table:table-cell table:formula="of:=[.H238]-[.G23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9]+[.G239]" office:value-type="float" office:value="0.0184608379505852" calcext:value-type="float">
            <text:p>0.018460838</text:p>
          </table:table-cell>
          <table:table-cell table:formula="of:=[.D239]-[.G239]-[.H239]" office:value-type="float" office:value="0.0260783240988295" calcext:value-type="float">
            <text:p>0.0260783241</text:p>
          </table:table-cell>
          <table:table-cell table:formula="of:=[.E239]+[.H239]" office:value-type="float" office:value="0.105460837950585" calcext:value-type="float">
            <text:p>0.105460838</text:p>
          </table:table-cell>
          <table:table-cell table:formula="of:=[.F239]+[.I239]" office:value-type="float" office:value="0.237" calcext:value-type="float">
            <text:p>0.237</text:p>
          </table:table-cell>
          <table:table-cell table:formula="of:=[.I240]*(-1)*[.C240]/([.C240]+[.$B$3]*[.D240])" office:value-type="float" office:value="-0.000334325023135236" calcext:value-type="float">
            <text:p>-0.000334325</text:p>
          </table:table-cell>
          <table:table-cell table:formula="of:=[.I240]*[.D240]/([.C240]/[.$B$3]+[.D240])" office:value-type="float" office:value="0.000665674976864765" calcext:value-type="float">
            <text:p>0.000665675</text:p>
          </table:table-cell>
          <table:table-cell table:formula="of:=[.H239]-[.G23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0]+[.G240]" office:value-type="float" office:value="0.0181265129274499" calcext:value-type="float">
            <text:p>0.0181265129</text:p>
          </table:table-cell>
          <table:table-cell table:formula="of:=[.D240]-[.G240]-[.H240]" office:value-type="float" office:value="0.0257469741451" calcext:value-type="float">
            <text:p>0.0257469741</text:p>
          </table:table-cell>
          <table:table-cell table:formula="of:=[.E240]+[.H240]" office:value-type="float" office:value="0.10612651292745" calcext:value-type="float">
            <text:p>0.1061265129</text:p>
          </table:table-cell>
          <table:table-cell table:formula="of:=[.F240]+[.I240]" office:value-type="float" office:value="0.238" calcext:value-type="float">
            <text:p>0.238</text:p>
          </table:table-cell>
          <table:table-cell table:formula="of:=[.I241]*(-1)*[.C241]/([.C241]+[.$B$3]*[.D241])" office:value-type="float" office:value="-0.000333104640769363" calcext:value-type="float">
            <text:p>-0.0003331046</text:p>
          </table:table-cell>
          <table:table-cell table:formula="of:=[.I241]*[.D241]/([.C241]/[.$B$3]+[.D241])" office:value-type="float" office:value="0.000666895359230637" calcext:value-type="float">
            <text:p>0.0006668954</text:p>
          </table:table-cell>
          <table:table-cell table:formula="of:=[.H240]-[.G24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1]+[.G241]" office:value-type="float" office:value="0.0177934082866806" calcext:value-type="float">
            <text:p>0.0177934083</text:p>
          </table:table-cell>
          <table:table-cell table:formula="of:=[.D241]-[.G241]-[.H241]" office:value-type="float" office:value="0.0254131834266387" calcext:value-type="float">
            <text:p>0.0254131834</text:p>
          </table:table-cell>
          <table:table-cell table:formula="of:=[.E241]+[.H241]" office:value-type="float" office:value="0.106793408286681" calcext:value-type="float">
            <text:p>0.1067934083</text:p>
          </table:table-cell>
          <table:table-cell table:formula="of:=[.F241]+[.I241]" office:value-type="float" office:value="0.239" calcext:value-type="float">
            <text:p>0.239</text:p>
          </table:table-cell>
          <table:table-cell table:formula="of:=[.I242]*(-1)*[.C242]/([.C242]+[.$B$3]*[.D242])" office:value-type="float" office:value="-0.000331884280526547" calcext:value-type="float">
            <text:p>-0.0003318843</text:p>
          </table:table-cell>
          <table:table-cell table:formula="of:=[.I242]*[.D242]/([.C242]/[.$B$3]+[.D242])" office:value-type="float" office:value="0.000668115719473453" calcext:value-type="float">
            <text:p>0.0006681157</text:p>
          </table:table-cell>
          <table:table-cell table:formula="of:=[.H241]-[.G24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2]+[.G242]" office:value-type="float" office:value="0.017461524006154" calcext:value-type="float">
            <text:p>0.017461524</text:p>
          </table:table-cell>
          <table:table-cell table:formula="of:=[.D242]-[.G242]-[.H242]" office:value-type="float" office:value="0.0250769519876918" calcext:value-type="float">
            <text:p>0.025076952</text:p>
          </table:table-cell>
          <table:table-cell table:formula="of:=[.E242]+[.H242]" office:value-type="float" office:value="0.107461524006154" calcext:value-type="float">
            <text:p>0.107461524</text:p>
          </table:table-cell>
          <table:table-cell table:formula="of:=[.F242]+[.I242]" office:value-type="float" office:value="0.24" calcext:value-type="float">
            <text:p>0.24</text:p>
          </table:table-cell>
          <table:table-cell table:formula="of:=[.I243]*(-1)*[.C243]/([.C243]+[.$B$3]*[.D243])" office:value-type="float" office:value="-0.000330663788844475" calcext:value-type="float">
            <text:p>-0.0003306638</text:p>
          </table:table-cell>
          <table:table-cell table:formula="of:=[.I243]*[.D243]/([.C243]/[.$B$3]+[.D243])" office:value-type="float" office:value="0.000669336211155525" calcext:value-type="float">
            <text:p>0.0006693362</text:p>
          </table:table-cell>
          <table:table-cell table:formula="of:=[.H242]-[.G24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3]+[.G243]" office:value-type="float" office:value="0.0171308602173095" calcext:value-type="float">
            <text:p>0.0171308602</text:p>
          </table:table-cell>
          <table:table-cell table:formula="of:=[.D243]-[.G243]-[.H243]" office:value-type="float" office:value="0.0247382795653807" calcext:value-type="float">
            <text:p>0.0247382796</text:p>
          </table:table-cell>
          <table:table-cell table:formula="of:=[.E243]+[.H243]" office:value-type="float" office:value="0.10813086021731" calcext:value-type="float">
            <text:p>0.1081308602</text:p>
          </table:table-cell>
          <table:table-cell table:formula="of:=[.F243]+[.I243]" office:value-type="float" office:value="0.241" calcext:value-type="float">
            <text:p>0.241</text:p>
          </table:table-cell>
          <table:table-cell table:formula="of:=[.I244]*(-1)*[.C244]/([.C244]+[.$B$3]*[.D244])" office:value-type="float" office:value="-0.000329443007348277" calcext:value-type="float">
            <text:p>-0.000329443</text:p>
          </table:table-cell>
          <table:table-cell table:formula="of:=[.I244]*[.D244]/([.C244]/[.$B$3]+[.D244])" office:value-type="float" office:value="0.000670556992651723" calcext:value-type="float">
            <text:p>0.000670557</text:p>
          </table:table-cell>
          <table:table-cell table:formula="of:=[.H243]-[.G24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4]+[.G244]" office:value-type="float" office:value="0.0168014172099613" calcext:value-type="float">
            <text:p>0.0168014172</text:p>
          </table:table-cell>
          <table:table-cell table:formula="of:=[.D244]-[.G244]-[.H244]" office:value-type="float" office:value="0.0243971655800773" calcext:value-type="float">
            <text:p>0.0243971656</text:p>
          </table:table-cell>
          <table:table-cell table:formula="of:=[.E244]+[.H244]" office:value-type="float" office:value="0.108801417209961" calcext:value-type="float">
            <text:p>0.1088014172</text:p>
          </table:table-cell>
          <table:table-cell table:formula="of:=[.F244]+[.I244]" office:value-type="float" office:value="0.242" calcext:value-type="float">
            <text:p>0.242</text:p>
          </table:table-cell>
          <table:table-cell table:formula="of:=[.I245]*(-1)*[.C245]/([.C245]+[.$B$3]*[.D245])" office:value-type="float" office:value="-0.000328221772519885" calcext:value-type="float">
            <text:p>-0.0003282218</text:p>
          </table:table-cell>
          <table:table-cell table:formula="of:=[.I245]*[.D245]/([.C245]/[.$B$3]+[.D245])" office:value-type="float" office:value="0.000671778227480116" calcext:value-type="float">
            <text:p>0.0006717782</text:p>
          </table:table-cell>
          <table:table-cell table:formula="of:=[.H244]-[.G24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5]+[.G245]" office:value-type="float" office:value="0.0164731954374414" calcext:value-type="float">
            <text:p>0.0164731954</text:p>
          </table:table-cell>
          <table:table-cell table:formula="of:=[.D245]-[.G245]-[.H245]" office:value-type="float" office:value="0.0240536091251171" calcext:value-type="float">
            <text:p>0.0240536091</text:p>
          </table:table-cell>
          <table:table-cell table:formula="of:=[.E245]+[.H245]" office:value-type="float" office:value="0.109473195437442" calcext:value-type="float">
            <text:p>0.1094731954</text:p>
          </table:table-cell>
          <table:table-cell table:formula="of:=[.F245]+[.I245]" office:value-type="float" office:value="0.243" calcext:value-type="float">
            <text:p>0.243</text:p>
          </table:table-cell>
          <table:table-cell table:formula="of:=[.I246]*(-1)*[.C246]/([.C246]+[.$B$3]*[.D246])" office:value-type="float" office:value="-0.000326999915341361" calcext:value-type="float">
            <text:p>-0.0003269999</text:p>
          </table:table-cell>
          <table:table-cell table:formula="of:=[.I246]*[.D246]/([.C246]/[.$B$3]+[.D246])" office:value-type="float" office:value="0.000673000084658639" calcext:value-type="float">
            <text:p>0.0006730001</text:p>
          </table:table-cell>
          <table:table-cell table:formula="of:=[.H245]-[.G24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6]+[.G246]" office:value-type="float" office:value="0.0161461955221" calcext:value-type="float">
            <text:p>0.0161461955</text:p>
          </table:table-cell>
          <table:table-cell table:formula="of:=[.D246]-[.G246]-[.H246]" office:value-type="float" office:value="0.0237076089557998" calcext:value-type="float">
            <text:p>0.023707609</text:p>
          </table:table-cell>
          <table:table-cell table:formula="of:=[.E246]+[.H246]" office:value-type="float" office:value="0.1101461955221" calcext:value-type="float">
            <text:p>0.1101461955</text:p>
          </table:table-cell>
          <table:table-cell table:formula="of:=[.F246]+[.I246]" office:value-type="float" office:value="0.244" calcext:value-type="float">
            <text:p>0.244</text:p>
          </table:table-cell>
          <table:table-cell table:formula="of:=[.I247]*(-1)*[.C247]/([.C247]+[.$B$3]*[.D247])" office:value-type="float" office:value="-0.000325777260909587" calcext:value-type="float">
            <text:p>-0.0003257773</text:p>
          </table:table-cell>
          <table:table-cell table:formula="of:=[.I247]*[.D247]/([.C247]/[.$B$3]+[.D247])" office:value-type="float" office:value="0.000674222739090414" calcext:value-type="float">
            <text:p>0.0006742227</text:p>
          </table:table-cell>
          <table:table-cell table:formula="of:=[.H246]-[.G24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7]+[.G247]" office:value-type="float" office:value="0.0158204182611904" calcext:value-type="float">
            <text:p>0.0158204183</text:p>
          </table:table-cell>
          <table:table-cell table:formula="of:=[.D247]-[.G247]-[.H247]" office:value-type="float" office:value="0.023359163477619" calcext:value-type="float">
            <text:p>0.0233591635</text:p>
          </table:table-cell>
          <table:table-cell table:formula="of:=[.E247]+[.H247]" office:value-type="float" office:value="0.110820418261191" calcext:value-type="float">
            <text:p>0.1108204183</text:p>
          </table:table-cell>
          <table:table-cell table:formula="of:=[.F247]+[.I247]" office:value-type="float" office:value="0.245" calcext:value-type="float">
            <text:p>0.245</text:p>
          </table:table-cell>
          <table:table-cell table:formula="of:=[.I248]*(-1)*[.C248]/([.C248]+[.$B$3]*[.D248])" office:value-type="float" office:value="-0.000324553628019377" calcext:value-type="float">
            <text:p>-0.0003245536</text:p>
          </table:table-cell>
          <table:table-cell table:formula="of:=[.I248]*[.D248]/([.C248]/[.$B$3]+[.D248])" office:value-type="float" office:value="0.000675446371980623" calcext:value-type="float">
            <text:p>0.0006754464</text:p>
          </table:table-cell>
          <table:table-cell table:formula="of:=[.H247]-[.G24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8]+[.G248]" office:value-type="float" office:value="0.0154958646331711" calcext:value-type="float">
            <text:p>0.0154958646</text:p>
          </table:table-cell>
          <table:table-cell table:formula="of:=[.D248]-[.G248]-[.H248]" office:value-type="float" office:value="0.0230082707336577" calcext:value-type="float">
            <text:p>0.0230082707</text:p>
          </table:table-cell>
          <table:table-cell table:formula="of:=[.E248]+[.H248]" office:value-type="float" office:value="0.111495864633171" calcext:value-type="float">
            <text:p>0.1114958646</text:p>
          </table:table-cell>
          <table:table-cell table:formula="of:=[.F248]+[.I248]" office:value-type="float" office:value="0.246" calcext:value-type="float">
            <text:p>0.246</text:p>
          </table:table-cell>
          <table:table-cell table:formula="of:=[.I249]*(-1)*[.C249]/([.C249]+[.$B$3]*[.D249])" office:value-type="float" office:value="-0.000323328828711763" calcext:value-type="float">
            <text:p>-0.0003233288</text:p>
          </table:table-cell>
          <table:table-cell table:formula="of:=[.I249]*[.D249]/([.C249]/[.$B$3]+[.D249])" office:value-type="float" office:value="0.000676671171288237" calcext:value-type="float">
            <text:p>0.0006766712</text:p>
          </table:table-cell>
          <table:table-cell table:formula="of:=[.H248]-[.G24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9]+[.G249]" office:value-type="float" office:value="0.0151725358044593" calcext:value-type="float">
            <text:p>0.0151725358</text:p>
          </table:table-cell>
          <table:table-cell table:formula="of:=[.D249]-[.G249]-[.H249]" office:value-type="float" office:value="0.0226549283910813" calcext:value-type="float">
            <text:p>0.0226549284</text:p>
          </table:table-cell>
          <table:table-cell table:formula="of:=[.E249]+[.H249]" office:value-type="float" office:value="0.112172535804459" calcext:value-type="float">
            <text:p>0.1121725358</text:p>
          </table:table-cell>
          <table:table-cell table:formula="of:=[.F249]+[.I249]" office:value-type="float" office:value="0.247" calcext:value-type="float">
            <text:p>0.247</text:p>
          </table:table-cell>
          <table:table-cell table:formula="of:=[.I250]*(-1)*[.C250]/([.C250]+[.$B$3]*[.D250])" office:value-type="float" office:value="-0.000322102667783729" calcext:value-type="float">
            <text:p>-0.0003221027</text:p>
          </table:table-cell>
          <table:table-cell table:formula="of:=[.I250]*[.D250]/([.C250]/[.$B$3]+[.D250])" office:value-type="float" office:value="0.000677897332216271" calcext:value-type="float">
            <text:p>0.0006778973</text:p>
          </table:table-cell>
          <table:table-cell table:formula="of:=[.H249]-[.G24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0]+[.G250]" office:value-type="float" office:value="0.0148504331366756" calcext:value-type="float">
            <text:p>0.0148504331</text:p>
          </table:table-cell>
          <table:table-cell table:formula="of:=[.D250]-[.G250]-[.H250]" office:value-type="float" office:value="0.0222991337266487" calcext:value-type="float">
            <text:p>0.0222991337</text:p>
          </table:table-cell>
          <table:table-cell table:formula="of:=[.E250]+[.H250]" office:value-type="float" office:value="0.112850433136676" calcext:value-type="float">
            <text:p>0.1128504331</text:p>
          </table:table-cell>
          <table:table-cell table:formula="of:=[.F250]+[.I250]" office:value-type="float" office:value="0.248" calcext:value-type="float">
            <text:p>0.248</text:p>
          </table:table-cell>
          <table:table-cell table:formula="of:=[.I251]*(-1)*[.C251]/([.C251]+[.$B$3]*[.D251])" office:value-type="float" office:value="-0.000320874942255278" calcext:value-type="float">
            <text:p>-0.0003208749</text:p>
          </table:table-cell>
          <table:table-cell table:formula="of:=[.I251]*[.D251]/([.C251]/[.$B$3]+[.D251])" office:value-type="float" office:value="0.000679125057744722" calcext:value-type="float">
            <text:p>0.0006791251</text:p>
          </table:table-cell>
          <table:table-cell table:formula="of:=[.H250]-[.G25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1]+[.G251]" office:value-type="float" office:value="0.0145295581944203" calcext:value-type="float">
            <text:p>0.0145295582</text:p>
          </table:table-cell>
          <table:table-cell table:formula="of:=[.D251]-[.G251]-[.H251]" office:value-type="float" office:value="0.0219408836111593" calcext:value-type="float">
            <text:p>0.0219408836</text:p>
          </table:table-cell>
          <table:table-cell table:formula="of:=[.E251]+[.H251]" office:value-type="float" office:value="0.11352955819442" calcext:value-type="float">
            <text:p>0.1135295582</text:p>
          </table:table-cell>
          <table:table-cell table:formula="of:=[.F251]+[.I251]" office:value-type="float" office:value="0.249" calcext:value-type="float">
            <text:p>0.249</text:p>
          </table:table-cell>
          <table:table-cell table:formula="of:=[.I252]*(-1)*[.C252]/([.C252]+[.$B$3]*[.D252])" office:value-type="float" office:value="-0.000319645440789116" calcext:value-type="float">
            <text:p>-0.0003196454</text:p>
          </table:table-cell>
          <table:table-cell table:formula="of:=[.I252]*[.D252]/([.C252]/[.$B$3]+[.D252])" office:value-type="float" office:value="0.000680354559210884" calcext:value-type="float">
            <text:p>0.0006803546</text:p>
          </table:table-cell>
          <table:table-cell table:formula="of:=[.H251]-[.G25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2]+[.G252]" office:value-type="float" office:value="0.0142099127536312" calcext:value-type="float">
            <text:p>0.0142099128</text:p>
          </table:table-cell>
          <table:table-cell table:formula="of:=[.D252]-[.G252]-[.H252]" office:value-type="float" office:value="0.0215801744927375" calcext:value-type="float">
            <text:p>0.0215801745</text:p>
          </table:table-cell>
          <table:table-cell table:formula="of:=[.E252]+[.H252]" office:value-type="float" office:value="0.114209912753631" calcext:value-type="float">
            <text:p>0.1142099128</text:p>
          </table:table-cell>
          <table:table-cell table:formula="of:=[.F252]+[.I252]" office:value-type="float" office:value="0.25" calcext:value-type="float">
            <text:p>0.25</text:p>
          </table:table-cell>
          <table:table-cell table:formula="of:=[.I253]*(-1)*[.C253]/([.C253]+[.$B$3]*[.D253])" office:value-type="float" office:value="-0.000318413943057667" calcext:value-type="float">
            <text:p>-0.0003184139</text:p>
          </table:table-cell>
          <table:table-cell table:formula="of:=[.I253]*[.D253]/([.C253]/[.$B$3]+[.D253])" office:value-type="float" office:value="0.000681586056942333" calcext:value-type="float">
            <text:p>0.0006815861</text:p>
          </table:table-cell>
          <table:table-cell table:formula="of:=[.H252]-[.G25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3]+[.G253]" office:value-type="float" office:value="0.0138914988105735" calcext:value-type="float">
            <text:p>0.0138914988</text:p>
          </table:table-cell>
          <table:table-cell table:formula="of:=[.D253]-[.G253]-[.H253]" office:value-type="float" office:value="0.0212170023788528" calcext:value-type="float">
            <text:p>0.0212170024</text:p>
          </table:table-cell>
          <table:table-cell table:formula="of:=[.E253]+[.H253]" office:value-type="float" office:value="0.114891498810574" calcext:value-type="float">
            <text:p>0.1148914988</text:p>
          </table:table-cell>
          <table:table-cell table:formula="of:=[.F253]+[.I253]" office:value-type="float" office:value="0.251" calcext:value-type="float">
            <text:p>0.251</text:p>
          </table:table-cell>
          <table:table-cell table:formula="of:=[.I254]*(-1)*[.C254]/([.C254]+[.$B$3]*[.D254])" office:value-type="float" office:value="-0.000317180219051381" calcext:value-type="float">
            <text:p>-0.0003171802</text:p>
          </table:table-cell>
          <table:table-cell table:formula="of:=[.I254]*[.D254]/([.C254]/[.$B$3]+[.D254])" office:value-type="float" office:value="0.000682819780948619" calcext:value-type="float">
            <text:p>0.0006828198</text:p>
          </table:table-cell>
          <table:table-cell table:formula="of:=[.H253]-[.G25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4]+[.G254]" office:value-type="float" office:value="0.0135743185915221" calcext:value-type="float">
            <text:p>0.0135743186</text:p>
          </table:table-cell>
          <table:table-cell table:formula="of:=[.D254]-[.G254]-[.H254]" office:value-type="float" office:value="0.0208513628169556" calcext:value-type="float">
            <text:p>0.0208513628</text:p>
          </table:table-cell>
          <table:table-cell table:formula="of:=[.E254]+[.H254]" office:value-type="float" office:value="0.115574318591522" calcext:value-type="float">
            <text:p>0.1155743186</text:p>
          </table:table-cell>
          <table:table-cell table:formula="of:=[.F254]+[.I254]" office:value-type="float" office:value="0.252" calcext:value-type="float">
            <text:p>0.252</text:p>
          </table:table-cell>
          <table:table-cell table:formula="of:=[.I255]*(-1)*[.C255]/([.C255]+[.$B$3]*[.D255])" office:value-type="float" office:value="-0.000315944028321515" calcext:value-type="float">
            <text:p>-0.000315944</text:p>
          </table:table-cell>
          <table:table-cell table:formula="of:=[.I255]*[.D255]/([.C255]/[.$B$3]+[.D255])" office:value-type="float" office:value="0.000684055971678485" calcext:value-type="float">
            <text:p>0.000684056</text:p>
          </table:table-cell>
          <table:table-cell table:formula="of:=[.H254]-[.G25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5]+[.G255]" office:value-type="float" office:value="0.0132583745632006" calcext:value-type="float">
            <text:p>0.0132583746</text:p>
          </table:table-cell>
          <table:table-cell table:formula="of:=[.D255]-[.G255]-[.H255]" office:value-type="float" office:value="0.0204832508735986" calcext:value-type="float">
            <text:p>0.0204832509</text:p>
          </table:table-cell>
          <table:table-cell table:formula="of:=[.E255]+[.H255]" office:value-type="float" office:value="0.116258374563201" calcext:value-type="float">
            <text:p>0.1162583746</text:p>
          </table:table-cell>
          <table:table-cell table:formula="of:=[.F255]+[.I255]" office:value-type="float" office:value="0.253" calcext:value-type="float">
            <text:p>0.253</text:p>
          </table:table-cell>
          <table:table-cell table:formula="of:=[.I256]*(-1)*[.C256]/([.C256]+[.$B$3]*[.D256])" office:value-type="float" office:value="-0.000314705119149568" calcext:value-type="float">
            <text:p>-0.0003147051</text:p>
          </table:table-cell>
          <table:table-cell table:formula="of:=[.I256]*[.D256]/([.C256]/[.$B$3]+[.D256])" office:value-type="float" office:value="0.000685294880850433" calcext:value-type="float">
            <text:p>0.0006852949</text:p>
          </table:table-cell>
          <table:table-cell table:formula="of:=[.H255]-[.G25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6]+[.G256]" office:value-type="float" office:value="0.012943669444051" calcext:value-type="float">
            <text:p>0.0129436694</text:p>
          </table:table-cell>
          <table:table-cell table:formula="of:=[.D256]-[.G256]-[.H256]" office:value-type="float" office:value="0.0201126611118978" calcext:value-type="float">
            <text:p>0.0201126611</text:p>
          </table:table-cell>
          <table:table-cell table:formula="of:=[.E256]+[.H256]" office:value-type="float" office:value="0.116943669444051" calcext:value-type="float">
            <text:p>0.1169436694</text:p>
          </table:table-cell>
          <table:table-cell table:formula="of:=[.F256]+[.I256]" office:value-type="float" office:value="0.254" calcext:value-type="float">
            <text:p>0.254</text:p>
          </table:table-cell>
          <table:table-cell table:formula="of:=[.I257]*(-1)*[.C257]/([.C257]+[.$B$3]*[.D257])" office:value-type="float" office:value="-0.00031346322763446" calcext:value-type="float">
            <text:p>-0.0003134632</text:p>
          </table:table-cell>
          <table:table-cell table:formula="of:=[.I257]*[.D257]/([.C257]/[.$B$3]+[.D257])" office:value-type="float" office:value="0.000686536772365541" calcext:value-type="float">
            <text:p>0.0006865368</text:p>
          </table:table-cell>
          <table:table-cell table:formula="of:=[.H256]-[.G25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7]+[.G257]" office:value-type="float" office:value="0.0126302062164166" calcext:value-type="float">
            <text:p>0.0126302062</text:p>
          </table:table-cell>
          <table:table-cell table:formula="of:=[.D257]-[.G257]-[.H257]" office:value-type="float" office:value="0.0197395875671667" calcext:value-type="float">
            <text:p>0.0197395876</text:p>
          </table:table-cell>
          <table:table-cell table:formula="of:=[.E257]+[.H257]" office:value-type="float" office:value="0.117630206216417" calcext:value-type="float">
            <text:p>0.1176302062</text:p>
          </table:table-cell>
          <table:table-cell table:formula="of:=[.F257]+[.I257]" office:value-type="float" office:value="0.255" calcext:value-type="float">
            <text:p>0.255</text:p>
          </table:table-cell>
          <table:table-cell table:formula="of:=[.I258]*(-1)*[.C258]/([.C258]+[.$B$3]*[.D258])" office:value-type="float" office:value="-0.000312218076687235" calcext:value-type="float">
            <text:p>-0.0003122181</text:p>
          </table:table-cell>
          <table:table-cell table:formula="of:=[.I258]*[.D258]/([.C258]/[.$B$3]+[.D258])" office:value-type="float" office:value="0.000687781923312765" calcext:value-type="float">
            <text:p>0.0006877819</text:p>
          </table:table-cell>
          <table:table-cell table:formula="of:=[.H257]-[.G25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8]+[.G258]" office:value-type="float" office:value="0.0123179881397294" calcext:value-type="float">
            <text:p>0.0123179881</text:p>
          </table:table-cell>
          <table:table-cell table:formula="of:=[.D258]-[.G258]-[.H258]" office:value-type="float" office:value="0.0193640237205411" calcext:value-type="float">
            <text:p>0.0193640237</text:p>
          </table:table-cell>
          <table:table-cell table:formula="of:=[.E258]+[.H258]" office:value-type="float" office:value="0.118317988139729" calcext:value-type="float">
            <text:p>0.1183179881</text:p>
          </table:table-cell>
          <table:table-cell table:formula="of:=[.F258]+[.I258]" office:value-type="float" office:value="0.256" calcext:value-type="float">
            <text:p>0.256</text:p>
          </table:table-cell>
          <table:table-cell table:formula="of:=[.I259]*(-1)*[.C259]/([.C259]+[.$B$3]*[.D259])" office:value-type="float" office:value="-0.000310969374921539" calcext:value-type="float">
            <text:p>-0.0003109694</text:p>
          </table:table-cell>
          <table:table-cell table:formula="of:=[.I259]*[.D259]/([.C259]/[.$B$3]+[.D259])" office:value-type="float" office:value="0.000689030625078462" calcext:value-type="float">
            <text:p>0.0006890306</text:p>
          </table:table-cell>
          <table:table-cell table:formula="of:=[.H258]-[.G25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9]+[.G259]" office:value-type="float" office:value="0.0120070187648078" calcext:value-type="float">
            <text:p>0.0120070188</text:p>
          </table:table-cell>
          <table:table-cell table:formula="of:=[.D259]-[.G259]-[.H259]" office:value-type="float" office:value="0.0189859624703842" calcext:value-type="float">
            <text:p>0.0189859625</text:p>
          </table:table-cell>
          <table:table-cell table:formula="of:=[.E259]+[.H259]" office:value-type="float" office:value="0.119007018764808" calcext:value-type="float">
            <text:p>0.1190070188</text:p>
          </table:table-cell>
          <table:table-cell table:formula="of:=[.F259]+[.I259]" office:value-type="float" office:value="0.257" calcext:value-type="float">
            <text:p>0.257</text:p>
          </table:table-cell>
          <table:table-cell table:formula="of:=[.I260]*(-1)*[.C260]/([.C260]+[.$B$3]*[.D260])" office:value-type="float" office:value="-0.000309716815426315" calcext:value-type="float">
            <text:p>-0.0003097168</text:p>
          </table:table-cell>
          <table:table-cell table:formula="of:=[.I260]*[.D260]/([.C260]/[.$B$3]+[.D260])" office:value-type="float" office:value="0.000690283184573686" calcext:value-type="float">
            <text:p>0.0006902832</text:p>
          </table:table-cell>
          <table:table-cell table:formula="of:=[.H259]-[.G25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0]+[.G260]" office:value-type="float" office:value="0.0116973019493815" calcext:value-type="float">
            <text:p>0.0116973019</text:p>
          </table:table-cell>
          <table:table-cell table:formula="of:=[.D260]-[.G260]-[.H260]" office:value-type="float" office:value="0.0186053961012368" calcext:value-type="float">
            <text:p>0.0186053961</text:p>
          </table:table-cell>
          <table:table-cell table:formula="of:=[.E260]+[.H260]" office:value-type="float" office:value="0.119697301949382" calcext:value-type="float">
            <text:p>0.1196973019</text:p>
          </table:table-cell>
          <table:table-cell table:formula="of:=[.F260]+[.I260]" office:value-type="float" office:value="0.258" calcext:value-type="float">
            <text:p>0.258</text:p>
          </table:table-cell>
          <table:table-cell table:formula="of:=[.I261]*(-1)*[.C261]/([.C261]+[.$B$3]*[.D261])" office:value-type="float" office:value="-0.000308460074405062" calcext:value-type="float">
            <text:p>-0.0003084601</text:p>
          </table:table-cell>
          <table:table-cell table:formula="of:=[.I261]*[.D261]/([.C261]/[.$B$3]+[.D261])" office:value-type="float" office:value="0.000691539925594938" calcext:value-type="float">
            <text:p>0.0006915399</text:p>
          </table:table-cell>
          <table:table-cell table:formula="of:=[.H260]-[.G26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1]+[.G261]" office:value-type="float" office:value="0.0113888418749764" calcext:value-type="float">
            <text:p>0.0113888419</text:p>
          </table:table-cell>
          <table:table-cell table:formula="of:=[.D261]-[.G261]-[.H261]" office:value-type="float" office:value="0.018222316250047" calcext:value-type="float">
            <text:p>0.0182223163</text:p>
          </table:table-cell>
          <table:table-cell table:formula="of:=[.E261]+[.H261]" office:value-type="float" office:value="0.120388841874977" calcext:value-type="float">
            <text:p>0.1203888419</text:p>
          </table:table-cell>
          <table:table-cell table:formula="of:=[.F261]+[.I261]" office:value-type="float" office:value="0.259" calcext:value-type="float">
            <text:p>0.259</text:p>
          </table:table-cell>
          <table:table-cell table:formula="of:=[.I262]*(-1)*[.C262]/([.C262]+[.$B$3]*[.D262])" office:value-type="float" office:value="-0.000307198809663458" calcext:value-type="float">
            <text:p>-0.0003071988</text:p>
          </table:table-cell>
          <table:table-cell table:formula="of:=[.I262]*[.D262]/([.C262]/[.$B$3]+[.D262])" office:value-type="float" office:value="0.000692801190336542" calcext:value-type="float">
            <text:p>0.0006928012</text:p>
          </table:table-cell>
          <table:table-cell table:formula="of:=[.H261]-[.G26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2]+[.G262]" office:value-type="float" office:value="0.011081643065313" calcext:value-type="float">
            <text:p>0.0110816431</text:p>
          </table:table-cell>
          <table:table-cell table:formula="of:=[.D262]-[.G262]-[.H262]" office:value-type="float" office:value="0.0178367138693739" calcext:value-type="float">
            <text:p>0.0178367139</text:p>
          </table:table-cell>
          <table:table-cell table:formula="of:=[.E262]+[.H262]" office:value-type="float" office:value="0.121081643065313" calcext:value-type="float">
            <text:p>0.1210816431</text:p>
          </table:table-cell>
          <table:table-cell table:formula="of:=[.F262]+[.I262]" office:value-type="float" office:value="0.26" calcext:value-type="float">
            <text:p>0.26</text:p>
          </table:table-cell>
          <table:table-cell table:formula="of:=[.I263]*(-1)*[.C263]/([.C263]+[.$B$3]*[.D263])" office:value-type="float" office:value="-0.000305932658924174" calcext:value-type="float">
            <text:p>-0.0003059327</text:p>
          </table:table-cell>
          <table:table-cell table:formula="of:=[.I263]*[.D263]/([.C263]/[.$B$3]+[.D263])" office:value-type="float" office:value="0.000694067341075827" calcext:value-type="float">
            <text:p>0.0006940673</text:p>
          </table:table-cell>
          <table:table-cell table:formula="of:=[.H262]-[.G26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3]+[.G263]" office:value-type="float" office:value="0.0107757104063888" calcext:value-type="float">
            <text:p>0.0107757104</text:p>
          </table:table-cell>
          <table:table-cell table:formula="of:=[.D263]-[.G263]-[.H263]" office:value-type="float" office:value="0.0174485791872222" calcext:value-type="float">
            <text:p>0.0174485792</text:p>
          </table:table-cell>
          <table:table-cell table:formula="of:=[.E263]+[.H263]" office:value-type="float" office:value="0.121775710406389" calcext:value-type="float">
            <text:p>0.1217757104</text:p>
          </table:table-cell>
          <table:table-cell table:formula="of:=[.F263]+[.I263]" office:value-type="float" office:value="0.261" calcext:value-type="float">
            <text:p>0.261</text:p>
          </table:table-cell>
          <table:table-cell table:formula="of:=[.I264]*(-1)*[.C264]/([.C264]+[.$B$3]*[.D264])" office:value-type="float" office:value="-0.000304661237944125" calcext:value-type="float">
            <text:p>-0.0003046612</text:p>
          </table:table-cell>
          <table:table-cell table:formula="of:=[.I264]*[.D264]/([.C264]/[.$B$3]+[.D264])" office:value-type="float" office:value="0.000695338762055875" calcext:value-type="float">
            <text:p>0.0006953388</text:p>
          </table:table-cell>
          <table:table-cell table:formula="of:=[.H263]-[.G26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4]+[.G264]" office:value-type="float" office:value="0.0104710491684447" calcext:value-type="float">
            <text:p>0.0104710492</text:p>
          </table:table-cell>
          <table:table-cell table:formula="of:=[.D264]-[.G264]-[.H264]" office:value-type="float" office:value="0.0170579016631105" calcext:value-type="float">
            <text:p>0.0170579017</text:p>
          </table:table-cell>
          <table:table-cell table:formula="of:=[.E264]+[.H264]" office:value-type="float" office:value="0.122471049168445" calcext:value-type="float">
            <text:p>0.1224710492</text:p>
          </table:table-cell>
          <table:table-cell table:formula="of:=[.F264]+[.I264]" office:value-type="float" office:value="0.262" calcext:value-type="float">
            <text:p>0.262</text:p>
          </table:table-cell>
          <table:table-cell table:formula="of:=[.I265]*(-1)*[.C265]/([.C265]+[.$B$3]*[.D265])" office:value-type="float" office:value="-0.000303384138405135" calcext:value-type="float">
            <text:p>-0.0003033841</text:p>
          </table:table-cell>
          <table:table-cell table:formula="of:=[.I265]*[.D265]/([.C265]/[.$B$3]+[.D265])" office:value-type="float" office:value="0.000696615861594866" calcext:value-type="float">
            <text:p>0.0006966159</text:p>
          </table:table-cell>
          <table:table-cell table:formula="of:=[.H264]-[.G26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5]+[.G265]" office:value-type="float" office:value="0.0101676650300395" calcext:value-type="float">
            <text:p>0.010167665</text:p>
          </table:table-cell>
          <table:table-cell table:formula="of:=[.D265]-[.G265]-[.H265]" office:value-type="float" office:value="0.0166646699399208" calcext:value-type="float">
            <text:p>0.0166646699</text:p>
          </table:table-cell>
          <table:table-cell table:formula="of:=[.E265]+[.H265]" office:value-type="float" office:value="0.12316766503004" calcext:value-type="float">
            <text:p>0.123167665</text:p>
          </table:table-cell>
          <table:table-cell table:formula="of:=[.F265]+[.I265]" office:value-type="float" office:value="0.263" calcext:value-type="float">
            <text:p>0.263</text:p>
          </table:table-cell>
          <table:table-cell table:formula="of:=[.I266]*(-1)*[.C266]/([.C266]+[.$B$3]*[.D266])" office:value-type="float" office:value="-0.000302100925543786" calcext:value-type="float">
            <text:p>-0.0003021009</text:p>
          </table:table-cell>
          <table:table-cell table:formula="of:=[.I266]*[.D266]/([.C266]/[.$B$3]+[.D266])" office:value-type="float" office:value="0.000697899074456215" calcext:value-type="float">
            <text:p>0.0006978991</text:p>
          </table:table-cell>
          <table:table-cell table:formula="of:=[.H265]-[.G26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6]+[.G266]" office:value-type="float" office:value="0.00986556410449576" calcext:value-type="float">
            <text:p>0.0098655641</text:p>
          </table:table-cell>
          <table:table-cell table:formula="of:=[.D266]-[.G266]-[.H266]" office:value-type="float" office:value="0.0162688717910083" calcext:value-type="float">
            <text:p>0.0162688718</text:p>
          </table:table-cell>
          <table:table-cell table:formula="of:=[.E266]+[.H266]" office:value-type="float" office:value="0.123865564104496" calcext:value-type="float">
            <text:p>0.1238655641</text:p>
          </table:table-cell>
          <table:table-cell table:formula="of:=[.F266]+[.I266]" office:value-type="float" office:value="0.264" calcext:value-type="float">
            <text:p>0.264</text:p>
          </table:table-cell>
          <table:table-cell table:formula="of:=[.I267]*(-1)*[.C267]/([.C267]+[.$B$3]*[.D267])" office:value-type="float" office:value="-0.000300811135480034" calcext:value-type="float">
            <text:p>-0.0003008111</text:p>
          </table:table-cell>
          <table:table-cell table:formula="of:=[.I267]*[.D267]/([.C267]/[.$B$3]+[.D267])" office:value-type="float" office:value="0.000699188864519967" calcext:value-type="float">
            <text:p>0.0006991889</text:p>
          </table:table-cell>
          <table:table-cell table:formula="of:=[.H266]-[.G26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7]+[.G267]" office:value-type="float" office:value="0.00956475296901572" calcext:value-type="float">
            <text:p>0.009564753</text:p>
          </table:table-cell>
          <table:table-cell table:formula="of:=[.D267]-[.G267]-[.H267]" office:value-type="float" office:value="0.0158704940619684" calcext:value-type="float">
            <text:p>0.0158704941</text:p>
          </table:table-cell>
          <table:table-cell table:formula="of:=[.E267]+[.H267]" office:value-type="float" office:value="0.124564752969016" calcext:value-type="float">
            <text:p>0.124564753</text:p>
          </table:table-cell>
          <table:table-cell table:formula="of:=[.F267]+[.I267]" office:value-type="float" office:value="0.265" calcext:value-type="float">
            <text:p>0.265</text:p>
          </table:table-cell>
          <table:table-cell table:formula="of:=[.I268]*(-1)*[.C268]/([.C268]+[.$B$3]*[.D268])" office:value-type="float" office:value="-0.000299514272196503" calcext:value-type="float">
            <text:p>-0.0002995143</text:p>
          </table:table-cell>
          <table:table-cell table:formula="of:=[.I268]*[.D268]/([.C268]/[.$B$3]+[.D268])" office:value-type="float" office:value="0.000700485727803498" calcext:value-type="float">
            <text:p>0.0007004857</text:p>
          </table:table-cell>
          <table:table-cell table:formula="of:=[.H267]-[.G26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8]+[.G268]" office:value-type="float" office:value="0.00926523869681922" calcext:value-type="float">
            <text:p>0.0092652387</text:p>
          </table:table-cell>
          <table:table-cell table:formula="of:=[.D268]-[.G268]-[.H268]" office:value-type="float" office:value="0.0154695226063614" calcext:value-type="float">
            <text:p>0.0154695226</text:p>
          </table:table-cell>
          <table:table-cell table:formula="of:=[.E268]+[.H268]" office:value-type="float" office:value="0.125265238696819" calcext:value-type="float">
            <text:p>0.1252652387</text:p>
          </table:table-cell>
          <table:table-cell table:formula="of:=[.F268]+[.I268]" office:value-type="float" office:value="0.266" calcext:value-type="float">
            <text:p>0.266</text:p>
          </table:table-cell>
          <table:table-cell table:formula="of:=[.I269]*(-1)*[.C269]/([.C269]+[.$B$3]*[.D269])" office:value-type="float" office:value="-0.000298209804111117" calcext:value-type="float">
            <text:p>-0.0002982098</text:p>
          </table:table-cell>
          <table:table-cell table:formula="of:=[.I269]*[.D269]/([.C269]/[.$B$3]+[.D269])" office:value-type="float" office:value="0.000701790195888884" calcext:value-type="float">
            <text:p>0.0007017902</text:p>
          </table:table-cell>
          <table:table-cell table:formula="of:=[.H268]-[.G26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9]+[.G269]" office:value-type="float" office:value="0.0089670288927081" calcext:value-type="float">
            <text:p>0.0089670289</text:p>
          </table:table-cell>
          <table:table-cell table:formula="of:=[.D269]-[.G269]-[.H269]" office:value-type="float" office:value="0.0150659422145836" calcext:value-type="float">
            <text:p>0.0150659422</text:p>
          </table:table-cell>
          <table:table-cell table:formula="of:=[.E269]+[.H269]" office:value-type="float" office:value="0.125967028892708" calcext:value-type="float">
            <text:p>0.1259670289</text:p>
          </table:table-cell>
          <table:table-cell table:formula="of:=[.F269]+[.I269]" office:value-type="float" office:value="0.267" calcext:value-type="float">
            <text:p>0.267</text:p>
          </table:table-cell>
          <table:table-cell table:formula="of:=[.I270]*(-1)*[.C270]/([.C270]+[.$B$3]*[.D270])" office:value-type="float" office:value="-0.000296897160174268" calcext:value-type="float">
            <text:p>-0.0002968972</text:p>
          </table:table-cell>
          <table:table-cell table:formula="of:=[.I270]*[.D270]/([.C270]/[.$B$3]+[.D270])" office:value-type="float" office:value="0.000703102839825733" calcext:value-type="float">
            <text:p>0.0007031028</text:p>
          </table:table-cell>
          <table:table-cell table:formula="of:=[.H269]-[.G26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0]+[.G270]" office:value-type="float" office:value="0.00867013173253384" calcext:value-type="float">
            <text:p>0.0086701317</text:p>
          </table:table-cell>
          <table:table-cell table:formula="of:=[.D270]-[.G270]-[.H270]" office:value-type="float" office:value="0.0146597365349322" calcext:value-type="float">
            <text:p>0.0146597365</text:p>
          </table:table-cell>
          <table:table-cell table:formula="of:=[.E270]+[.H270]" office:value-type="float" office:value="0.126670131732534" calcext:value-type="float">
            <text:p>0.1266701317</text:p>
          </table:table-cell>
          <table:table-cell table:formula="of:=[.F270]+[.I270]" office:value-type="float" office:value="0.268" calcext:value-type="float">
            <text:p>0.268</text:p>
          </table:table-cell>
          <table:table-cell table:formula="of:=[.I271]*(-1)*[.C271]/([.C271]+[.$B$3]*[.D271])" office:value-type="float" office:value="-0.00029557572540758" calcext:value-type="float">
            <text:p>-0.0002955757</text:p>
          </table:table-cell>
          <table:table-cell table:formula="of:=[.I271]*[.D271]/([.C271]/[.$B$3]+[.D271])" office:value-type="float" office:value="0.000704424274592421" calcext:value-type="float">
            <text:p>0.0007044243</text:p>
          </table:table-cell>
          <table:table-cell table:formula="of:=[.H270]-[.G27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1]+[.G271]" office:value-type="float" office:value="0.00837455600712626" calcext:value-type="float">
            <text:p>0.008374556</text:p>
          </table:table-cell>
          <table:table-cell table:formula="of:=[.D271]-[.G271]-[.H271]" office:value-type="float" office:value="0.0142508879857473" calcext:value-type="float">
            <text:p>0.014250888</text:p>
          </table:table-cell>
          <table:table-cell table:formula="of:=[.E271]+[.H271]" office:value-type="float" office:value="0.127374556007126" calcext:value-type="float">
            <text:p>0.127374556</text:p>
          </table:table-cell>
          <table:table-cell table:formula="of:=[.F271]+[.I271]" office:value-type="float" office:value="0.269" calcext:value-type="float">
            <text:p>0.269</text:p>
          </table:table-cell>
          <table:table-cell table:formula="of:=[.I272]*(-1)*[.C272]/([.C272]+[.$B$3]*[.D272])" office:value-type="float" office:value="-0.000294244835783728" calcext:value-type="float">
            <text:p>-0.0002942448</text:p>
          </table:table-cell>
          <table:table-cell table:formula="of:=[.I272]*[.D272]/([.C272]/[.$B$3]+[.D272])" office:value-type="float" office:value="0.000705755164216272" calcext:value-type="float">
            <text:p>0.0007057552</text:p>
          </table:table-cell>
          <table:table-cell table:formula="of:=[.H271]-[.G27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2]+[.G272]" office:value-type="float" office:value="0.00808031117134253" calcext:value-type="float">
            <text:p>0.0080803112</text:p>
          </table:table-cell>
          <table:table-cell table:formula="of:=[.D272]-[.G272]-[.H272]" office:value-type="float" office:value="0.0138393776573148" calcext:value-type="float">
            <text:p>0.0138393777</text:p>
          </table:table-cell>
          <table:table-cell table:formula="of:=[.E272]+[.H272]" office:value-type="float" office:value="0.128080311171343" calcext:value-type="float">
            <text:p>0.1280803112</text:p>
          </table:table-cell>
          <table:table-cell table:formula="of:=[.F272]+[.I272]" office:value-type="float" office:value="0.27" calcext:value-type="float">
            <text:p>0.27</text:p>
          </table:table-cell>
          <table:table-cell table:formula="of:=[.I273]*(-1)*[.C273]/([.C273]+[.$B$3]*[.D273])" office:value-type="float" office:value="-0.000292903772324716" calcext:value-type="float">
            <text:p>-0.0002929038</text:p>
          </table:table-cell>
          <table:table-cell table:formula="of:=[.I273]*[.D273]/([.C273]/[.$B$3]+[.D273])" office:value-type="float" office:value="0.000707096227675284" calcext:value-type="float">
            <text:p>0.0007070962</text:p>
          </table:table-cell>
          <table:table-cell table:formula="of:=[.H272]-[.G27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3]+[.G273]" office:value-type="float" office:value="0.00778740739901781" calcext:value-type="float">
            <text:p>0.0077874074</text:p>
          </table:table-cell>
          <table:table-cell table:formula="of:=[.D273]-[.G273]-[.H273]" office:value-type="float" office:value="0.0134251852019642" calcext:value-type="float">
            <text:p>0.0134251852</text:p>
          </table:table-cell>
          <table:table-cell table:formula="of:=[.E273]+[.H273]" office:value-type="float" office:value="0.128787407399018" calcext:value-type="float">
            <text:p>0.1287874074</text:p>
          </table:table-cell>
          <table:table-cell table:formula="of:=[.F273]+[.I273]" office:value-type="float" office:value="0.271" calcext:value-type="float">
            <text:p>0.271</text:p>
          </table:table-cell>
          <table:table-cell table:formula="of:=[.I274]*(-1)*[.C274]/([.C274]+[.$B$3]*[.D274])" office:value-type="float" office:value="-0.000291551754268201" calcext:value-type="float">
            <text:p>-0.0002915518</text:p>
          </table:table-cell>
          <table:table-cell table:formula="of:=[.I274]*[.D274]/([.C274]/[.$B$3]+[.D274])" office:value-type="float" office:value="0.000708448245731799" calcext:value-type="float">
            <text:p>0.0007084482</text:p>
          </table:table-cell>
          <table:table-cell table:formula="of:=[.H273]-[.G27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4]+[.G274]" office:value-type="float" office:value="0.00749585564474961" calcext:value-type="float">
            <text:p>0.0074958556</text:p>
          </table:table-cell>
          <table:table-cell table:formula="of:=[.D274]-[.G274]-[.H274]" office:value-type="float" office:value="0.0130082887105006" calcext:value-type="float">
            <text:p>0.0130082887</text:p>
          </table:table-cell>
          <table:table-cell table:formula="of:=[.E274]+[.H274]" office:value-type="float" office:value="0.12949585564475" calcext:value-type="float">
            <text:p>0.1294958556</text:p>
          </table:table-cell>
          <table:table-cell table:formula="of:=[.F274]+[.I274]" office:value-type="float" office:value="0.272" calcext:value-type="float">
            <text:p>0.272</text:p>
          </table:table-cell>
          <table:table-cell table:formula="of:=[.I275]*(-1)*[.C275]/([.C275]+[.$B$3]*[.D275])" office:value-type="float" office:value="-0.00029018793111613" calcext:value-type="float">
            <text:p>-0.0002901879</text:p>
          </table:table-cell>
          <table:table-cell table:formula="of:=[.I275]*[.D275]/([.C275]/[.$B$3]+[.D275])" office:value-type="float" office:value="0.000709812068883871" calcext:value-type="float">
            <text:p>0.0007098121</text:p>
          </table:table-cell>
          <table:table-cell table:formula="of:=[.H274]-[.G27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5]+[.G275]" office:value-type="float" office:value="0.00720566771363348" calcext:value-type="float">
            <text:p>0.0072056677</text:p>
          </table:table-cell>
          <table:table-cell table:formula="of:=[.D275]-[.G275]-[.H275]" office:value-type="float" office:value="0.0125886645727329" calcext:value-type="float">
            <text:p>0.0125886646</text:p>
          </table:table-cell>
          <table:table-cell table:formula="of:=[.E275]+[.H275]" office:value-type="float" office:value="0.130205667713634" calcext:value-type="float">
            <text:p>0.1302056677</text:p>
          </table:table-cell>
          <table:table-cell table:formula="of:=[.F275]+[.I275]" office:value-type="float" office:value="0.273" calcext:value-type="float">
            <text:p>0.273</text:p>
          </table:table-cell>
          <table:table-cell table:formula="of:=[.I276]*(-1)*[.C276]/([.C276]+[.$B$3]*[.D276])" office:value-type="float" office:value="-0.000288811373334665" calcext:value-type="float">
            <text:p>-0.0002888114</text:p>
          </table:table-cell>
          <table:table-cell table:formula="of:=[.I276]*[.D276]/([.C276]/[.$B$3]+[.D276])" office:value-type="float" office:value="0.000711188626665336" calcext:value-type="float">
            <text:p>0.0007111886</text:p>
          </table:table-cell>
          <table:table-cell table:formula="of:=[.H275]-[.G27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6]+[.G276]" office:value-type="float" office:value="0.00691685634029882" calcext:value-type="float">
            <text:p>0.0069168563</text:p>
          </table:table-cell>
          <table:table-cell table:formula="of:=[.D276]-[.G276]-[.H276]" office:value-type="float" office:value="0.0121662873194022" calcext:value-type="float">
            <text:p>0.0121662873</text:p>
          </table:table-cell>
          <table:table-cell table:formula="of:=[.E276]+[.H276]" office:value-type="float" office:value="0.130916856340299" calcext:value-type="float">
            <text:p>0.1309168563</text:p>
          </table:table-cell>
          <table:table-cell table:formula="of:=[.F276]+[.I276]" office:value-type="float" office:value="0.274" calcext:value-type="float">
            <text:p>0.274</text:p>
          </table:table-cell>
          <table:table-cell table:formula="of:=[.I277]*(-1)*[.C277]/([.C277]+[.$B$3]*[.D277])" office:value-type="float" office:value="-0.000287421061415949" calcext:value-type="float">
            <text:p>-0.0002874211</text:p>
          </table:table-cell>
          <table:table-cell table:formula="of:=[.I277]*[.D277]/([.C277]/[.$B$3]+[.D277])" office:value-type="float" office:value="0.000712578938584052" calcext:value-type="float">
            <text:p>0.0007125789</text:p>
          </table:table-cell>
          <table:table-cell table:formula="of:=[.H276]-[.G27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7]+[.G277]" office:value-type="float" office:value="0.00662943527888287" calcext:value-type="float">
            <text:p>0.0066294353</text:p>
          </table:table-cell>
          <table:table-cell table:formula="of:=[.D277]-[.G277]-[.H277]" office:value-type="float" office:value="0.0117411294422341" calcext:value-type="float">
            <text:p>0.0117411294</text:p>
          </table:table-cell>
          <table:table-cell table:formula="of:=[.E277]+[.H277]" office:value-type="float" office:value="0.131629435278883" calcext:value-type="float">
            <text:p>0.1316294353</text:p>
          </table:table-cell>
          <table:table-cell table:formula="of:=[.F277]+[.I277]" office:value-type="float" office:value="0.275" calcext:value-type="float">
            <text:p>0.275</text:p>
          </table:table-cell>
          <table:table-cell table:formula="of:=[.I278]*(-1)*[.C278]/([.C278]+[.$B$3]*[.D278])" office:value-type="float" office:value="-0.000286015872936079" calcext:value-type="float">
            <text:p>-0.0002860159</text:p>
          </table:table-cell>
          <table:table-cell table:formula="of:=[.I278]*[.D278]/([.C278]/[.$B$3]+[.D278])" office:value-type="float" office:value="0.000713984127063921" calcext:value-type="float">
            <text:p>0.0007139841</text:p>
          </table:table-cell>
          <table:table-cell table:formula="of:=[.H277]-[.G27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8]+[.G278]" office:value-type="float" office:value="0.00634341940594679" calcext:value-type="float">
            <text:p>0.0063434194</text:p>
          </table:table-cell>
          <table:table-cell table:formula="of:=[.D278]-[.G278]-[.H278]" office:value-type="float" office:value="0.0113131611881063" calcext:value-type="float">
            <text:p>0.0113131612</text:p>
          </table:table-cell>
          <table:table-cell table:formula="of:=[.E278]+[.H278]" office:value-type="float" office:value="0.132343419405947" calcext:value-type="float">
            <text:p>0.1323434194</text:p>
          </table:table-cell>
          <table:table-cell table:formula="of:=[.F278]+[.I278]" office:value-type="float" office:value="0.276" calcext:value-type="float">
            <text:p>0.276</text:p>
          </table:table-cell>
          <table:table-cell table:formula="of:=[.I279]*(-1)*[.C279]/([.C279]+[.$B$3]*[.D279])" office:value-type="float" office:value="-0.000284594567143436" calcext:value-type="float">
            <text:p>-0.0002845946</text:p>
          </table:table-cell>
          <table:table-cell table:formula="of:=[.I279]*[.D279]/([.C279]/[.$B$3]+[.D279])" office:value-type="float" office:value="0.000715405432856564" calcext:value-type="float">
            <text:p>0.0007154054</text:p>
          </table:table-cell>
          <table:table-cell table:formula="of:=[.H278]-[.G27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79]+[.G279]" office:value-type="float" office:value="0.00605882483880335" calcext:value-type="float">
            <text:p>0.0060588248</text:p>
          </table:table-cell>
          <table:table-cell table:formula="of:=[.D279]-[.G279]-[.H279]" office:value-type="float" office:value="0.0108823503223931" calcext:value-type="float">
            <text:p>0.0108823503</text:p>
          </table:table-cell>
          <table:table-cell table:formula="of:=[.E279]+[.H279]" office:value-type="float" office:value="0.133058824838804" calcext:value-type="float">
            <text:p>0.1330588248</text:p>
          </table:table-cell>
          <table:table-cell table:formula="of:=[.F279]+[.I279]" office:value-type="float" office:value="0.277" calcext:value-type="float">
            <text:p>0.277</text:p>
          </table:table-cell>
          <table:table-cell table:formula="of:=[.I280]*(-1)*[.C280]/([.C280]+[.$B$3]*[.D280])" office:value-type="float" office:value="-0.000283155766478285" calcext:value-type="float">
            <text:p>-0.0002831558</text:p>
          </table:table-cell>
          <table:table-cell table:formula="of:=[.I280]*[.D280]/([.C280]/[.$B$3]+[.D280])" office:value-type="float" office:value="0.000716844233521716" calcext:value-type="float">
            <text:p>0.0007168442</text:p>
          </table:table-cell>
          <table:table-cell table:formula="of:=[.H279]-[.G27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0]+[.G280]" office:value-type="float" office:value="0.00577566907232507" calcext:value-type="float">
            <text:p>0.0057756691</text:p>
          </table:table-cell>
          <table:table-cell table:formula="of:=[.D280]-[.G280]-[.H280]" office:value-type="float" office:value="0.0104486618553497" calcext:value-type="float">
            <text:p>0.0104486619</text:p>
          </table:table-cell>
          <table:table-cell table:formula="of:=[.E280]+[.H280]" office:value-type="float" office:value="0.133775669072325" calcext:value-type="float">
            <text:p>0.1337756691</text:p>
          </table:table-cell>
          <table:table-cell table:formula="of:=[.F280]+[.I280]" office:value-type="float" office:value="0.278" calcext:value-type="float">
            <text:p>0.278</text:p>
          </table:table-cell>
          <table:table-cell table:formula="of:=[.I281]*(-1)*[.C281]/([.C281]+[.$B$3]*[.D281])" office:value-type="float" office:value="-0.000281697934245418" calcext:value-type="float">
            <text:p>-0.0002816979</text:p>
          </table:table-cell>
          <table:table-cell table:formula="of:=[.I281]*[.D281]/([.C281]/[.$B$3]+[.D281])" office:value-type="float" office:value="0.000718302065754582" calcext:value-type="float">
            <text:p>0.0007183021</text:p>
          </table:table-cell>
          <table:table-cell table:formula="of:=[.H280]-[.G28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1]+[.G281]" office:value-type="float" office:value="0.00549397113807965" calcext:value-type="float">
            <text:p>0.0054939711</text:p>
          </table:table-cell>
          <table:table-cell table:formula="of:=[.D281]-[.G281]-[.H281]" office:value-type="float" office:value="0.0100120577238405" calcext:value-type="float">
            <text:p>0.0100120577</text:p>
          </table:table-cell>
          <table:table-cell table:formula="of:=[.E281]+[.H281]" office:value-type="float" office:value="0.13449397113808" calcext:value-type="float">
            <text:p>0.1344939711</text:p>
          </table:table-cell>
          <table:table-cell table:formula="of:=[.F281]+[.I281]" office:value-type="float" office:value="0.279" calcext:value-type="float">
            <text:p>0.279</text:p>
          </table:table-cell>
          <table:table-cell table:formula="of:=[.I282]*(-1)*[.C282]/([.C282]+[.$B$3]*[.D282])" office:value-type="float" office:value="-0.000280219347417863" calcext:value-type="float">
            <text:p>-0.0002802193</text:p>
          </table:table-cell>
          <table:table-cell table:formula="of:=[.I282]*[.D282]/([.C282]/[.$B$3]+[.D282])" office:value-type="float" office:value="0.000719780652582138" calcext:value-type="float">
            <text:p>0.0007197807</text:p>
          </table:table-cell>
          <table:table-cell table:formula="of:=[.H281]-[.G28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2]+[.G282]" office:value-type="float" office:value="0.00521375179066179" calcext:value-type="float">
            <text:p>0.0052137518</text:p>
          </table:table-cell>
          <table:table-cell table:formula="of:=[.D282]-[.G282]-[.H282]" office:value-type="float" office:value="0.00957249641867627" calcext:value-type="float">
            <text:p>0.0095724964</text:p>
          </table:table-cell>
          <table:table-cell table:formula="of:=[.E282]+[.H282]" office:value-type="float" office:value="0.135213751790662" calcext:value-type="float">
            <text:p>0.1352137518</text:p>
          </table:table-cell>
          <table:table-cell table:formula="of:=[.F282]+[.I282]" office:value-type="float" office:value="0.28" calcext:value-type="float">
            <text:p>0.28</text:p>
          </table:table-cell>
          <table:table-cell table:formula="of:=[.I283]*(-1)*[.C283]/([.C283]+[.$B$3]*[.D283])" office:value-type="float" office:value="-0.0002787180632135" calcext:value-type="float">
            <text:p>-0.0002787181</text:p>
          </table:table-cell>
          <table:table-cell table:formula="of:=[.I283]*[.D283]/([.C283]/[.$B$3]+[.D283])" office:value-type="float" office:value="0.0007212819367865" calcext:value-type="float">
            <text:p>0.0007212819</text:p>
          </table:table-cell>
          <table:table-cell table:formula="of:=[.H282]-[.G28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3]+[.G283]" office:value-type="float" office:value="0.00493503372744829" calcext:value-type="float">
            <text:p>0.0049350337</text:p>
          </table:table-cell>
          <table:table-cell table:formula="of:=[.D283]-[.G283]-[.H283]" office:value-type="float" office:value="0.00912993254510327" calcext:value-type="float">
            <text:p>0.0091299325</text:p>
          </table:table-cell>
          <table:table-cell table:formula="of:=[.E283]+[.H283]" office:value-type="float" office:value="0.135935033727448" calcext:value-type="float">
            <text:p>0.1359350337</text:p>
          </table:table-cell>
          <table:table-cell table:formula="of:=[.F283]+[.I283]" office:value-type="float" office:value="0.281" calcext:value-type="float">
            <text:p>0.281</text:p>
          </table:table-cell>
          <table:table-cell table:formula="of:=[.I284]*(-1)*[.C284]/([.C284]+[.$B$3]*[.D284])" office:value-type="float" office:value="-0.000277191877616318" calcext:value-type="float">
            <text:p>-0.0002771919</text:p>
          </table:table-cell>
          <table:table-cell table:formula="of:=[.I284]*[.D284]/([.C284]/[.$B$3]+[.D284])" office:value-type="float" office:value="0.000722808122383682" calcext:value-type="float">
            <text:p>0.0007228081</text:p>
          </table:table-cell>
          <table:table-cell table:formula="of:=[.H283]-[.G28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4]+[.G284]" office:value-type="float" office:value="0.00465784184983197" calcext:value-type="float">
            <text:p>0.0046578418</text:p>
          </table:table-cell>
          <table:table-cell table:formula="of:=[.D284]-[.G284]-[.H284]" office:value-type="float" office:value="0.0086843163003359" calcext:value-type="float">
            <text:p>0.0086843163</text:p>
          </table:table-cell>
          <table:table-cell table:formula="of:=[.E284]+[.H284]" office:value-type="float" office:value="0.136657841849832" calcext:value-type="float">
            <text:p>0.1366578418</text:p>
          </table:table-cell>
          <table:table-cell table:formula="of:=[.F284]+[.I284]" office:value-type="float" office:value="0.282" calcext:value-type="float">
            <text:p>0.282</text:p>
          </table:table-cell>
          <table:table-cell table:formula="of:=[.I285]*(-1)*[.C285]/([.C285]+[.$B$3]*[.D285])" office:value-type="float" office:value="-0.000275638273345843" calcext:value-type="float">
            <text:p>-0.0002756383</text:p>
          </table:table-cell>
          <table:table-cell table:formula="of:=[.I285]*[.D285]/([.C285]/[.$B$3]+[.D285])" office:value-type="float" office:value="0.000724361726654157" calcext:value-type="float">
            <text:p>0.0007243617</text:p>
          </table:table-cell>
          <table:table-cell table:formula="of:=[.H284]-[.G28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5]+[.G285]" office:value-type="float" office:value="0.00438220357648612" calcext:value-type="float">
            <text:p>0.0043822036</text:p>
          </table:table-cell>
          <table:table-cell table:formula="of:=[.D285]-[.G285]-[.H285]" office:value-type="float" office:value="0.00823559284702759" calcext:value-type="float">
            <text:p>0.0082355928</text:p>
          </table:table-cell>
          <table:table-cell table:formula="of:=[.E285]+[.H285]" office:value-type="float" office:value="0.137382203576486" calcext:value-type="float">
            <text:p>0.1373822036</text:p>
          </table:table-cell>
          <table:table-cell table:formula="of:=[.F285]+[.I285]" office:value-type="float" office:value="0.283" calcext:value-type="float">
            <text:p>0.283</text:p>
          </table:table-cell>
          <table:table-cell table:formula="of:=[.I286]*(-1)*[.C286]/([.C286]+[.$B$3]*[.D286])" office:value-type="float" office:value="-0.000274054353812427" calcext:value-type="float">
            <text:p>-0.0002740544</text:p>
          </table:table-cell>
          <table:table-cell table:formula="of:=[.I286]*[.D286]/([.C286]/[.$B$3]+[.D286])" office:value-type="float" office:value="0.000725945646187573" calcext:value-type="float">
            <text:p>0.0007259456</text:p>
          </table:table-cell>
          <table:table-cell table:formula="of:=[.H285]-[.G28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6]+[.G286]" office:value-type="float" office:value="0.0041081492226737" calcext:value-type="float">
            <text:p>0.0041081492</text:p>
          </table:table-cell>
          <table:table-cell table:formula="of:=[.D286]-[.G286]-[.H286]" office:value-type="float" office:value="0.00778370155465244" calcext:value-type="float">
            <text:p>0.0077837016</text:p>
          </table:table-cell>
          <table:table-cell table:formula="of:=[.E286]+[.H286]" office:value-type="float" office:value="0.138108149222674" calcext:value-type="float">
            <text:p>0.1381081492</text:p>
          </table:table-cell>
          <table:table-cell table:formula="of:=[.F286]+[.I286]" office:value-type="float" office:value="0.284" calcext:value-type="float">
            <text:p>0.284</text:p>
          </table:table-cell>
          <table:table-cell table:formula="of:=[.I287]*(-1)*[.C287]/([.C287]+[.$B$3]*[.D287])" office:value-type="float" office:value="-0.000272436758172691" calcext:value-type="float">
            <text:p>-0.0002724368</text:p>
          </table:table-cell>
          <table:table-cell table:formula="of:=[.I287]*[.D287]/([.C287]/[.$B$3]+[.D287])" office:value-type="float" office:value="0.000727563241827309" calcext:value-type="float">
            <text:p>0.0007275632</text:p>
          </table:table-cell>
          <table:table-cell table:formula="of:=[.H286]-[.G28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7]+[.G287]" office:value-type="float" office:value="0.00383571246450101" calcext:value-type="float">
            <text:p>0.0038357125</text:p>
          </table:table-cell>
          <table:table-cell table:formula="of:=[.D287]-[.G287]-[.H287]" office:value-type="float" office:value="0.00732857507099783" calcext:value-type="float">
            <text:p>0.0073285751</text:p>
          </table:table-cell>
          <table:table-cell table:formula="of:=[.E287]+[.H287]" office:value-type="float" office:value="0.138835712464501" calcext:value-type="float">
            <text:p>0.1388357125</text:p>
          </table:table-cell>
          <table:table-cell table:formula="of:=[.F287]+[.I287]" office:value-type="float" office:value="0.285" calcext:value-type="float">
            <text:p>0.285</text:p>
          </table:table-cell>
          <table:table-cell table:formula="of:=[.I288]*(-1)*[.C288]/([.C288]+[.$B$3]*[.D288])" office:value-type="float" office:value="-0.00027078155045709" calcext:value-type="float">
            <text:p>-0.0002707816</text:p>
          </table:table-cell>
          <table:table-cell table:formula="of:=[.I288]*[.D288]/([.C288]/[.$B$3]+[.D288])" office:value-type="float" office:value="0.00072921844954291" calcext:value-type="float">
            <text:p>0.0007292184</text:p>
          </table:table-cell>
          <table:table-cell table:formula="of:=[.H287]-[.G28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8]+[.G288]" office:value-type="float" office:value="0.00356493091404392" calcext:value-type="float">
            <text:p>0.0035649309</text:p>
          </table:table-cell>
          <table:table-cell table:formula="of:=[.D288]-[.G288]-[.H288]" office:value-type="float" office:value="0.00687013817191201" calcext:value-type="float">
            <text:p>0.0068701382</text:p>
          </table:table-cell>
          <table:table-cell table:formula="of:=[.E288]+[.H288]" office:value-type="float" office:value="0.139564930914044" calcext:value-type="float">
            <text:p>0.1395649309</text:p>
          </table:table-cell>
          <table:table-cell table:formula="of:=[.F288]+[.I288]" office:value-type="float" office:value="0.286" calcext:value-type="float">
            <text:p>0.286</text:p>
          </table:table-cell>
          <table:table-cell table:formula="of:=[.I289]*(-1)*[.C289]/([.C289]+[.$B$3]*[.D289])" office:value-type="float" office:value="-0.000269084072439716" calcext:value-type="float">
            <text:p>-0.0002690841</text:p>
          </table:table-cell>
          <table:table-cell table:formula="of:=[.I289]*[.D289]/([.C289]/[.$B$3]+[.D289])" office:value-type="float" office:value="0.000730915927560284" calcext:value-type="float">
            <text:p>0.0007309159</text:p>
          </table:table-cell>
          <table:table-cell table:formula="of:=[.H288]-[.G28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89]+[.G289]" office:value-type="float" office:value="0.0032958468416042" calcext:value-type="float">
            <text:p>0.0032958468</text:p>
          </table:table-cell>
          <table:table-cell table:formula="of:=[.D289]-[.G289]-[.H289]" office:value-type="float" office:value="0.00640830631679144" calcext:value-type="float">
            <text:p>0.0064083063</text:p>
          </table:table-cell>
          <table:table-cell table:formula="of:=[.E289]+[.H289]" office:value-type="float" office:value="0.140295846841604" calcext:value-type="float">
            <text:p>0.1402958468</text:p>
          </table:table-cell>
          <table:table-cell table:formula="of:=[.F289]+[.I289]" office:value-type="float" office:value="0.287" calcext:value-type="float">
            <text:p>0.287</text:p>
          </table:table-cell>
          <table:table-cell table:formula="of:=[.I290]*(-1)*[.C290]/([.C290]+[.$B$3]*[.D290])" office:value-type="float" office:value="-0.00026733874469415" calcext:value-type="float">
            <text:p>-0.0002673387</text:p>
          </table:table-cell>
          <table:table-cell table:formula="of:=[.I290]*[.D290]/([.C290]/[.$B$3]+[.D290])" office:value-type="float" office:value="0.00073266125530585" calcext:value-type="float">
            <text:p>0.0007326613</text:p>
          </table:table-cell>
          <table:table-cell table:formula="of:=[.H289]-[.G28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0]+[.G290]" office:value-type="float" office:value="0.00302850809691005" calcext:value-type="float">
            <text:p>0.0030285081</text:p>
          </table:table-cell>
          <table:table-cell table:formula="of:=[.D290]-[.G290]-[.H290]" office:value-type="float" office:value="0.00594298380617974" calcext:value-type="float">
            <text:p>0.0059429838</text:p>
          </table:table-cell>
          <table:table-cell table:formula="of:=[.E290]+[.H290]" office:value-type="float" office:value="0.14102850809691" calcext:value-type="float">
            <text:p>0.1410285081</text:p>
          </table:table-cell>
          <table:table-cell table:formula="of:=[.F290]+[.I290]" office:value-type="float" office:value="0.288" calcext:value-type="float">
            <text:p>0.288</text:p>
          </table:table-cell>
          <table:table-cell table:formula="of:=[.I291]*(-1)*[.C291]/([.C291]+[.$B$3]*[.D291])" office:value-type="float" office:value="-0.000265538791752839" calcext:value-type="float">
            <text:p>-0.0002655388</text:p>
          </table:table-cell>
          <table:table-cell table:formula="of:=[.I291]*[.D291]/([.C291]/[.$B$3]+[.D291])" office:value-type="float" office:value="0.000734461208247161" calcext:value-type="float">
            <text:p>0.0007344612</text:p>
          </table:table-cell>
          <table:table-cell table:formula="of:=[.H290]-[.G29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1]+[.G291]" office:value-type="float" office:value="0.00276296930515721" calcext:value-type="float">
            <text:p>0.0027629693</text:p>
          </table:table-cell>
          <table:table-cell table:formula="of:=[.D291]-[.G291]-[.H291]" office:value-type="float" office:value="0.00547406138968542" calcext:value-type="float">
            <text:p>0.0054740614</text:p>
          </table:table-cell>
          <table:table-cell table:formula="of:=[.E291]+[.H291]" office:value-type="float" office:value="0.141762969305157" calcext:value-type="float">
            <text:p>0.1417629693</text:p>
          </table:table-cell>
          <table:table-cell table:formula="of:=[.F291]+[.I291]" office:value-type="float" office:value="0.289" calcext:value-type="float">
            <text:p>0.289</text:p>
          </table:table-cell>
          <table:table-cell table:formula="of:=[.I292]*(-1)*[.C292]/([.C292]+[.$B$3]*[.D292])" office:value-type="float" office:value="-0.000263675852888124" calcext:value-type="float">
            <text:p>-0.0002636759</text:p>
          </table:table-cell>
          <table:table-cell table:formula="of:=[.I292]*[.D292]/([.C292]/[.$B$3]+[.D292])" office:value-type="float" office:value="0.000736324147111877" calcext:value-type="float">
            <text:p>0.0007363241</text:p>
          </table:table-cell>
          <table:table-cell table:formula="of:=[.H291]-[.G291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2]+[.G292]" office:value-type="float" office:value="0.00249929345226909" calcext:value-type="float">
            <text:p>0.0024992935</text:p>
          </table:table-cell>
          <table:table-cell table:formula="of:=[.D292]-[.G292]-[.H292]" office:value-type="float" office:value="0.00500141309546166" calcext:value-type="float">
            <text:p>0.0050014131</text:p>
          </table:table-cell>
          <table:table-cell table:formula="of:=[.E292]+[.H292]" office:value-type="float" office:value="0.142499293452269" calcext:value-type="float">
            <text:p>0.1424992935</text:p>
          </table:table-cell>
          <table:table-cell table:formula="of:=[.F292]+[.I292]" office:value-type="float" office:value="0.29" calcext:value-type="float">
            <text:p>0.29</text:p>
          </table:table-cell>
          <table:table-cell table:formula="of:=[.I293]*(-1)*[.C293]/([.C293]+[.$B$3]*[.D293])" office:value-type="float" office:value="-0.000261739414723386" calcext:value-type="float">
            <text:p>-0.0002617394</text:p>
          </table:table-cell>
          <table:table-cell table:formula="of:=[.I293]*[.D293]/([.C293]/[.$B$3]+[.D293])" office:value-type="float" office:value="0.000738260585276614" calcext:value-type="float">
            <text:p>0.0007382606</text:p>
          </table:table-cell>
          <table:table-cell table:formula="of:=[.H292]-[.G292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3]+[.G293]" office:value-type="float" office:value="0.0022375540375457" calcext:value-type="float">
            <text:p>0.002237554</text:p>
          </table:table-cell>
          <table:table-cell table:formula="of:=[.D293]-[.G293]-[.H293]" office:value-type="float" office:value="0.00452489192490844" calcext:value-type="float">
            <text:p>0.0045248919</text:p>
          </table:table-cell>
          <table:table-cell table:formula="of:=[.E293]+[.H293]" office:value-type="float" office:value="0.143237554037546" calcext:value-type="float">
            <text:p>0.143237554</text:p>
          </table:table-cell>
          <table:table-cell table:formula="of:=[.F293]+[.I293]" office:value-type="float" office:value="0.291" calcext:value-type="float">
            <text:p>0.291</text:p>
          </table:table-cell>
          <table:table-cell table:formula="of:=[.I294]*(-1)*[.C294]/([.C294]+[.$B$3]*[.D294])" office:value-type="float" office:value="-0.000259715955265752" calcext:value-type="float">
            <text:p>-0.000259716</text:p>
          </table:table-cell>
          <table:table-cell table:formula="of:=[.I294]*[.D294]/([.C294]/[.$B$3]+[.D294])" office:value-type="float" office:value="0.000740284044734248" calcext:value-type="float">
            <text:p>0.000740284</text:p>
          </table:table-cell>
          <table:table-cell table:formula="of:=[.H293]-[.G293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4]+[.G294]" office:value-type="float" office:value="0.00197783808227995" calcext:value-type="float">
            <text:p>0.0019778381</text:p>
          </table:table-cell>
          <table:table-cell table:formula="of:=[.D294]-[.G294]-[.H294]" office:value-type="float" office:value="0.00404432383543994" calcext:value-type="float">
            <text:p>0.0040443238</text:p>
          </table:table-cell>
          <table:table-cell table:formula="of:=[.E294]+[.H294]" office:value-type="float" office:value="0.14397783808228" calcext:value-type="float">
            <text:p>0.1439778381</text:p>
          </table:table-cell>
          <table:table-cell table:formula="of:=[.F294]+[.I294]" office:value-type="float" office:value="0.292" calcext:value-type="float">
            <text:p>0.292</text:p>
          </table:table-cell>
          <table:table-cell table:formula="of:=[.I295]*(-1)*[.C295]/([.C295]+[.$B$3]*[.D295])" office:value-type="float" office:value="-0.000257587598184085" calcext:value-type="float">
            <text:p>-0.0002575876</text:p>
          </table:table-cell>
          <table:table-cell table:formula="of:=[.I295]*[.D295]/([.C295]/[.$B$3]+[.D295])" office:value-type="float" office:value="0.000742412401815915" calcext:value-type="float">
            <text:p>0.0007424124</text:p>
          </table:table-cell>
          <table:table-cell table:formula="of:=[.H294]-[.G294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5]+[.G295]" office:value-type="float" office:value="0.00172025048409586" calcext:value-type="float">
            <text:p>0.0017202505</text:p>
          </table:table-cell>
          <table:table-cell table:formula="of:=[.D295]-[.G295]-[.H295]" office:value-type="float" office:value="0.00355949903180811" calcext:value-type="float">
            <text:p>0.003559499</text:p>
          </table:table-cell>
          <table:table-cell table:formula="of:=[.E295]+[.H295]" office:value-type="float" office:value="0.144720250484096" calcext:value-type="float">
            <text:p>0.1447202505</text:p>
          </table:table-cell>
          <table:table-cell table:formula="of:=[.F295]+[.I295]" office:value-type="float" office:value="0.293" calcext:value-type="float">
            <text:p>0.293</text:p>
          </table:table-cell>
          <table:table-cell table:formula="of:=[.I296]*(-1)*[.C296]/([.C296]+[.$B$3]*[.D296])" office:value-type="float" office:value="-0.000255329887144215" calcext:value-type="float">
            <text:p>-0.0002553299</text:p>
          </table:table-cell>
          <table:table-cell table:formula="of:=[.I296]*[.D296]/([.C296]/[.$B$3]+[.D296])" office:value-type="float" office:value="0.000744670112855785" calcext:value-type="float">
            <text:p>0.0007446701</text:p>
          </table:table-cell>
          <table:table-cell table:formula="of:=[.H295]-[.G295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6]+[.G296]" office:value-type="float" office:value="0.00146492059695165" calcext:value-type="float">
            <text:p>0.0014649206</text:p>
          </table:table-cell>
          <table:table-cell table:formula="of:=[.D296]-[.G296]-[.H296]" office:value-type="float" office:value="0.00307015880609654" calcext:value-type="float">
            <text:p>0.0030701588</text:p>
          </table:table-cell>
          <table:table-cell table:formula="of:=[.E296]+[.H296]" office:value-type="float" office:value="0.145464920596952" calcext:value-type="float">
            <text:p>0.1454649206</text:p>
          </table:table-cell>
          <table:table-cell table:formula="of:=[.F296]+[.I296]" office:value-type="float" office:value="0.294" calcext:value-type="float">
            <text:p>0.294</text:p>
          </table:table-cell>
          <table:table-cell table:formula="of:=[.I297]*(-1)*[.C297]/([.C297]+[.$B$3]*[.D297])" office:value-type="float" office:value="-0.000252907862331418" calcext:value-type="float">
            <text:p>-0.0002529079</text:p>
          </table:table-cell>
          <table:table-cell table:formula="of:=[.I297]*[.D297]/([.C297]/[.$B$3]+[.D297])" office:value-type="float" office:value="0.000747092137668582" calcext:value-type="float">
            <text:p>0.0007470921</text:p>
          </table:table-cell>
          <table:table-cell table:formula="of:=[.H296]-[.G296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7]+[.G297]" office:value-type="float" office:value="0.00121201273462023" calcext:value-type="float">
            <text:p>0.0012120127</text:p>
          </table:table-cell>
          <table:table-cell table:formula="of:=[.D297]-[.G297]-[.H297]" office:value-type="float" office:value="0.00257597453075937" calcext:value-type="float">
            <text:p>0.0025759745</text:p>
          </table:table-cell>
          <table:table-cell table:formula="of:=[.E297]+[.H297]" office:value-type="float" office:value="0.14621201273462" calcext:value-type="float">
            <text:p>0.1462120127</text:p>
          </table:table-cell>
          <table:table-cell table:formula="of:=[.F297]+[.I297]" office:value-type="float" office:value="0.295" calcext:value-type="float">
            <text:p>0.295</text:p>
          </table:table-cell>
          <table:table-cell table:formula="of:=[.I298]*(-1)*[.C298]/([.C298]+[.$B$3]*[.D298])" office:value-type="float" office:value="-0.000250268545588135" calcext:value-type="float">
            <text:p>-0.0002502685</text:p>
          </table:table-cell>
          <table:table-cell table:formula="of:=[.I298]*[.D298]/([.C298]/[.$B$3]+[.D298])" office:value-type="float" office:value="0.000749731454411866" calcext:value-type="float">
            <text:p>0.0007497315</text:p>
          </table:table-cell>
          <table:table-cell table:formula="of:=[.H297]-[.G297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8]+[.G298]" office:value-type="float" office:value="0.000961744189032095" calcext:value-type="float">
            <text:p>0.0009617442</text:p>
          </table:table-cell>
          <table:table-cell table:formula="of:=[.D298]-[.G298]-[.H298]" office:value-type="float" office:value="0.00207651162193564" calcext:value-type="float">
            <text:p>0.0020765116</text:p>
          </table:table-cell>
          <table:table-cell table:formula="of:=[.E298]+[.H298]" office:value-type="float" office:value="0.146961744189032" calcext:value-type="float">
            <text:p>0.1469617442</text:p>
          </table:table-cell>
          <table:table-cell table:formula="of:=[.F298]+[.I298]" office:value-type="float" office:value="0.296" calcext:value-type="float">
            <text:p>0.296</text:p>
          </table:table-cell>
          <table:table-cell table:formula="of:=[.I299]*(-1)*[.C299]/([.C299]+[.$B$3]*[.D299])" office:value-type="float" office:value="-0.000247324827720443" calcext:value-type="float">
            <text:p>-0.0002473248</text:p>
          </table:table-cell>
          <table:table-cell table:formula="of:=[.I299]*[.D299]/([.C299]/[.$B$3]+[.D299])" office:value-type="float" office:value="0.000752675172279557" calcext:value-type="float">
            <text:p>0.0007526752</text:p>
          </table:table-cell>
          <table:table-cell table:formula="of:=[.H298]-[.G298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99]+[.G299]" office:value-type="float" office:value="0.000714419361311651" calcext:value-type="float">
            <text:p>0.0007144194</text:p>
          </table:table-cell>
          <table:table-cell table:formula="of:=[.D299]-[.G299]-[.H299]" office:value-type="float" office:value="0.00157116127737653" calcext:value-type="float">
            <text:p>0.0015711613</text:p>
          </table:table-cell>
          <table:table-cell table:formula="of:=[.E299]+[.H299]" office:value-type="float" office:value="0.147714419361312" calcext:value-type="float">
            <text:p>0.1477144194</text:p>
          </table:table-cell>
          <table:table-cell table:formula="of:=[.F299]+[.I299]" office:value-type="float" office:value="0.297" calcext:value-type="float">
            <text:p>0.297</text:p>
          </table:table-cell>
          <table:table-cell table:formula="of:=[.I300]*(-1)*[.C300]/([.C300]+[.$B$3]*[.D300])" office:value-type="float" office:value="-0.000243914779960033" calcext:value-type="float">
            <text:p>-0.0002439148</text:p>
          </table:table-cell>
          <table:table-cell table:formula="of:=[.I300]*[.D300]/([.C300]/[.$B$3]+[.D300])" office:value-type="float" office:value="0.000756085220039968" calcext:value-type="float">
            <text:p>0.0007560852</text:p>
          </table:table-cell>
          <table:table-cell table:formula="of:=[.H299]-[.G299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300]+[.G300]" office:value-type="float" office:value="0.000470504581351618" calcext:value-type="float">
            <text:p>0.0004705046</text:p>
          </table:table-cell>
          <table:table-cell table:formula="of:=[.D300]-[.G300]-[.H300]" office:value-type="float" office:value="0.0010589908372966" calcext:value-type="float">
            <text:p>0.0010589908</text:p>
          </table:table-cell>
          <table:table-cell table:formula="of:=[.E300]+[.H300]" office:value-type="float" office:value="0.148470504581352" calcext:value-type="float">
            <text:p>0.1484705046</text:p>
          </table:table-cell>
          <table:table-cell table:formula="of:=[.F300]+[.I300]" office:value-type="float" office:value="0.298" calcext:value-type="float">
            <text:p>0.298</text:p>
          </table:table-cell>
          <table:table-cell table:formula="of:=[.I301]*(-1)*[.C301]/([.C301]+[.$B$3]*[.D301])" office:value-type="float" office:value="-0.000239667912337831" calcext:value-type="float">
            <text:p>-0.0002396679</text:p>
          </table:table-cell>
          <table:table-cell table:formula="of:=[.I301]*[.D301]/([.C301]/[.$B$3]+[.D301])" office:value-type="float" office:value="0.00076033208766217" calcext:value-type="float">
            <text:p>0.0007603321</text:p>
          </table:table-cell>
          <table:table-cell table:formula="of:=[.H300]-[.G300]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table:formula="of:=[.C301]+[.G301]" office:value-type="float" office:value="0.000230836669013787" calcext:value-type="float">
            <text:p>0.0002308367</text:p>
          </table:table-cell>
          <table:table-cell table:style-name="ce6" table:formula="of:=[.D301]-[.G301]-[.H301]" office:value-type="float" office:value="0.000538326661972257" calcext:value-type="float">
            <text:p>0.0005383267</text:p>
          </table:table-cell>
          <table:table-cell table:style-name="ce6" table:formula="of:=[.E301]+[.H301]" office:value-type="float" office:value="0.149230836669014" calcext:value-type="float">
            <text:p>0.1492308367</text:p>
          </table:table-cell>
          <table:table-cell table:style-name="ce6" table:formula="of:=[.F301]+[.I301]" office:value-type="float" office:value="0.299" calcext:value-type="float">
            <text:p>0.299</text:p>
          </table:table-cell>
          <table:table-cell table:style-name="ce6" table:formula="of:=[.I302]*(-1)*[.C302]/([.C302]+[.$B$3]*[.D302])" office:value-type="float" office:value="-0.000233260691007069" calcext:value-type="float">
            <text:p>-0.0002332607</text:p>
          </table:table-cell>
          <table:table-cell table:style-name="ce6" table:formula="of:=[.I302]*[.D302]/([.C302]/[.$B$3]+[.D302])" office:value-type="float" office:value="0.000766739308992931" calcext:value-type="float">
            <text:p>0.0007667393</text:p>
          </table:table-cell>
          <table:table-cell table:style-name="ce6" table:formula="of:=[.H301]-[.G301]" office:value-type="float" office:value="0.001" calcext:value-type="float">
            <text:p>0.0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 style:data-style-name="N2" text:time-value="01:25:58.719020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0:46:04.220372882</meta:creation-date>
    <dc:date>2018-09-25T01:29:13.936278218</dc:date>
    <meta:editing-duration>PT44M15S</meta:editing-duration>
    <meta:editing-cycles>8</meta:editing-cycles>
    <meta:generator>LibreOffice/4.2.8.2$Linux_X86_64 LibreOffice_project/420m0$Build-2</meta:generator>
    <meta:document-statistic meta:table-count="2" meta:cell-count="22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3" chart:style-name="ch1">
        <chart:legend chart:legend-position="end" svg:x="13.095cm" svg:y="2.956cm" style:legend-expansion="high" chart:style-name="ch2"/>
        <chart:plot-area chart:style-name="ch3" table:cell-range-address="OPERATIVO.C3:OPERATIVO.F302 OPERATIVO.L3:OPERATIVO.N12" svg:x="0.32cm" svg:y="0.18cm" svg:width="12.455cm" svg:height="8.64cm">
          <chartooo:coordinate-region svg:x="1.232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VO.C3:OPERATIVO.C302" chart:class="chart:scatter">
            <chart:domain table:cell-range-address="OPERATIVO.F3:OPERATIVO.F302"/>
            <chart:data-point chart:repeated="300"/>
          </chart:series>
          <chart:series chart:style-name="ch7" chart:values-cell-range-address="OPERATIVO.D3:OPERATIVO.D302" chart:class="chart:scatter">
            <chart:data-point chart:repeated="300"/>
          </chart:series>
          <chart:series chart:style-name="ch8" chart:values-cell-range-address="OPERATIVO.E3:OPERATIVO.E302" chart:class="chart:scatter">
            <chart:data-point chart:repeated="300"/>
          </chart:series>
          <chart:series chart:style-name="ch9" chart:values-cell-range-address="OPERATIVO.L3:OPERATIVO.L12" chart:class="chart:scatter">
            <chart:domain table:cell-range-address="OPERATIVO.K3:OPERATIVO.K12"/>
            <chart:data-point chart:repeated="10"/>
          </chart:series>
          <chart:series chart:style-name="ch10" chart:values-cell-range-address="OPERATIVO.M3:OPERATIVO.M12" chart:class="chart:scatter">
            <chart:domain table:cell-range-address="OPERATIVO.K3:OPERATIVO.K12"/>
            <chart:data-point chart:repeated="10"/>
          </chart:series>
          <chart:series chart:style-name="ch11" chart:values-cell-range-address="OPERATIVO.N3:OPERATIVO.N12" chart:class="chart:scatter">
            <chart:domain table:cell-range-address="OPERATIVO.K3:OPERATIVO.K12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PERATIVO.F3:OPERATIVO.F302</svg:desc>
                </draw:g>
              </table:table-cell>
              <table:table-cell office:value-type="float" office:value="0.15">
                <text:p>0.15</text:p>
                <draw:g>
                  <svg:desc>OPERATIVO.C3:OPERATIVO.C302</svg:desc>
                </draw:g>
              </table:table-cell>
              <table:table-cell office:value-type="float" office:value="0">
                <text:p>0</text:p>
                <draw:g>
                  <svg:desc>OPERATIVO.D3:OPERATIVO.D302</svg:desc>
                </draw:g>
              </table:table-cell>
              <table:table-cell office:value-type="float" office:value="0">
                <text:p>0</text:p>
                <draw:g>
                  <svg:desc>OPERATIVO.E3:OPERATIVO.E302</svg:desc>
                </draw:g>
              </table:table-cell>
              <table:table-cell office:value-type="float" office:value="0">
                <text:p>0</text:p>
                <draw:g>
                  <svg:desc>OPERATIVO.K3:OPERATIVO.K12</svg:desc>
                </draw:g>
              </table:table-cell>
              <table:table-cell office:value-type="float" office:value="0.15">
                <text:p>0.15</text:p>
                <draw:g>
                  <svg:desc>OPERATIVO.L3:OPERATIVO.L12</svg:desc>
                </draw:g>
              </table:table-cell>
              <table:table-cell office:value-type="float" office:value="0">
                <text:p>0</text:p>
                <draw:g>
                  <svg:desc>OPERATIVO.K3:OPERATIVO.K12</svg:desc>
                </draw:g>
              </table:table-cell>
              <table:table-cell office:value-type="float" office:value="0">
                <text:p>0</text:p>
                <draw:g>
                  <svg:desc>OPERATIVO.M3:OPERATIVO.M12</svg:desc>
                </draw:g>
              </table:table-cell>
              <table:table-cell office:value-type="float" office:value="0">
                <text:p>0</text:p>
                <draw:g>
                  <svg:desc>OPERATIVO.K3:OPERATIVO.K12</svg:desc>
                </draw:g>
              </table:table-cell>
              <table:table-cell office:value-type="float" office:value="0">
                <text:p>0</text:p>
                <draw:g>
                  <svg:desc>OPERATIVO.N3:OPERATIVO.N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49">
                <text:p>0.149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121">
                <text:p>0.121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33">
                <text:p>0.03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148009371083608">
                <text:p>0.148009371083608</text:p>
              </table:table-cell>
              <table:table-cell office:value-type="float" office:value="0.00198125783278317">
                <text:p>0.00198125783278317</text:p>
              </table:table-cell>
              <table:table-cell office:value-type="float" office:value="0.00000937108360841569">
                <text:p>0.00000937108360841569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87">
                <text:p>0.087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38">
                <text:p>0.038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147027889298003">
                <text:p>0.147027889298003</text:p>
              </table:table-cell>
              <table:table-cell office:value-type="float" office:value="0.00294422140399355">
                <text:p>0.00294422140399355</text:p>
              </table:table-cell>
              <table:table-cell office:value-type="float" office:value="0.0000278892980032235">
                <text:p>0.0000278892980032235</text:p>
              </table:table-cell>
              <table:table-cell office:value-type="float" office:value="0.11">
                <text:p>0.11</text:p>
              </table:table-cell>
              <table:table-cell office:value-type="float" office:value="0.072">
                <text:p>0.072</text:p>
              </table:table-cell>
              <table:table-cell office:value-type="float" office:value="0.11">
                <text:p>0.11</text:p>
              </table:table-cell>
              <table:table-cell office:value-type="float" office:value="0.046">
                <text:p>0.046</text:p>
              </table:table-cell>
              <table:table-cell office:value-type="float" office:value="0.11">
                <text:p>0.1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146055339630723">
                <text:p>0.146055339630723</text:p>
              </table:table-cell>
              <table:table-cell office:value-type="float" office:value="0.00388932073855436">
                <text:p>0.00388932073855436</text:p>
              </table:table-cell>
              <table:table-cell office:value-type="float" office:value="0.0000553396307228213">
                <text:p>0.0000553396307228213</text:p>
              </table:table-cell>
              <table:table-cell office:value-type="float" office:value="0.13">
                <text:p>0.13</text:p>
              </table:table-cell>
              <table:table-cell office:value-type="float" office:value="0.062">
                <text:p>0.062</text:p>
              </table:table-cell>
              <table:table-cell office:value-type="float" office:value="0.13">
                <text:p>0.13</text:p>
              </table:table-cell>
              <table:table-cell office:value-type="float" office:value="0.046">
                <text:p>0.046</text:p>
              </table:table-cell>
              <table:table-cell office:value-type="float" office:value="0.13">
                <text:p>0.1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145091515517681">
                <text:p>0.145091515517681</text:p>
              </table:table-cell>
              <table:table-cell office:value-type="float" office:value="0.00481696896463697">
                <text:p>0.00481696896463697</text:p>
              </table:table-cell>
              <table:table-cell office:value-type="float" office:value="0.0000915155176815144">
                <text:p>0.0000915155176815144</text:p>
              </table:table-cell>
              <table:table-cell office:value-type="float" office:value="0.149">
                <text:p>0.149</text:p>
              </table:table-cell>
              <table:table-cell office:value-type="float" office:value="0.053">
                <text:p>0.053</text:p>
              </table:table-cell>
              <table:table-cell office:value-type="float" office:value="0.149">
                <text:p>0.149</text:p>
              </table:table-cell>
              <table:table-cell office:value-type="float" office:value="0.046">
                <text:p>0.046</text:p>
              </table:table-cell>
              <table:table-cell office:value-type="float" office:value="0.149">
                <text:p>0.14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144136218385507">
                <text:p>0.144136218385507</text:p>
              </table:table-cell>
              <table:table-cell office:value-type="float" office:value="0.00572756322898548">
                <text:p>0.00572756322898548</text:p>
              </table:table-cell>
              <table:table-cell office:value-type="float" office:value="0.000136218385507261">
                <text:p>0.000136218385507261</text:p>
              </table:table-cell>
              <table:table-cell office:value-type="float" office:value="0.166">
                <text:p>0.166</text:p>
              </table:table-cell>
              <table:table-cell office:value-type="float" office:value="0.044">
                <text:p>0.044</text:p>
              </table:table-cell>
              <table:table-cell office:value-type="float" office:value="0.166">
                <text:p>0.166</text:p>
              </table:table-cell>
              <table:table-cell office:value-type="float" office:value="0.045">
                <text:p>0.045</text:p>
              </table:table-cell>
              <table:table-cell office:value-type="float" office:value="0.166">
                <text:p>0.16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143189257225317">
                <text:p>0.143189257225317</text:p>
              </table:table-cell>
              <table:table-cell office:value-type="float" office:value="0.00662148554936535">
                <text:p>0.00662148554936535</text:p>
              </table:table-cell>
              <table:table-cell office:value-type="float" office:value="0.000189257225317326">
                <text:p>0.000189257225317326</text:p>
              </table:table-cell>
              <table:table-cell office:value-type="float" office:value="0.209">
                <text:p>0.209</text:p>
              </table:table-cell>
              <table:table-cell office:value-type="float" office:value="0.027">
                <text:p>0.027</text:p>
              </table:table-cell>
              <table:table-cell office:value-type="float" office:value="0.209">
                <text:p>0.209</text:p>
              </table:table-cell>
              <table:table-cell office:value-type="float" office:value="0.037">
                <text:p>0.037</text:p>
              </table:table-cell>
              <table:table-cell office:value-type="float" office:value="0.209">
                <text:p>0.209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0.14225044819533">
                <text:p>0.14225044819533</text:p>
              </table:table-cell>
              <table:table-cell office:value-type="float" office:value="0.0074991036093403">
                <text:p>0.0074991036093403</text:p>
              </table:table-cell>
              <table:table-cell office:value-type="float" office:value="0.00025044819532985">
                <text:p>0.00025044819532985</text:p>
              </table:table-cell>
              <table:table-cell office:value-type="float" office:value="0.212">
                <text:p>0.212</text:p>
              </table:table-cell>
              <table:table-cell office:value-type="float" office:value="0.027">
                <text:p>0.027</text:p>
              </table:table-cell>
              <table:table-cell office:value-type="float" office:value="0.212">
                <text:p>0.212</text:p>
              </table:table-cell>
              <table:table-cell office:value-type="float" office:value="0.035">
                <text:p>0.035</text:p>
              </table:table-cell>
              <table:table-cell office:value-type="float" office:value="0.212">
                <text:p>0.21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14131961424996">
                <text:p>0.14131961424996</text:p>
              </table:table-cell>
              <table:table-cell office:value-type="float" office:value="0.00836077150007947">
                <text:p>0.00836077150007947</text:p>
              </table:table-cell>
              <table:table-cell office:value-type="float" office:value="0.000319614249960264">
                <text:p>0.000319614249960264</text:p>
              </table:table-cell>
              <table:table-cell office:value-type="float" office:value="0.251">
                <text:p>0.251</text:p>
              </table:table-cell>
              <table:table-cell office:value-type="float" office:value="0.016">
                <text:p>0.016</text:p>
              </table:table-cell>
              <table:table-cell office:value-type="float" office:value="0.251">
                <text:p>0.251</text:p>
              </table:table-cell>
              <table:table-cell office:value-type="float" office:value="0.017">
                <text:p>0.017</text:p>
              </table:table-cell>
              <table:table-cell office:value-type="float" office:value="0.251">
                <text:p>0.25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140396584793275">
                <text:p>0.140396584793275</text:p>
              </table:table-cell>
              <table:table-cell office:value-type="float" office:value="0.00920683041345028">
                <text:p>0.00920683041345028</text:p>
              </table:table-cell>
              <table:table-cell office:value-type="float" office:value="0.000396584793274863">
                <text:p>0.00039658479327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0.139481195354873">
                <text:p>0.139481195354873</text:p>
              </table:table-cell>
              <table:table-cell office:value-type="float" office:value="0.0100376092902538">
                <text:p>0.0100376092902538</text:p>
              </table:table-cell>
              <table:table-cell office:value-type="float" office:value="0.000481195354873113">
                <text:p>0.00048119535487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0.138573287286448">
                <text:p>0.138573287286448</text:p>
              </table:table-cell>
              <table:table-cell office:value-type="float" office:value="0.0108534254271035">
                <text:p>0.0108534254271035</text:p>
              </table:table-cell>
              <table:table-cell office:value-type="float" office:value="0.000573287286448234">
                <text:p>0.000573287286448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0.137672707477435">
                <text:p>0.137672707477435</text:p>
              </table:table-cell>
              <table:table-cell office:value-type="float" office:value="0.0116545850451301">
                <text:p>0.0116545850451301</text:p>
              </table:table-cell>
              <table:table-cell office:value-type="float" office:value="0.000672707477434957">
                <text:p>0.000672707477434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136779308088296">
                <text:p>0.136779308088296</text:p>
              </table:table-cell>
              <table:table-cell office:value-type="float" office:value="0.0124413838234078">
                <text:p>0.0124413838234078</text:p>
              </table:table-cell>
              <table:table-cell office:value-type="float" office:value="0.00077930808829609">
                <text:p>0.00077930808829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.135892946300128">
                <text:p>0.135892946300128</text:p>
              </table:table-cell>
              <table:table-cell office:value-type="float" office:value="0.0132141073997445">
                <text:p>0.0132141073997445</text:p>
              </table:table-cell>
              <table:table-cell office:value-type="float" office:value="0.000892946300127776">
                <text:p>0.00089294630012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135013484079379">
                <text:p>0.135013484079379</text:p>
              </table:table-cell>
              <table:table-cell office:value-type="float" office:value="0.0139730318412428">
                <text:p>0.0139730318412428</text:p>
              </table:table-cell>
              <table:table-cell office:value-type="float" office:value="0.00101348407937859">
                <text:p>0.0010134840793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0.134140787956581">
                <text:p>0.134140787956581</text:p>
              </table:table-cell>
              <table:table-cell office:value-type="float" office:value="0.0147184240868372">
                <text:p>0.0147184240868372</text:p>
              </table:table-cell>
              <table:table-cell office:value-type="float" office:value="0.00114078795658139">
                <text:p>0.0011407879565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.133274728818091">
                <text:p>0.133274728818091</text:p>
              </table:table-cell>
              <table:table-cell office:value-type="float" office:value="0.0154505423638188">
                <text:p>0.0154505423638188</text:p>
              </table:table-cell>
              <table:table-cell office:value-type="float" office:value="0.00127472881809059">
                <text:p>0.0012747288180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.132415181709902">
                <text:p>0.132415181709902</text:p>
              </table:table-cell>
              <table:table-cell office:value-type="float" office:value="0.0161696365801963">
                <text:p>0.0161696365801963</text:p>
              </table:table-cell>
              <table:table-cell office:value-type="float" office:value="0.00141518170990183">
                <text:p>0.0014151817099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131562025652708">
                <text:p>0.131562025652708</text:p>
              </table:table-cell>
              <table:table-cell office:value-type="float" office:value="0.0168759486945845">
                <text:p>0.0168759486945845</text:p>
              </table:table-cell>
              <table:table-cell office:value-type="float" office:value="0.00156202565270775">
                <text:p>0.00156202565270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0.130715143467413">
                <text:p>0.130715143467413</text:p>
              </table:table-cell>
              <table:table-cell office:value-type="float" office:value="0.0175697130651747">
                <text:p>0.0175697130651747</text:p>
              </table:table-cell>
              <table:table-cell office:value-type="float" office:value="0.00171514346741267">
                <text:p>0.0017151434674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.129874421610392">
                <text:p>0.129874421610392</text:p>
              </table:table-cell>
              <table:table-cell office:value-type="float" office:value="0.0182511567792166">
                <text:p>0.0182511567792166</text:p>
              </table:table-cell>
              <table:table-cell office:value-type="float" office:value="0.00187442161039171">
                <text:p>0.0018744216103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.129039750017837">
                <text:p>0.129039750017837</text:p>
              </table:table-cell>
              <table:table-cell office:value-type="float" office:value="0.018920499964326">
                <text:p>0.018920499964326</text:p>
              </table:table-cell>
              <table:table-cell office:value-type="float" office:value="0.00203975001783701">
                <text:p>0.00203975001783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.128211021958585">
                <text:p>0.128211021958585</text:p>
              </table:table-cell>
              <table:table-cell office:value-type="float" office:value="0.019577956082829">
                <text:p>0.019577956082829</text:p>
              </table:table-cell>
              <table:table-cell office:value-type="float" office:value="0.00221102195858549">
                <text:p>0.0022110219585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.12738813389487">
                <text:p>0.12738813389487</text:p>
              </table:table-cell>
              <table:table-cell office:value-type="float" office:value="0.0202237322102607">
                <text:p>0.0202237322102607</text:p>
              </table:table-cell>
              <table:table-cell office:value-type="float" office:value="0.00238813389486965">
                <text:p>0.0023881338948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.126570985350476">
                <text:p>0.126570985350476</text:p>
              </table:table-cell>
              <table:table-cell office:value-type="float" office:value="0.0208580292990479">
                <text:p>0.0208580292990479</text:p>
              </table:table-cell>
              <table:table-cell office:value-type="float" office:value="0.00257098535047604">
                <text:p>0.00257098535047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.125759478785835">
                <text:p>0.125759478785835</text:p>
              </table:table-cell>
              <table:table-cell office:value-type="float" office:value="0.02148104242833">
                <text:p>0.02148104242833</text:p>
              </table:table-cell>
              <table:table-cell office:value-type="float" office:value="0.002759478785835">
                <text:p>0.0027594787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.124953519479601">
                <text:p>0.124953519479601</text:p>
              </table:table-cell>
              <table:table-cell office:value-type="float" office:value="0.0220929610407973">
                <text:p>0.0220929610407973</text:p>
              </table:table-cell>
              <table:table-cell office:value-type="float" office:value="0.00295351947960135">
                <text:p>0.00295351947960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0.124153015416318">
                <text:p>0.124153015416318</text:p>
              </table:table-cell>
              <table:table-cell office:value-type="float" office:value="0.0226939691673636">
                <text:p>0.0226939691673636</text:p>
              </table:table-cell>
              <table:table-cell office:value-type="float" office:value="0.0031530154163182">
                <text:p>0.0031530154163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.123357877179786">
                <text:p>0.123357877179786</text:p>
              </table:table-cell>
              <table:table-cell office:value-type="float" office:value="0.0232842456404279">
                <text:p>0.0232842456404279</text:p>
              </table:table-cell>
              <table:table-cell office:value-type="float" office:value="0.00335787717978605">
                <text:p>0.00335787717978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0.122568017851787">
                <text:p>0.122568017851787</text:p>
              </table:table-cell>
              <table:table-cell office:value-type="float" office:value="0.0238639642964262">
                <text:p>0.0238639642964262</text:p>
              </table:table-cell>
              <table:table-cell office:value-type="float" office:value="0.0035680178517869">
                <text:p>0.003568017851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.121783352915838">
                <text:p>0.121783352915838</text:p>
              </table:table-cell>
              <table:table-cell office:value-type="float" office:value="0.0244332941683237">
                <text:p>0.0244332941683237</text:p>
              </table:table-cell>
              <table:table-cell office:value-type="float" office:value="0.00378335291583814">
                <text:p>0.0037833529158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.121003800165674">
                <text:p>0.121003800165674</text:p>
              </table:table-cell>
              <table:table-cell office:value-type="float" office:value="0.0249923996686519">
                <text:p>0.0249923996686519</text:p>
              </table:table-cell>
              <table:table-cell office:value-type="float" office:value="0.00400380016567405">
                <text:p>0.00400380016567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.120229279618174">
                <text:p>0.120229279618174</text:p>
              </table:table-cell>
              <table:table-cell office:value-type="float" office:value="0.0255414407636517">
                <text:p>0.0255414407636517</text:p>
              </table:table-cell>
              <table:table-cell office:value-type="float" office:value="0.00422927961817416">
                <text:p>0.00422927961817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.119459713430477">
                <text:p>0.119459713430477</text:p>
              </table:table-cell>
              <table:table-cell office:value-type="float" office:value="0.0260805731390458">
                <text:p>0.0260805731390458</text:p>
              </table:table-cell>
              <table:table-cell office:value-type="float" office:value="0.00445971343047711">
                <text:p>0.00445971343047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.118695025821036">
                <text:p>0.118695025821036</text:p>
              </table:table-cell>
              <table:table-cell office:value-type="float" office:value="0.0266099483579271">
                <text:p>0.0266099483579271</text:p>
              </table:table-cell>
              <table:table-cell office:value-type="float" office:value="0.00469502582103643">
                <text:p>0.00469502582103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.117935142994392">
                <text:p>0.117935142994392</text:p>
              </table:table-cell>
              <table:table-cell office:value-type="float" office:value="0.0271297140112164">
                <text:p>0.0271297140112164</text:p>
              </table:table-cell>
              <table:table-cell office:value-type="float" office:value="0.00493514299439179">
                <text:p>0.0049351429943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.117179993069444">
                <text:p>0.117179993069444</text:p>
              </table:table-cell>
              <table:table-cell office:value-type="float" office:value="0.0276400138611124">
                <text:p>0.0276400138611124</text:p>
              </table:table-cell>
              <table:table-cell office:value-type="float" office:value="0.00517999306944381">
                <text:p>0.0051799930694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116429506011035">
                <text:p>0.116429506011035</text:p>
              </table:table-cell>
              <table:table-cell office:value-type="float" office:value="0.0281409879779295">
                <text:p>0.0281409879779295</text:p>
              </table:table-cell>
              <table:table-cell office:value-type="float" office:value="0.00542950601103523">
                <text:p>0.0054295060110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115683613564654">
                <text:p>0.115683613564654</text:p>
              </table:table-cell>
              <table:table-cell office:value-type="float" office:value="0.0286327728706921">
                <text:p>0.0286327728706921</text:p>
              </table:table-cell>
              <table:table-cell office:value-type="float" office:value="0.00568361356465397">
                <text:p>0.0056836135646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0.114942249194086">
                <text:p>0.114942249194086</text:p>
              </table:table-cell>
              <table:table-cell office:value-type="float" office:value="0.0291155016118288">
                <text:p>0.0291155016118288</text:p>
              </table:table-cell>
              <table:table-cell office:value-type="float" office:value="0.00594224919408561">
                <text:p>0.00594224919408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0.114205348021854">
                <text:p>0.114205348021854</text:p>
              </table:table-cell>
              <table:table-cell office:value-type="float" office:value="0.0295893039562916">
                <text:p>0.0295893039562916</text:p>
              </table:table-cell>
              <table:table-cell office:value-type="float" office:value="0.00620534802185422">
                <text:p>0.0062053480218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0.1134728467723">
                <text:p>0.1134728467723</text:p>
              </table:table-cell>
              <table:table-cell office:value-type="float" office:value="0.030054306455399">
                <text:p>0.030054306455399</text:p>
              </table:table-cell>
              <table:table-cell office:value-type="float" office:value="0.00647284677230048">
                <text:p>0.0064728467723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0.112744683717156">
                <text:p>0.112744683717156</text:p>
              </table:table-cell>
              <table:table-cell office:value-type="float" office:value="0.0305106325656883">
                <text:p>0.0305106325656883</text:p>
              </table:table-cell>
              <table:table-cell office:value-type="float" office:value="0.00674468371715587">
                <text:p>0.0067446837171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0.11202079862348">
                <text:p>0.11202079862348</text:p>
              </table:table-cell>
              <table:table-cell office:value-type="float" office:value="0.0309584027530392">
                <text:p>0.0309584027530392</text:p>
              </table:table-cell>
              <table:table-cell office:value-type="float" office:value="0.00702079862348038">
                <text:p>0.0070207986234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0.111301132703839">
                <text:p>0.111301132703839</text:p>
              </table:table-cell>
              <table:table-cell office:value-type="float" office:value="0.0313977345923209">
                <text:p>0.0313977345923209</text:p>
              </table:table-cell>
              <table:table-cell office:value-type="float" office:value="0.00730113270383954">
                <text:p>0.0073011327038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0.110585628568604">
                <text:p>0.110585628568604</text:p>
              </table:table-cell>
              <table:table-cell office:value-type="float" office:value="0.0318287428627916">
                <text:p>0.0318287428627916</text:p>
              </table:table-cell>
              <table:table-cell office:value-type="float" office:value="0.00758562856860422">
                <text:p>0.00758562856860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.109874230180264">
                <text:p>0.109874230180264</text:p>
              </table:table-cell>
              <table:table-cell office:value-type="float" office:value="0.0322515396394728">
                <text:p>0.0322515396394728</text:p>
              </table:table-cell>
              <table:table-cell office:value-type="float" office:value="0.0078742301802636">
                <text:p>0.007874230180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.109166882809649">
                <text:p>0.109166882809649</text:p>
              </table:table-cell>
              <table:table-cell office:value-type="float" office:value="0.0326662343807027">
                <text:p>0.0326662343807027</text:p>
              </table:table-cell>
              <table:table-cell office:value-type="float" office:value="0.00816688280964865">
                <text:p>0.00816688280964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0.108463532993969">
                <text:p>0.108463532993969</text:p>
              </table:table-cell>
              <table:table-cell office:value-type="float" office:value="0.0330729340120615">
                <text:p>0.0330729340120615</text:p>
              </table:table-cell>
              <table:table-cell office:value-type="float" office:value="0.00846353299396927">
                <text:p>0.0084635329939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0.107764128496574">
                <text:p>0.107764128496574</text:p>
              </table:table-cell>
              <table:table-cell office:value-type="float" office:value="0.0334717430068516">
                <text:p>0.0334717430068516</text:p>
              </table:table-cell>
              <table:table-cell office:value-type="float" office:value="0.00876412849657419">
                <text:p>0.0087641284965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0.107068618268348">
                <text:p>0.107068618268348</text:p>
              </table:table-cell>
              <table:table-cell office:value-type="float" office:value="0.033862763463304">
                <text:p>0.033862763463304</text:p>
              </table:table-cell>
              <table:table-cell office:value-type="float" office:value="0.00906861826834798">
                <text:p>0.00906861826834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0.106376952410665">
                <text:p>0.106376952410665</text:p>
              </table:table-cell>
              <table:table-cell office:value-type="float" office:value="0.0342460951786707">
                <text:p>0.0342460951786707</text:p>
              </table:table-cell>
              <table:table-cell office:value-type="float" office:value="0.00937695241066464">
                <text:p>0.0093769524106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0.105689082139822">
                <text:p>0.105689082139822</text:p>
              </table:table-cell>
              <table:table-cell office:value-type="float" office:value="0.0346218357203567">
                <text:p>0.0346218357203567</text:p>
              </table:table-cell>
              <table:table-cell office:value-type="float" office:value="0.00968908213982165">
                <text:p>0.00968908213982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0.105004959752883">
                <text:p>0.105004959752883</text:p>
              </table:table-cell>
              <table:table-cell office:value-type="float" office:value="0.0349900804942339">
                <text:p>0.0349900804942339</text:p>
              </table:table-cell>
              <table:table-cell office:value-type="float" office:value="0.010004959752883">
                <text:p>0.010004959752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0.104324538594864">
                <text:p>0.104324538594864</text:p>
              </table:table-cell>
              <table:table-cell office:value-type="float" office:value="0.0353509228102726">
                <text:p>0.0353509228102726</text:p>
              </table:table-cell>
              <table:table-cell office:value-type="float" office:value="0.0103245385948637">
                <text:p>0.010324538594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0.103647773027191">
                <text:p>0.103647773027191</text:p>
              </table:table-cell>
              <table:table-cell office:value-type="float" office:value="0.0357044539456171">
                <text:p>0.0357044539456171</text:p>
              </table:table-cell>
              <table:table-cell office:value-type="float" office:value="0.0106477730271915">
                <text:p>0.010647773027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102974618397386">
                <text:p>0.102974618397386</text:p>
              </table:table-cell>
              <table:table-cell office:value-type="float" office:value="0.0360507632052271">
                <text:p>0.0360507632052271</text:p>
              </table:table-cell>
              <table:table-cell office:value-type="float" office:value="0.0109746183973864">
                <text:p>0.010974618397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0000000000001">
                <text:p>0.0590000000000001</text:p>
              </table:table-cell>
              <table:table-cell office:value-type="float" office:value="0.102305031009901">
                <text:p>0.102305031009901</text:p>
              </table:table-cell>
              <table:table-cell office:value-type="float" office:value="0.0363899379801981">
                <text:p>0.0363899379801981</text:p>
              </table:table-cell>
              <table:table-cell office:value-type="float" office:value="0.0113050310099009">
                <text:p>0.011305031009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0.101638968098066">
                <text:p>0.101638968098066</text:p>
              </table:table-cell>
              <table:table-cell office:value-type="float" office:value="0.0367220638038676">
                <text:p>0.0367220638038676</text:p>
              </table:table-cell>
              <table:table-cell office:value-type="float" office:value="0.0116389680980662">
                <text:p>0.011638968098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0000000000001">
                <text:p>0.0610000000000001</text:p>
              </table:table-cell>
              <table:table-cell office:value-type="float" office:value="0.100976387797095">
                <text:p>0.100976387797095</text:p>
              </table:table-cell>
              <table:table-cell office:value-type="float" office:value="0.0370472244058098">
                <text:p>0.0370472244058098</text:p>
              </table:table-cell>
              <table:table-cell office:value-type="float" office:value="0.0119763877970951">
                <text:p>0.0119763877970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0.100317249118092">
                <text:p>0.100317249118092</text:p>
              </table:table-cell>
              <table:table-cell office:value-type="float" office:value="0.0373655017638151">
                <text:p>0.0373655017638151</text:p>
              </table:table-cell>
              <table:table-cell office:value-type="float" office:value="0.0123172491180925">
                <text:p>0.012317249118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0.099661511923028">
                <text:p>0.099661511923028</text:p>
              </table:table-cell>
              <table:table-cell office:value-type="float" office:value="0.0376769761539439">
                <text:p>0.0376769761539439</text:p>
              </table:table-cell>
              <table:table-cell office:value-type="float" office:value="0.0126615119230281">
                <text:p>0.012661511923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0.0990091369006284">
                <text:p>0.0990091369006284</text:p>
              </table:table-cell>
              <table:table-cell office:value-type="float" office:value="0.037981726198743">
                <text:p>0.037981726198743</text:p>
              </table:table-cell>
              <table:table-cell office:value-type="float" office:value="0.0130091369006285">
                <text:p>0.0130091369006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0.0983600855431476">
                <text:p>0.0983600855431476</text:p>
              </table:table-cell>
              <table:table-cell office:value-type="float" office:value="0.0382798289137046">
                <text:p>0.0382798289137046</text:p>
              </table:table-cell>
              <table:table-cell office:value-type="float" office:value="0.0133600855431477">
                <text:p>0.013360085543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0.0977143201239769">
                <text:p>0.0977143201239769</text:p>
              </table:table-cell>
              <table:table-cell office:value-type="float" office:value="0.0385713597520461">
                <text:p>0.0385713597520461</text:p>
              </table:table-cell>
              <table:table-cell office:value-type="float" office:value="0.013714320123977">
                <text:p>0.01371432012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0.0970718036760577">
                <text:p>0.0970718036760577</text:p>
              </table:table-cell>
              <table:table-cell office:value-type="float" office:value="0.0388563926478845">
                <text:p>0.0388563926478845</text:p>
              </table:table-cell>
              <table:table-cell office:value-type="float" office:value="0.0140718036760578">
                <text:p>0.014071803676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0.0964324999710631">
                <text:p>0.0964324999710631</text:p>
              </table:table-cell>
              <table:table-cell office:value-type="float" office:value="0.0391350000578735">
                <text:p>0.0391350000578735</text:p>
              </table:table-cell>
              <table:table-cell office:value-type="float" office:value="0.0144324999710632">
                <text:p>0.014432499971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0000000000001">
                <text:p>0.0690000000000001</text:p>
              </table:table-cell>
              <table:table-cell office:value-type="float" office:value="0.0957963734993141">
                <text:p>0.0957963734993141</text:p>
              </table:table-cell>
              <table:table-cell office:value-type="float" office:value="0.0394072530013716">
                <text:p>0.0394072530013716</text:p>
              </table:table-cell>
              <table:table-cell office:value-type="float" office:value="0.0147963734993142">
                <text:p>0.0147963734993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0.095163389450399">
                <text:p>0.095163389450399</text:p>
              </table:table-cell>
              <table:table-cell office:value-type="float" office:value="0.0396732210992018">
                <text:p>0.0396732210992018</text:p>
              </table:table-cell>
              <table:table-cell office:value-type="float" office:value="0.0151633894503991">
                <text:p>0.015163389450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0000000000001">
                <text:p>0.0710000000000001</text:p>
              </table:table-cell>
              <table:table-cell office:value-type="float" office:value="0.0945335136944678">
                <text:p>0.0945335136944678</text:p>
              </table:table-cell>
              <table:table-cell office:value-type="float" office:value="0.0399329726110642">
                <text:p>0.0399329726110642</text:p>
              </table:table-cell>
              <table:table-cell office:value-type="float" office:value="0.0155335136944679">
                <text:p>0.015533513694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0.0939067127641714">
                <text:p>0.0939067127641714</text:p>
              </table:table-cell>
              <table:table-cell office:value-type="float" office:value="0.0401865744716569">
                <text:p>0.0401865744716569</text:p>
              </table:table-cell>
              <table:table-cell office:value-type="float" office:value="0.0159067127641716">
                <text:p>0.015906712764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0000000000001">
                <text:p>0.0730000000000001</text:p>
              </table:table-cell>
              <table:table-cell office:value-type="float" office:value="0.0932829538372198">
                <text:p>0.0932829538372198</text:p>
              </table:table-cell>
              <table:table-cell office:value-type="float" office:value="0.0404340923255601">
                <text:p>0.0404340923255601</text:p>
              </table:table-cell>
              <table:table-cell office:value-type="float" office:value="0.01628295383722">
                <text:p>0.01628295383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0000000000001">
                <text:p>0.0740000000000001</text:p>
              </table:table-cell>
              <table:table-cell office:value-type="float" office:value="0.0926622047195332">
                <text:p>0.0926622047195332</text:p>
              </table:table-cell>
              <table:table-cell office:value-type="float" office:value="0.0406755905609334">
                <text:p>0.0406755905609334</text:p>
              </table:table-cell>
              <table:table-cell office:value-type="float" office:value="0.0166622047195333">
                <text:p>0.016662204719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0920444338289618">
                <text:p>0.0920444338289618</text:p>
              </table:table-cell>
              <table:table-cell office:value-type="float" office:value="0.0409111323420763">
                <text:p>0.0409111323420763</text:p>
              </table:table-cell>
              <table:table-cell office:value-type="float" office:value="0.0170444338289619">
                <text:p>0.0170444338289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0000000000001">
                <text:p>0.0760000000000001</text:p>
              </table:table-cell>
              <table:table-cell office:value-type="float" office:value="0.0914296101795514">
                <text:p>0.0914296101795514</text:p>
              </table:table-cell>
              <table:table-cell office:value-type="float" office:value="0.041140779640897">
                <text:p>0.041140779640897</text:p>
              </table:table-cell>
              <table:table-cell office:value-type="float" office:value="0.0174296101795515">
                <text:p>0.017429610179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0000000000001">
                <text:p>0.0770000000000001</text:p>
              </table:table-cell>
              <table:table-cell office:value-type="float" office:value="0.0908177033663324">
                <text:p>0.0908177033663324</text:p>
              </table:table-cell>
              <table:table-cell office:value-type="float" office:value="0.0413645932673351">
                <text:p>0.0413645932673351</text:p>
              </table:table-cell>
              <table:table-cell office:value-type="float" office:value="0.0178177033663325">
                <text:p>0.017817703366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0000000000001">
                <text:p>0.0780000000000001</text:p>
              </table:table-cell>
              <table:table-cell office:value-type="float" office:value="0.0902086835506107">
                <text:p>0.0902086835506107</text:p>
              </table:table-cell>
              <table:table-cell office:value-type="float" office:value="0.0415826328987783">
                <text:p>0.0415826328987783</text:p>
              </table:table-cell>
              <table:table-cell office:value-type="float" office:value="0.0182086835506109">
                <text:p>0.018208683550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0000000000001">
                <text:p>0.0790000000000001</text:p>
              </table:table-cell>
              <table:table-cell office:value-type="float" office:value="0.0896025214457422">
                <text:p>0.0896025214457422</text:p>
              </table:table-cell>
              <table:table-cell office:value-type="float" office:value="0.0417949571085154">
                <text:p>0.0417949571085154</text:p>
              </table:table-cell>
              <table:table-cell office:value-type="float" office:value="0.0186025214457423">
                <text:p>0.0186025214457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0889991883033693">
                <text:p>0.0889991883033693</text:p>
              </table:table-cell>
              <table:table-cell office:value-type="float" office:value="0.0420016233932612">
                <text:p>0.0420016233932612</text:p>
              </table:table-cell>
              <table:table-cell office:value-type="float" office:value="0.0189991883033694">
                <text:p>0.018999188303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0000000000001">
                <text:p>0.0810000000000001</text:p>
              </table:table-cell>
              <table:table-cell office:value-type="float" office:value="0.0883986559001035">
                <text:p>0.0883986559001035</text:p>
              </table:table-cell>
              <table:table-cell office:value-type="float" office:value="0.0422026881997928">
                <text:p>0.0422026881997928</text:p>
              </table:table-cell>
              <table:table-cell office:value-type="float" office:value="0.0193986559001036">
                <text:p>0.019398655900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0000000000001">
                <text:p>0.0820000000000001</text:p>
              </table:table-cell>
              <table:table-cell office:value-type="float" office:value="0.0878008965246357">
                <text:p>0.0878008965246357</text:p>
              </table:table-cell>
              <table:table-cell office:value-type="float" office:value="0.0423982069507284">
                <text:p>0.0423982069507284</text:p>
              </table:table-cell>
              <table:table-cell office:value-type="float" office:value="0.0198008965246358">
                <text:p>0.019800896524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0000000000001">
                <text:p>0.0830000000000001</text:p>
              </table:table-cell>
              <table:table-cell office:value-type="float" office:value="0.0872058829652573">
                <text:p>0.0872058829652573</text:p>
              </table:table-cell>
              <table:table-cell office:value-type="float" office:value="0.0425882340694853">
                <text:p>0.0425882340694853</text:p>
              </table:table-cell>
              <table:table-cell office:value-type="float" office:value="0.0202058829652574">
                <text:p>0.0202058829652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0866135884977772">
                <text:p>0.0866135884977772</text:p>
              </table:table-cell>
              <table:table-cell office:value-type="float" office:value="0.0427728230044454">
                <text:p>0.0427728230044454</text:p>
              </table:table-cell>
              <table:table-cell office:value-type="float" office:value="0.0206135884977773">
                <text:p>0.020613588497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0000000000001">
                <text:p>0.0850000000000001</text:p>
              </table:table-cell>
              <table:table-cell office:value-type="float" office:value="0.0860239868738192">
                <text:p>0.0860239868738192</text:p>
              </table:table-cell>
              <table:table-cell office:value-type="float" office:value="0.0429520262523613">
                <text:p>0.0429520262523613</text:p>
              </table:table-cell>
              <table:table-cell office:value-type="float" office:value="0.0210239868738194">
                <text:p>0.021023986873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0000000000001">
                <text:p>0.0860000000000001</text:p>
              </table:table-cell>
              <table:table-cell office:value-type="float" office:value="0.085437052309485">
                <text:p>0.085437052309485</text:p>
              </table:table-cell>
              <table:table-cell office:value-type="float" office:value="0.0431258953810299">
                <text:p>0.0431258953810299</text:p>
              </table:table-cell>
              <table:table-cell office:value-type="float" office:value="0.0214370523094851">
                <text:p>0.0214370523094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0000000000001">
                <text:p>0.0870000000000001</text:p>
              </table:table-cell>
              <table:table-cell office:value-type="float" office:value="0.0848527594743694">
                <text:p>0.0848527594743694</text:p>
              </table:table-cell>
              <table:table-cell office:value-type="float" office:value="0.043294481051261">
                <text:p>0.043294481051261</text:p>
              </table:table-cell>
              <table:table-cell office:value-type="float" office:value="0.0218527594743695">
                <text:p>0.021852759474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0842710834809155">
                <text:p>0.0842710834809155</text:p>
              </table:table-cell>
              <table:table-cell office:value-type="float" office:value="0.0434578330381687">
                <text:p>0.0434578330381687</text:p>
              </table:table-cell>
              <table:table-cell office:value-type="float" office:value="0.0222710834809157">
                <text:p>0.0222710834809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0000000000001">
                <text:p>0.0890000000000001</text:p>
              </table:table-cell>
              <table:table-cell office:value-type="float" office:value="0.0836919998740952">
                <text:p>0.0836919998740952</text:p>
              </table:table-cell>
              <table:table-cell office:value-type="float" office:value="0.0436160002518094">
                <text:p>0.0436160002518094</text:p>
              </table:table-cell>
              <table:table-cell office:value-type="float" office:value="0.0226919998740953">
                <text:p>0.022691999874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0831154846214046">
                <text:p>0.0831154846214046</text:p>
              </table:table-cell>
              <table:table-cell office:value-type="float" office:value="0.0437690307571907">
                <text:p>0.0437690307571907</text:p>
              </table:table-cell>
              <table:table-cell office:value-type="float" office:value="0.0231154846214047">
                <text:p>0.023115484621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0000000000001">
                <text:p>0.0910000000000001</text:p>
              </table:table-cell>
              <table:table-cell office:value-type="float" office:value="0.0825415141031628">
                <text:p>0.0825415141031628</text:p>
              </table:table-cell>
              <table:table-cell office:value-type="float" office:value="0.0439169717936743">
                <text:p>0.0439169717936743</text:p>
              </table:table-cell>
              <table:table-cell office:value-type="float" office:value="0.0235415141031629">
                <text:p>0.023541514103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0000000000001">
                <text:p>0.0920000000000001</text:p>
              </table:table-cell>
              <table:table-cell office:value-type="float" office:value="0.0819700651031022">
                <text:p>0.0819700651031022</text:p>
              </table:table-cell>
              <table:table-cell office:value-type="float" office:value="0.0440598697937955">
                <text:p>0.0440598697937955</text:p>
              </table:table-cell>
              <table:table-cell office:value-type="float" office:value="0.0239700651031023">
                <text:p>0.023970065103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0000000000001">
                <text:p>0.0930000000000001</text:p>
              </table:table-cell>
              <table:table-cell office:value-type="float" office:value="0.0814011147992404">
                <text:p>0.0814011147992404</text:p>
              </table:table-cell>
              <table:table-cell office:value-type="float" office:value="0.044197770401519">
                <text:p>0.044197770401519</text:p>
              </table:table-cell>
              <table:table-cell office:value-type="float" office:value="0.0244011147992405">
                <text:p>0.0244011147992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0000000000001">
                <text:p>0.0940000000000001</text:p>
              </table:table-cell>
              <table:table-cell office:value-type="float" office:value="0.0808346407550237">
                <text:p>0.0808346407550237</text:p>
              </table:table-cell>
              <table:table-cell office:value-type="float" office:value="0.0443307184899524">
                <text:p>0.0443307184899524</text:p>
              </table:table-cell>
              <table:table-cell office:value-type="float" office:value="0.0248346407550238">
                <text:p>0.0248346407550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0000000000001">
                <text:p>0.0950000000000001</text:p>
              </table:table-cell>
              <table:table-cell office:value-type="float" office:value="0.0802706209107319">
                <text:p>0.0802706209107319</text:p>
              </table:table-cell>
              <table:table-cell office:value-type="float" office:value="0.0444587581785359">
                <text:p>0.0444587581785359</text:p>
              </table:table-cell>
              <table:table-cell office:value-type="float" office:value="0.0252706209107321">
                <text:p>0.0252706209107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.0797090335751361">
                <text:p>0.0797090335751361</text:p>
              </table:table-cell>
              <table:table-cell office:value-type="float" office:value="0.0445819328497275">
                <text:p>0.0445819328497275</text:p>
              </table:table-cell>
              <table:table-cell office:value-type="float" office:value="0.0257090335751363">
                <text:p>0.025709033575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0000000000001">
                <text:p>0.0970000000000001</text:p>
              </table:table-cell>
              <table:table-cell office:value-type="float" office:value="0.0791498574173998">
                <text:p>0.0791498574173998</text:p>
              </table:table-cell>
              <table:table-cell office:value-type="float" office:value="0.0447002851652002">
                <text:p>0.0447002851652002</text:p>
              </table:table-cell>
              <table:table-cell office:value-type="float" office:value="0.0261498574173999">
                <text:p>0.0261498574173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0000000000001">
                <text:p>0.0980000000000001</text:p>
              </table:table-cell>
              <table:table-cell office:value-type="float" office:value="0.0785930714592152">
                <text:p>0.0785930714592152</text:p>
              </table:table-cell>
              <table:table-cell office:value-type="float" office:value="0.0448138570815694">
                <text:p>0.0448138570815694</text:p>
              </table:table-cell>
              <table:table-cell office:value-type="float" office:value="0.0265930714592153">
                <text:p>0.026593071459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0000000000001">
                <text:p>0.0990000000000001</text:p>
              </table:table-cell>
              <table:table-cell office:value-type="float" office:value="0.0780386550671668">
                <text:p>0.0780386550671668</text:p>
              </table:table-cell>
              <table:table-cell office:value-type="float" office:value="0.0449226898656661">
                <text:p>0.0449226898656661</text:p>
              </table:table-cell>
              <table:table-cell office:value-type="float" office:value="0.027038655067167">
                <text:p>0.02703865506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">
                <text:p>0.1</text:p>
              </table:table-cell>
              <table:table-cell office:value-type="float" office:value="0.0774865879453141">
                <text:p>0.0774865879453141</text:p>
              </table:table-cell>
              <table:table-cell office:value-type="float" office:value="0.0450268241093716">
                <text:p>0.0450268241093716</text:p>
              </table:table-cell>
              <table:table-cell office:value-type="float" office:value="0.0274865879453143">
                <text:p>0.027486587945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">
                <text:p>0.101</text:p>
              </table:table-cell>
              <table:table-cell office:value-type="float" office:value="0.0769368501279857">
                <text:p>0.0769368501279857</text:p>
              </table:table-cell>
              <table:table-cell office:value-type="float" office:value="0.0451262997440284">
                <text:p>0.0451262997440284</text:p>
              </table:table-cell>
              <table:table-cell office:value-type="float" office:value="0.0279368501279858">
                <text:p>0.027936850127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">
                <text:p>0.102</text:p>
              </table:table-cell>
              <table:table-cell office:value-type="float" office:value="0.0763894219727785">
                <text:p>0.0763894219727785</text:p>
              </table:table-cell>
              <table:table-cell office:value-type="float" office:value="0.0452211560544427">
                <text:p>0.0452211560544427</text:p>
              </table:table-cell>
              <table:table-cell office:value-type="float" office:value="0.0283894219727787">
                <text:p>0.0283894219727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">
                <text:p>0.103</text:p>
              </table:table-cell>
              <table:table-cell office:value-type="float" office:value="0.0758442841537545">
                <text:p>0.0758442841537545</text:p>
              </table:table-cell>
              <table:table-cell office:value-type="float" office:value="0.0453114316924908">
                <text:p>0.0453114316924908</text:p>
              </table:table-cell>
              <table:table-cell office:value-type="float" office:value="0.0288442841537546">
                <text:p>0.028844284153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">
                <text:p>0.104</text:p>
              </table:table-cell>
              <table:table-cell office:value-type="float" office:value="0.0753014176548282">
                <text:p>0.0753014176548282</text:p>
              </table:table-cell>
              <table:table-cell office:value-type="float" office:value="0.0453971646903434">
                <text:p>0.0453971646903434</text:p>
              </table:table-cell>
              <table:table-cell office:value-type="float" office:value="0.0293014176548283">
                <text:p>0.0293014176548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">
                <text:p>0.105</text:p>
              </table:table-cell>
              <table:table-cell office:value-type="float" office:value="0.0747608037633396">
                <text:p>0.0747608037633396</text:p>
              </table:table-cell>
              <table:table-cell office:value-type="float" office:value="0.0454783924733207">
                <text:p>0.0454783924733207</text:p>
              </table:table-cell>
              <table:table-cell office:value-type="float" office:value="0.0297608037633397">
                <text:p>0.029760803763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">
                <text:p>0.106</text:p>
              </table:table-cell>
              <table:table-cell office:value-type="float" office:value="0.0742224240638049">
                <text:p>0.0742224240638049</text:p>
              </table:table-cell>
              <table:table-cell office:value-type="float" office:value="0.04555515187239">
                <text:p>0.04555515187239</text:p>
              </table:table-cell>
              <table:table-cell office:value-type="float" office:value="0.030222424063805">
                <text:p>0.03022242406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">
                <text:p>0.107</text:p>
              </table:table-cell>
              <table:table-cell office:value-type="float" office:value="0.0736862604318409">
                <text:p>0.0736862604318409</text:p>
              </table:table-cell>
              <table:table-cell office:value-type="float" office:value="0.045627479136318">
                <text:p>0.045627479136318</text:p>
              </table:table-cell>
              <table:table-cell office:value-type="float" office:value="0.0306862604318411">
                <text:p>0.0306862604318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">
                <text:p>0.108</text:p>
              </table:table-cell>
              <table:table-cell office:value-type="float" office:value="0.0731522950282559">
                <text:p>0.0731522950282559</text:p>
              </table:table-cell>
              <table:table-cell office:value-type="float" office:value="0.0456954099434879">
                <text:p>0.0456954099434879</text:p>
              </table:table-cell>
              <table:table-cell office:value-type="float" office:value="0.0311522950282561">
                <text:p>0.031152295028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">
                <text:p>0.109</text:p>
              </table:table-cell>
              <table:table-cell office:value-type="float" office:value="0.0726205102933028">
                <text:p>0.0726205102933028</text:p>
              </table:table-cell>
              <table:table-cell office:value-type="float" office:value="0.0457589794133942">
                <text:p>0.0457589794133942</text:p>
              </table:table-cell>
              <table:table-cell office:value-type="float" office:value="0.0316205102933029">
                <text:p>0.031620510293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">
                <text:p>0.11</text:p>
              </table:table-cell>
              <table:table-cell office:value-type="float" office:value="0.0720908889410885">
                <text:p>0.0720908889410885</text:p>
              </table:table-cell>
              <table:table-cell office:value-type="float" office:value="0.0458182221178228">
                <text:p>0.0458182221178228</text:p>
              </table:table-cell>
              <table:table-cell office:value-type="float" office:value="0.0320908889410886">
                <text:p>0.032090888941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">
                <text:p>0.111</text:p>
              </table:table-cell>
              <table:table-cell office:value-type="float" office:value="0.0715634139541351">
                <text:p>0.0715634139541351</text:p>
              </table:table-cell>
              <table:table-cell office:value-type="float" office:value="0.0458731720917295">
                <text:p>0.0458731720917295</text:p>
              </table:table-cell>
              <table:table-cell office:value-type="float" office:value="0.0325634139541353">
                <text:p>0.032563413954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">
                <text:p>0.112</text:p>
              </table:table-cell>
              <table:table-cell office:value-type="float" office:value="0.0710380685780883">
                <text:p>0.0710380685780883</text:p>
              </table:table-cell>
              <table:table-cell office:value-type="float" office:value="0.0459238628438233">
                <text:p>0.0459238628438233</text:p>
              </table:table-cell>
              <table:table-cell office:value-type="float" office:value="0.0330380685780884">
                <text:p>0.033038068578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">
                <text:p>0.113</text:p>
              </table:table-cell>
              <table:table-cell office:value-type="float" office:value="0.0705148363165666">
                <text:p>0.0705148363165666</text:p>
              </table:table-cell>
              <table:table-cell office:value-type="float" office:value="0.0459703273668666">
                <text:p>0.0459703273668666</text:p>
              </table:table-cell>
              <table:table-cell office:value-type="float" office:value="0.0335148363165667">
                <text:p>0.033514836316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">
                <text:p>0.114</text:p>
              </table:table-cell>
              <table:table-cell office:value-type="float" office:value="0.0699937009261504">
                <text:p>0.0699937009261504</text:p>
              </table:table-cell>
              <table:table-cell office:value-type="float" office:value="0.046012598147699">
                <text:p>0.046012598147699</text:p>
              </table:table-cell>
              <table:table-cell office:value-type="float" office:value="0.0339937009261505">
                <text:p>0.033993700926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">
                <text:p>0.115</text:p>
              </table:table-cell>
              <table:table-cell office:value-type="float" office:value="0.0694746464115026">
                <text:p>0.0694746464115026</text:p>
              </table:table-cell>
              <table:table-cell office:value-type="float" office:value="0.0460507071769946">
                <text:p>0.0460507071769946</text:p>
              </table:table-cell>
              <table:table-cell office:value-type="float" office:value="0.0344746464115028">
                <text:p>0.034474646411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">
                <text:p>0.116</text:p>
              </table:table-cell>
              <table:table-cell office:value-type="float" office:value="0.0689576570206199">
                <text:p>0.0689576570206199</text:p>
              </table:table-cell>
              <table:table-cell office:value-type="float" office:value="0.0460846859587601">
                <text:p>0.0460846859587601</text:p>
              </table:table-cell>
              <table:table-cell office:value-type="float" office:value="0.03495765702062">
                <text:p>0.034957657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">
                <text:p>0.117</text:p>
              </table:table-cell>
              <table:table-cell office:value-type="float" office:value="0.0684427172402086">
                <text:p>0.0684427172402086</text:p>
              </table:table-cell>
              <table:table-cell office:value-type="float" office:value="0.0461145655195827">
                <text:p>0.0461145655195827</text:p>
              </table:table-cell>
              <table:table-cell office:value-type="float" office:value="0.0354427172402087">
                <text:p>0.035442717240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0.067929811791183">
                <text:p>0.067929811791183</text:p>
              </table:table-cell>
              <table:table-cell office:value-type="float" office:value="0.0461403764176338">
                <text:p>0.0461403764176338</text:p>
              </table:table-cell>
              <table:table-cell office:value-type="float" office:value="0.0359298117911831">
                <text:p>0.035929811791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">
                <text:p>0.119</text:p>
              </table:table-cell>
              <table:table-cell office:value-type="float" office:value="0.0674189256242812">
                <text:p>0.0674189256242812</text:p>
              </table:table-cell>
              <table:table-cell office:value-type="float" office:value="0.0461621487514374">
                <text:p>0.0461621487514374</text:p>
              </table:table-cell>
              <table:table-cell office:value-type="float" office:value="0.0364189256242813">
                <text:p>0.036418925624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">
                <text:p>0.12</text:p>
              </table:table-cell>
              <table:table-cell office:value-type="float" office:value="0.0669100439157952">
                <text:p>0.0669100439157952</text:p>
              </table:table-cell>
              <table:table-cell office:value-type="float" office:value="0.0461799121684095">
                <text:p>0.0461799121684095</text:p>
              </table:table-cell>
              <table:table-cell office:value-type="float" office:value="0.0369100439157953">
                <text:p>0.036910043915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">
                <text:p>0.121</text:p>
              </table:table-cell>
              <table:table-cell office:value-type="float" office:value="0.0664031520634124">
                <text:p>0.0664031520634124</text:p>
              </table:table-cell>
              <table:table-cell office:value-type="float" office:value="0.0461936958731752">
                <text:p>0.0461936958731752</text:p>
              </table:table-cell>
              <table:table-cell office:value-type="float" office:value="0.0374031520634124">
                <text:p>0.0374031520634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">
                <text:p>0.122</text:p>
              </table:table-cell>
              <table:table-cell office:value-type="float" office:value="0.0658982356821647">
                <text:p>0.0658982356821647</text:p>
              </table:table-cell>
              <table:table-cell office:value-type="float" office:value="0.0462035286356704">
                <text:p>0.0462035286356704</text:p>
              </table:table-cell>
              <table:table-cell office:value-type="float" office:value="0.0378982356821648">
                <text:p>0.037898235682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">
                <text:p>0.123</text:p>
              </table:table-cell>
              <table:table-cell office:value-type="float" office:value="0.0653952806004829">
                <text:p>0.0653952806004829</text:p>
              </table:table-cell>
              <table:table-cell office:value-type="float" office:value="0.0462094387990341">
                <text:p>0.0462094387990341</text:p>
              </table:table-cell>
              <table:table-cell office:value-type="float" office:value="0.038395280600483">
                <text:p>0.03839528060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">
                <text:p>0.124</text:p>
              </table:table-cell>
              <table:table-cell office:value-type="float" office:value="0.0648942728563512">
                <text:p>0.0648942728563512</text:p>
              </table:table-cell>
              <table:table-cell office:value-type="float" office:value="0.0462114542872976">
                <text:p>0.0462114542872976</text:p>
              </table:table-cell>
              <table:table-cell office:value-type="float" office:value="0.0388942728563513">
                <text:p>0.038894272856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">
                <text:p>0.125</text:p>
              </table:table-cell>
              <table:table-cell office:value-type="float" office:value="0.064395198693562">
                <text:p>0.064395198693562</text:p>
              </table:table-cell>
              <table:table-cell office:value-type="float" office:value="0.046209602612876">
                <text:p>0.046209602612876</text:p>
              </table:table-cell>
              <table:table-cell office:value-type="float" office:value="0.0393951986935621">
                <text:p>0.0393951986935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">
                <text:p>0.126</text:p>
              </table:table-cell>
              <table:table-cell office:value-type="float" office:value="0.0638980445580657">
                <text:p>0.0638980445580657</text:p>
              </table:table-cell>
              <table:table-cell office:value-type="float" office:value="0.0462039108838686">
                <text:p>0.0462039108838686</text:p>
              </table:table-cell>
              <table:table-cell office:value-type="float" office:value="0.0398980445580658">
                <text:p>0.039898044558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">
                <text:p>0.127</text:p>
              </table:table-cell>
              <table:table-cell office:value-type="float" office:value="0.0634027970944138">
                <text:p>0.0634027970944138</text:p>
              </table:table-cell>
              <table:table-cell office:value-type="float" office:value="0.0461944058111723">
                <text:p>0.0461944058111723</text:p>
              </table:table-cell>
              <table:table-cell office:value-type="float" office:value="0.0404027970944139">
                <text:p>0.040402797094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">
                <text:p>0.128</text:p>
              </table:table-cell>
              <table:table-cell office:value-type="float" office:value="0.0629094431422927">
                <text:p>0.0629094431422927</text:p>
              </table:table-cell>
              <table:table-cell office:value-type="float" office:value="0.0461811137154146">
                <text:p>0.0461811137154146</text:p>
              </table:table-cell>
              <table:table-cell office:value-type="float" office:value="0.0409094431422928">
                <text:p>0.0409094431422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">
                <text:p>0.129</text:p>
              </table:table-cell>
              <table:table-cell office:value-type="float" office:value="0.0624179697331452">
                <text:p>0.0624179697331452</text:p>
              </table:table-cell>
              <table:table-cell office:value-type="float" office:value="0.0461640605337095">
                <text:p>0.0461640605337095</text:p>
              </table:table-cell>
              <table:table-cell office:value-type="float" office:value="0.0414179697331453">
                <text:p>0.041417969733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">
                <text:p>0.13</text:p>
              </table:table-cell>
              <table:table-cell office:value-type="float" office:value="0.061928364086878">
                <text:p>0.061928364086878</text:p>
              </table:table-cell>
              <table:table-cell office:value-type="float" office:value="0.0461432718262438">
                <text:p>0.0461432718262438</text:p>
              </table:table-cell>
              <table:table-cell office:value-type="float" office:value="0.0419283640868781">
                <text:p>0.041928364086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">
                <text:p>0.131</text:p>
              </table:table-cell>
              <table:table-cell office:value-type="float" office:value="0.0614406136086523">
                <text:p>0.0614406136086523</text:p>
              </table:table-cell>
              <table:table-cell office:value-type="float" office:value="0.0461187727826953">
                <text:p>0.0461187727826953</text:p>
              </table:table-cell>
              <table:table-cell office:value-type="float" office:value="0.0424406136086524">
                <text:p>0.042440613608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">
                <text:p>0.132</text:p>
              </table:table-cell>
              <table:table-cell office:value-type="float" office:value="0.0609547058857549">
                <text:p>0.0609547058857549</text:p>
              </table:table-cell>
              <table:table-cell office:value-type="float" office:value="0.0460905882284902">
                <text:p>0.0460905882284902</text:p>
              </table:table-cell>
              <table:table-cell office:value-type="float" office:value="0.042954705885755">
                <text:p>0.04295470588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">
                <text:p>0.133</text:p>
              </table:table-cell>
              <table:table-cell office:value-type="float" office:value="0.060470628684549">
                <text:p>0.060470628684549</text:p>
              </table:table-cell>
              <table:table-cell office:value-type="float" office:value="0.0460587426309019">
                <text:p>0.0460587426309019</text:p>
              </table:table-cell>
              <table:table-cell office:value-type="float" office:value="0.0434706286845491">
                <text:p>0.043470628684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">
                <text:p>0.134</text:p>
              </table:table-cell>
              <table:table-cell office:value-type="float" office:value="0.0599883699475012">
                <text:p>0.0599883699475012</text:p>
              </table:table-cell>
              <table:table-cell office:value-type="float" office:value="0.0460232601049976">
                <text:p>0.0460232601049976</text:p>
              </table:table-cell>
              <table:table-cell office:value-type="float" office:value="0.0439883699475013">
                <text:p>0.043988369947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">
                <text:p>0.135</text:p>
              </table:table-cell>
              <table:table-cell office:value-type="float" office:value="0.059507917790283">
                <text:p>0.059507917790283</text:p>
              </table:table-cell>
              <table:table-cell office:value-type="float" office:value="0.0459841644194339">
                <text:p>0.0459841644194339</text:p>
              </table:table-cell>
              <table:table-cell office:value-type="float" office:value="0.0445079177902831">
                <text:p>0.044507917790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">
                <text:p>0.136</text:p>
              </table:table-cell>
              <table:table-cell office:value-type="float" office:value="0.0590292604989455">
                <text:p>0.0590292604989455</text:p>
              </table:table-cell>
              <table:table-cell office:value-type="float" office:value="0.0459414790021089">
                <text:p>0.0459414790021089</text:p>
              </table:table-cell>
              <table:table-cell office:value-type="float" office:value="0.0450292604989456">
                <text:p>0.0450292604989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">
                <text:p>0.137</text:p>
              </table:table-cell>
              <table:table-cell office:value-type="float" office:value="0.0585523865271648">
                <text:p>0.0585523865271648</text:p>
              </table:table-cell>
              <table:table-cell office:value-type="float" office:value="0.0458952269456703">
                <text:p>0.0458952269456703</text:p>
              </table:table-cell>
              <table:table-cell office:value-type="float" office:value="0.0455523865271649">
                <text:p>0.045552386527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">
                <text:p>0.138</text:p>
              </table:table-cell>
              <table:table-cell office:value-type="float" office:value="0.0580772844935561">
                <text:p>0.0580772844935561</text:p>
              </table:table-cell>
              <table:table-cell office:value-type="float" office:value="0.0458454310128877">
                <text:p>0.0458454310128877</text:p>
              </table:table-cell>
              <table:table-cell office:value-type="float" office:value="0.0460772844935562">
                <text:p>0.0460772844935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">
                <text:p>0.139</text:p>
              </table:table-cell>
              <table:table-cell office:value-type="float" office:value="0.0576039431790558">
                <text:p>0.0576039431790558</text:p>
              </table:table-cell>
              <table:table-cell office:value-type="float" office:value="0.0457921136418883">
                <text:p>0.0457921136418883</text:p>
              </table:table-cell>
              <table:table-cell office:value-type="float" office:value="0.0466039431790559">
                <text:p>0.046603943179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">
                <text:p>0.14</text:p>
              </table:table-cell>
              <table:table-cell office:value-type="float" office:value="0.0571323515243685">
                <text:p>0.0571323515243685</text:p>
              </table:table-cell>
              <table:table-cell office:value-type="float" office:value="0.0457352969512629">
                <text:p>0.0457352969512629</text:p>
              </table:table-cell>
              <table:table-cell office:value-type="float" office:value="0.0471323515243686">
                <text:p>0.0471323515243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">
                <text:p>0.141</text:p>
              </table:table-cell>
              <table:table-cell office:value-type="float" office:value="0.0566624986274783">
                <text:p>0.0566624986274783</text:p>
              </table:table-cell>
              <table:table-cell office:value-type="float" office:value="0.0456750027450432">
                <text:p>0.0456750027450432</text:p>
              </table:table-cell>
              <table:table-cell office:value-type="float" office:value="0.0476624986274785">
                <text:p>0.047662498627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">
                <text:p>0.142</text:p>
              </table:table-cell>
              <table:table-cell office:value-type="float" office:value="0.056194373741223">
                <text:p>0.056194373741223</text:p>
              </table:table-cell>
              <table:table-cell office:value-type="float" office:value="0.0456112525175539">
                <text:p>0.0456112525175539</text:p>
              </table:table-cell>
              <table:table-cell office:value-type="float" office:value="0.0481943737412231">
                <text:p>0.048194373741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">
                <text:p>0.143</text:p>
              </table:table-cell>
              <table:table-cell office:value-type="float" office:value="0.055727966270928">
                <text:p>0.055727966270928</text:p>
              </table:table-cell>
              <table:table-cell office:value-type="float" office:value="0.045544067458144">
                <text:p>0.045544067458144</text:p>
              </table:table-cell>
              <table:table-cell office:value-type="float" office:value="0.0487279662709281">
                <text:p>0.048727966270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">
                <text:p>0.144</text:p>
              </table:table-cell>
              <table:table-cell office:value-type="float" office:value="0.0552632657721009">
                <text:p>0.0552632657721009</text:p>
              </table:table-cell>
              <table:table-cell office:value-type="float" office:value="0.0454734684557981">
                <text:p>0.0454734684557981</text:p>
              </table:table-cell>
              <table:table-cell office:value-type="float" office:value="0.049263265772101">
                <text:p>0.04926326577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">
                <text:p>0.145</text:p>
              </table:table-cell>
              <table:table-cell office:value-type="float" office:value="0.0548002619481837">
                <text:p>0.0548002619481837</text:p>
              </table:table-cell>
              <table:table-cell office:value-type="float" office:value="0.0453994761036325">
                <text:p>0.0453994761036325</text:p>
              </table:table-cell>
              <table:table-cell office:value-type="float" office:value="0.0498002619481838">
                <text:p>0.049800261948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">
                <text:p>0.146</text:p>
              </table:table-cell>
              <table:table-cell office:value-type="float" office:value="0.0543389446483614">
                <text:p>0.0543389446483614</text:p>
              </table:table-cell>
              <table:table-cell office:value-type="float" office:value="0.0453221107032771">
                <text:p>0.0453221107032771</text:p>
              </table:table-cell>
              <table:table-cell office:value-type="float" office:value="0.0503389446483615">
                <text:p>0.05033894464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">
                <text:p>0.147</text:p>
              </table:table-cell>
              <table:table-cell office:value-type="float" office:value="0.0538793038654265">
                <text:p>0.0538793038654265</text:p>
              </table:table-cell>
              <table:table-cell office:value-type="float" office:value="0.0452413922691468">
                <text:p>0.0452413922691468</text:p>
              </table:table-cell>
              <table:table-cell office:value-type="float" office:value="0.0508793038654266">
                <text:p>0.050879303865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">
                <text:p>0.148</text:p>
              </table:table-cell>
              <table:table-cell office:value-type="float" office:value="0.0534213297336976">
                <text:p>0.0534213297336976</text:p>
              </table:table-cell>
              <table:table-cell office:value-type="float" office:value="0.0451573405326047">
                <text:p>0.0451573405326047</text:p>
              </table:table-cell>
              <table:table-cell office:value-type="float" office:value="0.0514213297336977">
                <text:p>0.051421329733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">
                <text:p>0.149</text:p>
              </table:table-cell>
              <table:table-cell office:value-type="float" office:value="0.0529650125269903">
                <text:p>0.0529650125269903</text:p>
              </table:table-cell>
              <table:table-cell office:value-type="float" office:value="0.0450699749460193">
                <text:p>0.0450699749460193</text:p>
              </table:table-cell>
              <table:table-cell office:value-type="float" office:value="0.0519650125269904">
                <text:p>0.0519650125269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">
                <text:p>0.15</text:p>
              </table:table-cell>
              <table:table-cell office:value-type="float" office:value="0.0525103426566412">
                <text:p>0.0525103426566412</text:p>
              </table:table-cell>
              <table:table-cell office:value-type="float" office:value="0.0449793146867175">
                <text:p>0.0449793146867175</text:p>
              </table:table-cell>
              <table:table-cell office:value-type="float" office:value="0.0525103426566413">
                <text:p>0.0525103426566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">
                <text:p>0.151</text:p>
              </table:table-cell>
              <table:table-cell office:value-type="float" office:value="0.0520573106695812">
                <text:p>0.0520573106695812</text:p>
              </table:table-cell>
              <table:table-cell office:value-type="float" office:value="0.0448853786608375">
                <text:p>0.0448853786608375</text:p>
              </table:table-cell>
              <table:table-cell office:value-type="float" office:value="0.0530573106695813">
                <text:p>0.0530573106695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">
                <text:p>0.152</text:p>
              </table:table-cell>
              <table:table-cell office:value-type="float" office:value="0.0516059072464596">
                <text:p>0.0516059072464596</text:p>
              </table:table-cell>
              <table:table-cell office:value-type="float" office:value="0.0447881855070807">
                <text:p>0.0447881855070807</text:p>
              </table:table-cell>
              <table:table-cell office:value-type="float" office:value="0.0536059072464597">
                <text:p>0.053605907246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">
                <text:p>0.153</text:p>
              </table:table-cell>
              <table:table-cell office:value-type="float" office:value="0.0511561231998158">
                <text:p>0.0511561231998158</text:p>
              </table:table-cell>
              <table:table-cell office:value-type="float" office:value="0.0446877536003683">
                <text:p>0.0446877536003683</text:p>
              </table:table-cell>
              <table:table-cell office:value-type="float" office:value="0.0541561231998159">
                <text:p>0.054156123199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">
                <text:p>0.154</text:p>
              </table:table-cell>
              <table:table-cell office:value-type="float" office:value="0.0507079494722995">
                <text:p>0.0507079494722995</text:p>
              </table:table-cell>
              <table:table-cell office:value-type="float" office:value="0.0445841010554009">
                <text:p>0.0445841010554009</text:p>
              </table:table-cell>
              <table:table-cell office:value-type="float" office:value="0.0547079494722996">
                <text:p>0.054707949472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">
                <text:p>0.155</text:p>
              </table:table-cell>
              <table:table-cell office:value-type="float" office:value="0.0502613771349369">
                <text:p>0.0502613771349369</text:p>
              </table:table-cell>
              <table:table-cell office:value-type="float" office:value="0.044477245730126">
                <text:p>0.044477245730126</text:p>
              </table:table-cell>
              <table:table-cell office:value-type="float" office:value="0.055261377134937">
                <text:p>0.05526137713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">
                <text:p>0.156</text:p>
              </table:table-cell>
              <table:table-cell office:value-type="float" office:value="0.0498163973854433">
                <text:p>0.0498163973854433</text:p>
              </table:table-cell>
              <table:table-cell office:value-type="float" office:value="0.0443672052291134">
                <text:p>0.0443672052291134</text:p>
              </table:table-cell>
              <table:table-cell office:value-type="float" office:value="0.0558163973854434">
                <text:p>0.0558163973854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">
                <text:p>0.157</text:p>
              </table:table-cell>
              <table:table-cell office:value-type="float" office:value="0.0493730015465795">
                <text:p>0.0493730015465795</text:p>
              </table:table-cell>
              <table:table-cell office:value-type="float" office:value="0.0442539969068408">
                <text:p>0.0442539969068408</text:p>
              </table:table-cell>
              <table:table-cell office:value-type="float" office:value="0.0563730015465796">
                <text:p>0.056373001546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">
                <text:p>0.158</text:p>
              </table:table-cell>
              <table:table-cell office:value-type="float" office:value="0.0489311810645542">
                <text:p>0.0489311810645542</text:p>
              </table:table-cell>
              <table:table-cell office:value-type="float" office:value="0.0441376378708916">
                <text:p>0.0441376378708916</text:p>
              </table:table-cell>
              <table:table-cell office:value-type="float" office:value="0.0569311810645543">
                <text:p>0.056931181064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">
                <text:p>0.159</text:p>
              </table:table-cell>
              <table:table-cell office:value-type="float" office:value="0.0484909275074671">
                <text:p>0.0484909275074671</text:p>
              </table:table-cell>
              <table:table-cell office:value-type="float" office:value="0.0440181449850656">
                <text:p>0.0440181449850656</text:p>
              </table:table-cell>
              <table:table-cell office:value-type="float" office:value="0.0574909275074672">
                <text:p>0.0574909275074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">
                <text:p>0.16</text:p>
              </table:table-cell>
              <table:table-cell office:value-type="float" office:value="0.0480522325637972">
                <text:p>0.0480522325637972</text:p>
              </table:table-cell>
              <table:table-cell office:value-type="float" office:value="0.0438955348724054">
                <text:p>0.0438955348724054</text:p>
              </table:table-cell>
              <table:table-cell office:value-type="float" office:value="0.0580522325637973">
                <text:p>0.0580522325637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">
                <text:p>0.161</text:p>
              </table:table-cell>
              <table:table-cell office:value-type="float" office:value="0.0476150880409307">
                <text:p>0.0476150880409307</text:p>
              </table:table-cell>
              <table:table-cell office:value-type="float" office:value="0.0437698239181384">
                <text:p>0.0437698239181384</text:p>
              </table:table-cell>
              <table:table-cell office:value-type="float" office:value="0.0586150880409308">
                <text:p>0.058615088040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">
                <text:p>0.162</text:p>
              </table:table-cell>
              <table:table-cell office:value-type="float" office:value="0.0471794858637315">
                <text:p>0.0471794858637315</text:p>
              </table:table-cell>
              <table:table-cell office:value-type="float" office:value="0.043641028272537">
                <text:p>0.043641028272537</text:p>
              </table:table-cell>
              <table:table-cell office:value-type="float" office:value="0.0591794858637315">
                <text:p>0.0591794858637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">
                <text:p>0.163</text:p>
              </table:table-cell>
              <table:table-cell office:value-type="float" office:value="0.046745418073151">
                <text:p>0.046745418073151</text:p>
              </table:table-cell>
              <table:table-cell office:value-type="float" office:value="0.043509163853698">
                <text:p>0.043509163853698</text:p>
              </table:table-cell>
              <table:table-cell office:value-type="float" office:value="0.0597454180731511">
                <text:p>0.059745418073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">
                <text:p>0.164</text:p>
              </table:table-cell>
              <table:table-cell office:value-type="float" office:value="0.046312876824879">
                <text:p>0.046312876824879</text:p>
              </table:table-cell>
              <table:table-cell office:value-type="float" office:value="0.043374246350242">
                <text:p>0.043374246350242</text:p>
              </table:table-cell>
              <table:table-cell office:value-type="float" office:value="0.0603128768248791">
                <text:p>0.060312876824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">
                <text:p>0.165</text:p>
              </table:table-cell>
              <table:table-cell office:value-type="float" office:value="0.0458818543880327">
                <text:p>0.0458818543880327</text:p>
              </table:table-cell>
              <table:table-cell office:value-type="float" office:value="0.0432362912239346">
                <text:p>0.0432362912239346</text:p>
              </table:table-cell>
              <table:table-cell office:value-type="float" office:value="0.0608818543880328">
                <text:p>0.0608818543880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">
                <text:p>0.166</text:p>
              </table:table-cell>
              <table:table-cell office:value-type="float" office:value="0.0454523431438851">
                <text:p>0.0454523431438851</text:p>
              </table:table-cell>
              <table:table-cell office:value-type="float" office:value="0.0430953137122298">
                <text:p>0.0430953137122298</text:p>
              </table:table-cell>
              <table:table-cell office:value-type="float" office:value="0.0614523431438851">
                <text:p>0.0614523431438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">
                <text:p>0.167</text:p>
              </table:table-cell>
              <table:table-cell office:value-type="float" office:value="0.0450243355846312">
                <text:p>0.0450243355846312</text:p>
              </table:table-cell>
              <table:table-cell office:value-type="float" office:value="0.0429513288307374">
                <text:p>0.0429513288307374</text:p>
              </table:table-cell>
              <table:table-cell office:value-type="float" office:value="0.0620243355846313">
                <text:p>0.0620243355846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">
                <text:p>0.168</text:p>
              </table:table-cell>
              <table:table-cell office:value-type="float" office:value="0.0445978243121924">
                <text:p>0.0445978243121924</text:p>
              </table:table-cell>
              <table:table-cell office:value-type="float" office:value="0.0428043513756151">
                <text:p>0.0428043513756151</text:p>
              </table:table-cell>
              <table:table-cell office:value-type="float" office:value="0.0625978243121925">
                <text:p>0.062597824312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">
                <text:p>0.169</text:p>
              </table:table-cell>
              <table:table-cell office:value-type="float" office:value="0.0441728020370574">
                <text:p>0.0441728020370574</text:p>
              </table:table-cell>
              <table:table-cell office:value-type="float" office:value="0.0426543959258852">
                <text:p>0.0426543959258852</text:p>
              </table:table-cell>
              <table:table-cell office:value-type="float" office:value="0.0631728020370575">
                <text:p>0.063172802037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">
                <text:p>0.17</text:p>
              </table:table-cell>
              <table:table-cell office:value-type="float" office:value="0.0437492615771604">
                <text:p>0.0437492615771604</text:p>
              </table:table-cell>
              <table:table-cell office:value-type="float" office:value="0.0425014768456791">
                <text:p>0.0425014768456791</text:p>
              </table:table-cell>
              <table:table-cell office:value-type="float" office:value="0.0637492615771605">
                <text:p>0.06374926157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">
                <text:p>0.171</text:p>
              </table:table-cell>
              <table:table-cell office:value-type="float" office:value="0.043327195856796">
                <text:p>0.043327195856796</text:p>
              </table:table-cell>
              <table:table-cell office:value-type="float" office:value="0.0423456082864079">
                <text:p>0.0423456082864079</text:p>
              </table:table-cell>
              <table:table-cell office:value-type="float" office:value="0.0643271958567961">
                <text:p>0.0643271958567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">
                <text:p>0.172</text:p>
              </table:table-cell>
              <table:table-cell office:value-type="float" office:value="0.0429065979055694">
                <text:p>0.0429065979055694</text:p>
              </table:table-cell>
              <table:table-cell office:value-type="float" office:value="0.0421868041888611">
                <text:p>0.0421868041888611</text:p>
              </table:table-cell>
              <table:table-cell office:value-type="float" office:value="0.0649065979055695">
                <text:p>0.064906597905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">
                <text:p>0.173</text:p>
              </table:table-cell>
              <table:table-cell office:value-type="float" office:value="0.0424874608573829">
                <text:p>0.0424874608573829</text:p>
              </table:table-cell>
              <table:table-cell office:value-type="float" office:value="0.042025078285234">
                <text:p>0.042025078285234</text:p>
              </table:table-cell>
              <table:table-cell office:value-type="float" office:value="0.065487460857383">
                <text:p>0.06548746085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">
                <text:p>0.174</text:p>
              </table:table-cell>
              <table:table-cell office:value-type="float" office:value="0.0420697779494579">
                <text:p>0.0420697779494579</text:p>
              </table:table-cell>
              <table:table-cell office:value-type="float" office:value="0.0418604441010841">
                <text:p>0.0418604441010841</text:p>
              </table:table-cell>
              <table:table-cell office:value-type="float" office:value="0.066069777949458">
                <text:p>0.06606977794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">
                <text:p>0.175</text:p>
              </table:table-cell>
              <table:table-cell office:value-type="float" office:value="0.0416535425213915">
                <text:p>0.0416535425213915</text:p>
              </table:table-cell>
              <table:table-cell office:value-type="float" office:value="0.0416929149572168">
                <text:p>0.0416929149572168</text:p>
              </table:table-cell>
              <table:table-cell office:value-type="float" office:value="0.0666535425213917">
                <text:p>0.066653542521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">
                <text:p>0.176</text:p>
              </table:table-cell>
              <table:table-cell office:value-type="float" office:value="0.0412387480142489">
                <text:p>0.0412387480142489</text:p>
              </table:table-cell>
              <table:table-cell office:value-type="float" office:value="0.0415225039715022">
                <text:p>0.0415225039715022</text:p>
              </table:table-cell>
              <table:table-cell office:value-type="float" office:value="0.067238748014249">
                <text:p>0.06723874801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">
                <text:p>0.177</text:p>
              </table:table-cell>
              <table:table-cell office:value-type="float" office:value="0.0408253879696894">
                <text:p>0.0408253879696894</text:p>
              </table:table-cell>
              <table:table-cell office:value-type="float" office:value="0.041349224060621">
                <text:p>0.041349224060621</text:p>
              </table:table-cell>
              <table:table-cell office:value-type="float" office:value="0.0678253879696896">
                <text:p>0.0678253879696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">
                <text:p>0.178</text:p>
              </table:table-cell>
              <table:table-cell office:value-type="float" office:value="0.0404134560291286">
                <text:p>0.0404134560291286</text:p>
              </table:table-cell>
              <table:table-cell office:value-type="float" office:value="0.0411730879417426">
                <text:p>0.0411730879417426</text:p>
              </table:table-cell>
              <table:table-cell office:value-type="float" office:value="0.0684134560291288">
                <text:p>0.068413456029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">
                <text:p>0.179</text:p>
              </table:table-cell>
              <table:table-cell office:value-type="float" office:value="0.0400029459329335">
                <text:p>0.0400029459329335</text:p>
              </table:table-cell>
              <table:table-cell office:value-type="float" office:value="0.0409941081341329">
                <text:p>0.0409941081341329</text:p>
              </table:table-cell>
              <table:table-cell office:value-type="float" office:value="0.0690029459329336">
                <text:p>0.0690029459329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">
                <text:p>0.18</text:p>
              </table:table-cell>
              <table:table-cell office:value-type="float" office:value="0.0395938515196526">
                <text:p>0.0395938515196526</text:p>
              </table:table-cell>
              <table:table-cell office:value-type="float" office:value="0.0408122969606947">
                <text:p>0.0408122969606947</text:p>
              </table:table-cell>
              <table:table-cell office:value-type="float" office:value="0.0695938515196527">
                <text:p>0.069593851519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">
                <text:p>0.181</text:p>
              </table:table-cell>
              <table:table-cell office:value-type="float" office:value="0.0391861667252807">
                <text:p>0.0391861667252807</text:p>
              </table:table-cell>
              <table:table-cell office:value-type="float" office:value="0.0406276665494385">
                <text:p>0.0406276665494385</text:p>
              </table:table-cell>
              <table:table-cell office:value-type="float" office:value="0.0701861667252808">
                <text:p>0.070186166725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">
                <text:p>0.182</text:p>
              </table:table-cell>
              <table:table-cell office:value-type="float" office:value="0.0387798855825571">
                <text:p>0.0387798855825571</text:p>
              </table:table-cell>
              <table:table-cell office:value-type="float" office:value="0.0404402288348856">
                <text:p>0.0404402288348856</text:p>
              </table:table-cell>
              <table:table-cell office:value-type="float" office:value="0.0707798855825573">
                <text:p>0.070779885582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">
                <text:p>0.183</text:p>
              </table:table-cell>
              <table:table-cell office:value-type="float" office:value="0.0383750022202992">
                <text:p>0.0383750022202992</text:p>
              </table:table-cell>
              <table:table-cell office:value-type="float" office:value="0.0402499955594016">
                <text:p>0.0402499955594016</text:p>
              </table:table-cell>
              <table:table-cell office:value-type="float" office:value="0.0713750022202993">
                <text:p>0.0713750022202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">
                <text:p>0.184</text:p>
              </table:table-cell>
              <table:table-cell office:value-type="float" office:value="0.0379715108627689">
                <text:p>0.0379715108627689</text:p>
              </table:table-cell>
              <table:table-cell office:value-type="float" office:value="0.0400569782744621">
                <text:p>0.0400569782744621</text:p>
              </table:table-cell>
              <table:table-cell office:value-type="float" office:value="0.071971510862769">
                <text:p>0.07197151086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">
                <text:p>0.185</text:p>
              </table:table-cell>
              <table:table-cell office:value-type="float" office:value="0.0375694058290752">
                <text:p>0.0375694058290752</text:p>
              </table:table-cell>
              <table:table-cell office:value-type="float" office:value="0.0398611883418495">
                <text:p>0.0398611883418495</text:p>
              </table:table-cell>
              <table:table-cell office:value-type="float" office:value="0.0725694058290753">
                <text:p>0.072569405829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">
                <text:p>0.186</text:p>
              </table:table-cell>
              <table:table-cell office:value-type="float" office:value="0.0371686815326099">
                <text:p>0.0371686815326099</text:p>
              </table:table-cell>
              <table:table-cell office:value-type="float" office:value="0.03966263693478">
                <text:p>0.03966263693478</text:p>
              </table:table-cell>
              <table:table-cell office:value-type="float" office:value="0.07316868153261">
                <text:p>0.07316868153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">
                <text:p>0.187</text:p>
              </table:table-cell>
              <table:table-cell office:value-type="float" office:value="0.0367693324805187">
                <text:p>0.0367693324805187</text:p>
              </table:table-cell>
              <table:table-cell office:value-type="float" office:value="0.0394613350389625">
                <text:p>0.0394613350389625</text:p>
              </table:table-cell>
              <table:table-cell office:value-type="float" office:value="0.0737693324805188">
                <text:p>0.0737693324805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">
                <text:p>0.188</text:p>
              </table:table-cell>
              <table:table-cell office:value-type="float" office:value="0.036371353273207">
                <text:p>0.036371353273207</text:p>
              </table:table-cell>
              <table:table-cell office:value-type="float" office:value="0.039257293453586">
                <text:p>0.039257293453586</text:p>
              </table:table-cell>
              <table:table-cell office:value-type="float" office:value="0.0743713532732071">
                <text:p>0.0743713532732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0.0359747386038809">
                <text:p>0.0359747386038809</text:p>
              </table:table-cell>
              <table:table-cell office:value-type="float" office:value="0.0390505227922382">
                <text:p>0.0390505227922382</text:p>
              </table:table-cell>
              <table:table-cell office:value-type="float" office:value="0.074974738603881">
                <text:p>0.074974738603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">
                <text:p>0.19</text:p>
              </table:table-cell>
              <table:table-cell office:value-type="float" office:value="0.0355794832581237">
                <text:p>0.0355794832581237</text:p>
              </table:table-cell>
              <table:table-cell office:value-type="float" office:value="0.0388410334837525">
                <text:p>0.0388410334837525</text:p>
              </table:table-cell>
              <table:table-cell office:value-type="float" office:value="0.0755794832581238">
                <text:p>0.075579483258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">
                <text:p>0.191</text:p>
              </table:table-cell>
              <table:table-cell office:value-type="float" office:value="0.0351855821135082">
                <text:p>0.0351855821135082</text:p>
              </table:table-cell>
              <table:table-cell office:value-type="float" office:value="0.0386288357729836">
                <text:p>0.0386288357729836</text:p>
              </table:table-cell>
              <table:table-cell office:value-type="float" office:value="0.0761855821135083">
                <text:p>0.076185582113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">
                <text:p>0.192</text:p>
              </table:table-cell>
              <table:table-cell office:value-type="float" office:value="0.0347930301392447">
                <text:p>0.0347930301392447</text:p>
              </table:table-cell>
              <table:table-cell office:value-type="float" office:value="0.0384139397215104">
                <text:p>0.0384139397215104</text:p>
              </table:table-cell>
              <table:table-cell office:value-type="float" office:value="0.0767930301392449">
                <text:p>0.076793030139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">
                <text:p>0.193</text:p>
              </table:table-cell>
              <table:table-cell office:value-type="float" office:value="0.0344018223958667">
                <text:p>0.0344018223958667</text:p>
              </table:table-cell>
              <table:table-cell office:value-type="float" office:value="0.0381963552082664">
                <text:p>0.0381963552082664</text:p>
              </table:table-cell>
              <table:table-cell office:value-type="float" office:value="0.0774018223958668">
                <text:p>0.077401822395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">
                <text:p>0.194</text:p>
              </table:table-cell>
              <table:table-cell office:value-type="float" office:value="0.0340119540349522">
                <text:p>0.0340119540349522</text:p>
              </table:table-cell>
              <table:table-cell office:value-type="float" office:value="0.0379760919300955">
                <text:p>0.0379760919300955</text:p>
              </table:table-cell>
              <table:table-cell office:value-type="float" office:value="0.0780119540349523">
                <text:p>0.078011954034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">
                <text:p>0.195</text:p>
              </table:table-cell>
              <table:table-cell office:value-type="float" office:value="0.0336234202988839">
                <text:p>0.0336234202988839</text:p>
              </table:table-cell>
              <table:table-cell office:value-type="float" office:value="0.037753159402232">
                <text:p>0.037753159402232</text:p>
              </table:table-cell>
              <table:table-cell office:value-type="float" office:value="0.0786234202988841">
                <text:p>0.0786234202988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">
                <text:p>0.196</text:p>
              </table:table-cell>
              <table:table-cell office:value-type="float" office:value="0.0332362165206472">
                <text:p>0.0332362165206472</text:p>
              </table:table-cell>
              <table:table-cell office:value-type="float" office:value="0.0375275669587055">
                <text:p>0.0375275669587055</text:p>
              </table:table-cell>
              <table:table-cell office:value-type="float" office:value="0.0792362165206473">
                <text:p>0.079236216520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">
                <text:p>0.197</text:p>
              </table:table-cell>
              <table:table-cell office:value-type="float" office:value="0.0328503381236667">
                <text:p>0.0328503381236667</text:p>
              </table:table-cell>
              <table:table-cell office:value-type="float" office:value="0.0372993237526665">
                <text:p>0.0372993237526665</text:p>
              </table:table-cell>
              <table:table-cell office:value-type="float" office:value="0.0798503381236668">
                <text:p>0.079850338123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">
                <text:p>0.198</text:p>
              </table:table-cell>
              <table:table-cell office:value-type="float" office:value="0.0324657806216829">
                <text:p>0.0324657806216829</text:p>
              </table:table-cell>
              <table:table-cell office:value-type="float" office:value="0.037068438756634">
                <text:p>0.037068438756634</text:p>
              </table:table-cell>
              <table:table-cell office:value-type="float" office:value="0.080465780621683">
                <text:p>0.08046578062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">
                <text:p>0.199</text:p>
              </table:table-cell>
              <table:table-cell office:value-type="float" office:value="0.0320825396186693">
                <text:p>0.0320825396186693</text:p>
              </table:table-cell>
              <table:table-cell office:value-type="float" office:value="0.0368349207626613">
                <text:p>0.0368349207626613</text:p>
              </table:table-cell>
              <table:table-cell office:value-type="float" office:value="0.0810825396186694">
                <text:p>0.081082539618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">
                <text:p>0.2</text:p>
              </table:table-cell>
              <table:table-cell office:value-type="float" office:value="0.0317006108087899">
                <text:p>0.0317006108087899</text:p>
              </table:table-cell>
              <table:table-cell office:value-type="float" office:value="0.0365987783824201">
                <text:p>0.0365987783824201</text:p>
              </table:table-cell>
              <table:table-cell office:value-type="float" office:value="0.08170061080879">
                <text:p>0.0817006108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">
                <text:p>0.201</text:p>
              </table:table-cell>
              <table:table-cell office:value-type="float" office:value="0.0313199899764002">
                <text:p>0.0313199899764002</text:p>
              </table:table-cell>
              <table:table-cell office:value-type="float" office:value="0.0363600200471995">
                <text:p>0.0363600200471995</text:p>
              </table:table-cell>
              <table:table-cell office:value-type="float" office:value="0.0823199899764003">
                <text:p>0.082319989976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">
                <text:p>0.202</text:p>
              </table:table-cell>
              <table:table-cell office:value-type="float" office:value="0.0309406729960903">
                <text:p>0.0309406729960903</text:p>
              </table:table-cell>
              <table:table-cell office:value-type="float" office:value="0.0361186540078194">
                <text:p>0.0361186540078194</text:p>
              </table:table-cell>
              <table:table-cell office:value-type="float" office:value="0.0829406729960904">
                <text:p>0.082940672996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">
                <text:p>0.203</text:p>
              </table:table-cell>
              <table:table-cell office:value-type="float" office:value="0.0305626558327728">
                <text:p>0.0305626558327728</text:p>
              </table:table-cell>
              <table:table-cell office:value-type="float" office:value="0.0358746883344542">
                <text:p>0.0358746883344542</text:p>
              </table:table-cell>
              <table:table-cell office:value-type="float" office:value="0.0835626558327729">
                <text:p>0.0835626558327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">
                <text:p>0.204</text:p>
              </table:table-cell>
              <table:table-cell office:value-type="float" office:value="0.0301859345418163">
                <text:p>0.0301859345418163</text:p>
              </table:table-cell>
              <table:table-cell office:value-type="float" office:value="0.0356281309163672">
                <text:p>0.0356281309163672</text:p>
              </table:table-cell>
              <table:table-cell office:value-type="float" office:value="0.0841859345418165">
                <text:p>0.084185934541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">
                <text:p>0.205</text:p>
              </table:table-cell>
              <table:table-cell office:value-type="float" office:value="0.0298105052692252">
                <text:p>0.0298105052692252</text:p>
              </table:table-cell>
              <table:table-cell office:value-type="float" office:value="0.0353789894615494">
                <text:p>0.0353789894615494</text:p>
              </table:table-cell>
              <table:table-cell office:value-type="float" office:value="0.0848105052692253">
                <text:p>0.084810505269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">
                <text:p>0.206</text:p>
              </table:table-cell>
              <table:table-cell office:value-type="float" office:value="0.0294363642518678">
                <text:p>0.0294363642518678</text:p>
              </table:table-cell>
              <table:table-cell office:value-type="float" office:value="0.0351272714962643">
                <text:p>0.0351272714962643</text:p>
              </table:table-cell>
              <table:table-cell office:value-type="float" office:value="0.0854363642518679">
                <text:p>0.085436364251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">
                <text:p>0.207</text:p>
              </table:table-cell>
              <table:table-cell office:value-type="float" office:value="0.0290635078177541">
                <text:p>0.0290635078177541</text:p>
              </table:table-cell>
              <table:table-cell office:value-type="float" office:value="0.0348729843644917">
                <text:p>0.0348729843644917</text:p>
              </table:table-cell>
              <table:table-cell office:value-type="float" office:value="0.0860635078177542">
                <text:p>0.0860635078177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">
                <text:p>0.208</text:p>
              </table:table-cell>
              <table:table-cell office:value-type="float" office:value="0.0286919323863647">
                <text:p>0.0286919323863647</text:p>
              </table:table-cell>
              <table:table-cell office:value-type="float" office:value="0.0346161352272704">
                <text:p>0.0346161352272704</text:p>
              </table:table-cell>
              <table:table-cell office:value-type="float" office:value="0.0866919323863649">
                <text:p>0.086691932386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">
                <text:p>0.209</text:p>
              </table:table-cell>
              <table:table-cell office:value-type="float" office:value="0.0283216344690326">
                <text:p>0.0283216344690326</text:p>
              </table:table-cell>
              <table:table-cell office:value-type="float" office:value="0.0343567310619346">
                <text:p>0.0343567310619346</text:p>
              </table:table-cell>
              <table:table-cell office:value-type="float" office:value="0.0873216344690327">
                <text:p>0.0873216344690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">
                <text:p>0.21</text:p>
              </table:table-cell>
              <table:table-cell office:value-type="float" office:value="0.0279526106693793">
                <text:p>0.0279526106693793</text:p>
              </table:table-cell>
              <table:table-cell office:value-type="float" office:value="0.0340947786612412">
                <text:p>0.0340947786612412</text:p>
              </table:table-cell>
              <table:table-cell office:value-type="float" office:value="0.0879526106693794">
                <text:p>0.0879526106693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">
                <text:p>0.211</text:p>
              </table:table-cell>
              <table:table-cell office:value-type="float" office:value="0.0275848576838082">
                <text:p>0.0275848576838082</text:p>
              </table:table-cell>
              <table:table-cell office:value-type="float" office:value="0.0338302846323834">
                <text:p>0.0338302846323834</text:p>
              </table:table-cell>
              <table:table-cell office:value-type="float" office:value="0.0885848576838083">
                <text:p>0.0885848576838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">
                <text:p>0.212</text:p>
              </table:table-cell>
              <table:table-cell office:value-type="float" office:value="0.0272183723020562">
                <text:p>0.0272183723020562</text:p>
              </table:table-cell>
              <table:table-cell office:value-type="float" office:value="0.0335632553958874">
                <text:p>0.0335632553958874</text:p>
              </table:table-cell>
              <table:table-cell office:value-type="float" office:value="0.0892183723020563">
                <text:p>0.089218372302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">
                <text:p>0.213</text:p>
              </table:table-cell>
              <table:table-cell office:value-type="float" office:value="0.0268531514078066">
                <text:p>0.0268531514078066</text:p>
              </table:table-cell>
              <table:table-cell office:value-type="float" office:value="0.0332936971843866">
                <text:p>0.0332936971843866</text:p>
              </table:table-cell>
              <table:table-cell office:value-type="float" office:value="0.0898531514078067">
                <text:p>0.0898531514078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">
                <text:p>0.214</text:p>
              </table:table-cell>
              <table:table-cell office:value-type="float" office:value="0.0264891919793654">
                <text:p>0.0264891919793654</text:p>
              </table:table-cell>
              <table:table-cell office:value-type="float" office:value="0.0330216160412691">
                <text:p>0.0330216160412691</text:p>
              </table:table-cell>
              <table:table-cell office:value-type="float" office:value="0.0904891919793655">
                <text:p>0.090489191979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">
                <text:p>0.215</text:p>
              </table:table-cell>
              <table:table-cell office:value-type="float" office:value="0.0261264910904034">
                <text:p>0.0261264910904034</text:p>
              </table:table-cell>
              <table:table-cell office:value-type="float" office:value="0.032747017819193">
                <text:p>0.032747017819193</text:p>
              </table:table-cell>
              <table:table-cell office:value-type="float" office:value="0.0911264910904035">
                <text:p>0.091126491090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">
                <text:p>0.216</text:p>
              </table:table-cell>
              <table:table-cell office:value-type="float" office:value="0.0257650459107677">
                <text:p>0.0257650459107677</text:p>
              </table:table-cell>
              <table:table-cell office:value-type="float" office:value="0.0324699081784645">
                <text:p>0.0324699081784645</text:p>
              </table:table-cell>
              <table:table-cell office:value-type="float" office:value="0.0917650459107678">
                <text:p>0.091765045910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">
                <text:p>0.217</text:p>
              </table:table-cell>
              <table:table-cell office:value-type="float" office:value="0.0254048537073643">
                <text:p>0.0254048537073643</text:p>
              </table:table-cell>
              <table:table-cell office:value-type="float" office:value="0.0321902925852713">
                <text:p>0.0321902925852713</text:p>
              </table:table-cell>
              <table:table-cell office:value-type="float" office:value="0.0924048537073644">
                <text:p>0.092404853707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">
                <text:p>0.218</text:p>
              </table:table-cell>
              <table:table-cell office:value-type="float" office:value="0.0250459118451161">
                <text:p>0.0250459118451161</text:p>
              </table:table-cell>
              <table:table-cell office:value-type="float" office:value="0.0319081763097676">
                <text:p>0.0319081763097676</text:p>
              </table:table-cell>
              <table:table-cell office:value-type="float" office:value="0.0930459118451162">
                <text:p>0.093045911845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">
                <text:p>0.219</text:p>
              </table:table-cell>
              <table:table-cell office:value-type="float" office:value="0.0246882177879999">
                <text:p>0.0246882177879999</text:p>
              </table:table-cell>
              <table:table-cell office:value-type="float" office:value="0.031623564424">
                <text:p>0.031623564424</text:p>
              </table:table-cell>
              <table:table-cell office:value-type="float" office:value="0.0936882177880001">
                <text:p>0.093688217788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">
                <text:p>0.22</text:p>
              </table:table-cell>
              <table:table-cell office:value-type="float" office:value="0.0243317691001645">
                <text:p>0.0243317691001645</text:p>
              </table:table-cell>
              <table:table-cell office:value-type="float" office:value="0.0313364617996708">
                <text:p>0.0313364617996708</text:p>
              </table:table-cell>
              <table:table-cell office:value-type="float" office:value="0.0943317691001647">
                <text:p>0.094331769100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">
                <text:p>0.221</text:p>
              </table:table-cell>
              <table:table-cell office:value-type="float" office:value="0.023976563447136">
                <text:p>0.023976563447136</text:p>
              </table:table-cell>
              <table:table-cell office:value-type="float" office:value="0.0310468731057278">
                <text:p>0.0310468731057278</text:p>
              </table:table-cell>
              <table:table-cell office:value-type="float" office:value="0.0949765634471361">
                <text:p>0.094976563447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">
                <text:p>0.222</text:p>
              </table:table-cell>
              <table:table-cell office:value-type="float" office:value="0.0236225985971131">
                <text:p>0.0236225985971131</text:p>
              </table:table-cell>
              <table:table-cell office:value-type="float" office:value="0.0307548028057737">
                <text:p>0.0307548028057737</text:p>
              </table:table-cell>
              <table:table-cell office:value-type="float" office:value="0.0956225985971132">
                <text:p>0.095622598597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">
                <text:p>0.223</text:p>
              </table:table-cell>
              <table:table-cell office:value-type="float" office:value="0.0232698724223576">
                <text:p>0.0232698724223576</text:p>
              </table:table-cell>
              <table:table-cell office:value-type="float" office:value="0.0304602551552846">
                <text:p>0.0304602551552846</text:p>
              </table:table-cell>
              <table:table-cell office:value-type="float" office:value="0.0962698724223577">
                <text:p>0.096269872422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">
                <text:p>0.224</text:p>
              </table:table-cell>
              <table:table-cell office:value-type="float" office:value="0.0229183829006854">
                <text:p>0.0229183829006854</text:p>
              </table:table-cell>
              <table:table-cell office:value-type="float" office:value="0.030163234198629">
                <text:p>0.030163234198629</text:p>
              </table:table-cell>
              <table:table-cell office:value-type="float" office:value="0.0969183829006855">
                <text:p>0.0969183829006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">
                <text:p>0.225</text:p>
              </table:table-cell>
              <table:table-cell office:value-type="float" office:value="0.0225681281170621">
                <text:p>0.0225681281170621</text:p>
              </table:table-cell>
              <table:table-cell office:value-type="float" office:value="0.0298637437658756">
                <text:p>0.0298637437658756</text:p>
              </table:table-cell>
              <table:table-cell office:value-type="float" office:value="0.0975681281170622">
                <text:p>0.097568128117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">
                <text:p>0.226</text:p>
              </table:table-cell>
              <table:table-cell office:value-type="float" office:value="0.0222191062653106">
                <text:p>0.0222191062653106</text:p>
              </table:table-cell>
              <table:table-cell office:value-type="float" office:value="0.0295617874693787">
                <text:p>0.0295617874693787</text:p>
              </table:table-cell>
              <table:table-cell office:value-type="float" office:value="0.0982191062653107">
                <text:p>0.0982191062653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">
                <text:p>0.227</text:p>
              </table:table-cell>
              <table:table-cell office:value-type="float" office:value="0.0218713156499355">
                <text:p>0.0218713156499355</text:p>
              </table:table-cell>
              <table:table-cell office:value-type="float" office:value="0.0292573687001288">
                <text:p>0.0292573687001288</text:p>
              </table:table-cell>
              <table:table-cell office:value-type="float" office:value="0.0988713156499356">
                <text:p>0.098871315649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">
                <text:p>0.228</text:p>
              </table:table-cell>
              <table:table-cell office:value-type="float" office:value="0.0215247546880724">
                <text:p>0.0215247546880724</text:p>
              </table:table-cell>
              <table:table-cell office:value-type="float" office:value="0.028950490623855">
                <text:p>0.028950490623855</text:p>
              </table:table-cell>
              <table:table-cell office:value-type="float" office:value="0.0995247546880725">
                <text:p>0.099524754688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">
                <text:p>0.229</text:p>
              </table:table-cell>
              <table:table-cell office:value-type="float" office:value="0.0211794219115678">
                <text:p>0.0211794219115678</text:p>
              </table:table-cell>
              <table:table-cell office:value-type="float" office:value="0.0286411561768643">
                <text:p>0.0286411561768643</text:p>
              </table:table-cell>
              <table:table-cell office:value-type="float" office:value="0.100179421911568">
                <text:p>0.10017942191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">
                <text:p>0.23</text:p>
              </table:table-cell>
              <table:table-cell office:value-type="float" office:value="0.0208353159691985">
                <text:p>0.0208353159691985</text:p>
              </table:table-cell>
              <table:table-cell office:value-type="float" office:value="0.0283293680616029">
                <text:p>0.0283293680616029</text:p>
              </table:table-cell>
              <table:table-cell office:value-type="float" office:value="0.100835315969199">
                <text:p>0.100835315969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">
                <text:p>0.231</text:p>
              </table:table-cell>
              <table:table-cell office:value-type="float" office:value="0.020492435629039">
                <text:p>0.020492435629039</text:p>
              </table:table-cell>
              <table:table-cell office:value-type="float" office:value="0.0280151287419219">
                <text:p>0.0280151287419219</text:p>
              </table:table-cell>
              <table:table-cell office:value-type="float" office:value="0.101492435629039">
                <text:p>0.10149243562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">
                <text:p>0.232</text:p>
              </table:table-cell>
              <table:table-cell office:value-type="float" office:value="0.0201507797809854">
                <text:p>0.0201507797809854</text:p>
              </table:table-cell>
              <table:table-cell office:value-type="float" office:value="0.0276984404380291">
                <text:p>0.0276984404380291</text:p>
              </table:table-cell>
              <table:table-cell office:value-type="float" office:value="0.102150779780985">
                <text:p>0.10215077978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">
                <text:p>0.233</text:p>
              </table:table-cell>
              <table:table-cell office:value-type="float" office:value="0.0198103474394462">
                <text:p>0.0198103474394462</text:p>
              </table:table-cell>
              <table:table-cell office:value-type="float" office:value="0.0273793051211074">
                <text:p>0.0273793051211074</text:p>
              </table:table-cell>
              <table:table-cell office:value-type="float" office:value="0.102810347439446">
                <text:p>0.10281034743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">
                <text:p>0.234</text:p>
              </table:table-cell>
              <table:table-cell office:value-type="float" office:value="0.0194711377462112">
                <text:p>0.0194711377462112</text:p>
              </table:table-cell>
              <table:table-cell office:value-type="float" office:value="0.0270577245075774">
                <text:p>0.0270577245075774</text:p>
              </table:table-cell>
              <table:table-cell office:value-type="float" office:value="0.103471137746211">
                <text:p>0.10347113774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">
                <text:p>0.235</text:p>
              </table:table-cell>
              <table:table-cell office:value-type="float" office:value="0.0191331499735087">
                <text:p>0.0191331499735087</text:p>
              </table:table-cell>
              <table:table-cell office:value-type="float" office:value="0.0267337000529824">
                <text:p>0.0267337000529824</text:p>
              </table:table-cell>
              <table:table-cell office:value-type="float" office:value="0.104133149973509">
                <text:p>0.104133149973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">
                <text:p>0.236</text:p>
              </table:table-cell>
              <table:table-cell office:value-type="float" office:value="0.018796383527266">
                <text:p>0.018796383527266</text:p>
              </table:table-cell>
              <table:table-cell office:value-type="float" office:value="0.0264072329454678">
                <text:p>0.0264072329454678</text:p>
              </table:table-cell>
              <table:table-cell office:value-type="float" office:value="0.104796383527266">
                <text:p>0.104796383527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">
                <text:p>0.237</text:p>
              </table:table-cell>
              <table:table-cell office:value-type="float" office:value="0.0184608379505852">
                <text:p>0.0184608379505852</text:p>
              </table:table-cell>
              <table:table-cell office:value-type="float" office:value="0.0260783240988295">
                <text:p>0.0260783240988295</text:p>
              </table:table-cell>
              <table:table-cell office:value-type="float" office:value="0.105460837950585">
                <text:p>0.10546083795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">
                <text:p>0.238</text:p>
              </table:table-cell>
              <table:table-cell office:value-type="float" office:value="0.0181265129274499">
                <text:p>0.0181265129274499</text:p>
              </table:table-cell>
              <table:table-cell office:value-type="float" office:value="0.0257469741451">
                <text:p>0.0257469741451</text:p>
              </table:table-cell>
              <table:table-cell office:value-type="float" office:value="0.10612651292745">
                <text:p>0.10612651292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">
                <text:p>0.239</text:p>
              </table:table-cell>
              <table:table-cell office:value-type="float" office:value="0.0177934082866806">
                <text:p>0.0177934082866806</text:p>
              </table:table-cell>
              <table:table-cell office:value-type="float" office:value="0.0254131834266387">
                <text:p>0.0254131834266387</text:p>
              </table:table-cell>
              <table:table-cell office:value-type="float" office:value="0.106793408286681">
                <text:p>0.10679340828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">
                <text:p>0.24</text:p>
              </table:table-cell>
              <table:table-cell office:value-type="float" office:value="0.017461524006154">
                <text:p>0.017461524006154</text:p>
              </table:table-cell>
              <table:table-cell office:value-type="float" office:value="0.0250769519876918">
                <text:p>0.0250769519876918</text:p>
              </table:table-cell>
              <table:table-cell office:value-type="float" office:value="0.107461524006154">
                <text:p>0.10746152400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">
                <text:p>0.241</text:p>
              </table:table-cell>
              <table:table-cell office:value-type="float" office:value="0.0171308602173095">
                <text:p>0.0171308602173095</text:p>
              </table:table-cell>
              <table:table-cell office:value-type="float" office:value="0.0247382795653807">
                <text:p>0.0247382795653807</text:p>
              </table:table-cell>
              <table:table-cell office:value-type="float" office:value="0.10813086021731">
                <text:p>0.1081308602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">
                <text:p>0.242</text:p>
              </table:table-cell>
              <table:table-cell office:value-type="float" office:value="0.0168014172099613">
                <text:p>0.0168014172099613</text:p>
              </table:table-cell>
              <table:table-cell office:value-type="float" office:value="0.0243971655800773">
                <text:p>0.0243971655800773</text:p>
              </table:table-cell>
              <table:table-cell office:value-type="float" office:value="0.108801417209961">
                <text:p>0.10880141720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">
                <text:p>0.243</text:p>
              </table:table-cell>
              <table:table-cell office:value-type="float" office:value="0.0164731954374414">
                <text:p>0.0164731954374414</text:p>
              </table:table-cell>
              <table:table-cell office:value-type="float" office:value="0.0240536091251171">
                <text:p>0.0240536091251171</text:p>
              </table:table-cell>
              <table:table-cell office:value-type="float" office:value="0.109473195437442">
                <text:p>0.10947319543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">
                <text:p>0.244</text:p>
              </table:table-cell>
              <table:table-cell office:value-type="float" office:value="0.0161461955221">
                <text:p>0.0161461955221</text:p>
              </table:table-cell>
              <table:table-cell office:value-type="float" office:value="0.0237076089557998">
                <text:p>0.0237076089557998</text:p>
              </table:table-cell>
              <table:table-cell office:value-type="float" office:value="0.1101461955221">
                <text:p>0.110146195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">
                <text:p>0.245</text:p>
              </table:table-cell>
              <table:table-cell office:value-type="float" office:value="0.0158204182611904">
                <text:p>0.0158204182611904</text:p>
              </table:table-cell>
              <table:table-cell office:value-type="float" office:value="0.023359163477619">
                <text:p>0.023359163477619</text:p>
              </table:table-cell>
              <table:table-cell office:value-type="float" office:value="0.110820418261191">
                <text:p>0.11082041826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">
                <text:p>0.246</text:p>
              </table:table-cell>
              <table:table-cell office:value-type="float" office:value="0.0154958646331711">
                <text:p>0.0154958646331711</text:p>
              </table:table-cell>
              <table:table-cell office:value-type="float" office:value="0.0230082707336577">
                <text:p>0.0230082707336577</text:p>
              </table:table-cell>
              <table:table-cell office:value-type="float" office:value="0.111495864633171">
                <text:p>0.11149586463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">
                <text:p>0.247</text:p>
              </table:table-cell>
              <table:table-cell office:value-type="float" office:value="0.0151725358044593">
                <text:p>0.0151725358044593</text:p>
              </table:table-cell>
              <table:table-cell office:value-type="float" office:value="0.0226549283910813">
                <text:p>0.0226549283910813</text:p>
              </table:table-cell>
              <table:table-cell office:value-type="float" office:value="0.112172535804459">
                <text:p>0.11217253580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">
                <text:p>0.248</text:p>
              </table:table-cell>
              <table:table-cell office:value-type="float" office:value="0.0148504331366756">
                <text:p>0.0148504331366756</text:p>
              </table:table-cell>
              <table:table-cell office:value-type="float" office:value="0.0222991337266487">
                <text:p>0.0222991337266487</text:p>
              </table:table-cell>
              <table:table-cell office:value-type="float" office:value="0.112850433136676">
                <text:p>0.112850433136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">
                <text:p>0.249</text:p>
              </table:table-cell>
              <table:table-cell office:value-type="float" office:value="0.0145295581944203">
                <text:p>0.0145295581944203</text:p>
              </table:table-cell>
              <table:table-cell office:value-type="float" office:value="0.0219408836111593">
                <text:p>0.0219408836111593</text:p>
              </table:table-cell>
              <table:table-cell office:value-type="float" office:value="0.11352955819442">
                <text:p>0.11352955819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">
                <text:p>0.25</text:p>
              </table:table-cell>
              <table:table-cell office:value-type="float" office:value="0.0142099127536312">
                <text:p>0.0142099127536312</text:p>
              </table:table-cell>
              <table:table-cell office:value-type="float" office:value="0.0215801744927375">
                <text:p>0.0215801744927375</text:p>
              </table:table-cell>
              <table:table-cell office:value-type="float" office:value="0.114209912753631">
                <text:p>0.11420991275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">
                <text:p>0.251</text:p>
              </table:table-cell>
              <table:table-cell office:value-type="float" office:value="0.0138914988105735">
                <text:p>0.0138914988105735</text:p>
              </table:table-cell>
              <table:table-cell office:value-type="float" office:value="0.0212170023788528">
                <text:p>0.0212170023788528</text:p>
              </table:table-cell>
              <table:table-cell office:value-type="float" office:value="0.114891498810574">
                <text:p>0.11489149881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">
                <text:p>0.252</text:p>
              </table:table-cell>
              <table:table-cell office:value-type="float" office:value="0.0135743185915221">
                <text:p>0.0135743185915221</text:p>
              </table:table-cell>
              <table:table-cell office:value-type="float" office:value="0.0208513628169556">
                <text:p>0.0208513628169556</text:p>
              </table:table-cell>
              <table:table-cell office:value-type="float" office:value="0.115574318591522">
                <text:p>0.11557431859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3">
                <text:p>0.253</text:p>
              </table:table-cell>
              <table:table-cell office:value-type="float" office:value="0.0132583745632006">
                <text:p>0.0132583745632006</text:p>
              </table:table-cell>
              <table:table-cell office:value-type="float" office:value="0.0204832508735986">
                <text:p>0.0204832508735986</text:p>
              </table:table-cell>
              <table:table-cell office:value-type="float" office:value="0.116258374563201">
                <text:p>0.11625837456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4">
                <text:p>0.254</text:p>
              </table:table-cell>
              <table:table-cell office:value-type="float" office:value="0.012943669444051">
                <text:p>0.012943669444051</text:p>
              </table:table-cell>
              <table:table-cell office:value-type="float" office:value="0.0201126611118978">
                <text:p>0.0201126611118978</text:p>
              </table:table-cell>
              <table:table-cell office:value-type="float" office:value="0.116943669444051">
                <text:p>0.11694366944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5">
                <text:p>0.255</text:p>
              </table:table-cell>
              <table:table-cell office:value-type="float" office:value="0.0126302062164166">
                <text:p>0.0126302062164166</text:p>
              </table:table-cell>
              <table:table-cell office:value-type="float" office:value="0.0197395875671667">
                <text:p>0.0197395875671667</text:p>
              </table:table-cell>
              <table:table-cell office:value-type="float" office:value="0.117630206216417">
                <text:p>0.11763020621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">
                <text:p>0.256</text:p>
              </table:table-cell>
              <table:table-cell office:value-type="float" office:value="0.0123179881397294">
                <text:p>0.0123179881397294</text:p>
              </table:table-cell>
              <table:table-cell office:value-type="float" office:value="0.0193640237205411">
                <text:p>0.0193640237205411</text:p>
              </table:table-cell>
              <table:table-cell office:value-type="float" office:value="0.118317988139729">
                <text:p>0.11831798813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7">
                <text:p>0.257</text:p>
              </table:table-cell>
              <table:table-cell office:value-type="float" office:value="0.0120070187648078">
                <text:p>0.0120070187648078</text:p>
              </table:table-cell>
              <table:table-cell office:value-type="float" office:value="0.0189859624703842">
                <text:p>0.0189859624703842</text:p>
              </table:table-cell>
              <table:table-cell office:value-type="float" office:value="0.119007018764808">
                <text:p>0.119007018764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8">
                <text:p>0.258</text:p>
              </table:table-cell>
              <table:table-cell office:value-type="float" office:value="0.0116973019493815">
                <text:p>0.0116973019493815</text:p>
              </table:table-cell>
              <table:table-cell office:value-type="float" office:value="0.0186053961012368">
                <text:p>0.0186053961012368</text:p>
              </table:table-cell>
              <table:table-cell office:value-type="float" office:value="0.119697301949382">
                <text:p>0.11969730194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59">
                <text:p>0.259</text:p>
              </table:table-cell>
              <table:table-cell office:value-type="float" office:value="0.0113888418749764">
                <text:p>0.0113888418749764</text:p>
              </table:table-cell>
              <table:table-cell office:value-type="float" office:value="0.018222316250047">
                <text:p>0.018222316250047</text:p>
              </table:table-cell>
              <table:table-cell office:value-type="float" office:value="0.120388841874977">
                <text:p>0.120388841874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">
                <text:p>0.26</text:p>
              </table:table-cell>
              <table:table-cell office:value-type="float" office:value="0.011081643065313">
                <text:p>0.011081643065313</text:p>
              </table:table-cell>
              <table:table-cell office:value-type="float" office:value="0.0178367138693739">
                <text:p>0.0178367138693739</text:p>
              </table:table-cell>
              <table:table-cell office:value-type="float" office:value="0.121081643065313">
                <text:p>0.12108164306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1">
                <text:p>0.261</text:p>
              </table:table-cell>
              <table:table-cell office:value-type="float" office:value="0.0107757104063888">
                <text:p>0.0107757104063888</text:p>
              </table:table-cell>
              <table:table-cell office:value-type="float" office:value="0.0174485791872222">
                <text:p>0.0174485791872222</text:p>
              </table:table-cell>
              <table:table-cell office:value-type="float" office:value="0.121775710406389">
                <text:p>0.121775710406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2">
                <text:p>0.262</text:p>
              </table:table-cell>
              <table:table-cell office:value-type="float" office:value="0.0104710491684447">
                <text:p>0.0104710491684447</text:p>
              </table:table-cell>
              <table:table-cell office:value-type="float" office:value="0.0170579016631105">
                <text:p>0.0170579016631105</text:p>
              </table:table-cell>
              <table:table-cell office:value-type="float" office:value="0.122471049168445">
                <text:p>0.12247104916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3">
                <text:p>0.263</text:p>
              </table:table-cell>
              <table:table-cell office:value-type="float" office:value="0.0101676650300395">
                <text:p>0.0101676650300395</text:p>
              </table:table-cell>
              <table:table-cell office:value-type="float" office:value="0.0166646699399208">
                <text:p>0.0166646699399208</text:p>
              </table:table-cell>
              <table:table-cell office:value-type="float" office:value="0.12316766503004">
                <text:p>0.12316766503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4">
                <text:p>0.264</text:p>
              </table:table-cell>
              <table:table-cell office:value-type="float" office:value="0.00986556410449576">
                <text:p>0.00986556410449576</text:p>
              </table:table-cell>
              <table:table-cell office:value-type="float" office:value="0.0162688717910083">
                <text:p>0.0162688717910083</text:p>
              </table:table-cell>
              <table:table-cell office:value-type="float" office:value="0.123865564104496">
                <text:p>0.12386556410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5">
                <text:p>0.265</text:p>
              </table:table-cell>
              <table:table-cell office:value-type="float" office:value="0.00956475296901572">
                <text:p>0.00956475296901572</text:p>
              </table:table-cell>
              <table:table-cell office:value-type="float" office:value="0.0158704940619684">
                <text:p>0.0158704940619684</text:p>
              </table:table-cell>
              <table:table-cell office:value-type="float" office:value="0.124564752969016">
                <text:p>0.12456475296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6">
                <text:p>0.266</text:p>
              </table:table-cell>
              <table:table-cell office:value-type="float" office:value="0.00926523869681922">
                <text:p>0.00926523869681922</text:p>
              </table:table-cell>
              <table:table-cell office:value-type="float" office:value="0.0154695226063614">
                <text:p>0.0154695226063614</text:p>
              </table:table-cell>
              <table:table-cell office:value-type="float" office:value="0.125265238696819">
                <text:p>0.12526523869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7">
                <text:p>0.267</text:p>
              </table:table-cell>
              <table:table-cell office:value-type="float" office:value="0.0089670288927081">
                <text:p>0.0089670288927081</text:p>
              </table:table-cell>
              <table:table-cell office:value-type="float" office:value="0.0150659422145836">
                <text:p>0.0150659422145836</text:p>
              </table:table-cell>
              <table:table-cell office:value-type="float" office:value="0.125967028892708">
                <text:p>0.12596702889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0.00867013173253384">
                <text:p>0.00867013173253384</text:p>
              </table:table-cell>
              <table:table-cell office:value-type="float" office:value="0.0146597365349322">
                <text:p>0.0146597365349322</text:p>
              </table:table-cell>
              <table:table-cell office:value-type="float" office:value="0.126670131732534">
                <text:p>0.12667013173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69">
                <text:p>0.269</text:p>
              </table:table-cell>
              <table:table-cell office:value-type="float" office:value="0.00837455600712626">
                <text:p>0.00837455600712626</text:p>
              </table:table-cell>
              <table:table-cell office:value-type="float" office:value="0.0142508879857473">
                <text:p>0.0142508879857473</text:p>
              </table:table-cell>
              <table:table-cell office:value-type="float" office:value="0.127374556007126">
                <text:p>0.127374556007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">
                <text:p>0.27</text:p>
              </table:table-cell>
              <table:table-cell office:value-type="float" office:value="0.00808031117134253">
                <text:p>0.00808031117134253</text:p>
              </table:table-cell>
              <table:table-cell office:value-type="float" office:value="0.0138393776573148">
                <text:p>0.0138393776573148</text:p>
              </table:table-cell>
              <table:table-cell office:value-type="float" office:value="0.128080311171343">
                <text:p>0.12808031117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">
                <text:p>0.271</text:p>
              </table:table-cell>
              <table:table-cell office:value-type="float" office:value="0.00778740739901781">
                <text:p>0.00778740739901781</text:p>
              </table:table-cell>
              <table:table-cell office:value-type="float" office:value="0.0134251852019642">
                <text:p>0.0134251852019642</text:p>
              </table:table-cell>
              <table:table-cell office:value-type="float" office:value="0.128787407399018">
                <text:p>0.128787407399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">
                <text:p>0.272</text:p>
              </table:table-cell>
              <table:table-cell office:value-type="float" office:value="0.00749585564474961">
                <text:p>0.00749585564474961</text:p>
              </table:table-cell>
              <table:table-cell office:value-type="float" office:value="0.0130082887105006">
                <text:p>0.0130082887105006</text:p>
              </table:table-cell>
              <table:table-cell office:value-type="float" office:value="0.12949585564475">
                <text:p>0.12949585564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">
                <text:p>0.273</text:p>
              </table:table-cell>
              <table:table-cell office:value-type="float" office:value="0.00720566771363348">
                <text:p>0.00720566771363348</text:p>
              </table:table-cell>
              <table:table-cell office:value-type="float" office:value="0.0125886645727329">
                <text:p>0.0125886645727329</text:p>
              </table:table-cell>
              <table:table-cell office:value-type="float" office:value="0.130205667713634">
                <text:p>0.13020566771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">
                <text:p>0.274</text:p>
              </table:table-cell>
              <table:table-cell office:value-type="float" office:value="0.00691685634029882">
                <text:p>0.00691685634029882</text:p>
              </table:table-cell>
              <table:table-cell office:value-type="float" office:value="0.0121662873194022">
                <text:p>0.0121662873194022</text:p>
              </table:table-cell>
              <table:table-cell office:value-type="float" office:value="0.130916856340299">
                <text:p>0.13091685634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5">
                <text:p>0.275</text:p>
              </table:table-cell>
              <table:table-cell office:value-type="float" office:value="0.00662943527888287">
                <text:p>0.00662943527888287</text:p>
              </table:table-cell>
              <table:table-cell office:value-type="float" office:value="0.0117411294422341">
                <text:p>0.0117411294422341</text:p>
              </table:table-cell>
              <table:table-cell office:value-type="float" office:value="0.131629435278883">
                <text:p>0.131629435278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6">
                <text:p>0.276</text:p>
              </table:table-cell>
              <table:table-cell office:value-type="float" office:value="0.00634341940594679">
                <text:p>0.00634341940594679</text:p>
              </table:table-cell>
              <table:table-cell office:value-type="float" office:value="0.0113131611881063">
                <text:p>0.0113131611881063</text:p>
              </table:table-cell>
              <table:table-cell office:value-type="float" office:value="0.132343419405947">
                <text:p>0.13234341940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7">
                <text:p>0.277</text:p>
              </table:table-cell>
              <table:table-cell office:value-type="float" office:value="0.00605882483880335">
                <text:p>0.00605882483880335</text:p>
              </table:table-cell>
              <table:table-cell office:value-type="float" office:value="0.0108823503223931">
                <text:p>0.0108823503223931</text:p>
              </table:table-cell>
              <table:table-cell office:value-type="float" office:value="0.133058824838804">
                <text:p>0.13305882483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8">
                <text:p>0.278</text:p>
              </table:table-cell>
              <table:table-cell office:value-type="float" office:value="0.00577566907232507">
                <text:p>0.00577566907232507</text:p>
              </table:table-cell>
              <table:table-cell office:value-type="float" office:value="0.0104486618553497">
                <text:p>0.0104486618553497</text:p>
              </table:table-cell>
              <table:table-cell office:value-type="float" office:value="0.133775669072325">
                <text:p>0.13377566907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79">
                <text:p>0.279</text:p>
              </table:table-cell>
              <table:table-cell office:value-type="float" office:value="0.00549397113807965">
                <text:p>0.00549397113807965</text:p>
              </table:table-cell>
              <table:table-cell office:value-type="float" office:value="0.0100120577238405">
                <text:p>0.0100120577238405</text:p>
              </table:table-cell>
              <table:table-cell office:value-type="float" office:value="0.13449397113808">
                <text:p>0.13449397113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">
                <text:p>0.28</text:p>
              </table:table-cell>
              <table:table-cell office:value-type="float" office:value="0.00521375179066179">
                <text:p>0.00521375179066179</text:p>
              </table:table-cell>
              <table:table-cell office:value-type="float" office:value="0.00957249641867627">
                <text:p>0.00957249641867627</text:p>
              </table:table-cell>
              <table:table-cell office:value-type="float" office:value="0.135213751790662">
                <text:p>0.13521375179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1">
                <text:p>0.281</text:p>
              </table:table-cell>
              <table:table-cell office:value-type="float" office:value="0.00493503372744829">
                <text:p>0.00493503372744829</text:p>
              </table:table-cell>
              <table:table-cell office:value-type="float" office:value="0.00912993254510327">
                <text:p>0.00912993254510327</text:p>
              </table:table-cell>
              <table:table-cell office:value-type="float" office:value="0.135935033727448">
                <text:p>0.13593503372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2">
                <text:p>0.282</text:p>
              </table:table-cell>
              <table:table-cell office:value-type="float" office:value="0.00465784184983197">
                <text:p>0.00465784184983197</text:p>
              </table:table-cell>
              <table:table-cell office:value-type="float" office:value="0.0086843163003359">
                <text:p>0.0086843163003359</text:p>
              </table:table-cell>
              <table:table-cell office:value-type="float" office:value="0.136657841849832">
                <text:p>0.13665784184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3">
                <text:p>0.283</text:p>
              </table:table-cell>
              <table:table-cell office:value-type="float" office:value="0.00438220357648612">
                <text:p>0.00438220357648612</text:p>
              </table:table-cell>
              <table:table-cell office:value-type="float" office:value="0.00823559284702759">
                <text:p>0.00823559284702759</text:p>
              </table:table-cell>
              <table:table-cell office:value-type="float" office:value="0.137382203576486">
                <text:p>0.13738220357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4">
                <text:p>0.284</text:p>
              </table:table-cell>
              <table:table-cell office:value-type="float" office:value="0.0041081492226737">
                <text:p>0.0041081492226737</text:p>
              </table:table-cell>
              <table:table-cell office:value-type="float" office:value="0.00778370155465244">
                <text:p>0.00778370155465244</text:p>
              </table:table-cell>
              <table:table-cell office:value-type="float" office:value="0.138108149222674">
                <text:p>0.138108149222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5">
                <text:p>0.285</text:p>
              </table:table-cell>
              <table:table-cell office:value-type="float" office:value="0.00383571246450101">
                <text:p>0.00383571246450101</text:p>
              </table:table-cell>
              <table:table-cell office:value-type="float" office:value="0.00732857507099783">
                <text:p>0.00732857507099783</text:p>
              </table:table-cell>
              <table:table-cell office:value-type="float" office:value="0.138835712464501">
                <text:p>0.13883571246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6">
                <text:p>0.286</text:p>
              </table:table-cell>
              <table:table-cell office:value-type="float" office:value="0.00356493091404392">
                <text:p>0.00356493091404392</text:p>
              </table:table-cell>
              <table:table-cell office:value-type="float" office:value="0.00687013817191201">
                <text:p>0.00687013817191201</text:p>
              </table:table-cell>
              <table:table-cell office:value-type="float" office:value="0.139564930914044">
                <text:p>0.139564930914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7">
                <text:p>0.287</text:p>
              </table:table-cell>
              <table:table-cell office:value-type="float" office:value="0.0032958468416042">
                <text:p>0.0032958468416042</text:p>
              </table:table-cell>
              <table:table-cell office:value-type="float" office:value="0.00640830631679144">
                <text:p>0.00640830631679144</text:p>
              </table:table-cell>
              <table:table-cell office:value-type="float" office:value="0.140295846841604">
                <text:p>0.14029584684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8">
                <text:p>0.288</text:p>
              </table:table-cell>
              <table:table-cell office:value-type="float" office:value="0.00302850809691005">
                <text:p>0.00302850809691005</text:p>
              </table:table-cell>
              <table:table-cell office:value-type="float" office:value="0.00594298380617974">
                <text:p>0.00594298380617974</text:p>
              </table:table-cell>
              <table:table-cell office:value-type="float" office:value="0.14102850809691">
                <text:p>0.14102850809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89">
                <text:p>0.289</text:p>
              </table:table-cell>
              <table:table-cell office:value-type="float" office:value="0.00276296930515721">
                <text:p>0.00276296930515721</text:p>
              </table:table-cell>
              <table:table-cell office:value-type="float" office:value="0.00547406138968542">
                <text:p>0.00547406138968542</text:p>
              </table:table-cell>
              <table:table-cell office:value-type="float" office:value="0.141762969305157">
                <text:p>0.141762969305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">
                <text:p>0.29</text:p>
              </table:table-cell>
              <table:table-cell office:value-type="float" office:value="0.00249929345226909">
                <text:p>0.00249929345226909</text:p>
              </table:table-cell>
              <table:table-cell office:value-type="float" office:value="0.00500141309546166">
                <text:p>0.00500141309546166</text:p>
              </table:table-cell>
              <table:table-cell office:value-type="float" office:value="0.142499293452269">
                <text:p>0.142499293452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1">
                <text:p>0.291</text:p>
              </table:table-cell>
              <table:table-cell office:value-type="float" office:value="0.0022375540375457">
                <text:p>0.0022375540375457</text:p>
              </table:table-cell>
              <table:table-cell office:value-type="float" office:value="0.00452489192490844">
                <text:p>0.00452489192490844</text:p>
              </table:table-cell>
              <table:table-cell office:value-type="float" office:value="0.143237554037546">
                <text:p>0.14323755403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2">
                <text:p>0.292</text:p>
              </table:table-cell>
              <table:table-cell office:value-type="float" office:value="0.00197783808227995">
                <text:p>0.00197783808227995</text:p>
              </table:table-cell>
              <table:table-cell office:value-type="float" office:value="0.00404432383543994">
                <text:p>0.00404432383543994</text:p>
              </table:table-cell>
              <table:table-cell office:value-type="float" office:value="0.14397783808228">
                <text:p>0.1439778380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3">
                <text:p>0.293</text:p>
              </table:table-cell>
              <table:table-cell office:value-type="float" office:value="0.00172025048409586">
                <text:p>0.00172025048409586</text:p>
              </table:table-cell>
              <table:table-cell office:value-type="float" office:value="0.00355949903180811">
                <text:p>0.00355949903180811</text:p>
              </table:table-cell>
              <table:table-cell office:value-type="float" office:value="0.144720250484096">
                <text:p>0.144720250484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4">
                <text:p>0.294</text:p>
              </table:table-cell>
              <table:table-cell office:value-type="float" office:value="0.00146492059695165">
                <text:p>0.00146492059695165</text:p>
              </table:table-cell>
              <table:table-cell office:value-type="float" office:value="0.00307015880609654">
                <text:p>0.00307015880609654</text:p>
              </table:table-cell>
              <table:table-cell office:value-type="float" office:value="0.145464920596952">
                <text:p>0.14546492059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5">
                <text:p>0.295</text:p>
              </table:table-cell>
              <table:table-cell office:value-type="float" office:value="0.00121201273462023">
                <text:p>0.00121201273462023</text:p>
              </table:table-cell>
              <table:table-cell office:value-type="float" office:value="0.00257597453075937">
                <text:p>0.00257597453075937</text:p>
              </table:table-cell>
              <table:table-cell office:value-type="float" office:value="0.14621201273462">
                <text:p>0.14621201273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6">
                <text:p>0.296</text:p>
              </table:table-cell>
              <table:table-cell office:value-type="float" office:value="0.000961744189032095">
                <text:p>0.000961744189032095</text:p>
              </table:table-cell>
              <table:table-cell office:value-type="float" office:value="0.00207651162193564">
                <text:p>0.00207651162193564</text:p>
              </table:table-cell>
              <table:table-cell office:value-type="float" office:value="0.146961744189032">
                <text:p>0.14696174418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7">
                <text:p>0.297</text:p>
              </table:table-cell>
              <table:table-cell office:value-type="float" office:value="0.000714419361311651">
                <text:p>0.000714419361311651</text:p>
              </table:table-cell>
              <table:table-cell office:value-type="float" office:value="0.00157116127737653">
                <text:p>0.00157116127737653</text:p>
              </table:table-cell>
              <table:table-cell office:value-type="float" office:value="0.147714419361312">
                <text:p>0.14771441936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8">
                <text:p>0.298</text:p>
              </table:table-cell>
              <table:table-cell office:value-type="float" office:value="0.000470504581351618">
                <text:p>0.000470504581351618</text:p>
              </table:table-cell>
              <table:table-cell office:value-type="float" office:value="0.0010589908372966">
                <text:p>0.0010589908372966</text:p>
              </table:table-cell>
              <table:table-cell office:value-type="float" office:value="0.148470504581352">
                <text:p>0.14847050458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99">
                <text:p>0.299</text:p>
              </table:table-cell>
              <table:table-cell office:value-type="float" office:value="0.000230836669013787">
                <text:p>0.000230836669013787</text:p>
              </table:table-cell>
              <table:table-cell office:value-type="float" office:value="0.000538326661972257">
                <text:p>0.000538326661972257</text:p>
              </table:table-cell>
              <table:table-cell office:value-type="float" office:value="0.149230836669014">
                <text:p>0.149230836669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